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16.14mm"/>
    </style:style>
    <style:style style:name="co10" style:family="table-column">
      <style:table-column-properties fo:break-before="auto" style:column-width="9.61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12.88mm"/>
    </style:style>
    <style:style style:name="co14" style:family="table-column">
      <style:table-column-properties fo:break-before="auto" style:column-width="10.16mm"/>
    </style:style>
    <style:style style:name="co15" style:family="table-column">
      <style:table-column-properties fo:break-before="auto" style:column-width="31.66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19.69mm"/>
    </style:style>
    <style:style style:name="co18" style:family="table-column">
      <style:table-column-properties fo:break-before="auto" style:column-width="22.68mm"/>
    </style:style>
    <style:style style:name="co19" style:family="table-column">
      <style:table-column-properties fo:break-before="auto" style:column-width="23.23mm"/>
    </style:style>
    <style:style style:name="co20" style:family="table-column">
      <style:table-column-properties fo:break-before="auto" style:column-width="19.97mm"/>
    </style:style>
    <style:style style:name="co21" style:family="table-column">
      <style:table-column-properties fo:break-before="auto" style:column-width="22.95mm"/>
    </style:style>
    <style:style style:name="co22" style:family="table-column">
      <style:table-column-properties fo:break-before="auto" style:column-width="10.42mm"/>
    </style:style>
    <style:style style:name="co23" style:family="table-column">
      <style:table-column-properties fo:break-before="auto" style:column-width="17.78mm"/>
    </style:style>
    <style:style style:name="co24" style:family="table-column">
      <style:table-column-properties fo:break-before="auto" style:column-width="13.97mm"/>
    </style:style>
    <style:style style:name="co25" style:family="table-column">
      <style:table-column-properties fo:break-before="auto" style:column-width="15.59mm"/>
    </style:style>
    <style:style style:name="co26" style:family="table-column">
      <style:table-column-properties fo:break-before="auto" style:column-width="33.3mm"/>
    </style:style>
    <style:style style:name="co27" style:family="table-column">
      <style:table-column-properties fo:break-before="auto" style:column-width="36.02mm"/>
    </style:style>
    <style:style style:name="co28" style:family="table-column">
      <style:table-column-properties fo:break-before="auto" style:column-width="34.1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13.16mm"/>
    </style:style>
    <style:style style:name="co31" style:family="table-column">
      <style:table-column-properties fo:break-before="auto" style:column-width="20.41mm"/>
    </style:style>
    <style:style style:name="co32" style:family="table-column">
      <style:table-column-properties fo:break-before="auto" style:column-width="12.29mm"/>
    </style:style>
    <style:style style:name="co33" style:family="table-column">
      <style:table-column-properties fo:break-before="auto" style:column-width="26.23mm"/>
    </style:style>
    <style:style style:name="co34" style:family="table-column">
      <style:table-column-properties fo:break-before="auto" style:column-width="8.78mm"/>
    </style:style>
    <style:style style:name="co35" style:family="table-column">
      <style:table-column-properties fo:break-before="auto" style:column-width="7.07mm"/>
    </style:style>
    <style:style style:name="co36" style:family="table-column">
      <style:table-column-properties fo:break-before="auto" style:column-width="26.76mm"/>
    </style:style>
    <style:style style:name="co37" style:family="table-column">
      <style:table-column-properties fo:break-before="auto" style:column-width="2.08mm"/>
    </style:style>
    <style:style style:name="co38" style:family="table-column">
      <style:table-column-properties fo:break-before="auto" style:column-width="5.59mm"/>
    </style:style>
    <style:style style:name="co39" style:family="table-column">
      <style:table-column-properties fo:break-before="auto" style:column-width="5.33mm"/>
    </style:style>
    <style:style style:name="co40" style:family="table-column">
      <style:table-column-properties fo:break-before="auto" style:column-width="5.08mm"/>
    </style:style>
    <style:style style:name="co41" style:family="table-column">
      <style:table-column-properties fo:break-before="auto" style:column-width="7.39mm"/>
    </style:style>
    <style:style style:name="co42" style:family="table-column">
      <style:table-column-properties fo:break-before="auto" style:column-width="9.45mm"/>
    </style:style>
    <style:style style:name="co43" style:family="table-column">
      <style:table-column-properties fo:break-before="auto" style:column-width="12.33mm"/>
    </style:style>
    <style:style style:name="co44" style:family="table-column">
      <style:table-column-properties fo:break-before="auto" style:column-width="1.57mm"/>
    </style:style>
    <style:style style:name="co45" style:family="table-column">
      <style:table-column-properties fo:break-before="auto" style:column-width="2.36mm"/>
    </style:style>
    <style:style style:name="co46" style:family="table-column">
      <style:table-column-properties fo:break-before="auto" style:column-width="7.58mm"/>
    </style:style>
    <style:style style:name="co47" style:family="table-column">
      <style:table-column-properties fo:break-before="auto" style:column-width="29.49mm"/>
    </style:style>
    <style:style style:name="co48" style:family="table-column">
      <style:table-column-properties fo:break-before="auto" style:column-width="6.01mm"/>
    </style:style>
    <style:style style:name="co49" style:family="table-column">
      <style:table-column-properties fo:break-before="auto" style:column-width="4.18mm"/>
    </style:style>
    <style:style style:name="co50" style:family="table-column">
      <style:table-column-properties fo:break-before="auto" style:column-width="14.66mm"/>
    </style:style>
    <style:style style:name="co51" style:family="table-column">
      <style:table-column-properties fo:break-before="auto" style:column-width="24.85mm"/>
    </style:style>
    <style:style style:name="co52" style:family="table-column">
      <style:table-column-properties fo:break-before="auto" style:column-width="9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3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5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26" style:family="table-cell" style:parent-style-name="Default">
      <style:table-cell-properties fo:border-bottom="0.06pt dotted #000000" fo:border-left="none" fo:border-right="none" fo:border-top="none"/>
    </style:style>
    <style:style style:name="ce27" style:family="table-cell" style:parent-style-name="Default">
      <style:table-cell-properties fo:border-bottom="0.06pt dotted #000000" fo:border-left="none" fo:border-right="none" fo:border-top="0.06pt dotted #000000"/>
    </style:style>
    <style:style style:name="ce28" style:family="table-cell" style:parent-style-name="Default">
      <style:table-cell-properties fo:border-bottom="0.06pt solid #000000" fo:border-left="none" fo:border-right="none" fo:border-top="0.06pt dotted #000000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()=&quot;H&quot;" style:apply-style-name="GIRONE_5f_H" style:base-cell-address="A_INSERIMENTI.G1"/>
    </style:style>
    <style:style style:name="ce30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mm"/>
      <style:map style:condition="cell-content()=&quot;A&quot;" style:apply-style-name="GIRONE_5f_A" style:base-cell-address="A_INSERIMENTI.G2"/>
    </style:style>
    <style:style style:name="ce31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SERIMENTI.G2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SERIMENTI.G2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39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19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170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>
      <style:table-cell-properties fo:border-bottom="0.74pt soli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174" style:family="table-cell" style:parent-style-name="Default">
      <style:text-properties style:font-name="Liberation Sans" fo:font-size="11pt" style:font-size-asian="11pt" style:font-size-complex="11pt"/>
    </style:style>
    <style:style style:name="ce24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173" style:base-cell-address="Partite.B1"/>
    </style:style>
    <style:style style:name="ce176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77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18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2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3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5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8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0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3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50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51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52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173" style:base-cell-address="Partite.B1"/>
    </style:style>
    <style:style style:name="ce53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54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55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56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207" style:base-cell-address="Partite.E1"/>
    </style:style>
    <style:style style:name="ce57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207" style:base-cell-address="Partite.E1"/>
    </style:style>
    <style:style style:name="ce58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59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60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221" style:family="table-cell" style:parent-style-name="Default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222" style:family="table-cell" style:parent-style-name="Default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223" style:family="table-cell" style:parent-style-name="Default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64" style:family="table-cell" style:parent-style-name="Default" style:data-style-name="N129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65" style:family="table-cell" style:parent-style-name="Default" style:data-style-name="N129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66" style:family="table-cell" style:parent-style-name="Default" style:data-style-name="N129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67" style:family="table-cell" style:parent-style-name="Default" style:data-style-name="N129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28" style:family="table-cell" style:parent-style-name="Default" style:data-style-name="N129">
      <style:text-properties style:font-name="Liberation Sans" fo:font-size="11pt" style:font-size-asian="11pt" style:font-size-complex="11pt"/>
    </style:style>
    <style:style style:name="ce69" style:family="table-cell" style:parent-style-name="Default" style:data-style-name="N4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70" style:family="table-cell" style:parent-style-name="Default" style:data-style-name="N40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71" style:family="table-cell" style:parent-style-name="Default" style:data-style-name="N40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72" style:family="table-cell" style:parent-style-name="Default" style:data-style-name="N4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37" style:family="table-cell" style:parent-style-name="Default" style:data-style-name="N40"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75" style:family="table-cell" style:parent-style-name="Default" style:data-style-name="N1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76" style:family="table-cell" style:parent-style-name="Default" style:data-style-name="N1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77" style:family="table-cell" style:parent-style-name="Default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78" style:family="table-cell" style:parent-style-name="Default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79" style:family="table-cell" style:parent-style-name="Default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80" style:family="table-cell" style:parent-style-name="Default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81" style:family="table-cell" style:parent-style-name="Default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82" style:family="table-cell" style:parent-style-name="Default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83" style:family="table-cell" style:parent-style-name="Default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84" style:family="table-cell" style:parent-style-name="Default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85" style:family="table-cell" style:parent-style-name="Default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86" style:family="table-cell" style:parent-style-name="Default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87" style:family="table-cell" style:parent-style-name="Default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88" style:family="table-cell" style:parent-style-name="Default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89" style:family="table-cell" style:parent-style-name="Default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90" style:family="table-cell" style:parent-style-name="Default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91" style:family="table-cell" style:parent-style-name="Default" style:data-style-name="N125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57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68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94" style:family="table-cell" style:parent-style-name="Default">
      <style:table-cell-properties fo:border-bottom="0.74pt dotted #000000" fo:background-color="#fff2cc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order-bottom="0.74pt dotte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74pt soli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98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388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4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5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6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7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8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250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251" style:family="table-cell" style:parent-style-name="Default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252" style:family="table-cell" style:parent-style-name="Default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253" style:family="table-cell" style:parent-style-name="Default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254" style:family="table-cell" style:parent-style-name="Default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255" style:family="table-cell" style:parent-style-name="Default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256" style:family="table-cell" style:parent-style-name="Default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9" style:family="table-cell" style:parent-style-name="Default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26">
      <style:table-cell-properties fo:border-bottom="0.74pt soli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cell-protect="none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 Narrow" fo:font-size="11pt" fo:font-weight="bold" style:font-size-asian="11pt" style:font-weight-asian="bold" style:font-name-complex="Calibri" style:font-size-complex="11pt" style:font-weight-complex="bold"/>
    </style:style>
    <style:style style:name="ce202" style:family="table-cell" style:parent-style-name="Default">
      <style:table-cell-properties style:cell-protect="none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 Narrow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9" style:base-cell-address="'Calendario e Tabellone'.A4"/>
    </style:style>
    <style:style style:name="ce17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17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A6"/>
    </style:style>
    <style:style style:name="ce161" style:family="table-cell" style:parent-style-name="Default">
      <style:table-cell-properties style:cell-protect="none" style:print-content="false"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[.$P$5]=&quot;Black and White&quot;)" style:apply-style-name="ConditionalStyle_5f_204" style:base-cell-address="'Calendario e Tabellone'.B1"/>
    </style:style>
    <style:style style:name="ce412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3" style:family="table-cell" style:parent-style-name="Default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10" style:family="table-cell" style:parent-style-name="Default" style:data-style-name="N127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211" style:family="table-cell" style:parent-style-name="Default" style:data-style-name="N127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A6"/>
    </style:style>
    <style:style style:name="ce435" style:family="table-cell" style:parent-style-name="Default" style:data-style-name="N114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14" style:family="table-cell" style:parent-style-name="Default" style:data-style-name="N40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215" style:family="table-cell" style:parent-style-name="Default" style:data-style-name="N40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A6"/>
    </style:style>
    <style:style style:name="ce447" style:family="table-cell" style:parent-style-name="Default" style:data-style-name="N116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8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9" style:base-cell-address="'Calendario e Tabellone'.A4"/>
    </style:style>
    <style:style style:name="ce231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7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4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74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8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3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64" style:family="table-cell" style:parent-style-name="Default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6" style:base-cell-address="'Calendario e Tabellone'.K4"/>
    </style:style>
    <style:style style:name="ce26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8" style:base-cell-address="'Calendario e Tabellone'.K5"/>
    </style:style>
    <style:style style:name="ce266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6" style:base-cell-address="'Calendario e Tabellone'.K6"/>
    </style:style>
    <style:style style:name="ce26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67" style:base-cell-address="'Calendario e Tabellone'.K7"/>
    </style:style>
    <style:style style:name="ce268" style:family="table-cell" style:parent-style-name="Default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269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71" style:base-cell-address="'Calendario e Tabellone'.K10"/>
    </style:style>
    <style:style style:name="ce270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9" style:base-cell-address="'Calendario e Tabellone'.K11"/>
    </style:style>
    <style:style style:name="ce2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70" style:base-cell-address="'Calendario e Tabellone'.K12"/>
    </style:style>
    <style:style style:name="ce272" style:family="table-cell" style:parent-style-name="Default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273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74" style:base-cell-address="'Calendario e Tabellone'.K15"/>
    </style:style>
    <style:style style:name="ce274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72" style:base-cell-address="'Calendario e Tabellone'.K16"/>
    </style:style>
    <style:style style:name="ce275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73" style:base-cell-address="'Calendario e Tabellone'.K17"/>
    </style:style>
    <style:style style:name="ce276" style:family="table-cell" style:parent-style-name="Default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277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77" style:base-cell-address="'Calendario e Tabellone'.K20"/>
    </style:style>
    <style:style style:name="ce278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75" style:base-cell-address="'Calendario e Tabellone'.K21"/>
    </style:style>
    <style:style style:name="ce27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76" style:base-cell-address="'Calendario e Tabellone'.K22"/>
    </style:style>
    <style:style style:name="ce280" style:family="table-cell" style:parent-style-name="Default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281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282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34" style:base-cell-address="'Calendario e Tabellone'.K26"/>
    </style:style>
    <style:style style:name="ce28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5" style:base-cell-address="'Calendario e Tabellone'.K27"/>
    </style:style>
    <style:style style:name="ce284" style:family="table-cell" style:parent-style-name="Default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80" style:base-cell-address="'Calendario e Tabellone'.K30"/>
    </style:style>
    <style:style style:name="ce286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79" style:base-cell-address="'Calendario e Tabellone'.K31"/>
    </style:style>
    <style:style style:name="ce2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78" style:base-cell-address="'Calendario e Tabellone'.K32"/>
    </style:style>
    <style:style style:name="ce288" style:family="table-cell" style:parent-style-name="Default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91" style:base-cell-address="'Calendario e Tabellone'.K34"/>
    </style:style>
    <style:style style:name="ce289" style:family="table-cell" style:parent-style-name="Default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4" style:base-cell-address="'Calendario e Tabellone'.K42"/>
    </style:style>
    <style:style style:name="ce291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" style:base-cell-address="'Calendario e Tabellone'.K43"/>
    </style:style>
    <style:style style:name="ce52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3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94" style:family="table-cell" style:parent-style-name="Default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6" style:base-cell-address="'Calendario e Tabellone'.K4"/>
    </style:style>
    <style:style style:name="ce29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5" style:base-cell-address="'Calendario e Tabellone'.L5"/>
    </style:style>
    <style:style style:name="ce29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7" style:base-cell-address="'Calendario e Tabellone'.L6"/>
    </style:style>
    <style:style style:name="ce29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28" style:base-cell-address="'Calendario e Tabellone'.L7"/>
    </style:style>
    <style:style style:name="ce29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29" style:base-cell-address="'Calendario e Tabellone'.L8"/>
    </style:style>
    <style:style style:name="ce299" style:family="table-cell" style:parent-style-name="Default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30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44" style:base-cell-address="'Calendario e Tabellone'.L10"/>
    </style:style>
    <style:style style:name="ce30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6" style:base-cell-address="'Calendario e Tabellone'.L11"/>
    </style:style>
    <style:style style:name="ce30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7" style:base-cell-address="'Calendario e Tabellone'.L12"/>
    </style:style>
    <style:style style:name="ce30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8" style:base-cell-address="'Calendario e Tabellone'.L13"/>
    </style:style>
    <style:style style:name="ce304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30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53" style:base-cell-address="'Calendario e Tabellone'.L15"/>
    </style:style>
    <style:style style:name="ce30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45" style:base-cell-address="'Calendario e Tabellone'.L16"/>
    </style:style>
    <style:style style:name="ce30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6" style:base-cell-address="'Calendario e Tabellone'.L17"/>
    </style:style>
    <style:style style:name="ce30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7" style:base-cell-address="'Calendario e Tabellone'.L18"/>
    </style:style>
    <style:style style:name="ce309" style:family="table-cell" style:parent-style-name="Default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31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2" style:base-cell-address="'Calendario e Tabellone'.L20"/>
    </style:style>
    <style:style style:name="ce31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54" style:base-cell-address="'Calendario e Tabellone'.L21"/>
    </style:style>
    <style:style style:name="ce31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5" style:base-cell-address="'Calendario e Tabellone'.L22"/>
    </style:style>
    <style:style style:name="ce31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6" style:base-cell-address="'Calendario e Tabellone'.L23"/>
    </style:style>
    <style:style style:name="ce314" style:family="table-cell" style:parent-style-name="Default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31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5" style:base-cell-address="'Calendario e Tabellone'.L26"/>
    </style:style>
    <style:style style:name="ce31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84" style:base-cell-address="'Calendario e Tabellone'.L27"/>
    </style:style>
    <style:style style:name="ce31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85" style:base-cell-address="'Calendario e Tabellone'.L28"/>
    </style:style>
    <style:style style:name="ce319" style:family="table-cell" style:parent-style-name="Default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83" style:base-cell-address="'Calendario e Tabellone'.L30"/>
    </style:style>
    <style:style style:name="ce32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4" style:base-cell-address="'Calendario e Tabellone'.L31"/>
    </style:style>
    <style:style style:name="ce32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81" style:base-cell-address="'Calendario e Tabellone'.L32"/>
    </style:style>
    <style:style style:name="ce32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82" style:base-cell-address="'Calendario e Tabellone'.L33"/>
    </style:style>
    <style:style style:name="ce324" style:family="table-cell" style:parent-style-name="Default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90" style:base-cell-address="'Calendario e Tabellone'.L34"/>
    </style:style>
    <style:style style:name="ce325" style:family="table-cell" style:parent-style-name="Default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" style:base-cell-address="'Calendario e Tabellone'.L42"/>
    </style:style>
    <style:style style:name="ce327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" style:base-cell-address="'Calendario e Tabellone'.L43"/>
    </style:style>
    <style:style style:name="ce32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0" style:base-cell-address="'Calendario e Tabellone'.M6"/>
    </style:style>
    <style:style style:name="ce33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4" style:base-cell-address="'Calendario e Tabellone'.M7"/>
    </style:style>
    <style:style style:name="ce33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3" style:base-cell-address="'Calendario e Tabellone'.M8"/>
    </style:style>
    <style:style style:name="ce332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9" style:base-cell-address="'Calendario e Tabellone'.M11"/>
    </style:style>
    <style:style style:name="ce33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3" style:base-cell-address="'Calendario e Tabellone'.M12"/>
    </style:style>
    <style:style style:name="ce33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2" style:base-cell-address="'Calendario e Tabellone'.M13"/>
    </style:style>
    <style:style style:name="ce33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48" style:base-cell-address="'Calendario e Tabellone'.M16"/>
    </style:style>
    <style:style style:name="ce33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2" style:base-cell-address="'Calendario e Tabellone'.M17"/>
    </style:style>
    <style:style style:name="ce33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1" style:base-cell-address="'Calendario e Tabellone'.M18"/>
    </style:style>
    <style:style style:name="ce338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57" style:base-cell-address="'Calendario e Tabellone'.M21"/>
    </style:style>
    <style:style style:name="ce339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61" style:base-cell-address="'Calendario e Tabellone'.M22"/>
    </style:style>
    <style:style style:name="ce34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60" style:base-cell-address="'Calendario e Tabellone'.M23"/>
    </style:style>
    <style:style style:name="ce341" style:family="table-cell" style:parent-style-name="Default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342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29" style:base-cell-address="'Calendario e Tabellone'.M26"/>
    </style:style>
    <style:style style:name="ce34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3" style:base-cell-address="'Calendario e Tabellone'.M27"/>
    </style:style>
    <style:style style:name="ce34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2" style:base-cell-address="'Calendario e Tabellone'.M28"/>
    </style:style>
    <style:style style:name="ce345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63" style:base-cell-address="'Calendario e Tabellone'.M32"/>
    </style:style>
    <style:style style:name="ce346" style:family="table-cell" style:parent-style-name="Default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89" style:base-cell-address="'Calendario e Tabellone'.M34"/>
    </style:style>
    <style:style style:name="ce34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" style:base-cell-address="'Calendario e Tabellone'.M42"/>
    </style:style>
    <style:style style:name="ce348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2" style:base-cell-address="'Calendario e Tabellone'.M43"/>
    </style:style>
    <style:style style:name="ce349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2" style:base-cell-address="'Calendario e Tabellone'.N7"/>
    </style:style>
    <style:style style:name="ce35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1" style:base-cell-address="'Calendario e Tabellone'.N12"/>
    </style:style>
    <style:style style:name="ce35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0" style:base-cell-address="'Calendario e Tabellone'.N17"/>
    </style:style>
    <style:style style:name="ce35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9" style:base-cell-address="'Calendario e Tabellone'.N22"/>
    </style:style>
    <style:style style:name="ce35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1" style:base-cell-address="'Calendario e Tabellone'.N27"/>
    </style:style>
    <style:style style:name="ce35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1" style:base-cell-address="'Calendario e Tabellone'.O7"/>
    </style:style>
    <style:style style:name="ce355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0" style:base-cell-address="'Calendario e Tabellone'.O12"/>
    </style:style>
    <style:style style:name="ce35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9" style:base-cell-address="'Calendario e Tabellone'.O17"/>
    </style:style>
    <style:style style:name="ce35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8" style:base-cell-address="'Calendario e Tabellone'.O22"/>
    </style:style>
    <style:style style:name="ce35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0" style:base-cell-address="'Calendario e Tabellone'.O27"/>
    </style:style>
    <style:style style:name="ce359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5" style:base-cell-address="'Calendario e Tabellone'.L5"/>
    </style:style>
    <style:style style:name="ce360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0" style:base-cell-address="'Calendario e Tabellone'.M6"/>
    </style:style>
    <style:style style:name="ce361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31" style:base-cell-address="'Calendario e Tabellone'.O7"/>
    </style:style>
    <style:style style:name="ce362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44" style:base-cell-address="'Calendario e Tabellone'.L10"/>
    </style:style>
    <style:style style:name="ce363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39" style:base-cell-address="'Calendario e Tabellone'.M11"/>
    </style:style>
    <style:style style:name="ce364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0" style:base-cell-address="'Calendario e Tabellone'.O12"/>
    </style:style>
    <style:style style:name="ce365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53" style:base-cell-address="'Calendario e Tabellone'.L15"/>
    </style:style>
    <style:style style:name="ce366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48" style:base-cell-address="'Calendario e Tabellone'.M16"/>
    </style:style>
    <style:style style:name="ce367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49" style:base-cell-address="'Calendario e Tabellone'.O17"/>
    </style:style>
    <style:style style:name="ce368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2" style:base-cell-address="'Calendario e Tabellone'.L20"/>
    </style:style>
    <style:style style:name="ce369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57" style:base-cell-address="'Calendario e Tabellone'.M21"/>
    </style:style>
    <style:style style:name="ce370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58" style:base-cell-address="'Calendario e Tabellone'.O22"/>
    </style:style>
    <style:style style:name="ce371" style:family="table-cell" style:parent-style-name="Default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372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373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129" style:base-cell-address="'Calendario e Tabellone'.M26"/>
    </style:style>
    <style:style style:name="ce374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30" style:base-cell-address="'Calendario e Tabellone'.O27"/>
    </style:style>
    <style:style style:name="ce375" style:family="table-cell" style:parent-style-name="Default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6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83" style:base-cell-address="'Calendario e Tabellone'.L30"/>
    </style:style>
    <style:style style:name="ce377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P$5]=&quot;Black and White&quot;)" style:apply-style-name="ConditionalStyle_5f_64" style:base-cell-address="'Calendario e Tabellone'.L31"/>
    </style:style>
    <style:style style:name="ce378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63" style:base-cell-address="'Calendario e Tabellone'.M32"/>
    </style:style>
    <style:style style:name="ce379" style:family="table-cell" style:parent-style-name="Default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0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1" style:base-cell-address="'Calendario e Tabellone'.M42"/>
    </style:style>
    <style:style style:name="ce381" style:family="table-cell" style:parent-style-name="Default" style:data-style-name="N125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P$5]=&quot;Black and White&quot;)" style:apply-style-name="ConditionalStyle_5f_2" style:base-cell-address="'Calendario e Tabellone'.M43"/>
    </style:style>
    <style:style style:name="ce418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19" style:family="table-cell" style:parent-style-name="Default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0" style:family="table-cell" style:parent-style-name="Default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1" style:family="table-cell" style:parent-style-name="Default" style:data-style-name="N0">
      <style:table-cell-properties fo:border-bottom="1.76pt solid #000000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24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7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5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28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9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0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8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2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8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1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5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3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200" style:base-cell-address="'Calendario e Tabellone'.W7"/>
    </style:style>
    <style:style style:name="ce44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99" style:base-cell-address="'Calendario e Tabellone'.W8"/>
    </style:style>
    <style:style style:name="ce638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3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2]=#REF!;1;0))" style:apply-style-name="ConditionalStyle_5f_219" style:base-cell-address="'Calendario e Tabellone'.W12"/>
      <style:map style:condition="is-true-formula(IF([.$AW11]=#REF!;1;0))" style:apply-style-name="ConditionalStyle_5f_218" style:base-cell-address="'Calendario e Tabellone'.W12"/>
    </style:style>
    <style:style style:name="ce640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6]=#REF!;1;0))" style:apply-style-name="ConditionalStyle_5f_211" style:base-cell-address="'Calendario e Tabellone'.W16"/>
      <style:map style:condition="is-true-formula(IF([.$AW15]=#REF!;1;0))" style:apply-style-name="ConditionalStyle_5f_210" style:base-cell-address="'Calendario e Tabellone'.W16"/>
    </style:style>
    <style:style style:name="ce64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20]=#REF!;1;0))" style:apply-style-name="ConditionalStyle_5f_198" style:base-cell-address="'Calendario e Tabellone'.W20"/>
      <style:map style:condition="is-true-formula(IF([.$AW19]=#REF!;1;0))" style:apply-style-name="ConditionalStyle_5f_197" style:base-cell-address="'Calendario e Tabellone'.W20"/>
    </style:style>
    <style:style style:name="ce64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24]=#REF!;1;0))" style:apply-style-name="ConditionalStyle_5f_215" style:base-cell-address="'Calendario e Tabellone'.W24"/>
      <style:map style:condition="is-true-formula(IF([.$AW23]=#REF!;1;0))" style:apply-style-name="ConditionalStyle_5f_214" style:base-cell-address="'Calendario e Tabellone'.W24"/>
    </style:style>
    <style:style style:name="ce64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4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4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2]=#REF!;1;0))" style:apply-style-name="ConditionalStyle_5f_217" style:base-cell-address="'Calendario e Tabellone'.W32"/>
      <style:map style:condition="is-true-formula(IF([.$AW31]=#REF!;1;0))" style:apply-style-name="ConditionalStyle_5f_216" style:base-cell-address="'Calendario e Tabellone'.W32"/>
    </style:style>
    <style:style style:name="ce64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5]=#REF!;1;0))" style:apply-style-name="ConditionalStyle_5f_196" style:base-cell-address="'Calendario e Tabellone'.W35"/>
      <style:map style:condition="is-true-formula(IF([.$AW36]=#REF!;1;0))" style:apply-style-name="ConditionalStyle_5f_195" style:base-cell-address="'Calendario e Tabellone'.W35"/>
    </style:style>
    <style:style style:name="ce64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6]=#REF!;1;0))" style:apply-style-name="ConditionalStyle_5f_194" style:base-cell-address="'Calendario e Tabellone'.W36"/>
      <style:map style:condition="is-true-formula(IF([.$AW35]=#REF!;1;0))" style:apply-style-name="ConditionalStyle_5f_193" style:base-cell-address="'Calendario e Tabellone'.W36"/>
    </style:style>
    <style:style style:name="ce457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6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202" style:base-cell-address="'Calendario e Tabellone'.X7"/>
    </style:style>
    <style:style style:name="ce48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201" style:base-cell-address="'Calendario e Tabellone'.X8"/>
    </style:style>
    <style:style style:name="ce6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1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6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5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6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9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14" style:base-cell-address="'Calendario e Tabellone'.AB9"/>
    </style:style>
    <style:style style:name="ce480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13" style:base-cell-address="'Calendario e Tabellone'.AB10"/>
    </style:style>
    <style:style style:name="ce48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11" style:base-cell-address="'Calendario e Tabellone'.AB18"/>
    </style:style>
    <style:style style:name="ce48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09" style:base-cell-address="'Calendario e Tabellone'.AB26"/>
    </style:style>
    <style:style style:name="ce48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07" style:base-cell-address="'Calendario e Tabellone'.AB34"/>
    </style:style>
    <style:style style:name="ce652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8" style:base-cell-address="'Calendario e Tabellone'.AC9"/>
    </style:style>
    <style:style style:name="ce68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7" style:base-cell-address="'Calendario e Tabellone'.AC10"/>
    </style:style>
    <style:style style:name="ce686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6" style:base-cell-address="'Calendario e Tabellone'.AC17"/>
    </style:style>
    <style:style style:name="ce689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5" style:base-cell-address="'Calendario e Tabellone'.AC18"/>
    </style:style>
    <style:style style:name="ce6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4" style:base-cell-address="'Calendario e Tabellone'.AC25"/>
    </style:style>
    <style:style style:name="ce6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3" style:base-cell-address="'Calendario e Tabellone'.AC26"/>
    </style:style>
    <style:style style:name="ce69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2" style:base-cell-address="'Calendario e Tabellone'.AC33"/>
    </style:style>
    <style:style style:name="ce69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1" style:base-cell-address="'Calendario e Tabellone'.AC34"/>
    </style:style>
    <style:style style:name="ce68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84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5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3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7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05" style:base-cell-address="'Calendario e Tabellone'.AG14"/>
    </style:style>
    <style:style style:name="ce67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03" style:base-cell-address="'Calendario e Tabellone'.AG30"/>
    </style:style>
    <style:style style:name="ce72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0" style:base-cell-address="'Calendario e Tabellone'.AH13"/>
    </style:style>
    <style:style style:name="ce72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9" style:base-cell-address="'Calendario e Tabellone'.AH14"/>
    </style:style>
    <style:style style:name="ce72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8" style:base-cell-address="'Calendario e Tabellone'.AH29"/>
    </style:style>
    <style:style style:name="ce72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7" style:base-cell-address="'Calendario e Tabellone'.AH30"/>
    </style:style>
    <style:style style:name="ce69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5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6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2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[.$P$5]=&quot;Black and White&quot;)" style:apply-style-name="ConditionalStyle_5f_101" style:base-cell-address="'Calendario e Tabellone'.AL21"/>
    </style:style>
    <style:style style:name="ce73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6" style:base-cell-address="'Calendario e Tabellone'.AM20"/>
    </style:style>
    <style:style style:name="ce74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5" style:base-cell-address="'Calendario e Tabellone'.AM21"/>
    </style:style>
    <style:style style:name="ce72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F(#REF!=#REF!;1;IF(#REF!=#REF!;1;0)))" style:apply-style-name="ConditionalStyle_5f_228" style:base-cell-address="'Calendario e Tabellone'.AN26"/>
    </style:style>
    <style:style style:name="ce730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4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5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F(#REF!=#REF!;1;IF(#REF!=#REF!;1;0)))" style:apply-style-name="ConditionalStyle_5f_221" style:base-cell-address="'Calendario e Tabellone'.CX19"/>
    </style:style>
    <style:style style:name="ce736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F(#REF!=#REF!;1;IF(#REF!=#REF!;1;0)))" style:apply-style-name="ConditionalStyle_5f_220" style:base-cell-address="'Calendario e Tabellone'.CX24"/>
    </style:style>
    <style:style style:name="ce73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8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X41"/>
    </style:style>
    <style:style style:name="ce74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X41"/>
    </style:style>
    <style:style style:name="ce715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_INSERIMEN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ce23"/>
        <table:table-column table:style-name="co6" table:default-cell-style-name="ce27"/>
        <table:table-column table:style-name="co7" table:default-cell-style-name="ce31"/>
        <table:table-column table:style-name="co2" table:default-cell-style-name="ce35"/>
        <table:table-column table:style-name="co3" table:default-cell-style-name="Default"/>
        <table:table-column table:style-name="co4" table:default-cell-style-name="ce17"/>
        <table:table-column table:style-name="co8" table:default-cell-style-name="ce38"/>
        <table:table-row table:style-name="ro1"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VALORE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21" office:value-type="string" calcext:value-type="string">
            <text:p>NOME</text:p>
          </table:table-cell>
          <table:table-cell table:style-name="ce21" office:value-type="string" calcext:value-type="string">
            <text:p>NOME_COMPLETO</text:p>
          </table:table-cell>
          <table:table-cell table:style-name="ce29" office:value-type="string" calcext:value-type="string">
            <text:p>GIRONE</text:p>
          </table:table-cell>
          <table:table-cell table:style-name="ce33" office:value-type="string" calcext:value-type="string">
            <text:p>ID_NEL_GIRONE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NOME</text:p>
          </table:table-cell>
        </table:table-row>
        <table:table-row table:style-name="ro1">
          <table:table-cell table:style-name="ce10" office:value-type="string" calcext:value-type="string">
            <text:p>NOME_TORNEO</text:p>
          </table:table-cell>
          <table:table-cell table:style-name="ce13" office:value-type="string" calcext:value-type="string">
            <text:p>Torneo dell’Estat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office:value-type="string" calcext:value-type="string">
            <text:p>Leoni</text:p>
          </table:table-cell>
          <table:table-cell table:style-name="ce26" table:formula="of:=[.E2]&amp;&quot; (&quot;&amp;[.D2]&amp;&quot;)&quot;" office:value-type="string" office:string-value="Leoni (1)" calcext:value-type="string">
            <text:p>Leoni (1)</text:p>
          </table:table-cell>
          <table:table-cell table:style-name="ce30" office:value-type="string" calcext:value-type="string">
            <text:p>A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Cristo Re 1</text:p>
          </table:table-cell>
        </table:table-row>
        <table:table-row table:style-name="ro1">
          <table:table-cell table:style-name="ce11" office:value-type="string" calcext:value-type="string">
            <text:p>STAGIONE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ntere</text:p>
          </table:table-cell>
          <table:table-cell table:formula="of:=[.E3]&amp;&quot; (&quot;&amp;[.D3]&amp;&quot;)&quot;" office:value-type="string" office:string-value="Pantere (2)" calcext:value-type="string">
            <text:p>Pantere (2)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isto Re 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igri</text:p>
          </table:table-cell>
          <table:table-cell table:formula="of:=[.E4]&amp;&quot; (&quot;&amp;[.D4]&amp;&quot;)&quot;" office:value-type="string" office:string-value="Tigri (3)" calcext:value-type="string">
            <text:p>Tigri (3)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ket Giovane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Ghepardi</text:p>
          </table:table-cell>
          <table:table-cell table:formula="of:=[.E5]&amp;&quot; (&quot;&amp;[.D5]&amp;&quot;)&quot;" office:value-type="string" office:string-value="Ghepardi (4)" calcext:value-type="string">
            <text:p>Ghepardi (4)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ova Scuola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Giaguari</text:p>
          </table:table-cell>
          <table:table-cell table:formula="of:=[.E6]&amp;&quot; (&quot;&amp;[.D6]&amp;&quot;)&quot;" office:value-type="string" office:string-value="Giaguari (5)" calcext:value-type="string">
            <text:p>Giaguari (5)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&quot;CAMPO &quot;&amp;ROMAN([.J6])" office:value-type="string" office:string-value="CAMPO V" calcext:value-type="string">
            <text:p>CAMPO V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uma</text:p>
          </table:table-cell>
          <table:table-cell table:formula="of:=[.E7]&amp;&quot; (&quot;&amp;[.D7]&amp;&quot;)&quot;" office:value-type="string" office:string-value="Puma (6)" calcext:value-type="string">
            <text:p>Puma (6)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&quot;CAMPO &quot;&amp;ROMAN([.J7])" office:value-type="string" office:string-value="CAMPO VI" calcext:value-type="string">
            <text:p>CAMPO VI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inci</text:p>
          </table:table-cell>
          <table:table-cell table:formula="of:=[.E8]&amp;&quot; (&quot;&amp;[.D8]&amp;&quot;)&quot;" office:value-type="string" office:string-value="Linci (7)" calcext:value-type="string">
            <text:p>Linci (7)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&quot;CAMPO &quot;&amp;ROMAN([.J8])" office:value-type="string" office:string-value="CAMPO VII" calcext:value-type="string">
            <text:p>CAMPO VII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Serval</text:p>
          </table:table-cell>
          <table:table-cell table:formula="of:=[.E9]&amp;&quot; (&quot;&amp;[.D9]&amp;&quot;)&quot;" office:value-type="string" office:string-value="Serval (8)" calcext:value-type="string">
            <text:p>Serval (8)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&quot;CAMPO &quot;&amp;ROMAN([.J9])" office:value-type="string" office:string-value="CAMPO VIII" calcext:value-type="string">
            <text:p>CAMPO VII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lefanti</text:p>
          </table:table-cell>
          <table:table-cell table:formula="of:=[.E10]&amp;&quot; (&quot;&amp;[.D10]&amp;&quot;)&quot;" office:value-type="string" office:string-value="Elefanti (9)" calcext:value-type="string">
            <text:p>Elefanti (9)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&quot;CAMPO &quot;&amp;ROMAN([.J10])" office:value-type="string" office:string-value="CAMPO IX" calcext:value-type="string">
            <text:p>CAMPO IX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Giraffe</text:p>
          </table:table-cell>
          <table:table-cell table:formula="of:=[.E11]&amp;&quot; (&quot;&amp;[.D11]&amp;&quot;)&quot;" office:value-type="string" office:string-value="Giraffe (10)" calcext:value-type="string">
            <text:p>Giraffe (10)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&quot;CAMPO &quot;&amp;ROMAN([.J11])" office:value-type="string" office:string-value="CAMPO X" calcext:value-type="string">
            <text:p>CAMPO X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Ippopotami</text:p>
          </table:table-cell>
          <table:table-cell table:formula="of:=[.E12]&amp;&quot; (&quot;&amp;[.D12]&amp;&quot;)&quot;" office:value-type="string" office:string-value="Ippopotami (11)" calcext:value-type="string">
            <text:p>Ippopotami (11)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&quot;CAMPO &quot;&amp;ROMAN([.J12])" office:value-type="string" office:string-value="CAMPO XI" calcext:value-type="string">
            <text:p>CAMPO XI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Iguane</text:p>
          </table:table-cell>
          <table:table-cell table:formula="of:=[.E13]&amp;&quot; (&quot;&amp;[.D13]&amp;&quot;)&quot;" office:value-type="string" office:string-value="Iguane (12)" calcext:value-type="string">
            <text:p>Iguane (12)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CAMPO &quot;&amp;ROMAN([.J13])" office:value-type="string" office:string-value="CAMPO XII" calcext:value-type="string">
            <text:p>CAMPO XII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Coccodrilli</text:p>
          </table:table-cell>
          <table:table-cell table:formula="of:=[.E14]&amp;&quot; (&quot;&amp;[.D14]&amp;&quot;)&quot;" office:value-type="string" office:string-value="Coccodrilli (13)" calcext:value-type="string">
            <text:p>Coccodrilli (13)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CAMPO &quot;&amp;ROMAN([.J14])" office:value-type="string" office:string-value="CAMPO XIII" calcext:value-type="string">
            <text:p>CAMPO XIII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Pitoni</text:p>
          </table:table-cell>
          <table:table-cell table:formula="of:=[.E15]&amp;&quot; (&quot;&amp;[.D15]&amp;&quot;)&quot;" office:value-type="string" office:string-value="Pitoni (14)" calcext:value-type="string">
            <text:p>Pitoni (14)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CAMPO &quot;&amp;ROMAN([.J15])" office:value-type="string" office:string-value="CAMPO XIV" calcext:value-type="string">
            <text:p>CAMPO XIV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quile</text:p>
          </table:table-cell>
          <table:table-cell table:formula="of:=[.E16]&amp;&quot; (&quot;&amp;[.D16]&amp;&quot;)&quot;" office:value-type="string" office:string-value="Aquile (15)" calcext:value-type="string">
            <text:p>Aquile (15)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CAMPO &quot;&amp;ROMAN([.J16])" office:value-type="string" office:string-value="CAMPO XV" calcext:value-type="string">
            <text:p>CAMPO XV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Falchi</text:p>
          </table:table-cell>
          <table:table-cell table:formula="of:=[.E17]&amp;&quot; (&quot;&amp;[.D17]&amp;&quot;)&quot;" office:value-type="string" office:string-value="Falchi (16)" calcext:value-type="string">
            <text:p>Falchi (16)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CAMPO &quot;&amp;ROMAN([.J17])" office:value-type="string" office:string-value="CAMPO XVI" calcext:value-type="string">
            <text:p>CAMPO XVI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Bisonti</text:p>
          </table:table-cell>
          <table:table-cell table:formula="of:=[.E18]&amp;&quot; (&quot;&amp;[.D18]&amp;&quot;)&quot;" office:value-type="string" office:string-value="Bisonti (17)" calcext:value-type="string">
            <text:p>Bisonti (17)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CAMPO &quot;&amp;ROMAN([.J18])" office:value-type="string" office:string-value="CAMPO XVII" calcext:value-type="string">
            <text:p>CAMPO XVII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Bufali</text:p>
          </table:table-cell>
          <table:table-cell table:formula="of:=[.E19]&amp;&quot; (&quot;&amp;[.D19]&amp;&quot;)&quot;" office:value-type="string" office:string-value="Bufali (18)" calcext:value-type="string">
            <text:p>Bufali (18)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CAMPO &quot;&amp;ROMAN([.J19])" office:value-type="string" office:string-value="CAMPO XVIII" calcext:value-type="string">
            <text:p>CAMPO XVIII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ervi</text:p>
          </table:table-cell>
          <table:table-cell table:formula="of:=[.E20]&amp;&quot; (&quot;&amp;[.D20]&amp;&quot;)&quot;" office:value-type="string" office:string-value="Cervi (19)" calcext:value-type="string">
            <text:p>Cervi (19)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CAMPO &quot;&amp;ROMAN([.J20])" office:value-type="string" office:string-value="CAMPO XIX" calcext:value-type="string">
            <text:p>CAMPO XIX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inghiali</text:p>
          </table:table-cell>
          <table:table-cell table:formula="of:=[.E21]&amp;&quot; (&quot;&amp;[.D21]&amp;&quot;)&quot;" office:value-type="string" office:string-value="Cinghiali (20)" calcext:value-type="string">
            <text:p>Cinghiali (20)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CAMPO &quot;&amp;ROMAN([.J21])" office:value-type="string" office:string-value="CAMPO XX" calcext:value-type="string">
            <text:p>CAMPO XX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Balene</text:p>
          </table:table-cell>
          <table:table-cell table:formula="of:=[.E22]&amp;&quot; (&quot;&amp;[.D22]&amp;&quot;)&quot;" office:value-type="string" office:string-value="Balene (21)" calcext:value-type="string">
            <text:p>Balene (21)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CAMPO &quot;&amp;ROMAN([.J22])" office:value-type="string" office:string-value="CAMPO XXI" calcext:value-type="string">
            <text:p>CAMPO XXI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Gabbiani</text:p>
          </table:table-cell>
          <table:table-cell table:formula="of:=[.E23]&amp;&quot; (&quot;&amp;[.D23]&amp;&quot;)&quot;" office:value-type="string" office:string-value="Gabbiani (22)" calcext:value-type="string">
            <text:p>Gabbiani (22)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CAMPO &quot;&amp;ROMAN([.J23])" office:value-type="string" office:string-value="CAMPO XXII" calcext:value-type="string">
            <text:p>CAMPO XXII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Delfini</text:p>
          </table:table-cell>
          <table:table-cell table:formula="of:=[.E24]&amp;&quot; (&quot;&amp;[.D24]&amp;&quot;)&quot;" office:value-type="string" office:string-value="Delfini (23)" calcext:value-type="string">
            <text:p>Delfini (23)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CAMPO &quot;&amp;ROMAN([.J24])" office:value-type="string" office:string-value="CAMPO XXIII" calcext:value-type="string">
            <text:p>CAMPO XXIII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Fenicotteri</text:p>
          </table:table-cell>
          <table:table-cell table:formula="of:=[.E25]&amp;&quot; (&quot;&amp;[.D25]&amp;&quot;)&quot;" office:value-type="string" office:string-value="Fenicotteri (24)" calcext:value-type="string">
            <text:p>Fenicotteri (24)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CAMPO &quot;&amp;ROMAN([.J25])" office:value-type="string" office:string-value="CAMPO XXIV" calcext:value-type="string">
            <text:p>CAMPO XXIV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Istrici</text:p>
          </table:table-cell>
          <table:table-cell table:formula="of:=[.E26]&amp;&quot; (&quot;&amp;[.D26]&amp;&quot;)&quot;" office:value-type="string" office:string-value="Istrici (25)" calcext:value-type="string">
            <text:p>Istrici (25)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CAMPO &quot;&amp;ROMAN([.J26])" office:value-type="string" office:string-value="CAMPO XXV" calcext:value-type="string">
            <text:p>CAMPO XXV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Gorilla</text:p>
          </table:table-cell>
          <table:table-cell table:formula="of:=[.E27]&amp;&quot; (&quot;&amp;[.D27]&amp;&quot;)&quot;" office:value-type="string" office:string-value="Gorilla (26)" calcext:value-type="string">
            <text:p>Gorilla (26)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CAMPO &quot;&amp;ROMAN([.J27])" office:value-type="string" office:string-value="CAMPO XXVI" calcext:value-type="string">
            <text:p>CAMPO XXVI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Muli</text:p>
          </table:table-cell>
          <table:table-cell table:formula="of:=[.E28]&amp;&quot; (&quot;&amp;[.D28]&amp;&quot;)&quot;" office:value-type="string" office:string-value="Muli (27)" calcext:value-type="string">
            <text:p>Muli (27)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CAMPO &quot;&amp;ROMAN([.J28])" office:value-type="string" office:string-value="CAMPO XXVII" calcext:value-type="string">
            <text:p>CAMPO XXVII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Orche</text:p>
          </table:table-cell>
          <table:table-cell table:formula="of:=[.E29]&amp;&quot; (&quot;&amp;[.D29]&amp;&quot;)&quot;" office:value-type="string" office:string-value="Orche (28)" calcext:value-type="string">
            <text:p>Orche (28)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CAMPO &quot;&amp;ROMAN([.J29])" office:value-type="string" office:string-value="CAMPO XXVIII" calcext:value-type="string">
            <text:p>CAMPO XXVIII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Piranha</text:p>
          </table:table-cell>
          <table:table-cell table:formula="of:=[.E30]&amp;&quot; (&quot;&amp;[.D30]&amp;&quot;)&quot;" office:value-type="string" office:string-value="Piranha (29)" calcext:value-type="string">
            <text:p>Piranha (29)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CAMPO &quot;&amp;ROMAN([.J30])" office:value-type="string" office:string-value="CAMPO XXIX" calcext:value-type="string">
            <text:p>CAMPO XXIX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Scorpioni</text:p>
          </table:table-cell>
          <table:table-cell table:formula="of:=[.E31]&amp;&quot; (&quot;&amp;[.D31]&amp;&quot;)&quot;" office:value-type="string" office:string-value="Scorpioni (30)" calcext:value-type="string">
            <text:p>Scorpioni (30)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CAMPO &quot;&amp;ROMAN([.J31])" office:value-type="string" office:string-value="CAMPO XXX" calcext:value-type="string">
            <text:p>CAMPO XXX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Tonni</text:p>
          </table:table-cell>
          <table:table-cell table:formula="of:=[.E32]&amp;&quot; (&quot;&amp;[.D32]&amp;&quot;)&quot;" office:value-type="string" office:string-value="Tonni (31)" calcext:value-type="string">
            <text:p>Tonni (31)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CAMPO &quot;&amp;ROMAN([.J32])" office:value-type="string" office:string-value="CAMPO XXXI" calcext:value-type="string">
            <text:p>CAMPO XXXI</text:p>
          </table:table-cell>
        </table:table-row>
        <table:table-row table:style-name="ro1">
          <table:table-cell table:number-columns-repeated="3"/>
          <table:table-cell table:style-name="ce20" office:value-type="float" office:value="32" calcext:value-type="float">
            <text:p>32</text:p>
          </table:table-cell>
          <table:table-cell table:style-name="ce25" office:value-type="string" calcext:value-type="string">
            <text:p>Zebre</text:p>
          </table:table-cell>
          <table:table-cell table:style-name="ce28" table:formula="of:=[.E33]&amp;&quot; (&quot;&amp;[.D33]&amp;&quot;)&quot;" office:value-type="string" office:string-value="Zebre (32)" calcext:value-type="string">
            <text:p>Zebre (32)</text:p>
          </table:table-cell>
          <table:table-cell table:style-name="ce32" office:value-type="string" calcext:value-type="string">
            <text:p>H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 table:style-name="ce39" table:formula="of:=&quot;CAMPO &quot;&amp;ROMAN([.J33])" office:value-type="string" office:string-value="CAMPO XXXII" calcext:value-type="string">
            <text:p>CAMPO XXXII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ce6"/>
          <table:table-cell table:style-name="Default"/>
        </table:table-row>
        <table:table-row table:style-name="ro1">
          <table:table-cell table:style-name="GIRONE_5f_A" office:value-type="string" calcext:value-type="string">
            <text:p>ROSSO</text:p>
          </table:table-cell>
          <table:table-cell table:style-name="ce9" office:value-type="string" calcext:value-type="string">
            <text:p>ff0000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GIRONE_5f_B" office:value-type="string" calcext:value-type="string">
            <text:p>ARANCIONE</text:p>
          </table:table-cell>
          <table:table-cell table:style-name="ce9" office:value-type="string" calcext:value-type="string">
            <text:p>ffa500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GIRONE_5f_C" office:value-type="string" calcext:value-type="string">
            <text:p>GIALLO</text:p>
          </table:table-cell>
          <table:table-cell table:style-name="ce9" office:value-type="string" calcext:value-type="string">
            <text:p>ffff00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GIRONE_5f_D" office:value-type="string" calcext:value-type="string">
            <text:p>VERDE</text:p>
          </table:table-cell>
          <table:table-cell table:style-name="ce9" office:value-type="string" calcext:value-type="string">
            <text:p>000800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GIRONE_5f_E" office:value-type="string" calcext:value-type="string">
            <text:p>BLU</text:p>
          </table:table-cell>
          <table:table-cell table:style-name="ce9" office:value-type="string" calcext:value-type="string">
            <text:p>0000ff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GIRONE_5f_F" office:value-type="string" calcext:value-type="string">
            <text:p>INDACO</text:p>
          </table:table-cell>
          <table:table-cell table:style-name="ce9" office:value-type="string" calcext:value-type="string">
            <text:p>4b0082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GIRONE_5f_G" office:value-type="string" calcext:value-type="string">
            <text:p>VIOLETTO</text:p>
          </table:table-cell>
          <table:table-cell table:style-name="ce9" office:value-type="string" calcext:value-type="string">
            <text:p>ee82ee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GIRONE_5f_H" office:value-type="string" calcext:value-type="string">
            <text:p>NERO</text:p>
          </table:table-cell>
          <table:table-cell table:style-name="ce9" office:value-type="string" calcext:value-type="string">
            <text:p>000000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calcext:conditional-formats>
          <calcext:conditional-format calcext:target-range-address="A_INSERIMENTI.G2:A_INSERIMENTI.G33">
            <calcext:condition calcext:apply-style-name="GIRONE_A" calcext:value="=&quot;A&quot;" calcext:base-cell-address="A_INSERIMENTI.G2"/>
          </calcext:conditional-format>
          <calcext:conditional-format calcext:target-range-address="A_INSERIMENTI.G2:A_INSERIMENTI.G33">
            <calcext:condition calcext:apply-style-name="GIRONE_B" calcext:value="=&quot;B&quot;" calcext:base-cell-address="A_INSERIMENTI.G2"/>
          </calcext:conditional-format>
          <calcext:conditional-format calcext:target-range-address="A_INSERIMENTI.G2:A_INSERIMENTI.G33">
            <calcext:condition calcext:apply-style-name="GIRONE_C" calcext:value="=&quot;C&quot;" calcext:base-cell-address="A_INSERIMENTI.G2"/>
          </calcext:conditional-format>
          <calcext:conditional-format calcext:target-range-address="A_INSERIMENTI.G2:A_INSERIMENTI.G33">
            <calcext:condition calcext:apply-style-name="GIRONE_D" calcext:value="=&quot;D&quot;" calcext:base-cell-address="A_INSERIMENTI.G2"/>
          </calcext:conditional-format>
          <calcext:conditional-format calcext:target-range-address="A_INSERIMENTI.G2:A_INSERIMENTI.G33">
            <calcext:condition calcext:apply-style-name="GIRONE_E" calcext:value="=&quot;E&quot;" calcext:base-cell-address="A_INSERIMENTI.G2"/>
          </calcext:conditional-format>
          <calcext:conditional-format calcext:target-range-address="A_INSERIMENTI.G2:A_INSERIMENTI.G33">
            <calcext:condition calcext:apply-style-name="GIRONE_F" calcext:value="=&quot;F&quot;" calcext:base-cell-address="A_INSERIMENTI.G2"/>
          </calcext:conditional-format>
          <calcext:conditional-format calcext:target-range-address="A_INSERIMENTI.G2:A_INSERIMENTI.G33">
            <calcext:condition calcext:apply-style-name="GIRONE_G" calcext:value="=&quot;G&quot;" calcext:base-cell-address="A_INSERIMENTI.G2"/>
          </calcext:conditional-format>
          <calcext:conditional-format calcext:target-range-address="A_INSERIMENTI.G1:A_INSERIMENTI.G33">
            <calcext:condition calcext:apply-style-name="GIRONE_H" calcext:value="=&quot;H&quot;" calcext:base-cell-address="A_INSERIMENTI.G1"/>
          </calcext:conditional-format>
        </calcext:conditional-formats>
      </table:table>
      <table:table table:name="Partite" table:style-name="ta1">
        <table:table-column table:style-name="co7" table:default-cell-style-name="ce174"/>
        <table:table-column table:style-name="co9" table:default-cell-style-name="ce174"/>
        <table:table-column table:style-name="co10" table:default-cell-style-name="ce174"/>
        <table:table-column table:style-name="co11" table:default-cell-style-name="ce174"/>
        <table:table-column table:style-name="co10" table:default-cell-style-name="ce174"/>
        <table:table-column table:style-name="co11" table:default-cell-style-name="ce174"/>
        <table:table-column table:style-name="co12" table:default-cell-style-name="ce174"/>
        <table:table-column table:style-name="co1" table:default-cell-style-name="ce228"/>
        <table:table-column table:style-name="co13" table:default-cell-style-name="ce237"/>
        <table:table-column table:style-name="co14" table:default-cell-style-name="ce174"/>
        <table:table-column table:style-name="co15" table:default-cell-style-name="ce174"/>
        <table:table-column table:style-name="co7" table:default-cell-style-name="ce174"/>
        <table:table-column table:style-name="co16" table:default-cell-style-name="ce174"/>
        <table:table-column table:style-name="co17" table:default-cell-style-name="ce174"/>
        <table:table-column table:style-name="co18" table:default-cell-style-name="ce174"/>
        <table:table-column table:style-name="co19" table:default-cell-style-name="ce174"/>
        <table:table-column table:style-name="co20" table:default-cell-style-name="ce174"/>
        <table:table-column table:style-name="co7" table:default-cell-style-name="ce174"/>
        <table:table-column table:style-name="co16" table:default-cell-style-name="ce174"/>
        <table:table-column table:style-name="co17" table:default-cell-style-name="ce174"/>
        <table:table-column table:style-name="co21" table:default-cell-style-name="ce174"/>
        <table:table-column table:style-name="co19" table:default-cell-style-name="ce174"/>
        <table:table-column table:style-name="co20" table:default-cell-style-name="ce174"/>
        <table:table-column table:style-name="co3" table:number-columns-repeated="41" table:default-cell-style-name="ce174"/>
        <table:table-row table:style-name="ro2">
          <table:table-cell table:style-name="ce19" office:value-type="string" calcext:value-type="string">
            <text:p>Gara n.</text:p>
          </table:table-cell>
          <table:table-cell table:style-name="ce24" office:value-type="string" calcext:value-type="string">
            <text:p>Girone</text:p>
          </table:table-cell>
          <table:table-cell table:style-name="ce24" office:value-type="string" calcext:value-type="string">
            <text:p>Def</text:p>
          </table:table-cell>
          <table:table-cell table:style-name="ce52" office:value-type="string" calcext:value-type="string">
            <text:p>Partita (A</text:p>
          </table:table-cell>
          <table:table-cell table:style-name="ce56" table:formula="of:=IF(AND([.D1]&lt;&gt;&quot;&quot;;[.F1]&lt;&gt;&quot;&quot;);&quot; vs &quot;;&quot;&quot;)" office:value-type="string" office:string-value=" vs " calcext:value-type="string">
            <text:p><text:s/>vs </text:p>
          </table:table-cell>
          <table:table-cell table:style-name="ce57" office:value-type="string" calcext:value-type="string">
            <text:p>B)</text:p>
          </table:table-cell>
          <table:table-cell table:style-name="ce56" office:value-type="string" calcext:value-type="string">
            <text:p>Risultato</text:p>
          </table:table-cell>
          <table:table-cell table:style-name="ce64" office:value-type="string" calcext:value-type="string">
            <text:p>Data</text:p>
          </table:table-cell>
          <table:table-cell table:style-name="ce69" office:value-type="string" calcext:value-type="string">
            <text:p>Ora</text:p>
          </table:table-cell>
          <table:table-cell table:style-name="ce19" office:value-type="string" calcext:value-type="string">
            <text:p>IDC</text:p>
          </table:table-cell>
          <table:table-cell table:style-name="ce19" office:value-type="string" calcext:value-type="string">
            <text:p>Nome Campo</text:p>
          </table:table-cell>
          <table:table-cell table:style-name="ce56" office:value-type="string" calcext:value-type="string">
            <text:p>Vinta A</text:p>
          </table:table-cell>
          <table:table-cell table:style-name="ce56" office:value-type="string" calcext:value-type="string">
            <text:p>Persa A</text:p>
          </table:table-cell>
          <table:table-cell table:style-name="ce56" office:value-type="string" calcext:value-type="string">
            <text:p>Forfait A</text:p>
          </table:table-cell>
          <table:table-cell table:style-name="ce56" office:value-type="string" calcext:value-type="string">
            <text:p>Punti GFA</text:p>
          </table:table-cell>
          <table:table-cell table:style-name="ce56" office:value-type="string" calcext:value-type="string">
            <text:p>Punti GSA</text:p>
          </table:table-cell>
          <table:table-cell table:style-name="ce19" office:value-type="string" calcext:value-type="string">
            <text:p>Diff.PGA</text:p>
          </table:table-cell>
          <table:table-cell table:style-name="ce19" office:value-type="string" calcext:value-type="string">
            <text:p>Vinta B</text:p>
          </table:table-cell>
          <table:table-cell table:style-name="ce24" office:value-type="string" calcext:value-type="string">
            <text:p>Persa B</text:p>
          </table:table-cell>
          <table:table-cell table:style-name="ce24" office:value-type="string" calcext:value-type="string">
            <text:p>Forfait B</text:p>
          </table:table-cell>
          <table:table-cell table:style-name="ce24" office:value-type="string" calcext:value-type="string">
            <text:p>Punti GFB</text:p>
          </table:table-cell>
          <table:table-cell table:style-name="ce56" office:value-type="string" calcext:value-type="string">
            <text:p>Punti GSB</text:p>
          </table:table-cell>
          <table:table-cell table:style-name="ce56" office:value-type="string" calcext:value-type="string">
            <text:p>Diff.PGB</text:p>
          </table:table-cell>
          <table:table-cell/>
          <table:table-cell table:style-name="ce257" table:number-columns-repeated="40"/>
        </table:table-row>
        <table:table-row table:style-name="ro2">
          <table:table-cell table:style-name="ce170" office:value-type="float" office:value="1" calcext:value-type="float">
            <text:p>1</text:p>
          </table:table-cell>
          <table:table-cell table:style-name="ce176" office:value-type="string" calcext:value-type="string">
            <text:p>A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2];&quot;ABCDEFGH&quot;;1)&gt;0;INDEX([$A_INSERIMENTI.D$2:$A_INSERIMENTI.H$33];MATCH(1;([$A_INSERIMENTI.G$2:$A_INSERIMENTI.G$33]=[.B2])*([$A_INSERIMENTI.H$2:$A_INSERIMENTI.H$33]=INT([.C2]/10));0);2)&amp;&quot; (&quot;&amp;INDEX([$A_INSERIMENTI.D$2:$A_INSERIMENTI.H$33];MATCH(1;([$A_INSERIMENTI.G$2:$A_INSERIMENTI.G$33]=[.B2])*([$A_INSERIMENTI.H$2:$A_INSERIMENTI.H$33]=INT([.C2]/10));0);1)&amp;&quot;)&quot;;&quot;DA SISTEMARE&quot;)" office:value-type="string" office:string-value="Leoni (1)" calcext:value-type="string">
            <text:p>Leoni (1)</text:p>
          </table:table-cell>
          <table:table-cell table:style-name="ce49" table:formula="of:=IF(AND([.D2]&lt;&gt;&quot;&quot;;[.F2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2];&quot;ABCDEFGH&quot;;1)&gt;0;INDEX([$A_INSERIMENTI.D$2:$A_INSERIMENTI.H$33];MATCH(1;([$A_INSERIMENTI.G$2:$A_INSERIMENTI.G$33]=[.B2])*([$A_INSERIMENTI.H$2:$A_INSERIMENTI.H$33]=[.C2]-10*INT([.C2]/10));0);2)&amp;&quot; (&quot;&amp;INDEX([$A_INSERIMENTI.D$2:$A_INSERIMENTI.H$33];MATCH(1;([$A_INSERIMENTI.G$2:$A_INSERIMENTI.G$33]=[.B2])*([$A_INSERIMENTI.H$2:$A_INSERIMENTI.H$33]=[.C2]-10*INT([.C2]/10));0);1)&amp;&quot;)&quot;;&quot;DA SISTEMARE&quot;)" office:value-type="string" office:string-value="Pantere (2)" calcext:value-type="string">
            <text:p>Pantere (2)</text:p>
          </table:table-cell>
          <table:table-cell table:style-name="ce221" office:value-type="string" calcext:value-type="string">
            <text:p>72-49</text:p>
          </table:table-cell>
          <table:table-cell table:style-name="ce65" office:value-type="date" office:date-value="2021-06-07" calcext:value-type="date">
            <text:p>lun 07/06/2021</text:p>
          </table:table-cell>
          <table:table-cell table:style-name="ce70" office:value-type="time" office:time-value="PT16H00M00S" calcext:value-type="time">
            <text:p>16:00</text:p>
          </table:table-cell>
          <table:table-cell table:style-name="ce74" office:value-type="float" office:value="1" calcext:value-type="float">
            <text:p>1</text:p>
          </table:table-cell>
          <table:table-cell table:style-name="ce77" table:formula="of:=IF([.$J2]=&quot;&quot;;&quot;&quot;;VLOOKUP([.$J2];A_003_INSERIMENTO_CAMPI;2;0))" office:value-type="string" office:string-value="Cristo Re 1" calcext:value-type="string">
            <text:p>Cristo Re 1</text:p>
          </table:table-cell>
          <table:table-cell table:style-name="ce80" table:formula="of:=IF([.$G2]=&quot;&quot;;&quot;&quot;;IF(FIND(&quot;-&quot;;[.$G2])=0;&quot;&quot;;1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80" table:formula="of:=IF([.$G2]=&quot;&quot;;&quot;&quot;;IF(FIND(&quot;-&quot;;[.$G2])=0;&quot;&quot;;1*NOT([.$G2]=&quot;0-20&quot;)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80" table:formula="of:=IF([.$G2]=&quot;&quot;;&quot;&quot;;IF(FIND(&quot;-&quot;;[.$G2])=0;&quot;&quot;;1*([.$G2]=&quot;0-20&quot;)))" office:value-type="float" office:value="0" calcext:value-type="float">
            <text:p>0</text:p>
          </table:table-cell>
          <table:table-cell table:style-name="ce80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80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83" table:formula="of:=IF([.$G2]=&quot;&quot;;&quot;&quot;;IF(FIND(&quot;-&quot;;[.$G2])=0;&quot;&quot;;NUMBERVALUE(MID([.$G2];1;FIND(&quot;-&quot;;[.$G2])-1))-NUMBERVALUE(MID([.$G2];FIND(&quot;-&quot;;[.$G2])+1;LEN([.$G2])-FIND(&quot;-&quot;;[.$G2])))))" office:value-type="float" office:value="23" calcext:value-type="float">
            <text:p>+23</text:p>
          </table:table-cell>
          <table:table-cell table:style-name="ce86" table:formula="of:=IF([.$G2]=&quot;&quot;;&quot;&quot;;IF(FIND(&quot;-&quot;;[.$G2])=0;&quot;&quot;;1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86" table:formula="of:=IF([.$G2]=&quot;&quot;;&quot;&quot;;IF(FIND(&quot;-&quot;;[.$G2])=0;&quot;&quot;;1*NOT([.$G2]=&quot;20-0&quot;)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86" table:formula="of:=IF([.$G2]=&quot;&quot;;&quot;&quot;;IF(FIND(&quot;-&quot;;[.$G2])=0;&quot;&quot;;1*([.$G2]=&quot;20-0&quot;)))" office:value-type="float" office:value="0" calcext:value-type="float">
            <text:p>0</text:p>
          </table:table-cell>
          <table:table-cell table:style-name="ce86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86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89" table:formula="of:=IF([.$G2]=&quot;&quot;;&quot;&quot;;IF(FIND(&quot;-&quot;;[.$G2])=0;&quot;&quot;;-NUMBERVALUE(MID([.$G2];1;FIND(&quot;-&quot;;[.$G2])-1))+NUMBERVALUE(MID([.$G2];FIND(&quot;-&quot;;[.$G2])+1;LEN([.$G2])-FIND(&quot;-&quot;;[.$G2])))))" office:value-type="float" office:value="-23" calcext:value-type="float">
            <text:p>-23</text:p>
          </table:table-cell>
          <table:table-cell table:number-columns-repeated="41"/>
        </table:table-row>
        <table:table-row table:style-name="ro2">
          <table:table-cell table:style-name="ce171" office:value-type="float" office:value="2" calcext:value-type="float">
            <text:p>2</text:p>
          </table:table-cell>
          <table:table-cell table:style-name="ce177" office:value-type="string" calcext:value-type="string">
            <text:p>A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3];&quot;ABCDEFGH&quot;;1)&gt;0;INDEX([$A_INSERIMENTI.D$2:$A_INSERIMENTI.H$33];MATCH(1;([$A_INSERIMENTI.G$2:$A_INSERIMENTI.G$33]=[.B3])*([$A_INSERIMENTI.H$2:$A_INSERIMENTI.H$33]=INT([.C3]/10));0);2)&amp;&quot; (&quot;&amp;INDEX([$A_INSERIMENTI.D$2:$A_INSERIMENTI.H$33];MATCH(1;([$A_INSERIMENTI.G$2:$A_INSERIMENTI.G$33]=[.B3])*([$A_INSERIMENTI.H$2:$A_INSERIMENTI.H$33]=INT([.C3]/10));0);1)&amp;&quot;)&quot;;&quot;DA SISTEMARE&quot;)" office:value-type="string" office:string-value="Leoni (1)" calcext:value-type="string">
            <text:p>Leoni (1)</text:p>
          </table:table-cell>
          <table:table-cell table:style-name="ce50" table:formula="of:=IF(AND([.D3]&lt;&gt;&quot;&quot;;[.F3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];&quot;ABCDEFGH&quot;;1)&gt;0;INDEX([$A_INSERIMENTI.D$2:$A_INSERIMENTI.H$33];MATCH(1;([$A_INSERIMENTI.G$2:$A_INSERIMENTI.G$33]=[.B3])*([$A_INSERIMENTI.H$2:$A_INSERIMENTI.H$33]=[.C3]-10*INT([.C3]/10));0);2)&amp;&quot; (&quot;&amp;INDEX([$A_INSERIMENTI.D$2:$A_INSERIMENTI.H$33];MATCH(1;([$A_INSERIMENTI.G$2:$A_INSERIMENTI.G$33]=[.B3])*([$A_INSERIMENTI.H$2:$A_INSERIMENTI.H$33]=[.C3]-10*INT([.C3]/10));0);1)&amp;&quot;)&quot;;&quot;DA SISTEMARE&quot;)" office:value-type="string" office:string-value="Tigri (3)" calcext:value-type="string">
            <text:p>Tigri (3)</text:p>
          </table:table-cell>
          <table:table-cell table:style-name="ce222" office:value-type="string" calcext:value-type="string">
            <text:p>90-22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3]=&quot;&quot;;&quot;&quot;;VLOOKUP([.$J3];A_003_INSERIMENTO_CAMPI;2;0))" office:value-type="string" office:string-value="Cristo Re 1" calcext:value-type="string">
            <text:p>Cristo Re 1</text:p>
          </table:table-cell>
          <table:table-cell table:style-name="ce81" table:formula="of:=IF([.$G3]=&quot;&quot;;&quot;&quot;;IF(FIND(&quot;-&quot;;[.$G3])=0;&quot;&quot;;1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81" table:formula="of:=IF([.$G3]=&quot;&quot;;&quot;&quot;;IF(FIND(&quot;-&quot;;[.$G3])=0;&quot;&quot;;1*NOT([.$G3]=&quot;0-20&quot;)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81" table:formula="of:=IF([.$G3]=&quot;&quot;;&quot;&quot;;IF(FIND(&quot;-&quot;;[.$G3])=0;&quot;&quot;;1*([.$G3]=&quot;0-20&quot;)))" office:value-type="float" office:value="0" calcext:value-type="float">
            <text:p>0</text:p>
          </table:table-cell>
          <table:table-cell table:style-name="ce81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81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84" table:formula="of:=IF([.$G3]=&quot;&quot;;&quot;&quot;;IF(FIND(&quot;-&quot;;[.$G3])=0;&quot;&quot;;NUMBERVALUE(MID([.$G3];1;FIND(&quot;-&quot;;[.$G3])-1))-NUMBERVALUE(MID([.$G3];FIND(&quot;-&quot;;[.$G3])+1;LEN([.$G3])-FIND(&quot;-&quot;;[.$G3])))))" office:value-type="float" office:value="68" calcext:value-type="float">
            <text:p>+68</text:p>
          </table:table-cell>
          <table:table-cell table:style-name="ce87" table:formula="of:=IF([.$G3]=&quot;&quot;;&quot;&quot;;IF(FIND(&quot;-&quot;;[.$G3])=0;&quot;&quot;;1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87" table:formula="of:=IF([.$G3]=&quot;&quot;;&quot;&quot;;IF(FIND(&quot;-&quot;;[.$G3])=0;&quot;&quot;;1*NOT([.$G3]=&quot;20-0&quot;)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87" table:formula="of:=IF([.$G3]=&quot;&quot;;&quot;&quot;;IF(FIND(&quot;-&quot;;[.$G3])=0;&quot;&quot;;1*([.$G3]=&quot;20-0&quot;)))" office:value-type="float" office:value="0" calcext:value-type="float">
            <text:p>0</text:p>
          </table:table-cell>
          <table:table-cell table:style-name="ce87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87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90" table:formula="of:=IF([.$G3]=&quot;&quot;;&quot;&quot;;IF(FIND(&quot;-&quot;;[.$G3])=0;&quot;&quot;;-NUMBERVALUE(MID([.$G3];1;FIND(&quot;-&quot;;[.$G3])-1))+NUMBERVALUE(MID([.$G3];FIND(&quot;-&quot;;[.$G3])+1;LEN([.$G3])-FIND(&quot;-&quot;;[.$G3])))))" office:value-type="float" office:value="-68" calcext:value-type="float">
            <text:p>-68</text:p>
          </table:table-cell>
          <table:table-cell table:number-columns-repeated="41"/>
        </table:table-row>
        <table:table-row table:style-name="ro2">
          <table:table-cell table:style-name="ce171" office:value-type="float" office:value="3" calcext:value-type="float">
            <text:p>3</text:p>
          </table:table-cell>
          <table:table-cell table:style-name="ce177" office:value-type="string" calcext:value-type="string">
            <text:p>A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4];&quot;ABCDEFGH&quot;;1)&gt;0;INDEX([$A_INSERIMENTI.D$2:$A_INSERIMENTI.H$33];MATCH(1;([$A_INSERIMENTI.G$2:$A_INSERIMENTI.G$33]=[.B4])*([$A_INSERIMENTI.H$2:$A_INSERIMENTI.H$33]=INT([.C4]/10));0);2)&amp;&quot; (&quot;&amp;INDEX([$A_INSERIMENTI.D$2:$A_INSERIMENTI.H$33];MATCH(1;([$A_INSERIMENTI.G$2:$A_INSERIMENTI.G$33]=[.B4])*([$A_INSERIMENTI.H$2:$A_INSERIMENTI.H$33]=INT([.C4]/10));0);1)&amp;&quot;)&quot;;&quot;DA SISTEMARE&quot;)" office:value-type="string" office:string-value="Leoni (1)" calcext:value-type="string">
            <text:p>Leoni (1)</text:p>
          </table:table-cell>
          <table:table-cell table:style-name="ce50" table:formula="of:=IF(AND([.D4]&lt;&gt;&quot;&quot;;[.F4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];&quot;ABCDEFGH&quot;;1)&gt;0;INDEX([$A_INSERIMENTI.D$2:$A_INSERIMENTI.H$33];MATCH(1;([$A_INSERIMENTI.G$2:$A_INSERIMENTI.G$33]=[.B4])*([$A_INSERIMENTI.H$2:$A_INSERIMENTI.H$33]=[.C4]-10*INT([.C4]/10));0);2)&amp;&quot; (&quot;&amp;INDEX([$A_INSERIMENTI.D$2:$A_INSERIMENTI.H$33];MATCH(1;([$A_INSERIMENTI.G$2:$A_INSERIMENTI.G$33]=[.B4])*([$A_INSERIMENTI.H$2:$A_INSERIMENTI.H$33]=[.C4]-10*INT([.C4]/10));0);1)&amp;&quot;)&quot;;&quot;DA SISTEMARE&quot;)" office:value-type="string" office:string-value="Ghepardi (4)" calcext:value-type="string">
            <text:p>Ghepardi (4)</text:p>
          </table:table-cell>
          <table:table-cell table:style-name="ce222" office:value-type="string" calcext:value-type="string">
            <text:p>25-82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4]=&quot;&quot;;&quot;&quot;;VLOOKUP([.$J4];A_003_INSERIMENTO_CAMPI;2;0))" office:value-type="string" office:string-value="Cristo Re 1" calcext:value-type="string">
            <text:p>Cristo Re 1</text:p>
          </table:table-cell>
          <table:table-cell table:style-name="ce81" table:formula="of:=IF([.$G4]=&quot;&quot;;&quot;&quot;;IF(FIND(&quot;-&quot;;[.$G4])=0;&quot;&quot;;1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81" table:formula="of:=IF([.$G4]=&quot;&quot;;&quot;&quot;;IF(FIND(&quot;-&quot;;[.$G4])=0;&quot;&quot;;1*NOT([.$G4]=&quot;0-20&quot;)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81" table:formula="of:=IF([.$G4]=&quot;&quot;;&quot;&quot;;IF(FIND(&quot;-&quot;;[.$G4])=0;&quot;&quot;;1*([.$G4]=&quot;0-20&quot;)))" office:value-type="float" office:value="0" calcext:value-type="float">
            <text:p>0</text:p>
          </table:table-cell>
          <table:table-cell table:style-name="ce81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81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84" table:formula="of:=IF([.$G4]=&quot;&quot;;&quot;&quot;;IF(FIND(&quot;-&quot;;[.$G4])=0;&quot;&quot;;NUMBERVALUE(MID([.$G4];1;FIND(&quot;-&quot;;[.$G4])-1))-NUMBERVALUE(MID([.$G4];FIND(&quot;-&quot;;[.$G4])+1;LEN([.$G4])-FIND(&quot;-&quot;;[.$G4])))))" office:value-type="float" office:value="-57" calcext:value-type="float">
            <text:p>-57</text:p>
          </table:table-cell>
          <table:table-cell table:style-name="ce87" table:formula="of:=IF([.$G4]=&quot;&quot;;&quot;&quot;;IF(FIND(&quot;-&quot;;[.$G4])=0;&quot;&quot;;1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87" table:formula="of:=IF([.$G4]=&quot;&quot;;&quot;&quot;;IF(FIND(&quot;-&quot;;[.$G4])=0;&quot;&quot;;1*NOT([.$G4]=&quot;20-0&quot;)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87" table:formula="of:=IF([.$G4]=&quot;&quot;;&quot;&quot;;IF(FIND(&quot;-&quot;;[.$G4])=0;&quot;&quot;;1*([.$G4]=&quot;20-0&quot;)))" office:value-type="float" office:value="0" calcext:value-type="float">
            <text:p>0</text:p>
          </table:table-cell>
          <table:table-cell table:style-name="ce87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87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90" table:formula="of:=IF([.$G4]=&quot;&quot;;&quot;&quot;;IF(FIND(&quot;-&quot;;[.$G4])=0;&quot;&quot;;-NUMBERVALUE(MID([.$G4];1;FIND(&quot;-&quot;;[.$G4])-1))+NUMBERVALUE(MID([.$G4];FIND(&quot;-&quot;;[.$G4])+1;LEN([.$G4])-FIND(&quot;-&quot;;[.$G4])))))" office:value-type="float" office:value="57" calcext:value-type="float">
            <text:p>+57</text:p>
          </table:table-cell>
          <table:table-cell table:number-columns-repeated="41"/>
        </table:table-row>
        <table:table-row table:style-name="ro2">
          <table:table-cell table:style-name="ce171" office:value-type="float" office:value="4" calcext:value-type="float">
            <text:p>4</text:p>
          </table:table-cell>
          <table:table-cell table:style-name="ce177" office:value-type="string" calcext:value-type="string">
            <text:p>A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5];&quot;ABCDEFGH&quot;;1)&gt;0;INDEX([$A_INSERIMENTI.D$2:$A_INSERIMENTI.H$33];MATCH(1;([$A_INSERIMENTI.G$2:$A_INSERIMENTI.G$33]=[.B5])*([$A_INSERIMENTI.H$2:$A_INSERIMENTI.H$33]=INT([.C5]/10));0);2)&amp;&quot; (&quot;&amp;INDEX([$A_INSERIMENTI.D$2:$A_INSERIMENTI.H$33];MATCH(1;([$A_INSERIMENTI.G$2:$A_INSERIMENTI.G$33]=[.B5])*([$A_INSERIMENTI.H$2:$A_INSERIMENTI.H$33]=INT([.C5]/10));0);1)&amp;&quot;)&quot;;&quot;DA SISTEMARE&quot;)" office:value-type="string" office:string-value="Pantere (2)" calcext:value-type="string">
            <text:p>Pantere (2)</text:p>
          </table:table-cell>
          <table:table-cell table:style-name="ce50" table:formula="of:=IF(AND([.D5]&lt;&gt;&quot;&quot;;[.F5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5];&quot;ABCDEFGH&quot;;1)&gt;0;INDEX([$A_INSERIMENTI.D$2:$A_INSERIMENTI.H$33];MATCH(1;([$A_INSERIMENTI.G$2:$A_INSERIMENTI.G$33]=[.B5])*([$A_INSERIMENTI.H$2:$A_INSERIMENTI.H$33]=[.C5]-10*INT([.C5]/10));0);2)&amp;&quot; (&quot;&amp;INDEX([$A_INSERIMENTI.D$2:$A_INSERIMENTI.H$33];MATCH(1;([$A_INSERIMENTI.G$2:$A_INSERIMENTI.G$33]=[.B5])*([$A_INSERIMENTI.H$2:$A_INSERIMENTI.H$33]=[.C5]-10*INT([.C5]/10));0);1)&amp;&quot;)&quot;;&quot;DA SISTEMARE&quot;)" office:value-type="string" office:string-value="Tigri (3)" calcext:value-type="string">
            <text:p>Tigri (3)</text:p>
          </table:table-cell>
          <table:table-cell table:style-name="ce222" office:value-type="string" calcext:value-type="string">
            <text:p>93-30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5H30M00S" calcext:value-type="time">
            <text:p>15:3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5]=&quot;&quot;;&quot;&quot;;VLOOKUP([.$J5];A_003_INSERIMENTO_CAMPI;2;0))" office:value-type="string" office:string-value="Cristo Re 1" calcext:value-type="string">
            <text:p>Cristo Re 1</text:p>
          </table:table-cell>
          <table:table-cell table:style-name="ce81" table:formula="of:=IF([.$G5]=&quot;&quot;;&quot;&quot;;IF(FIND(&quot;-&quot;;[.$G5])=0;&quot;&quot;;1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81" table:formula="of:=IF([.$G5]=&quot;&quot;;&quot;&quot;;IF(FIND(&quot;-&quot;;[.$G5])=0;&quot;&quot;;1*NOT([.$G5]=&quot;0-20&quot;)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81" table:formula="of:=IF([.$G5]=&quot;&quot;;&quot;&quot;;IF(FIND(&quot;-&quot;;[.$G5])=0;&quot;&quot;;1*([.$G5]=&quot;0-20&quot;)))" office:value-type="float" office:value="0" calcext:value-type="float">
            <text:p>0</text:p>
          </table:table-cell>
          <table:table-cell table:style-name="ce81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81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84" table:formula="of:=IF([.$G5]=&quot;&quot;;&quot;&quot;;IF(FIND(&quot;-&quot;;[.$G5])=0;&quot;&quot;;NUMBERVALUE(MID([.$G5];1;FIND(&quot;-&quot;;[.$G5])-1))-NUMBERVALUE(MID([.$G5];FIND(&quot;-&quot;;[.$G5])+1;LEN([.$G5])-FIND(&quot;-&quot;;[.$G5])))))" office:value-type="float" office:value="63" calcext:value-type="float">
            <text:p>+63</text:p>
          </table:table-cell>
          <table:table-cell table:style-name="ce87" table:formula="of:=IF([.$G5]=&quot;&quot;;&quot;&quot;;IF(FIND(&quot;-&quot;;[.$G5])=0;&quot;&quot;;1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87" table:formula="of:=IF([.$G5]=&quot;&quot;;&quot;&quot;;IF(FIND(&quot;-&quot;;[.$G5])=0;&quot;&quot;;1*NOT([.$G5]=&quot;20-0&quot;)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87" table:formula="of:=IF([.$G5]=&quot;&quot;;&quot;&quot;;IF(FIND(&quot;-&quot;;[.$G5])=0;&quot;&quot;;1*([.$G5]=&quot;20-0&quot;)))" office:value-type="float" office:value="0" calcext:value-type="float">
            <text:p>0</text:p>
          </table:table-cell>
          <table:table-cell table:style-name="ce87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87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90" table:formula="of:=IF([.$G5]=&quot;&quot;;&quot;&quot;;IF(FIND(&quot;-&quot;;[.$G5])=0;&quot;&quot;;-NUMBERVALUE(MID([.$G5];1;FIND(&quot;-&quot;;[.$G5])-1))+NUMBERVALUE(MID([.$G5];FIND(&quot;-&quot;;[.$G5])+1;LEN([.$G5])-FIND(&quot;-&quot;;[.$G5])))))" office:value-type="float" office:value="-63" calcext:value-type="float">
            <text:p>-63</text:p>
          </table:table-cell>
          <table:table-cell table:number-columns-repeated="41"/>
        </table:table-row>
        <table:table-row table:style-name="ro2">
          <table:table-cell table:style-name="ce171" office:value-type="float" office:value="5" calcext:value-type="float">
            <text:p>5</text:p>
          </table:table-cell>
          <table:table-cell table:style-name="ce177" office:value-type="string" calcext:value-type="string">
            <text:p>A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6];&quot;ABCDEFGH&quot;;1)&gt;0;INDEX([$A_INSERIMENTI.D$2:$A_INSERIMENTI.H$33];MATCH(1;([$A_INSERIMENTI.G$2:$A_INSERIMENTI.G$33]=[.B6])*([$A_INSERIMENTI.H$2:$A_INSERIMENTI.H$33]=INT([.C6]/10));0);2)&amp;&quot; (&quot;&amp;INDEX([$A_INSERIMENTI.D$2:$A_INSERIMENTI.H$33];MATCH(1;([$A_INSERIMENTI.G$2:$A_INSERIMENTI.G$33]=[.B6])*([$A_INSERIMENTI.H$2:$A_INSERIMENTI.H$33]=INT([.C6]/10));0);1)&amp;&quot;)&quot;;&quot;DA SISTEMARE&quot;)" office:value-type="string" office:string-value="Pantere (2)" calcext:value-type="string">
            <text:p>Pantere (2)</text:p>
          </table:table-cell>
          <table:table-cell table:style-name="ce50" table:formula="of:=IF(AND([.D6]&lt;&gt;&quot;&quot;;[.F6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6];&quot;ABCDEFGH&quot;;1)&gt;0;INDEX([$A_INSERIMENTI.D$2:$A_INSERIMENTI.H$33];MATCH(1;([$A_INSERIMENTI.G$2:$A_INSERIMENTI.G$33]=[.B6])*([$A_INSERIMENTI.H$2:$A_INSERIMENTI.H$33]=[.C6]-10*INT([.C6]/10));0);2)&amp;&quot; (&quot;&amp;INDEX([$A_INSERIMENTI.D$2:$A_INSERIMENTI.H$33];MATCH(1;([$A_INSERIMENTI.G$2:$A_INSERIMENTI.G$33]=[.B6])*([$A_INSERIMENTI.H$2:$A_INSERIMENTI.H$33]=[.C6]-10*INT([.C6]/10));0);1)&amp;&quot;)&quot;;&quot;DA SISTEMARE&quot;)" office:value-type="string" office:string-value="Ghepardi (4)" calcext:value-type="string">
            <text:p>Ghepardi (4)</text:p>
          </table:table-cell>
          <table:table-cell table:style-name="ce222" office:value-type="string" calcext:value-type="string">
            <text:p>57-21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6]=&quot;&quot;;&quot;&quot;;VLOOKUP([.$J6];A_003_INSERIMENTO_CAMPI;2;0))" office:value-type="string" office:string-value="Cristo Re 1" calcext:value-type="string">
            <text:p>Cristo Re 1</text:p>
          </table:table-cell>
          <table:table-cell table:style-name="ce81" table:formula="of:=IF([.$G6]=&quot;&quot;;&quot;&quot;;IF(FIND(&quot;-&quot;;[.$G6])=0;&quot;&quot;;1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81" table:formula="of:=IF([.$G6]=&quot;&quot;;&quot;&quot;;IF(FIND(&quot;-&quot;;[.$G6])=0;&quot;&quot;;1*NOT([.$G6]=&quot;0-20&quot;)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81" table:formula="of:=IF([.$G6]=&quot;&quot;;&quot;&quot;;IF(FIND(&quot;-&quot;;[.$G6])=0;&quot;&quot;;1*([.$G6]=&quot;0-20&quot;)))" office:value-type="float" office:value="0" calcext:value-type="float">
            <text:p>0</text:p>
          </table:table-cell>
          <table:table-cell table:style-name="ce81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81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84" table:formula="of:=IF([.$G6]=&quot;&quot;;&quot;&quot;;IF(FIND(&quot;-&quot;;[.$G6])=0;&quot;&quot;;NUMBERVALUE(MID([.$G6];1;FIND(&quot;-&quot;;[.$G6])-1))-NUMBERVALUE(MID([.$G6];FIND(&quot;-&quot;;[.$G6])+1;LEN([.$G6])-FIND(&quot;-&quot;;[.$G6])))))" office:value-type="float" office:value="36" calcext:value-type="float">
            <text:p>+36</text:p>
          </table:table-cell>
          <table:table-cell table:style-name="ce87" table:formula="of:=IF([.$G6]=&quot;&quot;;&quot;&quot;;IF(FIND(&quot;-&quot;;[.$G6])=0;&quot;&quot;;1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87" table:formula="of:=IF([.$G6]=&quot;&quot;;&quot;&quot;;IF(FIND(&quot;-&quot;;[.$G6])=0;&quot;&quot;;1*NOT([.$G6]=&quot;20-0&quot;)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87" table:formula="of:=IF([.$G6]=&quot;&quot;;&quot;&quot;;IF(FIND(&quot;-&quot;;[.$G6])=0;&quot;&quot;;1*([.$G6]=&quot;20-0&quot;)))" office:value-type="float" office:value="0" calcext:value-type="float">
            <text:p>0</text:p>
          </table:table-cell>
          <table:table-cell table:style-name="ce87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87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90" table:formula="of:=IF([.$G6]=&quot;&quot;;&quot;&quot;;IF(FIND(&quot;-&quot;;[.$G6])=0;&quot;&quot;;-NUMBERVALUE(MID([.$G6];1;FIND(&quot;-&quot;;[.$G6])-1))+NUMBERVALUE(MID([.$G6];FIND(&quot;-&quot;;[.$G6])+1;LEN([.$G6])-FIND(&quot;-&quot;;[.$G6])))))" office:value-type="float" office:value="-36" calcext:value-type="float">
            <text:p>-36</text:p>
          </table:table-cell>
          <table:table-cell table:number-columns-repeated="41"/>
        </table:table-row>
        <table:table-row table:style-name="ro2">
          <table:table-cell table:style-name="ce172" office:value-type="float" office:value="6" calcext:value-type="float">
            <text:p>6</text:p>
          </table:table-cell>
          <table:table-cell table:style-name="ce180" office:value-type="string" calcext:value-type="string">
            <text:p>A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7];&quot;ABCDEFGH&quot;;1)&gt;0;INDEX([$A_INSERIMENTI.D$2:$A_INSERIMENTI.H$33];MATCH(1;([$A_INSERIMENTI.G$2:$A_INSERIMENTI.G$33]=[.B7])*([$A_INSERIMENTI.H$2:$A_INSERIMENTI.H$33]=INT([.C7]/10));0);2)&amp;&quot; (&quot;&amp;INDEX([$A_INSERIMENTI.D$2:$A_INSERIMENTI.H$33];MATCH(1;([$A_INSERIMENTI.G$2:$A_INSERIMENTI.G$33]=[.B7])*([$A_INSERIMENTI.H$2:$A_INSERIMENTI.H$33]=INT([.C7]/10));0);1)&amp;&quot;)&quot;;&quot;DA SISTEMARE&quot;)" office:value-type="string" office:string-value="Tigri (3)" calcext:value-type="string">
            <text:p>Tigri (3)</text:p>
          </table:table-cell>
          <table:table-cell table:style-name="ce51" table:formula="of:=IF(AND([.D7]&lt;&gt;&quot;&quot;;[.F7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7];&quot;ABCDEFGH&quot;;1)&gt;0;INDEX([$A_INSERIMENTI.D$2:$A_INSERIMENTI.H$33];MATCH(1;([$A_INSERIMENTI.G$2:$A_INSERIMENTI.G$33]=[.B7])*([$A_INSERIMENTI.H$2:$A_INSERIMENTI.H$33]=[.C7]-10*INT([.C7]/10));0);2)&amp;&quot; (&quot;&amp;INDEX([$A_INSERIMENTI.D$2:$A_INSERIMENTI.H$33];MATCH(1;([$A_INSERIMENTI.G$2:$A_INSERIMENTI.G$33]=[.B7])*([$A_INSERIMENTI.H$2:$A_INSERIMENTI.H$33]=[.C7]-10*INT([.C7]/10));0);1)&amp;&quot;)&quot;;&quot;DA SISTEMARE&quot;)" office:value-type="string" office:string-value="Ghepardi (4)" calcext:value-type="string">
            <text:p>Ghepardi (4)</text:p>
          </table:table-cell>
          <table:table-cell table:style-name="ce223" office:value-type="string" calcext:value-type="string">
            <text:p>79-48</text:p>
          </table:table-cell>
          <table:table-cell table:style-name="ce67" office:value-type="date" office:date-value="2021-06-07" calcext:value-type="date">
            <text:p>lun 07/06/2021</text:p>
          </table:table-cell>
          <table:table-cell table:style-name="ce72" office:value-type="time" office:time-value="PT18H00M00S" calcext:value-type="time">
            <text:p>18:00</text:p>
          </table:table-cell>
          <table:table-cell table:style-name="ce76" office:value-type="float" office:value="1" calcext:value-type="float">
            <text:p>1</text:p>
          </table:table-cell>
          <table:table-cell table:style-name="ce79" table:formula="of:=IF([.$J7]=&quot;&quot;;&quot;&quot;;VLOOKUP([.$J7];A_003_INSERIMENTO_CAMPI;2;0))" office:value-type="string" office:string-value="Cristo Re 1" calcext:value-type="string">
            <text:p>Cristo Re 1</text:p>
          </table:table-cell>
          <table:table-cell table:style-name="ce82" table:formula="of:=IF([.$G7]=&quot;&quot;;&quot;&quot;;IF(FIND(&quot;-&quot;;[.$G7])=0;&quot;&quot;;1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82" table:formula="of:=IF([.$G7]=&quot;&quot;;&quot;&quot;;IF(FIND(&quot;-&quot;;[.$G7])=0;&quot;&quot;;1*NOT([.$G7]=&quot;0-20&quot;)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82" table:formula="of:=IF([.$G7]=&quot;&quot;;&quot;&quot;;IF(FIND(&quot;-&quot;;[.$G7])=0;&quot;&quot;;1*([.$G7]=&quot;0-20&quot;)))" office:value-type="float" office:value="0" calcext:value-type="float">
            <text:p>0</text:p>
          </table:table-cell>
          <table:table-cell table:style-name="ce82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82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85" table:formula="of:=IF([.$G7]=&quot;&quot;;&quot;&quot;;IF(FIND(&quot;-&quot;;[.$G7])=0;&quot;&quot;;NUMBERVALUE(MID([.$G7];1;FIND(&quot;-&quot;;[.$G7])-1))-NUMBERVALUE(MID([.$G7];FIND(&quot;-&quot;;[.$G7])+1;LEN([.$G7])-FIND(&quot;-&quot;;[.$G7])))))" office:value-type="float" office:value="31" calcext:value-type="float">
            <text:p>+31</text:p>
          </table:table-cell>
          <table:table-cell table:style-name="ce88" table:formula="of:=IF([.$G7]=&quot;&quot;;&quot;&quot;;IF(FIND(&quot;-&quot;;[.$G7])=0;&quot;&quot;;1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88" table:formula="of:=IF([.$G7]=&quot;&quot;;&quot;&quot;;IF(FIND(&quot;-&quot;;[.$G7])=0;&quot;&quot;;1*NOT([.$G7]=&quot;20-0&quot;)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88" table:formula="of:=IF([.$G7]=&quot;&quot;;&quot;&quot;;IF(FIND(&quot;-&quot;;[.$G7])=0;&quot;&quot;;1*([.$G7]=&quot;20-0&quot;)))" office:value-type="float" office:value="0" calcext:value-type="float">
            <text:p>0</text:p>
          </table:table-cell>
          <table:table-cell table:style-name="ce88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88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91" table:formula="of:=IF([.$G7]=&quot;&quot;;&quot;&quot;;IF(FIND(&quot;-&quot;;[.$G7])=0;&quot;&quot;;-NUMBERVALUE(MID([.$G7];1;FIND(&quot;-&quot;;[.$G7])-1))+NUMBERVALUE(MID([.$G7];FIND(&quot;-&quot;;[.$G7])+1;LEN([.$G7])-FIND(&quot;-&quot;;[.$G7])))))" office:value-type="float" office:value="-31" calcext:value-type="float">
            <text:p>-31</text:p>
          </table:table-cell>
          <table:table-cell table:number-columns-repeated="41"/>
        </table:table-row>
        <table:table-row table:style-name="ro2">
          <table:table-cell table:style-name="ce170" office:value-type="float" office:value="7" calcext:value-type="float">
            <text:p>7</text:p>
          </table:table-cell>
          <table:table-cell table:style-name="ce181" office:value-type="string" calcext:value-type="string">
            <text:p>B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8];&quot;ABCDEFGH&quot;;1)&gt;0;INDEX([$A_INSERIMENTI.D$2:$A_INSERIMENTI.H$33];MATCH(1;([$A_INSERIMENTI.G$2:$A_INSERIMENTI.G$33]=[.B8])*([$A_INSERIMENTI.H$2:$A_INSERIMENTI.H$33]=INT([.C8]/10));0);2)&amp;&quot; (&quot;&amp;INDEX([$A_INSERIMENTI.D$2:$A_INSERIMENTI.H$33];MATCH(1;([$A_INSERIMENTI.G$2:$A_INSERIMENTI.G$33]=[.B8])*([$A_INSERIMENTI.H$2:$A_INSERIMENTI.H$33]=INT([.C8]/10));0);1)&amp;&quot;)&quot;;&quot;DA SISTEMARE&quot;)" office:value-type="string" office:string-value="Giaguari (5)" calcext:value-type="string">
            <text:p>Giaguari (5)</text:p>
          </table:table-cell>
          <table:table-cell table:style-name="ce49" table:formula="of:=IF(AND([.D8]&lt;&gt;&quot;&quot;;[.F8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8];&quot;ABCDEFGH&quot;;1)&gt;0;INDEX([$A_INSERIMENTI.D$2:$A_INSERIMENTI.H$33];MATCH(1;([$A_INSERIMENTI.G$2:$A_INSERIMENTI.G$33]=[.B8])*([$A_INSERIMENTI.H$2:$A_INSERIMENTI.H$33]=[.C8]-10*INT([.C8]/10));0);2)&amp;&quot; (&quot;&amp;INDEX([$A_INSERIMENTI.D$2:$A_INSERIMENTI.H$33];MATCH(1;([$A_INSERIMENTI.G$2:$A_INSERIMENTI.G$33]=[.B8])*([$A_INSERIMENTI.H$2:$A_INSERIMENTI.H$33]=[.C8]-10*INT([.C8]/10));0);1)&amp;&quot;)&quot;;&quot;DA SISTEMARE&quot;)" office:value-type="string" office:string-value="Puma (6)" calcext:value-type="string">
            <text:p>Puma (6)</text:p>
          </table:table-cell>
          <table:table-cell table:style-name="ce221" office:value-type="string" calcext:value-type="string">
            <text:p>51-67</text:p>
          </table:table-cell>
          <table:table-cell table:style-name="ce65" office:value-type="date" office:date-value="2021-06-07" calcext:value-type="date">
            <text:p>lun 07/06/2021</text:p>
          </table:table-cell>
          <table:table-cell table:style-name="ce70" office:value-type="time" office:time-value="PT16H00M00S" calcext:value-type="time">
            <text:p>16:00</text:p>
          </table:table-cell>
          <table:table-cell table:style-name="ce74" office:value-type="float" office:value="2" calcext:value-type="float">
            <text:p>2</text:p>
          </table:table-cell>
          <table:table-cell table:style-name="ce77" table:formula="of:=IF([.$J8]=&quot;&quot;;&quot;&quot;;VLOOKUP([.$J8];A_003_INSERIMENTO_CAMPI;2;0))" office:value-type="string" office:string-value="Cristo Re 2" calcext:value-type="string">
            <text:p>Cristo Re 2</text:p>
          </table:table-cell>
          <table:table-cell table:style-name="ce80" table:formula="of:=IF([.$G8]=&quot;&quot;;&quot;&quot;;IF(FIND(&quot;-&quot;;[.$G8])=0;&quot;&quot;;1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80" table:formula="of:=IF([.$G8]=&quot;&quot;;&quot;&quot;;IF(FIND(&quot;-&quot;;[.$G8])=0;&quot;&quot;;1*NOT([.$G8]=&quot;0-20&quot;)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80" table:formula="of:=IF([.$G8]=&quot;&quot;;&quot;&quot;;IF(FIND(&quot;-&quot;;[.$G8])=0;&quot;&quot;;1*([.$G8]=&quot;0-20&quot;)))" office:value-type="float" office:value="0" calcext:value-type="float">
            <text:p>0</text:p>
          </table:table-cell>
          <table:table-cell table:style-name="ce80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80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83" table:formula="of:=IF([.$G8]=&quot;&quot;;&quot;&quot;;IF(FIND(&quot;-&quot;;[.$G8])=0;&quot;&quot;;NUMBERVALUE(MID([.$G8];1;FIND(&quot;-&quot;;[.$G8])-1))-NUMBERVALUE(MID([.$G8];FIND(&quot;-&quot;;[.$G8])+1;LEN([.$G8])-FIND(&quot;-&quot;;[.$G8])))))" office:value-type="float" office:value="-16" calcext:value-type="float">
            <text:p>-16</text:p>
          </table:table-cell>
          <table:table-cell table:style-name="ce86" table:formula="of:=IF([.$G8]=&quot;&quot;;&quot;&quot;;IF(FIND(&quot;-&quot;;[.$G8])=0;&quot;&quot;;1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86" table:formula="of:=IF([.$G8]=&quot;&quot;;&quot;&quot;;IF(FIND(&quot;-&quot;;[.$G8])=0;&quot;&quot;;1*NOT([.$G8]=&quot;20-0&quot;)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86" table:formula="of:=IF([.$G8]=&quot;&quot;;&quot;&quot;;IF(FIND(&quot;-&quot;;[.$G8])=0;&quot;&quot;;1*([.$G8]=&quot;20-0&quot;)))" office:value-type="float" office:value="0" calcext:value-type="float">
            <text:p>0</text:p>
          </table:table-cell>
          <table:table-cell table:style-name="ce86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86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89" table:formula="of:=IF([.$G8]=&quot;&quot;;&quot;&quot;;IF(FIND(&quot;-&quot;;[.$G8])=0;&quot;&quot;;-NUMBERVALUE(MID([.$G8];1;FIND(&quot;-&quot;;[.$G8])-1))+NUMBERVALUE(MID([.$G8];FIND(&quot;-&quot;;[.$G8])+1;LEN([.$G8])-FIND(&quot;-&quot;;[.$G8])))))" office:value-type="float" office:value="16" calcext:value-type="float">
            <text:p>+16</text:p>
          </table:table-cell>
          <table:table-cell table:number-columns-repeated="41"/>
        </table:table-row>
        <table:table-row table:style-name="ro2">
          <table:table-cell table:style-name="ce171" office:value-type="float" office:value="8" calcext:value-type="float">
            <text:p>8</text:p>
          </table:table-cell>
          <table:table-cell table:style-name="ce182" office:value-type="string" calcext:value-type="string">
            <text:p>B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9];&quot;ABCDEFGH&quot;;1)&gt;0;INDEX([$A_INSERIMENTI.D$2:$A_INSERIMENTI.H$33];MATCH(1;([$A_INSERIMENTI.G$2:$A_INSERIMENTI.G$33]=[.B9])*([$A_INSERIMENTI.H$2:$A_INSERIMENTI.H$33]=INT([.C9]/10));0);2)&amp;&quot; (&quot;&amp;INDEX([$A_INSERIMENTI.D$2:$A_INSERIMENTI.H$33];MATCH(1;([$A_INSERIMENTI.G$2:$A_INSERIMENTI.G$33]=[.B9])*([$A_INSERIMENTI.H$2:$A_INSERIMENTI.H$33]=INT([.C9]/10));0);1)&amp;&quot;)&quot;;&quot;DA SISTEMARE&quot;)" office:value-type="string" office:string-value="Giaguari (5)" calcext:value-type="string">
            <text:p>Giaguari (5)</text:p>
          </table:table-cell>
          <table:table-cell table:style-name="ce50" table:formula="of:=IF(AND([.D9]&lt;&gt;&quot;&quot;;[.F9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9];&quot;ABCDEFGH&quot;;1)&gt;0;INDEX([$A_INSERIMENTI.D$2:$A_INSERIMENTI.H$33];MATCH(1;([$A_INSERIMENTI.G$2:$A_INSERIMENTI.G$33]=[.B9])*([$A_INSERIMENTI.H$2:$A_INSERIMENTI.H$33]=[.C9]-10*INT([.C9]/10));0);2)&amp;&quot; (&quot;&amp;INDEX([$A_INSERIMENTI.D$2:$A_INSERIMENTI.H$33];MATCH(1;([$A_INSERIMENTI.G$2:$A_INSERIMENTI.G$33]=[.B9])*([$A_INSERIMENTI.H$2:$A_INSERIMENTI.H$33]=[.C9]-10*INT([.C9]/10));0);1)&amp;&quot;)&quot;;&quot;DA SISTEMARE&quot;)" office:value-type="string" office:string-value="Linci (7)" calcext:value-type="string">
            <text:p>Linci (7)</text:p>
          </table:table-cell>
          <table:table-cell table:style-name="ce222" office:value-type="string" calcext:value-type="string">
            <text:p>47-56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9]=&quot;&quot;;&quot;&quot;;VLOOKUP([.$J9];A_003_INSERIMENTO_CAMPI;2;0))" office:value-type="string" office:string-value="Cristo Re 2" calcext:value-type="string">
            <text:p>Cristo Re 2</text:p>
          </table:table-cell>
          <table:table-cell table:style-name="ce81" table:formula="of:=IF([.$G9]=&quot;&quot;;&quot;&quot;;IF(FIND(&quot;-&quot;;[.$G9])=0;&quot;&quot;;1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81" table:formula="of:=IF([.$G9]=&quot;&quot;;&quot;&quot;;IF(FIND(&quot;-&quot;;[.$G9])=0;&quot;&quot;;1*NOT([.$G9]=&quot;0-20&quot;)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81" table:formula="of:=IF([.$G9]=&quot;&quot;;&quot;&quot;;IF(FIND(&quot;-&quot;;[.$G9])=0;&quot;&quot;;1*([.$G9]=&quot;0-20&quot;)))" office:value-type="float" office:value="0" calcext:value-type="float">
            <text:p>0</text:p>
          </table:table-cell>
          <table:table-cell table:style-name="ce81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81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84" table:formula="of:=IF([.$G9]=&quot;&quot;;&quot;&quot;;IF(FIND(&quot;-&quot;;[.$G9])=0;&quot;&quot;;NUMBERVALUE(MID([.$G9];1;FIND(&quot;-&quot;;[.$G9])-1))-NUMBERVALUE(MID([.$G9];FIND(&quot;-&quot;;[.$G9])+1;LEN([.$G9])-FIND(&quot;-&quot;;[.$G9])))))" office:value-type="float" office:value="-9" calcext:value-type="float">
            <text:p>-9</text:p>
          </table:table-cell>
          <table:table-cell table:style-name="ce87" table:formula="of:=IF([.$G9]=&quot;&quot;;&quot;&quot;;IF(FIND(&quot;-&quot;;[.$G9])=0;&quot;&quot;;1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87" table:formula="of:=IF([.$G9]=&quot;&quot;;&quot;&quot;;IF(FIND(&quot;-&quot;;[.$G9])=0;&quot;&quot;;1*NOT([.$G9]=&quot;20-0&quot;)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87" table:formula="of:=IF([.$G9]=&quot;&quot;;&quot;&quot;;IF(FIND(&quot;-&quot;;[.$G9])=0;&quot;&quot;;1*([.$G9]=&quot;20-0&quot;)))" office:value-type="float" office:value="0" calcext:value-type="float">
            <text:p>0</text:p>
          </table:table-cell>
          <table:table-cell table:style-name="ce87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87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90" table:formula="of:=IF([.$G9]=&quot;&quot;;&quot;&quot;;IF(FIND(&quot;-&quot;;[.$G9])=0;&quot;&quot;;-NUMBERVALUE(MID([.$G9];1;FIND(&quot;-&quot;;[.$G9])-1))+NUMBERVALUE(MID([.$G9];FIND(&quot;-&quot;;[.$G9])+1;LEN([.$G9])-FIND(&quot;-&quot;;[.$G9])))))" office:value-type="float" office:value="9" calcext:value-type="float">
            <text:p>+9</text:p>
          </table:table-cell>
          <table:table-cell table:number-columns-repeated="41"/>
        </table:table-row>
        <table:table-row table:style-name="ro2">
          <table:table-cell table:style-name="ce171" office:value-type="float" office:value="9" calcext:value-type="float">
            <text:p>9</text:p>
          </table:table-cell>
          <table:table-cell table:style-name="ce182" office:value-type="string" calcext:value-type="string">
            <text:p>B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10];&quot;ABCDEFGH&quot;;1)&gt;0;INDEX([$A_INSERIMENTI.D$2:$A_INSERIMENTI.H$33];MATCH(1;([$A_INSERIMENTI.G$2:$A_INSERIMENTI.G$33]=[.B10])*([$A_INSERIMENTI.H$2:$A_INSERIMENTI.H$33]=INT([.C10]/10));0);2)&amp;&quot; (&quot;&amp;INDEX([$A_INSERIMENTI.D$2:$A_INSERIMENTI.H$33];MATCH(1;([$A_INSERIMENTI.G$2:$A_INSERIMENTI.G$33]=[.B10])*([$A_INSERIMENTI.H$2:$A_INSERIMENTI.H$33]=INT([.C10]/10));0);1)&amp;&quot;)&quot;;&quot;DA SISTEMARE&quot;)" office:value-type="string" office:string-value="Giaguari (5)" calcext:value-type="string">
            <text:p>Giaguari (5)</text:p>
          </table:table-cell>
          <table:table-cell table:style-name="ce50" table:formula="of:=IF(AND([.D10]&lt;&gt;&quot;&quot;;[.F10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0];&quot;ABCDEFGH&quot;;1)&gt;0;INDEX([$A_INSERIMENTI.D$2:$A_INSERIMENTI.H$33];MATCH(1;([$A_INSERIMENTI.G$2:$A_INSERIMENTI.G$33]=[.B10])*([$A_INSERIMENTI.H$2:$A_INSERIMENTI.H$33]=[.C10]-10*INT([.C10]/10));0);2)&amp;&quot; (&quot;&amp;INDEX([$A_INSERIMENTI.D$2:$A_INSERIMENTI.H$33];MATCH(1;([$A_INSERIMENTI.G$2:$A_INSERIMENTI.G$33]=[.B10])*([$A_INSERIMENTI.H$2:$A_INSERIMENTI.H$33]=[.C10]-10*INT([.C10]/10));0);1)&amp;&quot;)&quot;;&quot;DA SISTEMARE&quot;)" office:value-type="string" office:string-value="Serval (8)" calcext:value-type="string">
            <text:p>Serval (8)</text:p>
          </table:table-cell>
          <table:table-cell table:style-name="ce222" office:value-type="string" calcext:value-type="string">
            <text:p>76-94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10]=&quot;&quot;;&quot;&quot;;VLOOKUP([.$J10];A_003_INSERIMENTO_CAMPI;2;0))" office:value-type="string" office:string-value="Cristo Re 2" calcext:value-type="string">
            <text:p>Cristo Re 2</text:p>
          </table:table-cell>
          <table:table-cell table:style-name="ce81" table:formula="of:=IF([.$G10]=&quot;&quot;;&quot;&quot;;IF(FIND(&quot;-&quot;;[.$G10])=0;&quot;&quot;;1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81" table:formula="of:=IF([.$G10]=&quot;&quot;;&quot;&quot;;IF(FIND(&quot;-&quot;;[.$G10])=0;&quot;&quot;;1*NOT([.$G10]=&quot;0-20&quot;)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81" table:formula="of:=IF([.$G10]=&quot;&quot;;&quot;&quot;;IF(FIND(&quot;-&quot;;[.$G10])=0;&quot;&quot;;1*([.$G10]=&quot;0-20&quot;)))" office:value-type="float" office:value="0" calcext:value-type="float">
            <text:p>0</text:p>
          </table:table-cell>
          <table:table-cell table:style-name="ce81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81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84" table:formula="of:=IF([.$G10]=&quot;&quot;;&quot;&quot;;IF(FIND(&quot;-&quot;;[.$G10])=0;&quot;&quot;;NUMBERVALUE(MID([.$G10];1;FIND(&quot;-&quot;;[.$G10])-1))-NUMBERVALUE(MID([.$G10];FIND(&quot;-&quot;;[.$G10])+1;LEN([.$G10])-FIND(&quot;-&quot;;[.$G10])))))" office:value-type="float" office:value="-18" calcext:value-type="float">
            <text:p>-18</text:p>
          </table:table-cell>
          <table:table-cell table:style-name="ce87" table:formula="of:=IF([.$G10]=&quot;&quot;;&quot;&quot;;IF(FIND(&quot;-&quot;;[.$G10])=0;&quot;&quot;;1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87" table:formula="of:=IF([.$G10]=&quot;&quot;;&quot;&quot;;IF(FIND(&quot;-&quot;;[.$G10])=0;&quot;&quot;;1*NOT([.$G10]=&quot;20-0&quot;)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87" table:formula="of:=IF([.$G10]=&quot;&quot;;&quot;&quot;;IF(FIND(&quot;-&quot;;[.$G10])=0;&quot;&quot;;1*([.$G10]=&quot;20-0&quot;)))" office:value-type="float" office:value="0" calcext:value-type="float">
            <text:p>0</text:p>
          </table:table-cell>
          <table:table-cell table:style-name="ce87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87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90" table:formula="of:=IF([.$G10]=&quot;&quot;;&quot;&quot;;IF(FIND(&quot;-&quot;;[.$G10])=0;&quot;&quot;;-NUMBERVALUE(MID([.$G10];1;FIND(&quot;-&quot;;[.$G10])-1))+NUMBERVALUE(MID([.$G10];FIND(&quot;-&quot;;[.$G10])+1;LEN([.$G10])-FIND(&quot;-&quot;;[.$G10])))))" office:value-type="float" office:value="18" calcext:value-type="float">
            <text:p>+18</text:p>
          </table:table-cell>
          <table:table-cell table:number-columns-repeated="41"/>
        </table:table-row>
        <table:table-row table:style-name="ro2">
          <table:table-cell table:style-name="ce171" office:value-type="float" office:value="10" calcext:value-type="float">
            <text:p>10</text:p>
          </table:table-cell>
          <table:table-cell table:style-name="ce182" office:value-type="string" calcext:value-type="string">
            <text:p>B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11];&quot;ABCDEFGH&quot;;1)&gt;0;INDEX([$A_INSERIMENTI.D$2:$A_INSERIMENTI.H$33];MATCH(1;([$A_INSERIMENTI.G$2:$A_INSERIMENTI.G$33]=[.B11])*([$A_INSERIMENTI.H$2:$A_INSERIMENTI.H$33]=INT([.C11]/10));0);2)&amp;&quot; (&quot;&amp;INDEX([$A_INSERIMENTI.D$2:$A_INSERIMENTI.H$33];MATCH(1;([$A_INSERIMENTI.G$2:$A_INSERIMENTI.G$33]=[.B11])*([$A_INSERIMENTI.H$2:$A_INSERIMENTI.H$33]=INT([.C11]/10));0);1)&amp;&quot;)&quot;;&quot;DA SISTEMARE&quot;)" office:value-type="string" office:string-value="Puma (6)" calcext:value-type="string">
            <text:p>Puma (6)</text:p>
          </table:table-cell>
          <table:table-cell table:style-name="ce50" table:formula="of:=IF(AND([.D11]&lt;&gt;&quot;&quot;;[.F11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1];&quot;ABCDEFGH&quot;;1)&gt;0;INDEX([$A_INSERIMENTI.D$2:$A_INSERIMENTI.H$33];MATCH(1;([$A_INSERIMENTI.G$2:$A_INSERIMENTI.G$33]=[.B11])*([$A_INSERIMENTI.H$2:$A_INSERIMENTI.H$33]=[.C11]-10*INT([.C11]/10));0);2)&amp;&quot; (&quot;&amp;INDEX([$A_INSERIMENTI.D$2:$A_INSERIMENTI.H$33];MATCH(1;([$A_INSERIMENTI.G$2:$A_INSERIMENTI.G$33]=[.B11])*([$A_INSERIMENTI.H$2:$A_INSERIMENTI.H$33]=[.C11]-10*INT([.C11]/10));0);1)&amp;&quot;)&quot;;&quot;DA SISTEMARE&quot;)" office:value-type="string" office:string-value="Linci (7)" calcext:value-type="string">
            <text:p>Linci (7)</text:p>
          </table:table-cell>
          <table:table-cell table:style-name="ce222" office:value-type="string" calcext:value-type="string">
            <text:p>72-97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5H30M00S" calcext:value-type="time">
            <text:p>15:3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11]=&quot;&quot;;&quot;&quot;;VLOOKUP([.$J11];A_003_INSERIMENTO_CAMPI;2;0))" office:value-type="string" office:string-value="Cristo Re 2" calcext:value-type="string">
            <text:p>Cristo Re 2</text:p>
          </table:table-cell>
          <table:table-cell table:style-name="ce81" table:formula="of:=IF([.$G11]=&quot;&quot;;&quot;&quot;;IF(FIND(&quot;-&quot;;[.$G11])=0;&quot;&quot;;1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81" table:formula="of:=IF([.$G11]=&quot;&quot;;&quot;&quot;;IF(FIND(&quot;-&quot;;[.$G11])=0;&quot;&quot;;1*NOT([.$G11]=&quot;0-20&quot;)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81" table:formula="of:=IF([.$G11]=&quot;&quot;;&quot;&quot;;IF(FIND(&quot;-&quot;;[.$G11])=0;&quot;&quot;;1*([.$G11]=&quot;0-20&quot;)))" office:value-type="float" office:value="0" calcext:value-type="float">
            <text:p>0</text:p>
          </table:table-cell>
          <table:table-cell table:style-name="ce81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81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84" table:formula="of:=IF([.$G11]=&quot;&quot;;&quot;&quot;;IF(FIND(&quot;-&quot;;[.$G11])=0;&quot;&quot;;NUMBERVALUE(MID([.$G11];1;FIND(&quot;-&quot;;[.$G11])-1))-NUMBERVALUE(MID([.$G11];FIND(&quot;-&quot;;[.$G11])+1;LEN([.$G11])-FIND(&quot;-&quot;;[.$G11])))))" office:value-type="float" office:value="-25" calcext:value-type="float">
            <text:p>-25</text:p>
          </table:table-cell>
          <table:table-cell table:style-name="ce87" table:formula="of:=IF([.$G11]=&quot;&quot;;&quot;&quot;;IF(FIND(&quot;-&quot;;[.$G11])=0;&quot;&quot;;1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87" table:formula="of:=IF([.$G11]=&quot;&quot;;&quot;&quot;;IF(FIND(&quot;-&quot;;[.$G11])=0;&quot;&quot;;1*NOT([.$G11]=&quot;20-0&quot;)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87" table:formula="of:=IF([.$G11]=&quot;&quot;;&quot;&quot;;IF(FIND(&quot;-&quot;;[.$G11])=0;&quot;&quot;;1*([.$G11]=&quot;20-0&quot;)))" office:value-type="float" office:value="0" calcext:value-type="float">
            <text:p>0</text:p>
          </table:table-cell>
          <table:table-cell table:style-name="ce87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87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90" table:formula="of:=IF([.$G11]=&quot;&quot;;&quot;&quot;;IF(FIND(&quot;-&quot;;[.$G11])=0;&quot;&quot;;-NUMBERVALUE(MID([.$G11];1;FIND(&quot;-&quot;;[.$G11])-1))+NUMBERVALUE(MID([.$G11];FIND(&quot;-&quot;;[.$G11])+1;LEN([.$G11])-FIND(&quot;-&quot;;[.$G11])))))" office:value-type="float" office:value="25" calcext:value-type="float">
            <text:p>+25</text:p>
          </table:table-cell>
          <table:table-cell table:number-columns-repeated="41"/>
        </table:table-row>
        <table:table-row table:style-name="ro2">
          <table:table-cell table:style-name="ce171" office:value-type="float" office:value="11" calcext:value-type="float">
            <text:p>11</text:p>
          </table:table-cell>
          <table:table-cell table:style-name="ce182" office:value-type="string" calcext:value-type="string">
            <text:p>B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12];&quot;ABCDEFGH&quot;;1)&gt;0;INDEX([$A_INSERIMENTI.D$2:$A_INSERIMENTI.H$33];MATCH(1;([$A_INSERIMENTI.G$2:$A_INSERIMENTI.G$33]=[.B12])*([$A_INSERIMENTI.H$2:$A_INSERIMENTI.H$33]=INT([.C12]/10));0);2)&amp;&quot; (&quot;&amp;INDEX([$A_INSERIMENTI.D$2:$A_INSERIMENTI.H$33];MATCH(1;([$A_INSERIMENTI.G$2:$A_INSERIMENTI.G$33]=[.B12])*([$A_INSERIMENTI.H$2:$A_INSERIMENTI.H$33]=INT([.C12]/10));0);1)&amp;&quot;)&quot;;&quot;DA SISTEMARE&quot;)" office:value-type="string" office:string-value="Puma (6)" calcext:value-type="string">
            <text:p>Puma (6)</text:p>
          </table:table-cell>
          <table:table-cell table:style-name="ce50" table:formula="of:=IF(AND([.D12]&lt;&gt;&quot;&quot;;[.F12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2];&quot;ABCDEFGH&quot;;1)&gt;0;INDEX([$A_INSERIMENTI.D$2:$A_INSERIMENTI.H$33];MATCH(1;([$A_INSERIMENTI.G$2:$A_INSERIMENTI.G$33]=[.B12])*([$A_INSERIMENTI.H$2:$A_INSERIMENTI.H$33]=[.C12]-10*INT([.C12]/10));0);2)&amp;&quot; (&quot;&amp;INDEX([$A_INSERIMENTI.D$2:$A_INSERIMENTI.H$33];MATCH(1;([$A_INSERIMENTI.G$2:$A_INSERIMENTI.G$33]=[.B12])*([$A_INSERIMENTI.H$2:$A_INSERIMENTI.H$33]=[.C12]-10*INT([.C12]/10));0);1)&amp;&quot;)&quot;;&quot;DA SISTEMARE&quot;)" office:value-type="string" office:string-value="Serval (8)" calcext:value-type="string">
            <text:p>Serval (8)</text:p>
          </table:table-cell>
          <table:table-cell table:style-name="ce222" office:value-type="string" calcext:value-type="string">
            <text:p>45-68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12]=&quot;&quot;;&quot;&quot;;VLOOKUP([.$J12];A_003_INSERIMENTO_CAMPI;2;0))" office:value-type="string" office:string-value="Cristo Re 2" calcext:value-type="string">
            <text:p>Cristo Re 2</text:p>
          </table:table-cell>
          <table:table-cell table:style-name="ce81" table:formula="of:=IF([.$G12]=&quot;&quot;;&quot;&quot;;IF(FIND(&quot;-&quot;;[.$G12])=0;&quot;&quot;;1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81" table:formula="of:=IF([.$G12]=&quot;&quot;;&quot;&quot;;IF(FIND(&quot;-&quot;;[.$G12])=0;&quot;&quot;;1*NOT([.$G12]=&quot;0-20&quot;)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81" table:formula="of:=IF([.$G12]=&quot;&quot;;&quot;&quot;;IF(FIND(&quot;-&quot;;[.$G12])=0;&quot;&quot;;1*([.$G12]=&quot;0-20&quot;)))" office:value-type="float" office:value="0" calcext:value-type="float">
            <text:p>0</text:p>
          </table:table-cell>
          <table:table-cell table:style-name="ce81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81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84" table:formula="of:=IF([.$G12]=&quot;&quot;;&quot;&quot;;IF(FIND(&quot;-&quot;;[.$G12])=0;&quot;&quot;;NUMBERVALUE(MID([.$G12];1;FIND(&quot;-&quot;;[.$G12])-1))-NUMBERVALUE(MID([.$G12];FIND(&quot;-&quot;;[.$G12])+1;LEN([.$G12])-FIND(&quot;-&quot;;[.$G12])))))" office:value-type="float" office:value="-23" calcext:value-type="float">
            <text:p>-23</text:p>
          </table:table-cell>
          <table:table-cell table:style-name="ce87" table:formula="of:=IF([.$G12]=&quot;&quot;;&quot;&quot;;IF(FIND(&quot;-&quot;;[.$G12])=0;&quot;&quot;;1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87" table:formula="of:=IF([.$G12]=&quot;&quot;;&quot;&quot;;IF(FIND(&quot;-&quot;;[.$G12])=0;&quot;&quot;;1*NOT([.$G12]=&quot;20-0&quot;)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87" table:formula="of:=IF([.$G12]=&quot;&quot;;&quot;&quot;;IF(FIND(&quot;-&quot;;[.$G12])=0;&quot;&quot;;1*([.$G12]=&quot;20-0&quot;)))" office:value-type="float" office:value="0" calcext:value-type="float">
            <text:p>0</text:p>
          </table:table-cell>
          <table:table-cell table:style-name="ce87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87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90" table:formula="of:=IF([.$G12]=&quot;&quot;;&quot;&quot;;IF(FIND(&quot;-&quot;;[.$G12])=0;&quot;&quot;;-NUMBERVALUE(MID([.$G12];1;FIND(&quot;-&quot;;[.$G12])-1))+NUMBERVALUE(MID([.$G12];FIND(&quot;-&quot;;[.$G12])+1;LEN([.$G12])-FIND(&quot;-&quot;;[.$G12])))))" office:value-type="float" office:value="23" calcext:value-type="float">
            <text:p>+23</text:p>
          </table:table-cell>
          <table:table-cell table:number-columns-repeated="41"/>
        </table:table-row>
        <table:table-row table:style-name="ro2">
          <table:table-cell table:style-name="ce172" office:value-type="float" office:value="12" calcext:value-type="float">
            <text:p>12</text:p>
          </table:table-cell>
          <table:table-cell table:style-name="ce183" office:value-type="string" calcext:value-type="string">
            <text:p>B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13];&quot;ABCDEFGH&quot;;1)&gt;0;INDEX([$A_INSERIMENTI.D$2:$A_INSERIMENTI.H$33];MATCH(1;([$A_INSERIMENTI.G$2:$A_INSERIMENTI.G$33]=[.B13])*([$A_INSERIMENTI.H$2:$A_INSERIMENTI.H$33]=INT([.C13]/10));0);2)&amp;&quot; (&quot;&amp;INDEX([$A_INSERIMENTI.D$2:$A_INSERIMENTI.H$33];MATCH(1;([$A_INSERIMENTI.G$2:$A_INSERIMENTI.G$33]=[.B13])*([$A_INSERIMENTI.H$2:$A_INSERIMENTI.H$33]=INT([.C13]/10));0);1)&amp;&quot;)&quot;;&quot;DA SISTEMARE&quot;)" office:value-type="string" office:string-value="Linci (7)" calcext:value-type="string">
            <text:p>Linci (7)</text:p>
          </table:table-cell>
          <table:table-cell table:style-name="ce51" table:formula="of:=IF(AND([.D13]&lt;&gt;&quot;&quot;;[.F13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13];&quot;ABCDEFGH&quot;;1)&gt;0;INDEX([$A_INSERIMENTI.D$2:$A_INSERIMENTI.H$33];MATCH(1;([$A_INSERIMENTI.G$2:$A_INSERIMENTI.G$33]=[.B13])*([$A_INSERIMENTI.H$2:$A_INSERIMENTI.H$33]=[.C13]-10*INT([.C13]/10));0);2)&amp;&quot; (&quot;&amp;INDEX([$A_INSERIMENTI.D$2:$A_INSERIMENTI.H$33];MATCH(1;([$A_INSERIMENTI.G$2:$A_INSERIMENTI.G$33]=[.B13])*([$A_INSERIMENTI.H$2:$A_INSERIMENTI.H$33]=[.C13]-10*INT([.C13]/10));0);1)&amp;&quot;)&quot;;&quot;DA SISTEMARE&quot;)" office:value-type="string" office:string-value="Serval (8)" calcext:value-type="string">
            <text:p>Serval (8)</text:p>
          </table:table-cell>
          <table:table-cell table:style-name="ce223" office:value-type="string" calcext:value-type="string">
            <text:p>88-62</text:p>
          </table:table-cell>
          <table:table-cell table:style-name="ce67" office:value-type="date" office:date-value="2021-06-07" calcext:value-type="date">
            <text:p>lun 07/06/2021</text:p>
          </table:table-cell>
          <table:table-cell table:style-name="ce72" office:value-type="time" office:time-value="PT18H00M00S" calcext:value-type="time">
            <text:p>18:00</text:p>
          </table:table-cell>
          <table:table-cell table:style-name="ce76" office:value-type="float" office:value="2" calcext:value-type="float">
            <text:p>2</text:p>
          </table:table-cell>
          <table:table-cell table:style-name="ce79" table:formula="of:=IF([.$J13]=&quot;&quot;;&quot;&quot;;VLOOKUP([.$J13];A_003_INSERIMENTO_CAMPI;2;0))" office:value-type="string" office:string-value="Cristo Re 2" calcext:value-type="string">
            <text:p>Cristo Re 2</text:p>
          </table:table-cell>
          <table:table-cell table:style-name="ce82" table:formula="of:=IF([.$G13]=&quot;&quot;;&quot;&quot;;IF(FIND(&quot;-&quot;;[.$G13])=0;&quot;&quot;;1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82" table:formula="of:=IF([.$G13]=&quot;&quot;;&quot;&quot;;IF(FIND(&quot;-&quot;;[.$G13])=0;&quot;&quot;;1*NOT([.$G13]=&quot;0-20&quot;)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82" table:formula="of:=IF([.$G13]=&quot;&quot;;&quot;&quot;;IF(FIND(&quot;-&quot;;[.$G13])=0;&quot;&quot;;1*([.$G13]=&quot;0-20&quot;)))" office:value-type="float" office:value="0" calcext:value-type="float">
            <text:p>0</text:p>
          </table:table-cell>
          <table:table-cell table:style-name="ce82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82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85" table:formula="of:=IF([.$G13]=&quot;&quot;;&quot;&quot;;IF(FIND(&quot;-&quot;;[.$G13])=0;&quot;&quot;;NUMBERVALUE(MID([.$G13];1;FIND(&quot;-&quot;;[.$G13])-1))-NUMBERVALUE(MID([.$G13];FIND(&quot;-&quot;;[.$G13])+1;LEN([.$G13])-FIND(&quot;-&quot;;[.$G13])))))" office:value-type="float" office:value="26" calcext:value-type="float">
            <text:p>+26</text:p>
          </table:table-cell>
          <table:table-cell table:style-name="ce88" table:formula="of:=IF([.$G13]=&quot;&quot;;&quot;&quot;;IF(FIND(&quot;-&quot;;[.$G13])=0;&quot;&quot;;1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88" table:formula="of:=IF([.$G13]=&quot;&quot;;&quot;&quot;;IF(FIND(&quot;-&quot;;[.$G13])=0;&quot;&quot;;1*NOT([.$G13]=&quot;20-0&quot;)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88" table:formula="of:=IF([.$G13]=&quot;&quot;;&quot;&quot;;IF(FIND(&quot;-&quot;;[.$G13])=0;&quot;&quot;;1*([.$G13]=&quot;20-0&quot;)))" office:value-type="float" office:value="0" calcext:value-type="float">
            <text:p>0</text:p>
          </table:table-cell>
          <table:table-cell table:style-name="ce88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88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91" table:formula="of:=IF([.$G13]=&quot;&quot;;&quot;&quot;;IF(FIND(&quot;-&quot;;[.$G13])=0;&quot;&quot;;-NUMBERVALUE(MID([.$G13];1;FIND(&quot;-&quot;;[.$G13])-1))+NUMBERVALUE(MID([.$G13];FIND(&quot;-&quot;;[.$G13])+1;LEN([.$G13])-FIND(&quot;-&quot;;[.$G13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0" office:value-type="float" office:value="13" calcext:value-type="float">
            <text:p>13</text:p>
          </table:table-cell>
          <table:table-cell table:style-name="ce184" office:value-type="string" calcext:value-type="string">
            <text:p>C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14];&quot;ABCDEFGH&quot;;1)&gt;0;INDEX([$A_INSERIMENTI.D$2:$A_INSERIMENTI.H$33];MATCH(1;([$A_INSERIMENTI.G$2:$A_INSERIMENTI.G$33]=[.B14])*([$A_INSERIMENTI.H$2:$A_INSERIMENTI.H$33]=INT([.C14]/10));0);2)&amp;&quot; (&quot;&amp;INDEX([$A_INSERIMENTI.D$2:$A_INSERIMENTI.H$33];MATCH(1;([$A_INSERIMENTI.G$2:$A_INSERIMENTI.G$33]=[.B14])*([$A_INSERIMENTI.H$2:$A_INSERIMENTI.H$33]=INT([.C14]/10));0);1)&amp;&quot;)&quot;;&quot;DA SISTEMARE&quot;)" office:value-type="string" office:string-value="Elefanti (9)" calcext:value-type="string">
            <text:p>Elefanti (9)</text:p>
          </table:table-cell>
          <table:table-cell table:style-name="ce49" table:formula="of:=IF(AND([.D14]&lt;&gt;&quot;&quot;;[.F14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14];&quot;ABCDEFGH&quot;;1)&gt;0;INDEX([$A_INSERIMENTI.D$2:$A_INSERIMENTI.H$33];MATCH(1;([$A_INSERIMENTI.G$2:$A_INSERIMENTI.G$33]=[.B14])*([$A_INSERIMENTI.H$2:$A_INSERIMENTI.H$33]=[.C14]-10*INT([.C14]/10));0);2)&amp;&quot; (&quot;&amp;INDEX([$A_INSERIMENTI.D$2:$A_INSERIMENTI.H$33];MATCH(1;([$A_INSERIMENTI.G$2:$A_INSERIMENTI.G$33]=[.B14])*([$A_INSERIMENTI.H$2:$A_INSERIMENTI.H$33]=[.C14]-10*INT([.C14]/10));0);1)&amp;&quot;)&quot;;&quot;DA SISTEMARE&quot;)" office:value-type="string" office:string-value="Giraffe (10)" calcext:value-type="string">
            <text:p>Giraffe (10)</text:p>
          </table:table-cell>
          <table:table-cell table:style-name="ce221" office:value-type="string" calcext:value-type="string">
            <text:p>31-100</text:p>
          </table:table-cell>
          <table:table-cell table:style-name="ce65" office:value-type="date" office:date-value="2021-06-07" calcext:value-type="date">
            <text:p>lun 07/06/2021</text:p>
          </table:table-cell>
          <table:table-cell table:style-name="ce70" office:value-type="time" office:time-value="PT16H00M00S" calcext:value-type="time">
            <text:p>16:00</text:p>
          </table:table-cell>
          <table:table-cell table:style-name="ce74" office:value-type="float" office:value="3" calcext:value-type="float">
            <text:p>3</text:p>
          </table:table-cell>
          <table:table-cell table:style-name="ce77" table:formula="of:=IF([.$J14]=&quot;&quot;;&quot;&quot;;VLOOKUP([.$J14];A_003_INSERIMENTO_CAMPI;2;0))" office:value-type="string" office:string-value="Basket Giovane" calcext:value-type="string">
            <text:p>Basket Giovane</text:p>
          </table:table-cell>
          <table:table-cell table:style-name="ce80" table:formula="of:=IF([.$G14]=&quot;&quot;;&quot;&quot;;IF(FIND(&quot;-&quot;;[.$G14])=0;&quot;&quot;;1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80" table:formula="of:=IF([.$G14]=&quot;&quot;;&quot;&quot;;IF(FIND(&quot;-&quot;;[.$G14])=0;&quot;&quot;;1*NOT([.$G14]=&quot;0-20&quot;)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80" table:formula="of:=IF([.$G14]=&quot;&quot;;&quot;&quot;;IF(FIND(&quot;-&quot;;[.$G14])=0;&quot;&quot;;1*([.$G14]=&quot;0-20&quot;)))" office:value-type="float" office:value="0" calcext:value-type="float">
            <text:p>0</text:p>
          </table:table-cell>
          <table:table-cell table:style-name="ce80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80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83" table:formula="of:=IF([.$G14]=&quot;&quot;;&quot;&quot;;IF(FIND(&quot;-&quot;;[.$G14])=0;&quot;&quot;;NUMBERVALUE(MID([.$G14];1;FIND(&quot;-&quot;;[.$G14])-1))-NUMBERVALUE(MID([.$G14];FIND(&quot;-&quot;;[.$G14])+1;LEN([.$G14])-FIND(&quot;-&quot;;[.$G14])))))" office:value-type="float" office:value="-69" calcext:value-type="float">
            <text:p>-69</text:p>
          </table:table-cell>
          <table:table-cell table:style-name="ce86" table:formula="of:=IF([.$G14]=&quot;&quot;;&quot;&quot;;IF(FIND(&quot;-&quot;;[.$G14])=0;&quot;&quot;;1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86" table:formula="of:=IF([.$G14]=&quot;&quot;;&quot;&quot;;IF(FIND(&quot;-&quot;;[.$G14])=0;&quot;&quot;;1*NOT([.$G14]=&quot;20-0&quot;)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86" table:formula="of:=IF([.$G14]=&quot;&quot;;&quot;&quot;;IF(FIND(&quot;-&quot;;[.$G14])=0;&quot;&quot;;1*([.$G14]=&quot;20-0&quot;)))" office:value-type="float" office:value="0" calcext:value-type="float">
            <text:p>0</text:p>
          </table:table-cell>
          <table:table-cell table:style-name="ce86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86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89" table:formula="of:=IF([.$G14]=&quot;&quot;;&quot;&quot;;IF(FIND(&quot;-&quot;;[.$G14])=0;&quot;&quot;;-NUMBERVALUE(MID([.$G14];1;FIND(&quot;-&quot;;[.$G14])-1))+NUMBERVALUE(MID([.$G14];FIND(&quot;-&quot;;[.$G14])+1;LEN([.$G14])-FIND(&quot;-&quot;;[.$G14])))))" office:value-type="float" office:value="69" calcext:value-type="float">
            <text:p>+69</text:p>
          </table:table-cell>
          <table:table-cell table:number-columns-repeated="41"/>
        </table:table-row>
        <table:table-row table:style-name="ro2">
          <table:table-cell table:style-name="ce171" office:value-type="float" office:value="14" calcext:value-type="float">
            <text:p>14</text:p>
          </table:table-cell>
          <table:table-cell table:style-name="ce185" office:value-type="string" calcext:value-type="string">
            <text:p>C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15];&quot;ABCDEFGH&quot;;1)&gt;0;INDEX([$A_INSERIMENTI.D$2:$A_INSERIMENTI.H$33];MATCH(1;([$A_INSERIMENTI.G$2:$A_INSERIMENTI.G$33]=[.B15])*([$A_INSERIMENTI.H$2:$A_INSERIMENTI.H$33]=INT([.C15]/10));0);2)&amp;&quot; (&quot;&amp;INDEX([$A_INSERIMENTI.D$2:$A_INSERIMENTI.H$33];MATCH(1;([$A_INSERIMENTI.G$2:$A_INSERIMENTI.G$33]=[.B15])*([$A_INSERIMENTI.H$2:$A_INSERIMENTI.H$33]=INT([.C15]/10));0);1)&amp;&quot;)&quot;;&quot;DA SISTEMARE&quot;)" office:value-type="string" office:string-value="Elefanti (9)" calcext:value-type="string">
            <text:p>Elefanti (9)</text:p>
          </table:table-cell>
          <table:table-cell table:style-name="ce50" table:formula="of:=IF(AND([.D15]&lt;&gt;&quot;&quot;;[.F15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5];&quot;ABCDEFGH&quot;;1)&gt;0;INDEX([$A_INSERIMENTI.D$2:$A_INSERIMENTI.H$33];MATCH(1;([$A_INSERIMENTI.G$2:$A_INSERIMENTI.G$33]=[.B15])*([$A_INSERIMENTI.H$2:$A_INSERIMENTI.H$33]=[.C15]-10*INT([.C15]/10));0);2)&amp;&quot; (&quot;&amp;INDEX([$A_INSERIMENTI.D$2:$A_INSERIMENTI.H$33];MATCH(1;([$A_INSERIMENTI.G$2:$A_INSERIMENTI.G$33]=[.B15])*([$A_INSERIMENTI.H$2:$A_INSERIMENTI.H$33]=[.C15]-10*INT([.C15]/10));0);1)&amp;&quot;)&quot;;&quot;DA SISTEMARE&quot;)" office:value-type="string" office:string-value="Ippopotami (11)" calcext:value-type="string">
            <text:p>Ippopotami (11)</text:p>
          </table:table-cell>
          <table:table-cell table:style-name="ce222" office:value-type="string" calcext:value-type="string">
            <text:p>66-95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15]=&quot;&quot;;&quot;&quot;;VLOOKUP([.$J15];A_003_INSERIMENTO_CAMPI;2;0))" office:value-type="string" office:string-value="Basket Giovane" calcext:value-type="string">
            <text:p>Basket Giovane</text:p>
          </table:table-cell>
          <table:table-cell table:style-name="ce81" table:formula="of:=IF([.$G15]=&quot;&quot;;&quot;&quot;;IF(FIND(&quot;-&quot;;[.$G15])=0;&quot;&quot;;1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81" table:formula="of:=IF([.$G15]=&quot;&quot;;&quot;&quot;;IF(FIND(&quot;-&quot;;[.$G15])=0;&quot;&quot;;1*NOT([.$G15]=&quot;0-20&quot;)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81" table:formula="of:=IF([.$G15]=&quot;&quot;;&quot;&quot;;IF(FIND(&quot;-&quot;;[.$G15])=0;&quot;&quot;;1*([.$G15]=&quot;0-20&quot;)))" office:value-type="float" office:value="0" calcext:value-type="float">
            <text:p>0</text:p>
          </table:table-cell>
          <table:table-cell table:style-name="ce81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81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84" table:formula="of:=IF([.$G15]=&quot;&quot;;&quot;&quot;;IF(FIND(&quot;-&quot;;[.$G15])=0;&quot;&quot;;NUMBERVALUE(MID([.$G15];1;FIND(&quot;-&quot;;[.$G15])-1))-NUMBERVALUE(MID([.$G15];FIND(&quot;-&quot;;[.$G15])+1;LEN([.$G15])-FIND(&quot;-&quot;;[.$G15])))))" office:value-type="float" office:value="-29" calcext:value-type="float">
            <text:p>-29</text:p>
          </table:table-cell>
          <table:table-cell table:style-name="ce87" table:formula="of:=IF([.$G15]=&quot;&quot;;&quot;&quot;;IF(FIND(&quot;-&quot;;[.$G15])=0;&quot;&quot;;1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87" table:formula="of:=IF([.$G15]=&quot;&quot;;&quot;&quot;;IF(FIND(&quot;-&quot;;[.$G15])=0;&quot;&quot;;1*NOT([.$G15]=&quot;20-0&quot;)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87" table:formula="of:=IF([.$G15]=&quot;&quot;;&quot;&quot;;IF(FIND(&quot;-&quot;;[.$G15])=0;&quot;&quot;;1*([.$G15]=&quot;20-0&quot;)))" office:value-type="float" office:value="0" calcext:value-type="float">
            <text:p>0</text:p>
          </table:table-cell>
          <table:table-cell table:style-name="ce87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87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90" table:formula="of:=IF([.$G15]=&quot;&quot;;&quot;&quot;;IF(FIND(&quot;-&quot;;[.$G15])=0;&quot;&quot;;-NUMBERVALUE(MID([.$G15];1;FIND(&quot;-&quot;;[.$G15])-1))+NUMBERVALUE(MID([.$G15];FIND(&quot;-&quot;;[.$G15])+1;LEN([.$G15])-FIND(&quot;-&quot;;[.$G15])))))" office:value-type="float" office:value="29" calcext:value-type="float">
            <text:p>+29</text:p>
          </table:table-cell>
          <table:table-cell table:number-columns-repeated="41"/>
        </table:table-row>
        <table:table-row table:style-name="ro2">
          <table:table-cell table:style-name="ce171" office:value-type="float" office:value="15" calcext:value-type="float">
            <text:p>15</text:p>
          </table:table-cell>
          <table:table-cell table:style-name="ce185" office:value-type="string" calcext:value-type="string">
            <text:p>C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16];&quot;ABCDEFGH&quot;;1)&gt;0;INDEX([$A_INSERIMENTI.D$2:$A_INSERIMENTI.H$33];MATCH(1;([$A_INSERIMENTI.G$2:$A_INSERIMENTI.G$33]=[.B16])*([$A_INSERIMENTI.H$2:$A_INSERIMENTI.H$33]=INT([.C16]/10));0);2)&amp;&quot; (&quot;&amp;INDEX([$A_INSERIMENTI.D$2:$A_INSERIMENTI.H$33];MATCH(1;([$A_INSERIMENTI.G$2:$A_INSERIMENTI.G$33]=[.B16])*([$A_INSERIMENTI.H$2:$A_INSERIMENTI.H$33]=INT([.C16]/10));0);1)&amp;&quot;)&quot;;&quot;DA SISTEMARE&quot;)" office:value-type="string" office:string-value="Elefanti (9)" calcext:value-type="string">
            <text:p>Elefanti (9)</text:p>
          </table:table-cell>
          <table:table-cell table:style-name="ce50" table:formula="of:=IF(AND([.D16]&lt;&gt;&quot;&quot;;[.F16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6];&quot;ABCDEFGH&quot;;1)&gt;0;INDEX([$A_INSERIMENTI.D$2:$A_INSERIMENTI.H$33];MATCH(1;([$A_INSERIMENTI.G$2:$A_INSERIMENTI.G$33]=[.B16])*([$A_INSERIMENTI.H$2:$A_INSERIMENTI.H$33]=[.C16]-10*INT([.C16]/10));0);2)&amp;&quot; (&quot;&amp;INDEX([$A_INSERIMENTI.D$2:$A_INSERIMENTI.H$33];MATCH(1;([$A_INSERIMENTI.G$2:$A_INSERIMENTI.G$33]=[.B16])*([$A_INSERIMENTI.H$2:$A_INSERIMENTI.H$33]=[.C16]-10*INT([.C16]/10));0);1)&amp;&quot;)&quot;;&quot;DA SISTEMARE&quot;)" office:value-type="string" office:string-value="Iguane (12)" calcext:value-type="string">
            <text:p>Iguane (12)</text:p>
          </table:table-cell>
          <table:table-cell table:style-name="ce222" office:value-type="string" calcext:value-type="string">
            <text:p>57-42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16]=&quot;&quot;;&quot;&quot;;VLOOKUP([.$J16];A_003_INSERIMENTO_CAMPI;2;0))" office:value-type="string" office:string-value="Basket Giovane" calcext:value-type="string">
            <text:p>Basket Giovane</text:p>
          </table:table-cell>
          <table:table-cell table:style-name="ce81" table:formula="of:=IF([.$G16]=&quot;&quot;;&quot;&quot;;IF(FIND(&quot;-&quot;;[.$G16])=0;&quot;&quot;;1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81" table:formula="of:=IF([.$G16]=&quot;&quot;;&quot;&quot;;IF(FIND(&quot;-&quot;;[.$G16])=0;&quot;&quot;;1*NOT([.$G16]=&quot;0-20&quot;)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81" table:formula="of:=IF([.$G16]=&quot;&quot;;&quot;&quot;;IF(FIND(&quot;-&quot;;[.$G16])=0;&quot;&quot;;1*([.$G16]=&quot;0-20&quot;)))" office:value-type="float" office:value="0" calcext:value-type="float">
            <text:p>0</text:p>
          </table:table-cell>
          <table:table-cell table:style-name="ce81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81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84" table:formula="of:=IF([.$G16]=&quot;&quot;;&quot;&quot;;IF(FIND(&quot;-&quot;;[.$G16])=0;&quot;&quot;;NUMBERVALUE(MID([.$G16];1;FIND(&quot;-&quot;;[.$G16])-1))-NUMBERVALUE(MID([.$G16];FIND(&quot;-&quot;;[.$G16])+1;LEN([.$G16])-FIND(&quot;-&quot;;[.$G16])))))" office:value-type="float" office:value="15" calcext:value-type="float">
            <text:p>+15</text:p>
          </table:table-cell>
          <table:table-cell table:style-name="ce87" table:formula="of:=IF([.$G16]=&quot;&quot;;&quot;&quot;;IF(FIND(&quot;-&quot;;[.$G16])=0;&quot;&quot;;1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87" table:formula="of:=IF([.$G16]=&quot;&quot;;&quot;&quot;;IF(FIND(&quot;-&quot;;[.$G16])=0;&quot;&quot;;1*NOT([.$G16]=&quot;20-0&quot;)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87" table:formula="of:=IF([.$G16]=&quot;&quot;;&quot;&quot;;IF(FIND(&quot;-&quot;;[.$G16])=0;&quot;&quot;;1*([.$G16]=&quot;20-0&quot;)))" office:value-type="float" office:value="0" calcext:value-type="float">
            <text:p>0</text:p>
          </table:table-cell>
          <table:table-cell table:style-name="ce87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87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90" table:formula="of:=IF([.$G16]=&quot;&quot;;&quot;&quot;;IF(FIND(&quot;-&quot;;[.$G16])=0;&quot;&quot;;-NUMBERVALUE(MID([.$G16];1;FIND(&quot;-&quot;;[.$G16])-1))+NUMBERVALUE(MID([.$G16];FIND(&quot;-&quot;;[.$G16])+1;LEN([.$G16])-FIND(&quot;-&quot;;[.$G16])))))" office:value-type="float" office:value="-15" calcext:value-type="float">
            <text:p>-15</text:p>
          </table:table-cell>
          <table:table-cell table:number-columns-repeated="41"/>
        </table:table-row>
        <table:table-row table:style-name="ro2">
          <table:table-cell table:style-name="ce171" office:value-type="float" office:value="16" calcext:value-type="float">
            <text:p>16</text:p>
          </table:table-cell>
          <table:table-cell table:style-name="ce185" office:value-type="string" calcext:value-type="string">
            <text:p>C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17];&quot;ABCDEFGH&quot;;1)&gt;0;INDEX([$A_INSERIMENTI.D$2:$A_INSERIMENTI.H$33];MATCH(1;([$A_INSERIMENTI.G$2:$A_INSERIMENTI.G$33]=[.B17])*([$A_INSERIMENTI.H$2:$A_INSERIMENTI.H$33]=INT([.C17]/10));0);2)&amp;&quot; (&quot;&amp;INDEX([$A_INSERIMENTI.D$2:$A_INSERIMENTI.H$33];MATCH(1;([$A_INSERIMENTI.G$2:$A_INSERIMENTI.G$33]=[.B17])*([$A_INSERIMENTI.H$2:$A_INSERIMENTI.H$33]=INT([.C17]/10));0);1)&amp;&quot;)&quot;;&quot;DA SISTEMARE&quot;)" office:value-type="string" office:string-value="Giraffe (10)" calcext:value-type="string">
            <text:p>Giraffe (10)</text:p>
          </table:table-cell>
          <table:table-cell table:style-name="ce50" table:formula="of:=IF(AND([.D17]&lt;&gt;&quot;&quot;;[.F17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7];&quot;ABCDEFGH&quot;;1)&gt;0;INDEX([$A_INSERIMENTI.D$2:$A_INSERIMENTI.H$33];MATCH(1;([$A_INSERIMENTI.G$2:$A_INSERIMENTI.G$33]=[.B17])*([$A_INSERIMENTI.H$2:$A_INSERIMENTI.H$33]=[.C17]-10*INT([.C17]/10));0);2)&amp;&quot; (&quot;&amp;INDEX([$A_INSERIMENTI.D$2:$A_INSERIMENTI.H$33];MATCH(1;([$A_INSERIMENTI.G$2:$A_INSERIMENTI.G$33]=[.B17])*([$A_INSERIMENTI.H$2:$A_INSERIMENTI.H$33]=[.C17]-10*INT([.C17]/10));0);1)&amp;&quot;)&quot;;&quot;DA SISTEMARE&quot;)" office:value-type="string" office:string-value="Ippopotami (11)" calcext:value-type="string">
            <text:p>Ippopotami (11)</text:p>
          </table:table-cell>
          <table:table-cell table:style-name="ce222" office:value-type="string" calcext:value-type="string">
            <text:p>98-89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5H30M00S" calcext:value-type="time">
            <text:p>15:3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17]=&quot;&quot;;&quot;&quot;;VLOOKUP([.$J17];A_003_INSERIMENTO_CAMPI;2;0))" office:value-type="string" office:string-value="Basket Giovane" calcext:value-type="string">
            <text:p>Basket Giovane</text:p>
          </table:table-cell>
          <table:table-cell table:style-name="ce81" table:formula="of:=IF([.$G17]=&quot;&quot;;&quot;&quot;;IF(FIND(&quot;-&quot;;[.$G17])=0;&quot;&quot;;1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81" table:formula="of:=IF([.$G17]=&quot;&quot;;&quot;&quot;;IF(FIND(&quot;-&quot;;[.$G17])=0;&quot;&quot;;1*NOT([.$G17]=&quot;0-20&quot;)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81" table:formula="of:=IF([.$G17]=&quot;&quot;;&quot;&quot;;IF(FIND(&quot;-&quot;;[.$G17])=0;&quot;&quot;;1*([.$G17]=&quot;0-20&quot;)))" office:value-type="float" office:value="0" calcext:value-type="float">
            <text:p>0</text:p>
          </table:table-cell>
          <table:table-cell table:style-name="ce81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81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84" table:formula="of:=IF([.$G17]=&quot;&quot;;&quot;&quot;;IF(FIND(&quot;-&quot;;[.$G17])=0;&quot;&quot;;NUMBERVALUE(MID([.$G17];1;FIND(&quot;-&quot;;[.$G17])-1))-NUMBERVALUE(MID([.$G17];FIND(&quot;-&quot;;[.$G17])+1;LEN([.$G17])-FIND(&quot;-&quot;;[.$G17])))))" office:value-type="float" office:value="9" calcext:value-type="float">
            <text:p>+9</text:p>
          </table:table-cell>
          <table:table-cell table:style-name="ce87" table:formula="of:=IF([.$G17]=&quot;&quot;;&quot;&quot;;IF(FIND(&quot;-&quot;;[.$G17])=0;&quot;&quot;;1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87" table:formula="of:=IF([.$G17]=&quot;&quot;;&quot;&quot;;IF(FIND(&quot;-&quot;;[.$G17])=0;&quot;&quot;;1*NOT([.$G17]=&quot;20-0&quot;)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87" table:formula="of:=IF([.$G17]=&quot;&quot;;&quot;&quot;;IF(FIND(&quot;-&quot;;[.$G17])=0;&quot;&quot;;1*([.$G17]=&quot;20-0&quot;)))" office:value-type="float" office:value="0" calcext:value-type="float">
            <text:p>0</text:p>
          </table:table-cell>
          <table:table-cell table:style-name="ce87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87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90" table:formula="of:=IF([.$G17]=&quot;&quot;;&quot;&quot;;IF(FIND(&quot;-&quot;;[.$G17])=0;&quot;&quot;;-NUMBERVALUE(MID([.$G17];1;FIND(&quot;-&quot;;[.$G17])-1))+NUMBERVALUE(MID([.$G17];FIND(&quot;-&quot;;[.$G17])+1;LEN([.$G17])-FIND(&quot;-&quot;;[.$G17])))))" office:value-type="float" office:value="-9" calcext:value-type="float">
            <text:p>-9</text:p>
          </table:table-cell>
          <table:table-cell table:number-columns-repeated="41"/>
        </table:table-row>
        <table:table-row table:style-name="ro2">
          <table:table-cell table:style-name="ce171" office:value-type="float" office:value="17" calcext:value-type="float">
            <text:p>17</text:p>
          </table:table-cell>
          <table:table-cell table:style-name="ce185" office:value-type="string" calcext:value-type="string">
            <text:p>C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18];&quot;ABCDEFGH&quot;;1)&gt;0;INDEX([$A_INSERIMENTI.D$2:$A_INSERIMENTI.H$33];MATCH(1;([$A_INSERIMENTI.G$2:$A_INSERIMENTI.G$33]=[.B18])*([$A_INSERIMENTI.H$2:$A_INSERIMENTI.H$33]=INT([.C18]/10));0);2)&amp;&quot; (&quot;&amp;INDEX([$A_INSERIMENTI.D$2:$A_INSERIMENTI.H$33];MATCH(1;([$A_INSERIMENTI.G$2:$A_INSERIMENTI.G$33]=[.B18])*([$A_INSERIMENTI.H$2:$A_INSERIMENTI.H$33]=INT([.C18]/10));0);1)&amp;&quot;)&quot;;&quot;DA SISTEMARE&quot;)" office:value-type="string" office:string-value="Giraffe (10)" calcext:value-type="string">
            <text:p>Giraffe (10)</text:p>
          </table:table-cell>
          <table:table-cell table:style-name="ce50" table:formula="of:=IF(AND([.D18]&lt;&gt;&quot;&quot;;[.F18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18];&quot;ABCDEFGH&quot;;1)&gt;0;INDEX([$A_INSERIMENTI.D$2:$A_INSERIMENTI.H$33];MATCH(1;([$A_INSERIMENTI.G$2:$A_INSERIMENTI.G$33]=[.B18])*([$A_INSERIMENTI.H$2:$A_INSERIMENTI.H$33]=[.C18]-10*INT([.C18]/10));0);2)&amp;&quot; (&quot;&amp;INDEX([$A_INSERIMENTI.D$2:$A_INSERIMENTI.H$33];MATCH(1;([$A_INSERIMENTI.G$2:$A_INSERIMENTI.G$33]=[.B18])*([$A_INSERIMENTI.H$2:$A_INSERIMENTI.H$33]=[.C18]-10*INT([.C18]/10));0);1)&amp;&quot;)&quot;;&quot;DA SISTEMARE&quot;)" office:value-type="string" office:string-value="Iguane (12)" calcext:value-type="string">
            <text:p>Iguane (12)</text:p>
          </table:table-cell>
          <table:table-cell table:style-name="ce222" office:value-type="string" calcext:value-type="string">
            <text:p>60-34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18]=&quot;&quot;;&quot;&quot;;VLOOKUP([.$J18];A_003_INSERIMENTO_CAMPI;2;0))" office:value-type="string" office:string-value="Basket Giovane" calcext:value-type="string">
            <text:p>Basket Giovane</text:p>
          </table:table-cell>
          <table:table-cell table:style-name="ce81" table:formula="of:=IF([.$G18]=&quot;&quot;;&quot;&quot;;IF(FIND(&quot;-&quot;;[.$G18])=0;&quot;&quot;;1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81" table:formula="of:=IF([.$G18]=&quot;&quot;;&quot;&quot;;IF(FIND(&quot;-&quot;;[.$G18])=0;&quot;&quot;;1*NOT([.$G18]=&quot;0-20&quot;)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81" table:formula="of:=IF([.$G18]=&quot;&quot;;&quot;&quot;;IF(FIND(&quot;-&quot;;[.$G18])=0;&quot;&quot;;1*([.$G18]=&quot;0-20&quot;)))" office:value-type="float" office:value="0" calcext:value-type="float">
            <text:p>0</text:p>
          </table:table-cell>
          <table:table-cell table:style-name="ce81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81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84" table:formula="of:=IF([.$G18]=&quot;&quot;;&quot;&quot;;IF(FIND(&quot;-&quot;;[.$G18])=0;&quot;&quot;;NUMBERVALUE(MID([.$G18];1;FIND(&quot;-&quot;;[.$G18])-1))-NUMBERVALUE(MID([.$G18];FIND(&quot;-&quot;;[.$G18])+1;LEN([.$G18])-FIND(&quot;-&quot;;[.$G18])))))" office:value-type="float" office:value="26" calcext:value-type="float">
            <text:p>+26</text:p>
          </table:table-cell>
          <table:table-cell table:style-name="ce87" table:formula="of:=IF([.$G18]=&quot;&quot;;&quot;&quot;;IF(FIND(&quot;-&quot;;[.$G18])=0;&quot;&quot;;1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87" table:formula="of:=IF([.$G18]=&quot;&quot;;&quot;&quot;;IF(FIND(&quot;-&quot;;[.$G18])=0;&quot;&quot;;1*NOT([.$G18]=&quot;20-0&quot;)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87" table:formula="of:=IF([.$G18]=&quot;&quot;;&quot;&quot;;IF(FIND(&quot;-&quot;;[.$G18])=0;&quot;&quot;;1*([.$G18]=&quot;20-0&quot;)))" office:value-type="float" office:value="0" calcext:value-type="float">
            <text:p>0</text:p>
          </table:table-cell>
          <table:table-cell table:style-name="ce87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87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90" table:formula="of:=IF([.$G18]=&quot;&quot;;&quot;&quot;;IF(FIND(&quot;-&quot;;[.$G18])=0;&quot;&quot;;-NUMBERVALUE(MID([.$G18];1;FIND(&quot;-&quot;;[.$G18])-1))+NUMBERVALUE(MID([.$G18];FIND(&quot;-&quot;;[.$G18])+1;LEN([.$G18])-FIND(&quot;-&quot;;[.$G18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2" office:value-type="float" office:value="18" calcext:value-type="float">
            <text:p>18</text:p>
          </table:table-cell>
          <table:table-cell table:style-name="ce186" office:value-type="string" calcext:value-type="string">
            <text:p>C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19];&quot;ABCDEFGH&quot;;1)&gt;0;INDEX([$A_INSERIMENTI.D$2:$A_INSERIMENTI.H$33];MATCH(1;([$A_INSERIMENTI.G$2:$A_INSERIMENTI.G$33]=[.B19])*([$A_INSERIMENTI.H$2:$A_INSERIMENTI.H$33]=INT([.C19]/10));0);2)&amp;&quot; (&quot;&amp;INDEX([$A_INSERIMENTI.D$2:$A_INSERIMENTI.H$33];MATCH(1;([$A_INSERIMENTI.G$2:$A_INSERIMENTI.G$33]=[.B19])*([$A_INSERIMENTI.H$2:$A_INSERIMENTI.H$33]=INT([.C19]/10));0);1)&amp;&quot;)&quot;;&quot;DA SISTEMARE&quot;)" office:value-type="string" office:string-value="Ippopotami (11)" calcext:value-type="string">
            <text:p>Ippopotami (11)</text:p>
          </table:table-cell>
          <table:table-cell table:style-name="ce51" table:formula="of:=IF(AND([.D19]&lt;&gt;&quot;&quot;;[.F19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19];&quot;ABCDEFGH&quot;;1)&gt;0;INDEX([$A_INSERIMENTI.D$2:$A_INSERIMENTI.H$33];MATCH(1;([$A_INSERIMENTI.G$2:$A_INSERIMENTI.G$33]=[.B19])*([$A_INSERIMENTI.H$2:$A_INSERIMENTI.H$33]=[.C19]-10*INT([.C19]/10));0);2)&amp;&quot; (&quot;&amp;INDEX([$A_INSERIMENTI.D$2:$A_INSERIMENTI.H$33];MATCH(1;([$A_INSERIMENTI.G$2:$A_INSERIMENTI.G$33]=[.B19])*([$A_INSERIMENTI.H$2:$A_INSERIMENTI.H$33]=[.C19]-10*INT([.C19]/10));0);1)&amp;&quot;)&quot;;&quot;DA SISTEMARE&quot;)" office:value-type="string" office:string-value="Iguane (12)" calcext:value-type="string">
            <text:p>Iguane (12)</text:p>
          </table:table-cell>
          <table:table-cell table:style-name="ce223" office:value-type="string" calcext:value-type="string">
            <text:p>96-25</text:p>
          </table:table-cell>
          <table:table-cell table:style-name="ce67" office:value-type="date" office:date-value="2021-06-07" calcext:value-type="date">
            <text:p>lun 07/06/2021</text:p>
          </table:table-cell>
          <table:table-cell table:style-name="ce72" office:value-type="time" office:time-value="PT18H00M00S" calcext:value-type="time">
            <text:p>18:00</text:p>
          </table:table-cell>
          <table:table-cell table:style-name="ce76" office:value-type="float" office:value="3" calcext:value-type="float">
            <text:p>3</text:p>
          </table:table-cell>
          <table:table-cell table:style-name="ce79" table:formula="of:=IF([.$J19]=&quot;&quot;;&quot;&quot;;VLOOKUP([.$J19];A_003_INSERIMENTO_CAMPI;2;0))" office:value-type="string" office:string-value="Basket Giovane" calcext:value-type="string">
            <text:p>Basket Giovane</text:p>
          </table:table-cell>
          <table:table-cell table:style-name="ce82" table:formula="of:=IF([.$G19]=&quot;&quot;;&quot;&quot;;IF(FIND(&quot;-&quot;;[.$G19])=0;&quot;&quot;;1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82" table:formula="of:=IF([.$G19]=&quot;&quot;;&quot;&quot;;IF(FIND(&quot;-&quot;;[.$G19])=0;&quot;&quot;;1*NOT([.$G19]=&quot;0-20&quot;)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82" table:formula="of:=IF([.$G19]=&quot;&quot;;&quot;&quot;;IF(FIND(&quot;-&quot;;[.$G19])=0;&quot;&quot;;1*([.$G19]=&quot;0-20&quot;)))" office:value-type="float" office:value="0" calcext:value-type="float">
            <text:p>0</text:p>
          </table:table-cell>
          <table:table-cell table:style-name="ce82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82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85" table:formula="of:=IF([.$G19]=&quot;&quot;;&quot;&quot;;IF(FIND(&quot;-&quot;;[.$G19])=0;&quot;&quot;;NUMBERVALUE(MID([.$G19];1;FIND(&quot;-&quot;;[.$G19])-1))-NUMBERVALUE(MID([.$G19];FIND(&quot;-&quot;;[.$G19])+1;LEN([.$G19])-FIND(&quot;-&quot;;[.$G19])))))" office:value-type="float" office:value="71" calcext:value-type="float">
            <text:p>+71</text:p>
          </table:table-cell>
          <table:table-cell table:style-name="ce88" table:formula="of:=IF([.$G19]=&quot;&quot;;&quot;&quot;;IF(FIND(&quot;-&quot;;[.$G19])=0;&quot;&quot;;1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88" table:formula="of:=IF([.$G19]=&quot;&quot;;&quot;&quot;;IF(FIND(&quot;-&quot;;[.$G19])=0;&quot;&quot;;1*NOT([.$G19]=&quot;20-0&quot;)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88" table:formula="of:=IF([.$G19]=&quot;&quot;;&quot;&quot;;IF(FIND(&quot;-&quot;;[.$G19])=0;&quot;&quot;;1*([.$G19]=&quot;20-0&quot;)))" office:value-type="float" office:value="0" calcext:value-type="float">
            <text:p>0</text:p>
          </table:table-cell>
          <table:table-cell table:style-name="ce88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88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91" table:formula="of:=IF([.$G19]=&quot;&quot;;&quot;&quot;;IF(FIND(&quot;-&quot;;[.$G19])=0;&quot;&quot;;-NUMBERVALUE(MID([.$G19];1;FIND(&quot;-&quot;;[.$G19])-1))+NUMBERVALUE(MID([.$G19];FIND(&quot;-&quot;;[.$G19])+1;LEN([.$G19])-FIND(&quot;-&quot;;[.$G19])))))" office:value-type="float" office:value="-71" calcext:value-type="float">
            <text:p>-71</text:p>
          </table:table-cell>
          <table:table-cell table:number-columns-repeated="41"/>
        </table:table-row>
        <table:table-row table:style-name="ro2">
          <table:table-cell table:style-name="ce170" office:value-type="float" office:value="19" calcext:value-type="float">
            <text:p>19</text:p>
          </table:table-cell>
          <table:table-cell table:style-name="ce187" office:value-type="string" calcext:value-type="string">
            <text:p>D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20];&quot;ABCDEFGH&quot;;1)&gt;0;INDEX([$A_INSERIMENTI.D$2:$A_INSERIMENTI.H$33];MATCH(1;([$A_INSERIMENTI.G$2:$A_INSERIMENTI.G$33]=[.B20])*([$A_INSERIMENTI.H$2:$A_INSERIMENTI.H$33]=INT([.C20]/10));0);2)&amp;&quot; (&quot;&amp;INDEX([$A_INSERIMENTI.D$2:$A_INSERIMENTI.H$33];MATCH(1;([$A_INSERIMENTI.G$2:$A_INSERIMENTI.G$33]=[.B20])*([$A_INSERIMENTI.H$2:$A_INSERIMENTI.H$33]=INT([.C20]/10));0);1)&amp;&quot;)&quot;;&quot;DA SISTEMARE&quot;)" office:value-type="string" office:string-value="Coccodrilli (13)" calcext:value-type="string">
            <text:p>Coccodrilli (13)</text:p>
          </table:table-cell>
          <table:table-cell table:style-name="ce49" table:formula="of:=IF(AND([.D20]&lt;&gt;&quot;&quot;;[.F20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20];&quot;ABCDEFGH&quot;;1)&gt;0;INDEX([$A_INSERIMENTI.D$2:$A_INSERIMENTI.H$33];MATCH(1;([$A_INSERIMENTI.G$2:$A_INSERIMENTI.G$33]=[.B20])*([$A_INSERIMENTI.H$2:$A_INSERIMENTI.H$33]=[.C20]-10*INT([.C20]/10));0);2)&amp;&quot; (&quot;&amp;INDEX([$A_INSERIMENTI.D$2:$A_INSERIMENTI.H$33];MATCH(1;([$A_INSERIMENTI.G$2:$A_INSERIMENTI.G$33]=[.B20])*([$A_INSERIMENTI.H$2:$A_INSERIMENTI.H$33]=[.C20]-10*INT([.C20]/10));0);1)&amp;&quot;)&quot;;&quot;DA SISTEMARE&quot;)" office:value-type="string" office:string-value="Pitoni (14)" calcext:value-type="string">
            <text:p>Pitoni (14)</text:p>
          </table:table-cell>
          <table:table-cell table:style-name="ce221" office:value-type="string" calcext:value-type="string">
            <text:p>96-68</text:p>
          </table:table-cell>
          <table:table-cell table:style-name="ce65" office:value-type="date" office:date-value="2021-06-07" calcext:value-type="date">
            <text:p>lun 07/06/2021</text:p>
          </table:table-cell>
          <table:table-cell table:style-name="ce70" office:value-type="time" office:time-value="PT16H00M00S" calcext:value-type="time">
            <text:p>16:00</text:p>
          </table:table-cell>
          <table:table-cell table:style-name="ce74" office:value-type="float" office:value="4" calcext:value-type="float">
            <text:p>4</text:p>
          </table:table-cell>
          <table:table-cell table:style-name="ce77" table:formula="of:=IF([.$J20]=&quot;&quot;;&quot;&quot;;VLOOKUP([.$J20];A_003_INSERIMENTO_CAMPI;2;0))" office:value-type="string" office:string-value="Nuova Scuola" calcext:value-type="string">
            <text:p>Nuova Scuola</text:p>
          </table:table-cell>
          <table:table-cell table:style-name="ce80" table:formula="of:=IF([.$G20]=&quot;&quot;;&quot;&quot;;IF(FIND(&quot;-&quot;;[.$G20])=0;&quot;&quot;;1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80" table:formula="of:=IF([.$G20]=&quot;&quot;;&quot;&quot;;IF(FIND(&quot;-&quot;;[.$G20])=0;&quot;&quot;;1*NOT([.$G20]=&quot;0-20&quot;)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80" table:formula="of:=IF([.$G20]=&quot;&quot;;&quot;&quot;;IF(FIND(&quot;-&quot;;[.$G20])=0;&quot;&quot;;1*([.$G20]=&quot;0-20&quot;)))" office:value-type="float" office:value="0" calcext:value-type="float">
            <text:p>0</text:p>
          </table:table-cell>
          <table:table-cell table:style-name="ce80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80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83" table:formula="of:=IF([.$G20]=&quot;&quot;;&quot;&quot;;IF(FIND(&quot;-&quot;;[.$G20])=0;&quot;&quot;;NUMBERVALUE(MID([.$G20];1;FIND(&quot;-&quot;;[.$G20])-1))-NUMBERVALUE(MID([.$G20];FIND(&quot;-&quot;;[.$G20])+1;LEN([.$G20])-FIND(&quot;-&quot;;[.$G20])))))" office:value-type="float" office:value="28" calcext:value-type="float">
            <text:p>+28</text:p>
          </table:table-cell>
          <table:table-cell table:style-name="ce86" table:formula="of:=IF([.$G20]=&quot;&quot;;&quot;&quot;;IF(FIND(&quot;-&quot;;[.$G20])=0;&quot;&quot;;1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86" table:formula="of:=IF([.$G20]=&quot;&quot;;&quot;&quot;;IF(FIND(&quot;-&quot;;[.$G20])=0;&quot;&quot;;1*NOT([.$G20]=&quot;20-0&quot;)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86" table:formula="of:=IF([.$G20]=&quot;&quot;;&quot;&quot;;IF(FIND(&quot;-&quot;;[.$G20])=0;&quot;&quot;;1*([.$G20]=&quot;20-0&quot;)))" office:value-type="float" office:value="0" calcext:value-type="float">
            <text:p>0</text:p>
          </table:table-cell>
          <table:table-cell table:style-name="ce86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86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89" table:formula="of:=IF([.$G20]=&quot;&quot;;&quot;&quot;;IF(FIND(&quot;-&quot;;[.$G20])=0;&quot;&quot;;-NUMBERVALUE(MID([.$G20];1;FIND(&quot;-&quot;;[.$G20])-1))+NUMBERVALUE(MID([.$G20];FIND(&quot;-&quot;;[.$G20])+1;LEN([.$G20])-FIND(&quot;-&quot;;[.$G20])))))" office:value-type="float" office:value="-28" calcext:value-type="float">
            <text:p>-28</text:p>
          </table:table-cell>
          <table:table-cell table:number-columns-repeated="41"/>
        </table:table-row>
        <table:table-row table:style-name="ro2">
          <table:table-cell table:style-name="ce171" office:value-type="float" office:value="20" calcext:value-type="float">
            <text:p>20</text:p>
          </table:table-cell>
          <table:table-cell table:style-name="ce189" office:value-type="string" calcext:value-type="string">
            <text:p>D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21];&quot;ABCDEFGH&quot;;1)&gt;0;INDEX([$A_INSERIMENTI.D$2:$A_INSERIMENTI.H$33];MATCH(1;([$A_INSERIMENTI.G$2:$A_INSERIMENTI.G$33]=[.B21])*([$A_INSERIMENTI.H$2:$A_INSERIMENTI.H$33]=INT([.C21]/10));0);2)&amp;&quot; (&quot;&amp;INDEX([$A_INSERIMENTI.D$2:$A_INSERIMENTI.H$33];MATCH(1;([$A_INSERIMENTI.G$2:$A_INSERIMENTI.G$33]=[.B21])*([$A_INSERIMENTI.H$2:$A_INSERIMENTI.H$33]=INT([.C21]/10));0);1)&amp;&quot;)&quot;;&quot;DA SISTEMARE&quot;)" office:value-type="string" office:string-value="Coccodrilli (13)" calcext:value-type="string">
            <text:p>Coccodrilli (13)</text:p>
          </table:table-cell>
          <table:table-cell table:style-name="ce50" table:formula="of:=IF(AND([.D21]&lt;&gt;&quot;&quot;;[.F21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1];&quot;ABCDEFGH&quot;;1)&gt;0;INDEX([$A_INSERIMENTI.D$2:$A_INSERIMENTI.H$33];MATCH(1;([$A_INSERIMENTI.G$2:$A_INSERIMENTI.G$33]=[.B21])*([$A_INSERIMENTI.H$2:$A_INSERIMENTI.H$33]=[.C21]-10*INT([.C21]/10));0);2)&amp;&quot; (&quot;&amp;INDEX([$A_INSERIMENTI.D$2:$A_INSERIMENTI.H$33];MATCH(1;([$A_INSERIMENTI.G$2:$A_INSERIMENTI.G$33]=[.B21])*([$A_INSERIMENTI.H$2:$A_INSERIMENTI.H$33]=[.C21]-10*INT([.C21]/10));0);1)&amp;&quot;)&quot;;&quot;DA SISTEMARE&quot;)" office:value-type="string" office:string-value="Aquile (15)" calcext:value-type="string">
            <text:p>Aquile (15)</text:p>
          </table:table-cell>
          <table:table-cell table:style-name="ce222" office:value-type="string" calcext:value-type="string">
            <text:p>21-29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21]=&quot;&quot;;&quot;&quot;;VLOOKUP([.$J21];A_003_INSERIMENTO_CAMPI;2;0))" office:value-type="string" office:string-value="Nuova Scuola" calcext:value-type="string">
            <text:p>Nuova Scuola</text:p>
          </table:table-cell>
          <table:table-cell table:style-name="ce81" table:formula="of:=IF([.$G21]=&quot;&quot;;&quot;&quot;;IF(FIND(&quot;-&quot;;[.$G21])=0;&quot;&quot;;1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81" table:formula="of:=IF([.$G21]=&quot;&quot;;&quot;&quot;;IF(FIND(&quot;-&quot;;[.$G21])=0;&quot;&quot;;1*NOT([.$G21]=&quot;0-20&quot;)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81" table:formula="of:=IF([.$G21]=&quot;&quot;;&quot;&quot;;IF(FIND(&quot;-&quot;;[.$G21])=0;&quot;&quot;;1*([.$G21]=&quot;0-20&quot;)))" office:value-type="float" office:value="0" calcext:value-type="float">
            <text:p>0</text:p>
          </table:table-cell>
          <table:table-cell table:style-name="ce81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81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84" table:formula="of:=IF([.$G21]=&quot;&quot;;&quot;&quot;;IF(FIND(&quot;-&quot;;[.$G21])=0;&quot;&quot;;NUMBERVALUE(MID([.$G21];1;FIND(&quot;-&quot;;[.$G21])-1))-NUMBERVALUE(MID([.$G21];FIND(&quot;-&quot;;[.$G21])+1;LEN([.$G21])-FIND(&quot;-&quot;;[.$G21])))))" office:value-type="float" office:value="-8" calcext:value-type="float">
            <text:p>-8</text:p>
          </table:table-cell>
          <table:table-cell table:style-name="ce87" table:formula="of:=IF([.$G21]=&quot;&quot;;&quot;&quot;;IF(FIND(&quot;-&quot;;[.$G21])=0;&quot;&quot;;1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87" table:formula="of:=IF([.$G21]=&quot;&quot;;&quot;&quot;;IF(FIND(&quot;-&quot;;[.$G21])=0;&quot;&quot;;1*NOT([.$G21]=&quot;20-0&quot;)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87" table:formula="of:=IF([.$G21]=&quot;&quot;;&quot;&quot;;IF(FIND(&quot;-&quot;;[.$G21])=0;&quot;&quot;;1*([.$G21]=&quot;20-0&quot;)))" office:value-type="float" office:value="0" calcext:value-type="float">
            <text:p>0</text:p>
          </table:table-cell>
          <table:table-cell table:style-name="ce87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87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90" table:formula="of:=IF([.$G21]=&quot;&quot;;&quot;&quot;;IF(FIND(&quot;-&quot;;[.$G21])=0;&quot;&quot;;-NUMBERVALUE(MID([.$G21];1;FIND(&quot;-&quot;;[.$G21])-1))+NUMBERVALUE(MID([.$G21];FIND(&quot;-&quot;;[.$G21])+1;LEN([.$G21])-FIND(&quot;-&quot;;[.$G21])))))" office:value-type="float" office:value="8" calcext:value-type="float">
            <text:p>+8</text:p>
          </table:table-cell>
          <table:table-cell table:number-columns-repeated="41"/>
        </table:table-row>
        <table:table-row table:style-name="ro2">
          <table:table-cell table:style-name="ce171" office:value-type="float" office:value="21" calcext:value-type="float">
            <text:p>21</text:p>
          </table:table-cell>
          <table:table-cell table:style-name="ce189" office:value-type="string" calcext:value-type="string">
            <text:p>D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22];&quot;ABCDEFGH&quot;;1)&gt;0;INDEX([$A_INSERIMENTI.D$2:$A_INSERIMENTI.H$33];MATCH(1;([$A_INSERIMENTI.G$2:$A_INSERIMENTI.G$33]=[.B22])*([$A_INSERIMENTI.H$2:$A_INSERIMENTI.H$33]=INT([.C22]/10));0);2)&amp;&quot; (&quot;&amp;INDEX([$A_INSERIMENTI.D$2:$A_INSERIMENTI.H$33];MATCH(1;([$A_INSERIMENTI.G$2:$A_INSERIMENTI.G$33]=[.B22])*([$A_INSERIMENTI.H$2:$A_INSERIMENTI.H$33]=INT([.C22]/10));0);1)&amp;&quot;)&quot;;&quot;DA SISTEMARE&quot;)" office:value-type="string" office:string-value="Coccodrilli (13)" calcext:value-type="string">
            <text:p>Coccodrilli (13)</text:p>
          </table:table-cell>
          <table:table-cell table:style-name="ce50" table:formula="of:=IF(AND([.D22]&lt;&gt;&quot;&quot;;[.F22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2];&quot;ABCDEFGH&quot;;1)&gt;0;INDEX([$A_INSERIMENTI.D$2:$A_INSERIMENTI.H$33];MATCH(1;([$A_INSERIMENTI.G$2:$A_INSERIMENTI.G$33]=[.B22])*([$A_INSERIMENTI.H$2:$A_INSERIMENTI.H$33]=[.C22]-10*INT([.C22]/10));0);2)&amp;&quot; (&quot;&amp;INDEX([$A_INSERIMENTI.D$2:$A_INSERIMENTI.H$33];MATCH(1;([$A_INSERIMENTI.G$2:$A_INSERIMENTI.G$33]=[.B22])*([$A_INSERIMENTI.H$2:$A_INSERIMENTI.H$33]=[.C22]-10*INT([.C22]/10));0);1)&amp;&quot;)&quot;;&quot;DA SISTEMARE&quot;)" office:value-type="string" office:string-value="Falchi (16)" calcext:value-type="string">
            <text:p>Falchi (16)</text:p>
          </table:table-cell>
          <table:table-cell table:style-name="ce222" office:value-type="string" calcext:value-type="string">
            <text:p>54-64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22]=&quot;&quot;;&quot;&quot;;VLOOKUP([.$J22];A_003_INSERIMENTO_CAMPI;2;0))" office:value-type="string" office:string-value="Nuova Scuola" calcext:value-type="string">
            <text:p>Nuova Scuola</text:p>
          </table:table-cell>
          <table:table-cell table:style-name="ce81" table:formula="of:=IF([.$G22]=&quot;&quot;;&quot;&quot;;IF(FIND(&quot;-&quot;;[.$G22])=0;&quot;&quot;;1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81" table:formula="of:=IF([.$G22]=&quot;&quot;;&quot;&quot;;IF(FIND(&quot;-&quot;;[.$G22])=0;&quot;&quot;;1*NOT([.$G22]=&quot;0-20&quot;)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81" table:formula="of:=IF([.$G22]=&quot;&quot;;&quot;&quot;;IF(FIND(&quot;-&quot;;[.$G22])=0;&quot;&quot;;1*([.$G22]=&quot;0-20&quot;)))" office:value-type="float" office:value="0" calcext:value-type="float">
            <text:p>0</text:p>
          </table:table-cell>
          <table:table-cell table:style-name="ce81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81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84" table:formula="of:=IF([.$G22]=&quot;&quot;;&quot;&quot;;IF(FIND(&quot;-&quot;;[.$G22])=0;&quot;&quot;;NUMBERVALUE(MID([.$G22];1;FIND(&quot;-&quot;;[.$G22])-1))-NUMBERVALUE(MID([.$G22];FIND(&quot;-&quot;;[.$G22])+1;LEN([.$G22])-FIND(&quot;-&quot;;[.$G22])))))" office:value-type="float" office:value="-10" calcext:value-type="float">
            <text:p>-10</text:p>
          </table:table-cell>
          <table:table-cell table:style-name="ce87" table:formula="of:=IF([.$G22]=&quot;&quot;;&quot;&quot;;IF(FIND(&quot;-&quot;;[.$G22])=0;&quot;&quot;;1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87" table:formula="of:=IF([.$G22]=&quot;&quot;;&quot;&quot;;IF(FIND(&quot;-&quot;;[.$G22])=0;&quot;&quot;;1*NOT([.$G22]=&quot;20-0&quot;)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87" table:formula="of:=IF([.$G22]=&quot;&quot;;&quot;&quot;;IF(FIND(&quot;-&quot;;[.$G22])=0;&quot;&quot;;1*([.$G22]=&quot;20-0&quot;)))" office:value-type="float" office:value="0" calcext:value-type="float">
            <text:p>0</text:p>
          </table:table-cell>
          <table:table-cell table:style-name="ce87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87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90" table:formula="of:=IF([.$G22]=&quot;&quot;;&quot;&quot;;IF(FIND(&quot;-&quot;;[.$G22])=0;&quot;&quot;;-NUMBERVALUE(MID([.$G22];1;FIND(&quot;-&quot;;[.$G22])-1))+NUMBERVALUE(MID([.$G22];FIND(&quot;-&quot;;[.$G22])+1;LEN([.$G22])-FIND(&quot;-&quot;;[.$G22])))))" office:value-type="float" office:value="10" calcext:value-type="float">
            <text:p>+10</text:p>
          </table:table-cell>
          <table:table-cell table:number-columns-repeated="41"/>
        </table:table-row>
        <table:table-row table:style-name="ro2">
          <table:table-cell table:style-name="ce171" office:value-type="float" office:value="22" calcext:value-type="float">
            <text:p>22</text:p>
          </table:table-cell>
          <table:table-cell table:style-name="ce189" office:value-type="string" calcext:value-type="string">
            <text:p>D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23];&quot;ABCDEFGH&quot;;1)&gt;0;INDEX([$A_INSERIMENTI.D$2:$A_INSERIMENTI.H$33];MATCH(1;([$A_INSERIMENTI.G$2:$A_INSERIMENTI.G$33]=[.B23])*([$A_INSERIMENTI.H$2:$A_INSERIMENTI.H$33]=INT([.C23]/10));0);2)&amp;&quot; (&quot;&amp;INDEX([$A_INSERIMENTI.D$2:$A_INSERIMENTI.H$33];MATCH(1;([$A_INSERIMENTI.G$2:$A_INSERIMENTI.G$33]=[.B23])*([$A_INSERIMENTI.H$2:$A_INSERIMENTI.H$33]=INT([.C23]/10));0);1)&amp;&quot;)&quot;;&quot;DA SISTEMARE&quot;)" office:value-type="string" office:string-value="Pitoni (14)" calcext:value-type="string">
            <text:p>Pitoni (14)</text:p>
          </table:table-cell>
          <table:table-cell table:style-name="ce50" table:formula="of:=IF(AND([.D23]&lt;&gt;&quot;&quot;;[.F23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3];&quot;ABCDEFGH&quot;;1)&gt;0;INDEX([$A_INSERIMENTI.D$2:$A_INSERIMENTI.H$33];MATCH(1;([$A_INSERIMENTI.G$2:$A_INSERIMENTI.G$33]=[.B23])*([$A_INSERIMENTI.H$2:$A_INSERIMENTI.H$33]=[.C23]-10*INT([.C23]/10));0);2)&amp;&quot; (&quot;&amp;INDEX([$A_INSERIMENTI.D$2:$A_INSERIMENTI.H$33];MATCH(1;([$A_INSERIMENTI.G$2:$A_INSERIMENTI.G$33]=[.B23])*([$A_INSERIMENTI.H$2:$A_INSERIMENTI.H$33]=[.C23]-10*INT([.C23]/10));0);1)&amp;&quot;)&quot;;&quot;DA SISTEMARE&quot;)" office:value-type="string" office:string-value="Aquile (15)" calcext:value-type="string">
            <text:p>Aquile (15)</text:p>
          </table:table-cell>
          <table:table-cell table:style-name="ce222" office:value-type="string" calcext:value-type="string">
            <text:p>67-53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5H30M00S" calcext:value-type="time">
            <text:p>15:3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23]=&quot;&quot;;&quot;&quot;;VLOOKUP([.$J23];A_003_INSERIMENTO_CAMPI;2;0))" office:value-type="string" office:string-value="Nuova Scuola" calcext:value-type="string">
            <text:p>Nuova Scuola</text:p>
          </table:table-cell>
          <table:table-cell table:style-name="ce81" table:formula="of:=IF([.$G23]=&quot;&quot;;&quot;&quot;;IF(FIND(&quot;-&quot;;[.$G23])=0;&quot;&quot;;1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81" table:formula="of:=IF([.$G23]=&quot;&quot;;&quot;&quot;;IF(FIND(&quot;-&quot;;[.$G23])=0;&quot;&quot;;1*NOT([.$G23]=&quot;0-20&quot;)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81" table:formula="of:=IF([.$G23]=&quot;&quot;;&quot;&quot;;IF(FIND(&quot;-&quot;;[.$G23])=0;&quot;&quot;;1*([.$G23]=&quot;0-20&quot;)))" office:value-type="float" office:value="0" calcext:value-type="float">
            <text:p>0</text:p>
          </table:table-cell>
          <table:table-cell table:style-name="ce81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81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84" table:formula="of:=IF([.$G23]=&quot;&quot;;&quot;&quot;;IF(FIND(&quot;-&quot;;[.$G23])=0;&quot;&quot;;NUMBERVALUE(MID([.$G23];1;FIND(&quot;-&quot;;[.$G23])-1))-NUMBERVALUE(MID([.$G23];FIND(&quot;-&quot;;[.$G23])+1;LEN([.$G23])-FIND(&quot;-&quot;;[.$G23])))))" office:value-type="float" office:value="14" calcext:value-type="float">
            <text:p>+14</text:p>
          </table:table-cell>
          <table:table-cell table:style-name="ce87" table:formula="of:=IF([.$G23]=&quot;&quot;;&quot;&quot;;IF(FIND(&quot;-&quot;;[.$G23])=0;&quot;&quot;;1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87" table:formula="of:=IF([.$G23]=&quot;&quot;;&quot;&quot;;IF(FIND(&quot;-&quot;;[.$G23])=0;&quot;&quot;;1*NOT([.$G23]=&quot;20-0&quot;)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87" table:formula="of:=IF([.$G23]=&quot;&quot;;&quot;&quot;;IF(FIND(&quot;-&quot;;[.$G23])=0;&quot;&quot;;1*([.$G23]=&quot;20-0&quot;)))" office:value-type="float" office:value="0" calcext:value-type="float">
            <text:p>0</text:p>
          </table:table-cell>
          <table:table-cell table:style-name="ce87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87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90" table:formula="of:=IF([.$G23]=&quot;&quot;;&quot;&quot;;IF(FIND(&quot;-&quot;;[.$G23])=0;&quot;&quot;;-NUMBERVALUE(MID([.$G23];1;FIND(&quot;-&quot;;[.$G23])-1))+NUMBERVALUE(MID([.$G23];FIND(&quot;-&quot;;[.$G23])+1;LEN([.$G23])-FIND(&quot;-&quot;;[.$G23])))))" office:value-type="float" office:value="-14" calcext:value-type="float">
            <text:p>-14</text:p>
          </table:table-cell>
          <table:table-cell table:number-columns-repeated="41"/>
        </table:table-row>
        <table:table-row table:style-name="ro2">
          <table:table-cell table:style-name="ce171" office:value-type="float" office:value="23" calcext:value-type="float">
            <text:p>23</text:p>
          </table:table-cell>
          <table:table-cell table:style-name="ce189" office:value-type="string" calcext:value-type="string">
            <text:p>D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24];&quot;ABCDEFGH&quot;;1)&gt;0;INDEX([$A_INSERIMENTI.D$2:$A_INSERIMENTI.H$33];MATCH(1;([$A_INSERIMENTI.G$2:$A_INSERIMENTI.G$33]=[.B24])*([$A_INSERIMENTI.H$2:$A_INSERIMENTI.H$33]=INT([.C24]/10));0);2)&amp;&quot; (&quot;&amp;INDEX([$A_INSERIMENTI.D$2:$A_INSERIMENTI.H$33];MATCH(1;([$A_INSERIMENTI.G$2:$A_INSERIMENTI.G$33]=[.B24])*([$A_INSERIMENTI.H$2:$A_INSERIMENTI.H$33]=INT([.C24]/10));0);1)&amp;&quot;)&quot;;&quot;DA SISTEMARE&quot;)" office:value-type="string" office:string-value="Pitoni (14)" calcext:value-type="string">
            <text:p>Pitoni (14)</text:p>
          </table:table-cell>
          <table:table-cell table:style-name="ce50" table:formula="of:=IF(AND([.D24]&lt;&gt;&quot;&quot;;[.F24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4];&quot;ABCDEFGH&quot;;1)&gt;0;INDEX([$A_INSERIMENTI.D$2:$A_INSERIMENTI.H$33];MATCH(1;([$A_INSERIMENTI.G$2:$A_INSERIMENTI.G$33]=[.B24])*([$A_INSERIMENTI.H$2:$A_INSERIMENTI.H$33]=[.C24]-10*INT([.C24]/10));0);2)&amp;&quot; (&quot;&amp;INDEX([$A_INSERIMENTI.D$2:$A_INSERIMENTI.H$33];MATCH(1;([$A_INSERIMENTI.G$2:$A_INSERIMENTI.G$33]=[.B24])*([$A_INSERIMENTI.H$2:$A_INSERIMENTI.H$33]=[.C24]-10*INT([.C24]/10));0);1)&amp;&quot;)&quot;;&quot;DA SISTEMARE&quot;)" office:value-type="string" office:string-value="Falchi (16)" calcext:value-type="string">
            <text:p>Falchi (16)</text:p>
          </table:table-cell>
          <table:table-cell table:style-name="ce222" office:value-type="string" calcext:value-type="string">
            <text:p>83-57</text:p>
          </table:table-cell>
          <table:table-cell table:style-name="ce66" office:value-type="date" office:date-value="2021-06-08" calcext:value-type="date">
            <text:p>mar 08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24]=&quot;&quot;;&quot;&quot;;VLOOKUP([.$J24];A_003_INSERIMENTO_CAMPI;2;0))" office:value-type="string" office:string-value="Nuova Scuola" calcext:value-type="string">
            <text:p>Nuova Scuola</text:p>
          </table:table-cell>
          <table:table-cell table:style-name="ce81" table:formula="of:=IF([.$G24]=&quot;&quot;;&quot;&quot;;IF(FIND(&quot;-&quot;;[.$G24])=0;&quot;&quot;;1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81" table:formula="of:=IF([.$G24]=&quot;&quot;;&quot;&quot;;IF(FIND(&quot;-&quot;;[.$G24])=0;&quot;&quot;;1*NOT([.$G24]=&quot;0-20&quot;)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81" table:formula="of:=IF([.$G24]=&quot;&quot;;&quot;&quot;;IF(FIND(&quot;-&quot;;[.$G24])=0;&quot;&quot;;1*([.$G24]=&quot;0-20&quot;)))" office:value-type="float" office:value="0" calcext:value-type="float">
            <text:p>0</text:p>
          </table:table-cell>
          <table:table-cell table:style-name="ce81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81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84" table:formula="of:=IF([.$G24]=&quot;&quot;;&quot;&quot;;IF(FIND(&quot;-&quot;;[.$G24])=0;&quot;&quot;;NUMBERVALUE(MID([.$G24];1;FIND(&quot;-&quot;;[.$G24])-1))-NUMBERVALUE(MID([.$G24];FIND(&quot;-&quot;;[.$G24])+1;LEN([.$G24])-FIND(&quot;-&quot;;[.$G24])))))" office:value-type="float" office:value="26" calcext:value-type="float">
            <text:p>+26</text:p>
          </table:table-cell>
          <table:table-cell table:style-name="ce87" table:formula="of:=IF([.$G24]=&quot;&quot;;&quot;&quot;;IF(FIND(&quot;-&quot;;[.$G24])=0;&quot;&quot;;1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87" table:formula="of:=IF([.$G24]=&quot;&quot;;&quot;&quot;;IF(FIND(&quot;-&quot;;[.$G24])=0;&quot;&quot;;1*NOT([.$G24]=&quot;20-0&quot;)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87" table:formula="of:=IF([.$G24]=&quot;&quot;;&quot;&quot;;IF(FIND(&quot;-&quot;;[.$G24])=0;&quot;&quot;;1*([.$G24]=&quot;20-0&quot;)))" office:value-type="float" office:value="0" calcext:value-type="float">
            <text:p>0</text:p>
          </table:table-cell>
          <table:table-cell table:style-name="ce87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87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90" table:formula="of:=IF([.$G24]=&quot;&quot;;&quot;&quot;;IF(FIND(&quot;-&quot;;[.$G24])=0;&quot;&quot;;-NUMBERVALUE(MID([.$G24];1;FIND(&quot;-&quot;;[.$G24])-1))+NUMBERVALUE(MID([.$G24];FIND(&quot;-&quot;;[.$G24])+1;LEN([.$G24])-FIND(&quot;-&quot;;[.$G24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2" office:value-type="float" office:value="24" calcext:value-type="float">
            <text:p>24</text:p>
          </table:table-cell>
          <table:table-cell table:style-name="ce190" office:value-type="string" calcext:value-type="string">
            <text:p>D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25];&quot;ABCDEFGH&quot;;1)&gt;0;INDEX([$A_INSERIMENTI.D$2:$A_INSERIMENTI.H$33];MATCH(1;([$A_INSERIMENTI.G$2:$A_INSERIMENTI.G$33]=[.B25])*([$A_INSERIMENTI.H$2:$A_INSERIMENTI.H$33]=INT([.C25]/10));0);2)&amp;&quot; (&quot;&amp;INDEX([$A_INSERIMENTI.D$2:$A_INSERIMENTI.H$33];MATCH(1;([$A_INSERIMENTI.G$2:$A_INSERIMENTI.G$33]=[.B25])*([$A_INSERIMENTI.H$2:$A_INSERIMENTI.H$33]=INT([.C25]/10));0);1)&amp;&quot;)&quot;;&quot;DA SISTEMARE&quot;)" office:value-type="string" office:string-value="Aquile (15)" calcext:value-type="string">
            <text:p>Aquile (15)</text:p>
          </table:table-cell>
          <table:table-cell table:style-name="ce51" table:formula="of:=IF(AND([.D25]&lt;&gt;&quot;&quot;;[.F25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25];&quot;ABCDEFGH&quot;;1)&gt;0;INDEX([$A_INSERIMENTI.D$2:$A_INSERIMENTI.H$33];MATCH(1;([$A_INSERIMENTI.G$2:$A_INSERIMENTI.G$33]=[.B25])*([$A_INSERIMENTI.H$2:$A_INSERIMENTI.H$33]=[.C25]-10*INT([.C25]/10));0);2)&amp;&quot; (&quot;&amp;INDEX([$A_INSERIMENTI.D$2:$A_INSERIMENTI.H$33];MATCH(1;([$A_INSERIMENTI.G$2:$A_INSERIMENTI.G$33]=[.B25])*([$A_INSERIMENTI.H$2:$A_INSERIMENTI.H$33]=[.C25]-10*INT([.C25]/10));0);1)&amp;&quot;)&quot;;&quot;DA SISTEMARE&quot;)" office:value-type="string" office:string-value="Falchi (16)" calcext:value-type="string">
            <text:p>Falchi (16)</text:p>
          </table:table-cell>
          <table:table-cell table:style-name="ce223" office:value-type="string" calcext:value-type="string">
            <text:p>72-52</text:p>
          </table:table-cell>
          <table:table-cell table:style-name="ce67" office:value-type="date" office:date-value="2021-06-07" calcext:value-type="date">
            <text:p>lun 07/06/2021</text:p>
          </table:table-cell>
          <table:table-cell table:style-name="ce72" office:value-type="time" office:time-value="PT18H00M00S" calcext:value-type="time">
            <text:p>18:00</text:p>
          </table:table-cell>
          <table:table-cell table:style-name="ce76" office:value-type="float" office:value="4" calcext:value-type="float">
            <text:p>4</text:p>
          </table:table-cell>
          <table:table-cell table:style-name="ce79" table:formula="of:=IF([.$J25]=&quot;&quot;;&quot;&quot;;VLOOKUP([.$J25];A_003_INSERIMENTO_CAMPI;2;0))" office:value-type="string" office:string-value="Nuova Scuola" calcext:value-type="string">
            <text:p>Nuova Scuola</text:p>
          </table:table-cell>
          <table:table-cell table:style-name="ce82" table:formula="of:=IF([.$G25]=&quot;&quot;;&quot;&quot;;IF(FIND(&quot;-&quot;;[.$G25])=0;&quot;&quot;;1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82" table:formula="of:=IF([.$G25]=&quot;&quot;;&quot;&quot;;IF(FIND(&quot;-&quot;;[.$G25])=0;&quot;&quot;;1*NOT([.$G25]=&quot;0-20&quot;)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82" table:formula="of:=IF([.$G25]=&quot;&quot;;&quot;&quot;;IF(FIND(&quot;-&quot;;[.$G25])=0;&quot;&quot;;1*([.$G25]=&quot;0-20&quot;)))" office:value-type="float" office:value="0" calcext:value-type="float">
            <text:p>0</text:p>
          </table:table-cell>
          <table:table-cell table:style-name="ce82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82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85" table:formula="of:=IF([.$G25]=&quot;&quot;;&quot;&quot;;IF(FIND(&quot;-&quot;;[.$G25])=0;&quot;&quot;;NUMBERVALUE(MID([.$G25];1;FIND(&quot;-&quot;;[.$G25])-1))-NUMBERVALUE(MID([.$G25];FIND(&quot;-&quot;;[.$G25])+1;LEN([.$G25])-FIND(&quot;-&quot;;[.$G25])))))" office:value-type="float" office:value="20" calcext:value-type="float">
            <text:p>+20</text:p>
          </table:table-cell>
          <table:table-cell table:style-name="ce88" table:formula="of:=IF([.$G25]=&quot;&quot;;&quot;&quot;;IF(FIND(&quot;-&quot;;[.$G25])=0;&quot;&quot;;1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88" table:formula="of:=IF([.$G25]=&quot;&quot;;&quot;&quot;;IF(FIND(&quot;-&quot;;[.$G25])=0;&quot;&quot;;1*NOT([.$G25]=&quot;20-0&quot;)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88" table:formula="of:=IF([.$G25]=&quot;&quot;;&quot;&quot;;IF(FIND(&quot;-&quot;;[.$G25])=0;&quot;&quot;;1*([.$G25]=&quot;20-0&quot;)))" office:value-type="float" office:value="0" calcext:value-type="float">
            <text:p>0</text:p>
          </table:table-cell>
          <table:table-cell table:style-name="ce88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88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91" table:formula="of:=IF([.$G25]=&quot;&quot;;&quot;&quot;;IF(FIND(&quot;-&quot;;[.$G25])=0;&quot;&quot;;-NUMBERVALUE(MID([.$G25];1;FIND(&quot;-&quot;;[.$G25])-1))+NUMBERVALUE(MID([.$G25];FIND(&quot;-&quot;;[.$G25])+1;LEN([.$G25])-FIND(&quot;-&quot;;[.$G25])))))" office:value-type="float" office:value="-20" calcext:value-type="float">
            <text:p>-20</text:p>
          </table:table-cell>
          <table:table-cell table:number-columns-repeated="41"/>
        </table:table-row>
        <table:table-row table:style-name="ro2">
          <table:table-cell table:style-name="ce170" office:value-type="float" office:value="25" calcext:value-type="float">
            <text:p>25</text:p>
          </table:table-cell>
          <table:table-cell table:style-name="ce191" office:value-type="string" calcext:value-type="string">
            <text:p>E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26];&quot;ABCDEFGH&quot;;1)&gt;0;INDEX([$A_INSERIMENTI.D$2:$A_INSERIMENTI.H$33];MATCH(1;([$A_INSERIMENTI.G$2:$A_INSERIMENTI.G$33]=[.B26])*([$A_INSERIMENTI.H$2:$A_INSERIMENTI.H$33]=INT([.C26]/10));0);2)&amp;&quot; (&quot;&amp;INDEX([$A_INSERIMENTI.D$2:$A_INSERIMENTI.H$33];MATCH(1;([$A_INSERIMENTI.G$2:$A_INSERIMENTI.G$33]=[.B26])*([$A_INSERIMENTI.H$2:$A_INSERIMENTI.H$33]=INT([.C26]/10));0);1)&amp;&quot;)&quot;;&quot;DA SISTEMARE&quot;)" office:value-type="string" office:string-value="Bisonti (17)" calcext:value-type="string">
            <text:p>Bisonti (17)</text:p>
          </table:table-cell>
          <table:table-cell table:style-name="ce49" table:formula="of:=IF(AND([.D26]&lt;&gt;&quot;&quot;;[.F26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26];&quot;ABCDEFGH&quot;;1)&gt;0;INDEX([$A_INSERIMENTI.D$2:$A_INSERIMENTI.H$33];MATCH(1;([$A_INSERIMENTI.G$2:$A_INSERIMENTI.G$33]=[.B26])*([$A_INSERIMENTI.H$2:$A_INSERIMENTI.H$33]=[.C26]-10*INT([.C26]/10));0);2)&amp;&quot; (&quot;&amp;INDEX([$A_INSERIMENTI.D$2:$A_INSERIMENTI.H$33];MATCH(1;([$A_INSERIMENTI.G$2:$A_INSERIMENTI.G$33]=[.B26])*([$A_INSERIMENTI.H$2:$A_INSERIMENTI.H$33]=[.C26]-10*INT([.C26]/10));0);1)&amp;&quot;)&quot;;&quot;DA SISTEMARE&quot;)" office:value-type="string" office:string-value="Bufali (18)" calcext:value-type="string">
            <text:p>Bufali (18)</text:p>
          </table:table-cell>
          <table:table-cell table:style-name="ce221" office:value-type="string" calcext:value-type="string">
            <text:p>86-97</text:p>
          </table:table-cell>
          <table:table-cell table:style-name="ce65" office:value-type="date" office:date-value="2021-06-08" calcext:value-type="date">
            <text:p>mar 08/06/2021</text:p>
          </table:table-cell>
          <table:table-cell table:style-name="ce70" office:value-type="time" office:time-value="PT15H30M00S" calcext:value-type="time">
            <text:p>15:30</text:p>
          </table:table-cell>
          <table:table-cell table:style-name="ce74" office:value-type="float" office:value="1" calcext:value-type="float">
            <text:p>1</text:p>
          </table:table-cell>
          <table:table-cell table:style-name="ce77" table:formula="of:=IF([.$J26]=&quot;&quot;;&quot;&quot;;VLOOKUP([.$J26];A_003_INSERIMENTO_CAMPI;2;0))" office:value-type="string" office:string-value="Cristo Re 1" calcext:value-type="string">
            <text:p>Cristo Re 1</text:p>
          </table:table-cell>
          <table:table-cell table:style-name="ce80" table:formula="of:=IF([.$G26]=&quot;&quot;;&quot;&quot;;IF(FIND(&quot;-&quot;;[.$G26])=0;&quot;&quot;;1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80" table:formula="of:=IF([.$G26]=&quot;&quot;;&quot;&quot;;IF(FIND(&quot;-&quot;;[.$G26])=0;&quot;&quot;;1*NOT([.$G26]=&quot;0-20&quot;)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80" table:formula="of:=IF([.$G26]=&quot;&quot;;&quot;&quot;;IF(FIND(&quot;-&quot;;[.$G26])=0;&quot;&quot;;1*([.$G26]=&quot;0-20&quot;)))" office:value-type="float" office:value="0" calcext:value-type="float">
            <text:p>0</text:p>
          </table:table-cell>
          <table:table-cell table:style-name="ce80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80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83" table:formula="of:=IF([.$G26]=&quot;&quot;;&quot;&quot;;IF(FIND(&quot;-&quot;;[.$G26])=0;&quot;&quot;;NUMBERVALUE(MID([.$G26];1;FIND(&quot;-&quot;;[.$G26])-1))-NUMBERVALUE(MID([.$G26];FIND(&quot;-&quot;;[.$G26])+1;LEN([.$G26])-FIND(&quot;-&quot;;[.$G26])))))" office:value-type="float" office:value="-11" calcext:value-type="float">
            <text:p>-11</text:p>
          </table:table-cell>
          <table:table-cell table:style-name="ce86" table:formula="of:=IF([.$G26]=&quot;&quot;;&quot;&quot;;IF(FIND(&quot;-&quot;;[.$G26])=0;&quot;&quot;;1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86" table:formula="of:=IF([.$G26]=&quot;&quot;;&quot;&quot;;IF(FIND(&quot;-&quot;;[.$G26])=0;&quot;&quot;;1*NOT([.$G26]=&quot;20-0&quot;)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86" table:formula="of:=IF([.$G26]=&quot;&quot;;&quot;&quot;;IF(FIND(&quot;-&quot;;[.$G26])=0;&quot;&quot;;1*([.$G26]=&quot;20-0&quot;)))" office:value-type="float" office:value="0" calcext:value-type="float">
            <text:p>0</text:p>
          </table:table-cell>
          <table:table-cell table:style-name="ce86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86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89" table:formula="of:=IF([.$G26]=&quot;&quot;;&quot;&quot;;IF(FIND(&quot;-&quot;;[.$G26])=0;&quot;&quot;;-NUMBERVALUE(MID([.$G26];1;FIND(&quot;-&quot;;[.$G26])-1))+NUMBERVALUE(MID([.$G26];FIND(&quot;-&quot;;[.$G26])+1;LEN([.$G26])-FIND(&quot;-&quot;;[.$G26])))))" office:value-type="float" office:value="11" calcext:value-type="float">
            <text:p>+11</text:p>
          </table:table-cell>
          <table:table-cell table:number-columns-repeated="41"/>
        </table:table-row>
        <table:table-row table:style-name="ro2">
          <table:table-cell table:style-name="ce171" office:value-type="float" office:value="26" calcext:value-type="float">
            <text:p>26</text:p>
          </table:table-cell>
          <table:table-cell table:style-name="ce192" office:value-type="string" calcext:value-type="string">
            <text:p>E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27];&quot;ABCDEFGH&quot;;1)&gt;0;INDEX([$A_INSERIMENTI.D$2:$A_INSERIMENTI.H$33];MATCH(1;([$A_INSERIMENTI.G$2:$A_INSERIMENTI.G$33]=[.B27])*([$A_INSERIMENTI.H$2:$A_INSERIMENTI.H$33]=INT([.C27]/10));0);2)&amp;&quot; (&quot;&amp;INDEX([$A_INSERIMENTI.D$2:$A_INSERIMENTI.H$33];MATCH(1;([$A_INSERIMENTI.G$2:$A_INSERIMENTI.G$33]=[.B27])*([$A_INSERIMENTI.H$2:$A_INSERIMENTI.H$33]=INT([.C27]/10));0);1)&amp;&quot;)&quot;;&quot;DA SISTEMARE&quot;)" office:value-type="string" office:string-value="Bisonti (17)" calcext:value-type="string">
            <text:p>Bisonti (17)</text:p>
          </table:table-cell>
          <table:table-cell table:style-name="ce50" table:formula="of:=IF(AND([.D27]&lt;&gt;&quot;&quot;;[.F27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7];&quot;ABCDEFGH&quot;;1)&gt;0;INDEX([$A_INSERIMENTI.D$2:$A_INSERIMENTI.H$33];MATCH(1;([$A_INSERIMENTI.G$2:$A_INSERIMENTI.G$33]=[.B27])*([$A_INSERIMENTI.H$2:$A_INSERIMENTI.H$33]=[.C27]-10*INT([.C27]/10));0);2)&amp;&quot; (&quot;&amp;INDEX([$A_INSERIMENTI.D$2:$A_INSERIMENTI.H$33];MATCH(1;([$A_INSERIMENTI.G$2:$A_INSERIMENTI.G$33]=[.B27])*([$A_INSERIMENTI.H$2:$A_INSERIMENTI.H$33]=[.C27]-10*INT([.C27]/10));0);1)&amp;&quot;)&quot;;&quot;DA SISTEMARE&quot;)" office:value-type="string" office:string-value="Cervi (19)" calcext:value-type="string">
            <text:p>Cervi (19)</text:p>
          </table:table-cell>
          <table:table-cell table:style-name="ce222" office:value-type="string" calcext:value-type="string">
            <text:p>20-0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27]=&quot;&quot;;&quot;&quot;;VLOOKUP([.$J27];A_003_INSERIMENTO_CAMPI;2;0))" office:value-type="string" office:string-value="Cristo Re 1" calcext:value-type="string">
            <text:p>Cristo Re 1</text:p>
          </table:table-cell>
          <table:table-cell table:style-name="ce81" table:formula="of:=IF([.$G27]=&quot;&quot;;&quot;&quot;;IF(FIND(&quot;-&quot;;[.$G27])=0;&quot;&quot;;1*(NUMBERVALUE(MID([.$G27];1;FIND(&quot;-&quot;;[.$G27])-1))&gt;NUMBERVALUE(MID([.$G27];FIND(&quot;-&quot;;[.$G27])+1;LEN([.$G27])-FIND(&quot;-&quot;;[.$G27]))))))" office:value-type="float" office:value="1" calcext:value-type="float">
            <text:p>1</text:p>
          </table:table-cell>
          <table:table-cell table:style-name="ce81" table:formula="of:=IF([.$G27]=&quot;&quot;;&quot;&quot;;IF(FIND(&quot;-&quot;;[.$G27])=0;&quot;&quot;;1*NOT([.$G27]=&quot;0-20&quot;)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81" table:formula="of:=IF([.$G27]=&quot;&quot;;&quot;&quot;;IF(FIND(&quot;-&quot;;[.$G27])=0;&quot;&quot;;1*([.$G27]=&quot;0-20&quot;)))" office:value-type="float" office:value="0" calcext:value-type="float">
            <text:p>0</text:p>
          </table:table-cell>
          <table:table-cell table:style-name="ce81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81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84" table:formula="of:=IF([.$G27]=&quot;&quot;;&quot;&quot;;IF(FIND(&quot;-&quot;;[.$G27])=0;&quot;&quot;;NUMBERVALUE(MID([.$G27];1;FIND(&quot;-&quot;;[.$G27])-1))-NUMBERVALUE(MID([.$G27];FIND(&quot;-&quot;;[.$G27])+1;LEN([.$G27])-FIND(&quot;-&quot;;[.$G27])))))" office:value-type="float" office:value="20" calcext:value-type="float">
            <text:p>+20</text:p>
          </table:table-cell>
          <table:table-cell table:style-name="ce87" table:formula="of:=IF([.$G27]=&quot;&quot;;&quot;&quot;;IF(FIND(&quot;-&quot;;[.$G27])=0;&quot;&quot;;1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87" table:formula="of:=IF([.$G27]=&quot;&quot;;&quot;&quot;;IF(FIND(&quot;-&quot;;[.$G27])=0;&quot;&quot;;1*NOT([.$G27]=&quot;20-0&quot;)*(NUMBERVALUE(MID([.$G27];1;FIND(&quot;-&quot;;[.$G27])-1))&g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87" table:formula="of:=IF([.$G27]=&quot;&quot;;&quot;&quot;;IF(FIND(&quot;-&quot;;[.$G27])=0;&quot;&quot;;1*([.$G27]=&quot;20-0&quot;)))" office:value-type="float" office:value="1" calcext:value-type="float">
            <text:p>1</text:p>
          </table:table-cell>
          <table:table-cell table:style-name="ce87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87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90" table:formula="of:=IF([.$G27]=&quot;&quot;;&quot;&quot;;IF(FIND(&quot;-&quot;;[.$G27])=0;&quot;&quot;;-NUMBERVALUE(MID([.$G27];1;FIND(&quot;-&quot;;[.$G27])-1))+NUMBERVALUE(MID([.$G27];FIND(&quot;-&quot;;[.$G27])+1;LEN([.$G27])-FIND(&quot;-&quot;;[.$G27])))))" office:value-type="float" office:value="-20" calcext:value-type="float">
            <text:p>-20</text:p>
          </table:table-cell>
          <table:table-cell table:number-columns-repeated="41"/>
        </table:table-row>
        <table:table-row table:style-name="ro2">
          <table:table-cell table:style-name="ce171" office:value-type="float" office:value="27" calcext:value-type="float">
            <text:p>27</text:p>
          </table:table-cell>
          <table:table-cell table:style-name="ce192" office:value-type="string" calcext:value-type="string">
            <text:p>E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28];&quot;ABCDEFGH&quot;;1)&gt;0;INDEX([$A_INSERIMENTI.D$2:$A_INSERIMENTI.H$33];MATCH(1;([$A_INSERIMENTI.G$2:$A_INSERIMENTI.G$33]=[.B28])*([$A_INSERIMENTI.H$2:$A_INSERIMENTI.H$33]=INT([.C28]/10));0);2)&amp;&quot; (&quot;&amp;INDEX([$A_INSERIMENTI.D$2:$A_INSERIMENTI.H$33];MATCH(1;([$A_INSERIMENTI.G$2:$A_INSERIMENTI.G$33]=[.B28])*([$A_INSERIMENTI.H$2:$A_INSERIMENTI.H$33]=INT([.C28]/10));0);1)&amp;&quot;)&quot;;&quot;DA SISTEMARE&quot;)" office:value-type="string" office:string-value="Bisonti (17)" calcext:value-type="string">
            <text:p>Bisonti (17)</text:p>
          </table:table-cell>
          <table:table-cell table:style-name="ce50" table:formula="of:=IF(AND([.D28]&lt;&gt;&quot;&quot;;[.F28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8];&quot;ABCDEFGH&quot;;1)&gt;0;INDEX([$A_INSERIMENTI.D$2:$A_INSERIMENTI.H$33];MATCH(1;([$A_INSERIMENTI.G$2:$A_INSERIMENTI.G$33]=[.B28])*([$A_INSERIMENTI.H$2:$A_INSERIMENTI.H$33]=[.C28]-10*INT([.C28]/10));0);2)&amp;&quot; (&quot;&amp;INDEX([$A_INSERIMENTI.D$2:$A_INSERIMENTI.H$33];MATCH(1;([$A_INSERIMENTI.G$2:$A_INSERIMENTI.G$33]=[.B28])*([$A_INSERIMENTI.H$2:$A_INSERIMENTI.H$33]=[.C28]-10*INT([.C28]/10));0);1)&amp;&quot;)&quot;;&quot;DA SISTEMARE&quot;)" office:value-type="string" office:string-value="Cinghiali (20)" calcext:value-type="string">
            <text:p>Cinghiali (20)</text:p>
          </table:table-cell>
          <table:table-cell table:style-name="ce222" office:value-type="string" calcext:value-type="string">
            <text:p>42-82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7H00M00S" calcext:value-type="time">
            <text:p>17:0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28]=&quot;&quot;;&quot;&quot;;VLOOKUP([.$J28];A_003_INSERIMENTO_CAMPI;2;0))" office:value-type="string" office:string-value="Cristo Re 1" calcext:value-type="string">
            <text:p>Cristo Re 1</text:p>
          </table:table-cell>
          <table:table-cell table:style-name="ce81" table:formula="of:=IF([.$G28]=&quot;&quot;;&quot;&quot;;IF(FIND(&quot;-&quot;;[.$G28])=0;&quot;&quot;;1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81" table:formula="of:=IF([.$G28]=&quot;&quot;;&quot;&quot;;IF(FIND(&quot;-&quot;;[.$G28])=0;&quot;&quot;;1*NOT([.$G28]=&quot;0-20&quot;)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81" table:formula="of:=IF([.$G28]=&quot;&quot;;&quot;&quot;;IF(FIND(&quot;-&quot;;[.$G28])=0;&quot;&quot;;1*([.$G28]=&quot;0-20&quot;)))" office:value-type="float" office:value="0" calcext:value-type="float">
            <text:p>0</text:p>
          </table:table-cell>
          <table:table-cell table:style-name="ce81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81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84" table:formula="of:=IF([.$G28]=&quot;&quot;;&quot;&quot;;IF(FIND(&quot;-&quot;;[.$G28])=0;&quot;&quot;;NUMBERVALUE(MID([.$G28];1;FIND(&quot;-&quot;;[.$G28])-1))-NUMBERVALUE(MID([.$G28];FIND(&quot;-&quot;;[.$G28])+1;LEN([.$G28])-FIND(&quot;-&quot;;[.$G28])))))" office:value-type="float" office:value="-40" calcext:value-type="float">
            <text:p>-40</text:p>
          </table:table-cell>
          <table:table-cell table:style-name="ce87" table:formula="of:=IF([.$G28]=&quot;&quot;;&quot;&quot;;IF(FIND(&quot;-&quot;;[.$G28])=0;&quot;&quot;;1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87" table:formula="of:=IF([.$G28]=&quot;&quot;;&quot;&quot;;IF(FIND(&quot;-&quot;;[.$G28])=0;&quot;&quot;;1*NOT([.$G28]=&quot;20-0&quot;)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87" table:formula="of:=IF([.$G28]=&quot;&quot;;&quot;&quot;;IF(FIND(&quot;-&quot;;[.$G28])=0;&quot;&quot;;1*([.$G28]=&quot;20-0&quot;)))" office:value-type="float" office:value="0" calcext:value-type="float">
            <text:p>0</text:p>
          </table:table-cell>
          <table:table-cell table:style-name="ce87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87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90" table:formula="of:=IF([.$G28]=&quot;&quot;;&quot;&quot;;IF(FIND(&quot;-&quot;;[.$G28])=0;&quot;&quot;;-NUMBERVALUE(MID([.$G28];1;FIND(&quot;-&quot;;[.$G28])-1))+NUMBERVALUE(MID([.$G28];FIND(&quot;-&quot;;[.$G28])+1;LEN([.$G28])-FIND(&quot;-&quot;;[.$G28])))))" office:value-type="float" office:value="40" calcext:value-type="float">
            <text:p>+40</text:p>
          </table:table-cell>
          <table:table-cell table:number-columns-repeated="41"/>
        </table:table-row>
        <table:table-row table:style-name="ro2">
          <table:table-cell table:style-name="ce171" office:value-type="float" office:value="28" calcext:value-type="float">
            <text:p>28</text:p>
          </table:table-cell>
          <table:table-cell table:style-name="ce192" office:value-type="string" calcext:value-type="string">
            <text:p>E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29];&quot;ABCDEFGH&quot;;1)&gt;0;INDEX([$A_INSERIMENTI.D$2:$A_INSERIMENTI.H$33];MATCH(1;([$A_INSERIMENTI.G$2:$A_INSERIMENTI.G$33]=[.B29])*([$A_INSERIMENTI.H$2:$A_INSERIMENTI.H$33]=INT([.C29]/10));0);2)&amp;&quot; (&quot;&amp;INDEX([$A_INSERIMENTI.D$2:$A_INSERIMENTI.H$33];MATCH(1;([$A_INSERIMENTI.G$2:$A_INSERIMENTI.G$33]=[.B29])*([$A_INSERIMENTI.H$2:$A_INSERIMENTI.H$33]=INT([.C29]/10));0);1)&amp;&quot;)&quot;;&quot;DA SISTEMARE&quot;)" office:value-type="string" office:string-value="Bufali (18)" calcext:value-type="string">
            <text:p>Bufali (18)</text:p>
          </table:table-cell>
          <table:table-cell table:style-name="ce50" table:formula="of:=IF(AND([.D29]&lt;&gt;&quot;&quot;;[.F29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29];&quot;ABCDEFGH&quot;;1)&gt;0;INDEX([$A_INSERIMENTI.D$2:$A_INSERIMENTI.H$33];MATCH(1;([$A_INSERIMENTI.G$2:$A_INSERIMENTI.G$33]=[.B29])*([$A_INSERIMENTI.H$2:$A_INSERIMENTI.H$33]=[.C29]-10*INT([.C29]/10));0);2)&amp;&quot; (&quot;&amp;INDEX([$A_INSERIMENTI.D$2:$A_INSERIMENTI.H$33];MATCH(1;([$A_INSERIMENTI.G$2:$A_INSERIMENTI.G$33]=[.B29])*([$A_INSERIMENTI.H$2:$A_INSERIMENTI.H$33]=[.C29]-10*INT([.C29]/10));0);1)&amp;&quot;)&quot;;&quot;DA SISTEMARE&quot;)" office:value-type="string" office:string-value="Cervi (19)" calcext:value-type="string">
            <text:p>Cervi (19)</text:p>
          </table:table-cell>
          <table:table-cell table:style-name="ce222" office:value-type="string" calcext:value-type="string">
            <text:p>66-49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29]=&quot;&quot;;&quot;&quot;;VLOOKUP([.$J29];A_003_INSERIMENTO_CAMPI;2;0))" office:value-type="string" office:string-value="Cristo Re 1" calcext:value-type="string">
            <text:p>Cristo Re 1</text:p>
          </table:table-cell>
          <table:table-cell table:style-name="ce81" table:formula="of:=IF([.$G29]=&quot;&quot;;&quot;&quot;;IF(FIND(&quot;-&quot;;[.$G29])=0;&quot;&quot;;1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81" table:formula="of:=IF([.$G29]=&quot;&quot;;&quot;&quot;;IF(FIND(&quot;-&quot;;[.$G29])=0;&quot;&quot;;1*NOT([.$G29]=&quot;0-20&quot;)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81" table:formula="of:=IF([.$G29]=&quot;&quot;;&quot;&quot;;IF(FIND(&quot;-&quot;;[.$G29])=0;&quot;&quot;;1*([.$G29]=&quot;0-20&quot;)))" office:value-type="float" office:value="0" calcext:value-type="float">
            <text:p>0</text:p>
          </table:table-cell>
          <table:table-cell table:style-name="ce81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81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84" table:formula="of:=IF([.$G29]=&quot;&quot;;&quot;&quot;;IF(FIND(&quot;-&quot;;[.$G29])=0;&quot;&quot;;NUMBERVALUE(MID([.$G29];1;FIND(&quot;-&quot;;[.$G29])-1))-NUMBERVALUE(MID([.$G29];FIND(&quot;-&quot;;[.$G29])+1;LEN([.$G29])-FIND(&quot;-&quot;;[.$G29])))))" office:value-type="float" office:value="17" calcext:value-type="float">
            <text:p>+17</text:p>
          </table:table-cell>
          <table:table-cell table:style-name="ce87" table:formula="of:=IF([.$G29]=&quot;&quot;;&quot;&quot;;IF(FIND(&quot;-&quot;;[.$G29])=0;&quot;&quot;;1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87" table:formula="of:=IF([.$G29]=&quot;&quot;;&quot;&quot;;IF(FIND(&quot;-&quot;;[.$G29])=0;&quot;&quot;;1*NOT([.$G29]=&quot;20-0&quot;)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87" table:formula="of:=IF([.$G29]=&quot;&quot;;&quot;&quot;;IF(FIND(&quot;-&quot;;[.$G29])=0;&quot;&quot;;1*([.$G29]=&quot;20-0&quot;)))" office:value-type="float" office:value="0" calcext:value-type="float">
            <text:p>0</text:p>
          </table:table-cell>
          <table:table-cell table:style-name="ce87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87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90" table:formula="of:=IF([.$G29]=&quot;&quot;;&quot;&quot;;IF(FIND(&quot;-&quot;;[.$G29])=0;&quot;&quot;;-NUMBERVALUE(MID([.$G29];1;FIND(&quot;-&quot;;[.$G29])-1))+NUMBERVALUE(MID([.$G29];FIND(&quot;-&quot;;[.$G29])+1;LEN([.$G29])-FIND(&quot;-&quot;;[.$G29])))))" office:value-type="float" office:value="-17" calcext:value-type="float">
            <text:p>-17</text:p>
          </table:table-cell>
          <table:table-cell table:number-columns-repeated="41"/>
        </table:table-row>
        <table:table-row table:style-name="ro2">
          <table:table-cell table:style-name="ce171" office:value-type="float" office:value="29" calcext:value-type="float">
            <text:p>29</text:p>
          </table:table-cell>
          <table:table-cell table:style-name="ce192" office:value-type="string" calcext:value-type="string">
            <text:p>E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30];&quot;ABCDEFGH&quot;;1)&gt;0;INDEX([$A_INSERIMENTI.D$2:$A_INSERIMENTI.H$33];MATCH(1;([$A_INSERIMENTI.G$2:$A_INSERIMENTI.G$33]=[.B30])*([$A_INSERIMENTI.H$2:$A_INSERIMENTI.H$33]=INT([.C30]/10));0);2)&amp;&quot; (&quot;&amp;INDEX([$A_INSERIMENTI.D$2:$A_INSERIMENTI.H$33];MATCH(1;([$A_INSERIMENTI.G$2:$A_INSERIMENTI.G$33]=[.B30])*([$A_INSERIMENTI.H$2:$A_INSERIMENTI.H$33]=INT([.C30]/10));0);1)&amp;&quot;)&quot;;&quot;DA SISTEMARE&quot;)" office:value-type="string" office:string-value="Bufali (18)" calcext:value-type="string">
            <text:p>Bufali (18)</text:p>
          </table:table-cell>
          <table:table-cell table:style-name="ce50" table:formula="of:=IF(AND([.D30]&lt;&gt;&quot;&quot;;[.F30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0];&quot;ABCDEFGH&quot;;1)&gt;0;INDEX([$A_INSERIMENTI.D$2:$A_INSERIMENTI.H$33];MATCH(1;([$A_INSERIMENTI.G$2:$A_INSERIMENTI.G$33]=[.B30])*([$A_INSERIMENTI.H$2:$A_INSERIMENTI.H$33]=[.C30]-10*INT([.C30]/10));0);2)&amp;&quot; (&quot;&amp;INDEX([$A_INSERIMENTI.D$2:$A_INSERIMENTI.H$33];MATCH(1;([$A_INSERIMENTI.G$2:$A_INSERIMENTI.G$33]=[.B30])*([$A_INSERIMENTI.H$2:$A_INSERIMENTI.H$33]=[.C30]-10*INT([.C30]/10));0);1)&amp;&quot;)&quot;;&quot;DA SISTEMARE&quot;)" office:value-type="string" office:string-value="Cinghiali (20)" calcext:value-type="string">
            <text:p>Cinghiali (20)</text:p>
          </table:table-cell>
          <table:table-cell table:style-name="ce222" office:value-type="string" calcext:value-type="string">
            <text:p>0-20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1" calcext:value-type="float">
            <text:p>1</text:p>
          </table:table-cell>
          <table:table-cell table:style-name="ce78" table:formula="of:=IF([.$J30]=&quot;&quot;;&quot;&quot;;VLOOKUP([.$J30];A_003_INSERIMENTO_CAMPI;2;0))" office:value-type="string" office:string-value="Cristo Re 1" calcext:value-type="string">
            <text:p>Cristo Re 1</text:p>
          </table:table-cell>
          <table:table-cell table:style-name="ce81" table:formula="of:=IF([.$G30]=&quot;&quot;;&quot;&quot;;IF(FIND(&quot;-&quot;;[.$G30])=0;&quot;&quot;;1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81" table:formula="of:=IF([.$G30]=&quot;&quot;;&quot;&quot;;IF(FIND(&quot;-&quot;;[.$G30])=0;&quot;&quot;;1*NOT([.$G30]=&quot;0-20&quot;)*(NUMBERVALUE(MID([.$G30];1;FIND(&quot;-&quot;;[.$G30])-1))&l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81" table:formula="of:=IF([.$G30]=&quot;&quot;;&quot;&quot;;IF(FIND(&quot;-&quot;;[.$G30])=0;&quot;&quot;;1*([.$G30]=&quot;0-20&quot;)))" office:value-type="float" office:value="1" calcext:value-type="float">
            <text:p>1</text:p>
          </table:table-cell>
          <table:table-cell table:style-name="ce81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81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84" table:formula="of:=IF([.$G30]=&quot;&quot;;&quot;&quot;;IF(FIND(&quot;-&quot;;[.$G30])=0;&quot;&quot;;NUMBERVALUE(MID([.$G30];1;FIND(&quot;-&quot;;[.$G30])-1))-NUMBERVALUE(MID([.$G30];FIND(&quot;-&quot;;[.$G30])+1;LEN([.$G30])-FIND(&quot;-&quot;;[.$G30])))))" office:value-type="float" office:value="-20" calcext:value-type="float">
            <text:p>-20</text:p>
          </table:table-cell>
          <table:table-cell table:style-name="ce87" table:formula="of:=IF([.$G30]=&quot;&quot;;&quot;&quot;;IF(FIND(&quot;-&quot;;[.$G30])=0;&quot;&quot;;1*(NUMBERVALUE(MID([.$G30];1;FIND(&quot;-&quot;;[.$G30])-1))&lt;NUMBERVALUE(MID([.$G30];FIND(&quot;-&quot;;[.$G30])+1;LEN([.$G30])-FIND(&quot;-&quot;;[.$G30]))))))" office:value-type="float" office:value="1" calcext:value-type="float">
            <text:p>1</text:p>
          </table:table-cell>
          <table:table-cell table:style-name="ce87" table:formula="of:=IF([.$G30]=&quot;&quot;;&quot;&quot;;IF(FIND(&quot;-&quot;;[.$G30])=0;&quot;&quot;;1*NOT([.$G30]=&quot;20-0&quot;)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87" table:formula="of:=IF([.$G30]=&quot;&quot;;&quot;&quot;;IF(FIND(&quot;-&quot;;[.$G30])=0;&quot;&quot;;1*([.$G30]=&quot;20-0&quot;)))" office:value-type="float" office:value="0" calcext:value-type="float">
            <text:p>0</text:p>
          </table:table-cell>
          <table:table-cell table:style-name="ce87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87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90" table:formula="of:=IF([.$G30]=&quot;&quot;;&quot;&quot;;IF(FIND(&quot;-&quot;;[.$G30])=0;&quot;&quot;;-NUMBERVALUE(MID([.$G30];1;FIND(&quot;-&quot;;[.$G30])-1))+NUMBERVALUE(MID([.$G30];FIND(&quot;-&quot;;[.$G30])+1;LEN([.$G30])-FIND(&quot;-&quot;;[.$G30])))))" office:value-type="float" office:value="20" calcext:value-type="float">
            <text:p>+20</text:p>
          </table:table-cell>
          <table:table-cell table:number-columns-repeated="41"/>
        </table:table-row>
        <table:table-row table:style-name="ro2">
          <table:table-cell table:style-name="ce172" office:value-type="float" office:value="30" calcext:value-type="float">
            <text:p>30</text:p>
          </table:table-cell>
          <table:table-cell table:style-name="ce193" office:value-type="string" calcext:value-type="string">
            <text:p>E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31];&quot;ABCDEFGH&quot;;1)&gt;0;INDEX([$A_INSERIMENTI.D$2:$A_INSERIMENTI.H$33];MATCH(1;([$A_INSERIMENTI.G$2:$A_INSERIMENTI.G$33]=[.B31])*([$A_INSERIMENTI.H$2:$A_INSERIMENTI.H$33]=INT([.C31]/10));0);2)&amp;&quot; (&quot;&amp;INDEX([$A_INSERIMENTI.D$2:$A_INSERIMENTI.H$33];MATCH(1;([$A_INSERIMENTI.G$2:$A_INSERIMENTI.G$33]=[.B31])*([$A_INSERIMENTI.H$2:$A_INSERIMENTI.H$33]=INT([.C31]/10));0);1)&amp;&quot;)&quot;;&quot;DA SISTEMARE&quot;)" office:value-type="string" office:string-value="Cervi (19)" calcext:value-type="string">
            <text:p>Cervi (19)</text:p>
          </table:table-cell>
          <table:table-cell table:style-name="ce51" table:formula="of:=IF(AND([.D31]&lt;&gt;&quot;&quot;;[.F31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31];&quot;ABCDEFGH&quot;;1)&gt;0;INDEX([$A_INSERIMENTI.D$2:$A_INSERIMENTI.H$33];MATCH(1;([$A_INSERIMENTI.G$2:$A_INSERIMENTI.G$33]=[.B31])*([$A_INSERIMENTI.H$2:$A_INSERIMENTI.H$33]=[.C31]-10*INT([.C31]/10));0);2)&amp;&quot; (&quot;&amp;INDEX([$A_INSERIMENTI.D$2:$A_INSERIMENTI.H$33];MATCH(1;([$A_INSERIMENTI.G$2:$A_INSERIMENTI.G$33]=[.B31])*([$A_INSERIMENTI.H$2:$A_INSERIMENTI.H$33]=[.C31]-10*INT([.C31]/10));0);1)&amp;&quot;)&quot;;&quot;DA SISTEMARE&quot;)" office:value-type="string" office:string-value="Cinghiali (20)" calcext:value-type="string">
            <text:p>Cinghiali (20)</text:p>
          </table:table-cell>
          <table:table-cell table:style-name="ce223" office:value-type="string" calcext:value-type="string">
            <text:p>0-20</text:p>
          </table:table-cell>
          <table:table-cell table:style-name="ce67" office:value-type="date" office:date-value="2021-06-08" calcext:value-type="date">
            <text:p>mar 08/06/2021</text:p>
          </table:table-cell>
          <table:table-cell table:style-name="ce72" office:value-type="time" office:time-value="PT17H00M00S" calcext:value-type="time">
            <text:p>17:00</text:p>
          </table:table-cell>
          <table:table-cell table:style-name="ce76" office:value-type="float" office:value="1" calcext:value-type="float">
            <text:p>1</text:p>
          </table:table-cell>
          <table:table-cell table:style-name="ce79" table:formula="of:=IF([.$J31]=&quot;&quot;;&quot;&quot;;VLOOKUP([.$J31];A_003_INSERIMENTO_CAMPI;2;0))" office:value-type="string" office:string-value="Cristo Re 1" calcext:value-type="string">
            <text:p>Cristo Re 1</text:p>
          </table:table-cell>
          <table:table-cell table:style-name="ce82" table:formula="of:=IF([.$G31]=&quot;&quot;;&quot;&quot;;IF(FIND(&quot;-&quot;;[.$G31])=0;&quot;&quot;;1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82" table:formula="of:=IF([.$G31]=&quot;&quot;;&quot;&quot;;IF(FIND(&quot;-&quot;;[.$G31])=0;&quot;&quot;;1*NOT([.$G31]=&quot;0-20&quot;)*(NUMBERVALUE(MID([.$G31];1;FIND(&quot;-&quot;;[.$G31])-1))&l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82" table:formula="of:=IF([.$G31]=&quot;&quot;;&quot;&quot;;IF(FIND(&quot;-&quot;;[.$G31])=0;&quot;&quot;;1*([.$G31]=&quot;0-20&quot;)))" office:value-type="float" office:value="1" calcext:value-type="float">
            <text:p>1</text:p>
          </table:table-cell>
          <table:table-cell table:style-name="ce82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82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85" table:formula="of:=IF([.$G31]=&quot;&quot;;&quot;&quot;;IF(FIND(&quot;-&quot;;[.$G31])=0;&quot;&quot;;NUMBERVALUE(MID([.$G31];1;FIND(&quot;-&quot;;[.$G31])-1))-NUMBERVALUE(MID([.$G31];FIND(&quot;-&quot;;[.$G31])+1;LEN([.$G31])-FIND(&quot;-&quot;;[.$G31])))))" office:value-type="float" office:value="-20" calcext:value-type="float">
            <text:p>-20</text:p>
          </table:table-cell>
          <table:table-cell table:style-name="ce88" table:formula="of:=IF([.$G31]=&quot;&quot;;&quot;&quot;;IF(FIND(&quot;-&quot;;[.$G31])=0;&quot;&quot;;1*(NUMBERVALUE(MID([.$G31];1;FIND(&quot;-&quot;;[.$G31])-1))&lt;NUMBERVALUE(MID([.$G31];FIND(&quot;-&quot;;[.$G31])+1;LEN([.$G31])-FIND(&quot;-&quot;;[.$G31]))))))" office:value-type="float" office:value="1" calcext:value-type="float">
            <text:p>1</text:p>
          </table:table-cell>
          <table:table-cell table:style-name="ce88" table:formula="of:=IF([.$G31]=&quot;&quot;;&quot;&quot;;IF(FIND(&quot;-&quot;;[.$G31])=0;&quot;&quot;;1*NOT([.$G31]=&quot;20-0&quot;)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88" table:formula="of:=IF([.$G31]=&quot;&quot;;&quot;&quot;;IF(FIND(&quot;-&quot;;[.$G31])=0;&quot;&quot;;1*([.$G31]=&quot;20-0&quot;)))" office:value-type="float" office:value="0" calcext:value-type="float">
            <text:p>0</text:p>
          </table:table-cell>
          <table:table-cell table:style-name="ce88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88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91" table:formula="of:=IF([.$G31]=&quot;&quot;;&quot;&quot;;IF(FIND(&quot;-&quot;;[.$G31])=0;&quot;&quot;;-NUMBERVALUE(MID([.$G31];1;FIND(&quot;-&quot;;[.$G31])-1))+NUMBERVALUE(MID([.$G31];FIND(&quot;-&quot;;[.$G31])+1;LEN([.$G31])-FIND(&quot;-&quot;;[.$G31])))))" office:value-type="float" office:value="20" calcext:value-type="float">
            <text:p>+20</text:p>
          </table:table-cell>
          <table:table-cell table:number-columns-repeated="41"/>
        </table:table-row>
        <table:table-row table:style-name="ro2">
          <table:table-cell table:style-name="ce170" office:value-type="float" office:value="31" calcext:value-type="float">
            <text:p>31</text:p>
          </table:table-cell>
          <table:table-cell table:style-name="ce194" office:value-type="string" calcext:value-type="string">
            <text:p>F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32];&quot;ABCDEFGH&quot;;1)&gt;0;INDEX([$A_INSERIMENTI.D$2:$A_INSERIMENTI.H$33];MATCH(1;([$A_INSERIMENTI.G$2:$A_INSERIMENTI.G$33]=[.B32])*([$A_INSERIMENTI.H$2:$A_INSERIMENTI.H$33]=INT([.C32]/10));0);2)&amp;&quot; (&quot;&amp;INDEX([$A_INSERIMENTI.D$2:$A_INSERIMENTI.H$33];MATCH(1;([$A_INSERIMENTI.G$2:$A_INSERIMENTI.G$33]=[.B32])*([$A_INSERIMENTI.H$2:$A_INSERIMENTI.H$33]=INT([.C32]/10));0);1)&amp;&quot;)&quot;;&quot;DA SISTEMARE&quot;)" office:value-type="string" office:string-value="Balene (21)" calcext:value-type="string">
            <text:p>Balene (21)</text:p>
          </table:table-cell>
          <table:table-cell table:style-name="ce49" table:formula="of:=IF(AND([.D32]&lt;&gt;&quot;&quot;;[.F32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32];&quot;ABCDEFGH&quot;;1)&gt;0;INDEX([$A_INSERIMENTI.D$2:$A_INSERIMENTI.H$33];MATCH(1;([$A_INSERIMENTI.G$2:$A_INSERIMENTI.G$33]=[.B32])*([$A_INSERIMENTI.H$2:$A_INSERIMENTI.H$33]=[.C32]-10*INT([.C32]/10));0);2)&amp;&quot; (&quot;&amp;INDEX([$A_INSERIMENTI.D$2:$A_INSERIMENTI.H$33];MATCH(1;([$A_INSERIMENTI.G$2:$A_INSERIMENTI.G$33]=[.B32])*([$A_INSERIMENTI.H$2:$A_INSERIMENTI.H$33]=[.C32]-10*INT([.C32]/10));0);1)&amp;&quot;)&quot;;&quot;DA SISTEMARE&quot;)" office:value-type="string" office:string-value="Gabbiani (22)" calcext:value-type="string">
            <text:p>Gabbiani (22)</text:p>
          </table:table-cell>
          <table:table-cell table:style-name="ce221" office:value-type="string" calcext:value-type="string">
            <text:p>61-41</text:p>
          </table:table-cell>
          <table:table-cell table:style-name="ce65" office:value-type="date" office:date-value="2021-06-08" calcext:value-type="date">
            <text:p>mar 08/06/2021</text:p>
          </table:table-cell>
          <table:table-cell table:style-name="ce70" office:value-type="time" office:time-value="PT15H30M00S" calcext:value-type="time">
            <text:p>15:30</text:p>
          </table:table-cell>
          <table:table-cell table:style-name="ce74" office:value-type="float" office:value="2" calcext:value-type="float">
            <text:p>2</text:p>
          </table:table-cell>
          <table:table-cell table:style-name="ce77" table:formula="of:=IF([.$J32]=&quot;&quot;;&quot;&quot;;VLOOKUP([.$J32];A_003_INSERIMENTO_CAMPI;2;0))" office:value-type="string" office:string-value="Cristo Re 2" calcext:value-type="string">
            <text:p>Cristo Re 2</text:p>
          </table:table-cell>
          <table:table-cell table:style-name="ce80" table:formula="of:=IF([.$G32]=&quot;&quot;;&quot;&quot;;IF(FIND(&quot;-&quot;;[.$G32])=0;&quot;&quot;;1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80" table:formula="of:=IF([.$G32]=&quot;&quot;;&quot;&quot;;IF(FIND(&quot;-&quot;;[.$G32])=0;&quot;&quot;;1*NOT([.$G32]=&quot;0-20&quot;)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80" table:formula="of:=IF([.$G32]=&quot;&quot;;&quot;&quot;;IF(FIND(&quot;-&quot;;[.$G32])=0;&quot;&quot;;1*([.$G32]=&quot;0-20&quot;)))" office:value-type="float" office:value="0" calcext:value-type="float">
            <text:p>0</text:p>
          </table:table-cell>
          <table:table-cell table:style-name="ce80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80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83" table:formula="of:=IF([.$G32]=&quot;&quot;;&quot;&quot;;IF(FIND(&quot;-&quot;;[.$G32])=0;&quot;&quot;;NUMBERVALUE(MID([.$G32];1;FIND(&quot;-&quot;;[.$G32])-1))-NUMBERVALUE(MID([.$G32];FIND(&quot;-&quot;;[.$G32])+1;LEN([.$G32])-FIND(&quot;-&quot;;[.$G32])))))" office:value-type="float" office:value="20" calcext:value-type="float">
            <text:p>+20</text:p>
          </table:table-cell>
          <table:table-cell table:style-name="ce86" table:formula="of:=IF([.$G32]=&quot;&quot;;&quot;&quot;;IF(FIND(&quot;-&quot;;[.$G32])=0;&quot;&quot;;1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86" table:formula="of:=IF([.$G32]=&quot;&quot;;&quot;&quot;;IF(FIND(&quot;-&quot;;[.$G32])=0;&quot;&quot;;1*NOT([.$G32]=&quot;20-0&quot;)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86" table:formula="of:=IF([.$G32]=&quot;&quot;;&quot;&quot;;IF(FIND(&quot;-&quot;;[.$G32])=0;&quot;&quot;;1*([.$G32]=&quot;20-0&quot;)))" office:value-type="float" office:value="0" calcext:value-type="float">
            <text:p>0</text:p>
          </table:table-cell>
          <table:table-cell table:style-name="ce86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86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89" table:formula="of:=IF([.$G32]=&quot;&quot;;&quot;&quot;;IF(FIND(&quot;-&quot;;[.$G32])=0;&quot;&quot;;-NUMBERVALUE(MID([.$G32];1;FIND(&quot;-&quot;;[.$G32])-1))+NUMBERVALUE(MID([.$G32];FIND(&quot;-&quot;;[.$G32])+1;LEN([.$G32])-FIND(&quot;-&quot;;[.$G32])))))" office:value-type="float" office:value="-20" calcext:value-type="float">
            <text:p>-20</text:p>
          </table:table-cell>
          <table:table-cell table:number-columns-repeated="41"/>
        </table:table-row>
        <table:table-row table:style-name="ro2">
          <table:table-cell table:style-name="ce171" office:value-type="float" office:value="32" calcext:value-type="float">
            <text:p>32</text:p>
          </table:table-cell>
          <table:table-cell table:style-name="ce195" office:value-type="string" calcext:value-type="string">
            <text:p>F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33];&quot;ABCDEFGH&quot;;1)&gt;0;INDEX([$A_INSERIMENTI.D$2:$A_INSERIMENTI.H$33];MATCH(1;([$A_INSERIMENTI.G$2:$A_INSERIMENTI.G$33]=[.B33])*([$A_INSERIMENTI.H$2:$A_INSERIMENTI.H$33]=INT([.C33]/10));0);2)&amp;&quot; (&quot;&amp;INDEX([$A_INSERIMENTI.D$2:$A_INSERIMENTI.H$33];MATCH(1;([$A_INSERIMENTI.G$2:$A_INSERIMENTI.G$33]=[.B33])*([$A_INSERIMENTI.H$2:$A_INSERIMENTI.H$33]=INT([.C33]/10));0);1)&amp;&quot;)&quot;;&quot;DA SISTEMARE&quot;)" office:value-type="string" office:string-value="Balene (21)" calcext:value-type="string">
            <text:p>Balene (21)</text:p>
          </table:table-cell>
          <table:table-cell table:style-name="ce50" table:formula="of:=IF(AND([.D33]&lt;&gt;&quot;&quot;;[.F33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3];&quot;ABCDEFGH&quot;;1)&gt;0;INDEX([$A_INSERIMENTI.D$2:$A_INSERIMENTI.H$33];MATCH(1;([$A_INSERIMENTI.G$2:$A_INSERIMENTI.G$33]=[.B33])*([$A_INSERIMENTI.H$2:$A_INSERIMENTI.H$33]=[.C33]-10*INT([.C33]/10));0);2)&amp;&quot; (&quot;&amp;INDEX([$A_INSERIMENTI.D$2:$A_INSERIMENTI.H$33];MATCH(1;([$A_INSERIMENTI.G$2:$A_INSERIMENTI.G$33]=[.B33])*([$A_INSERIMENTI.H$2:$A_INSERIMENTI.H$33]=[.C33]-10*INT([.C33]/10));0);1)&amp;&quot;)&quot;;&quot;DA SISTEMARE&quot;)" office:value-type="string" office:string-value="Delfini (23)" calcext:value-type="string">
            <text:p>Delfini (23)</text:p>
          </table:table-cell>
          <table:table-cell table:style-name="ce222" office:value-type="string" calcext:value-type="string">
            <text:p>64-24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33]=&quot;&quot;;&quot;&quot;;VLOOKUP([.$J33];A_003_INSERIMENTO_CAMPI;2;0))" office:value-type="string" office:string-value="Cristo Re 2" calcext:value-type="string">
            <text:p>Cristo Re 2</text:p>
          </table:table-cell>
          <table:table-cell table:style-name="ce81" table:formula="of:=IF([.$G33]=&quot;&quot;;&quot;&quot;;IF(FIND(&quot;-&quot;;[.$G33])=0;&quot;&quot;;1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81" table:formula="of:=IF([.$G33]=&quot;&quot;;&quot;&quot;;IF(FIND(&quot;-&quot;;[.$G33])=0;&quot;&quot;;1*NOT([.$G33]=&quot;0-20&quot;)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81" table:formula="of:=IF([.$G33]=&quot;&quot;;&quot;&quot;;IF(FIND(&quot;-&quot;;[.$G33])=0;&quot;&quot;;1*([.$G33]=&quot;0-20&quot;)))" office:value-type="float" office:value="0" calcext:value-type="float">
            <text:p>0</text:p>
          </table:table-cell>
          <table:table-cell table:style-name="ce81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81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84" table:formula="of:=IF([.$G33]=&quot;&quot;;&quot;&quot;;IF(FIND(&quot;-&quot;;[.$G33])=0;&quot;&quot;;NUMBERVALUE(MID([.$G33];1;FIND(&quot;-&quot;;[.$G33])-1))-NUMBERVALUE(MID([.$G33];FIND(&quot;-&quot;;[.$G33])+1;LEN([.$G33])-FIND(&quot;-&quot;;[.$G33])))))" office:value-type="float" office:value="40" calcext:value-type="float">
            <text:p>+40</text:p>
          </table:table-cell>
          <table:table-cell table:style-name="ce87" table:formula="of:=IF([.$G33]=&quot;&quot;;&quot;&quot;;IF(FIND(&quot;-&quot;;[.$G33])=0;&quot;&quot;;1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87" table:formula="of:=IF([.$G33]=&quot;&quot;;&quot;&quot;;IF(FIND(&quot;-&quot;;[.$G33])=0;&quot;&quot;;1*NOT([.$G33]=&quot;20-0&quot;)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87" table:formula="of:=IF([.$G33]=&quot;&quot;;&quot;&quot;;IF(FIND(&quot;-&quot;;[.$G33])=0;&quot;&quot;;1*([.$G33]=&quot;20-0&quot;)))" office:value-type="float" office:value="0" calcext:value-type="float">
            <text:p>0</text:p>
          </table:table-cell>
          <table:table-cell table:style-name="ce87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87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90" table:formula="of:=IF([.$G33]=&quot;&quot;;&quot;&quot;;IF(FIND(&quot;-&quot;;[.$G33])=0;&quot;&quot;;-NUMBERVALUE(MID([.$G33];1;FIND(&quot;-&quot;;[.$G33])-1))+NUMBERVALUE(MID([.$G33];FIND(&quot;-&quot;;[.$G33])+1;LEN([.$G33])-FIND(&quot;-&quot;;[.$G33])))))" office:value-type="float" office:value="-40" calcext:value-type="float">
            <text:p>-40</text:p>
          </table:table-cell>
          <table:table-cell table:number-columns-repeated="41"/>
        </table:table-row>
        <table:table-row table:style-name="ro2">
          <table:table-cell table:style-name="ce171" office:value-type="float" office:value="33" calcext:value-type="float">
            <text:p>33</text:p>
          </table:table-cell>
          <table:table-cell table:style-name="ce195" office:value-type="string" calcext:value-type="string">
            <text:p>F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34];&quot;ABCDEFGH&quot;;1)&gt;0;INDEX([$A_INSERIMENTI.D$2:$A_INSERIMENTI.H$33];MATCH(1;([$A_INSERIMENTI.G$2:$A_INSERIMENTI.G$33]=[.B34])*([$A_INSERIMENTI.H$2:$A_INSERIMENTI.H$33]=INT([.C34]/10));0);2)&amp;&quot; (&quot;&amp;INDEX([$A_INSERIMENTI.D$2:$A_INSERIMENTI.H$33];MATCH(1;([$A_INSERIMENTI.G$2:$A_INSERIMENTI.G$33]=[.B34])*([$A_INSERIMENTI.H$2:$A_INSERIMENTI.H$33]=INT([.C34]/10));0);1)&amp;&quot;)&quot;;&quot;DA SISTEMARE&quot;)" office:value-type="string" office:string-value="Balene (21)" calcext:value-type="string">
            <text:p>Balene (21)</text:p>
          </table:table-cell>
          <table:table-cell table:style-name="ce50" table:formula="of:=IF(AND([.D34]&lt;&gt;&quot;&quot;;[.F34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4];&quot;ABCDEFGH&quot;;1)&gt;0;INDEX([$A_INSERIMENTI.D$2:$A_INSERIMENTI.H$33];MATCH(1;([$A_INSERIMENTI.G$2:$A_INSERIMENTI.G$33]=[.B34])*([$A_INSERIMENTI.H$2:$A_INSERIMENTI.H$33]=[.C34]-10*INT([.C34]/10));0);2)&amp;&quot; (&quot;&amp;INDEX([$A_INSERIMENTI.D$2:$A_INSERIMENTI.H$33];MATCH(1;([$A_INSERIMENTI.G$2:$A_INSERIMENTI.G$33]=[.B34])*([$A_INSERIMENTI.H$2:$A_INSERIMENTI.H$33]=[.C34]-10*INT([.C34]/10));0);1)&amp;&quot;)&quot;;&quot;DA SISTEMARE&quot;)" office:value-type="string" office:string-value="Fenicotteri (24)" calcext:value-type="string">
            <text:p>Fenicotteri (24)</text:p>
          </table:table-cell>
          <table:table-cell table:style-name="ce222" office:value-type="string" calcext:value-type="string">
            <text:p>24-23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7H00M00S" calcext:value-type="time">
            <text:p>17:0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34]=&quot;&quot;;&quot;&quot;;VLOOKUP([.$J34];A_003_INSERIMENTO_CAMPI;2;0))" office:value-type="string" office:string-value="Cristo Re 2" calcext:value-type="string">
            <text:p>Cristo Re 2</text:p>
          </table:table-cell>
          <table:table-cell table:style-name="ce81" table:formula="of:=IF([.$G34]=&quot;&quot;;&quot;&quot;;IF(FIND(&quot;-&quot;;[.$G34])=0;&quot;&quot;;1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81" table:formula="of:=IF([.$G34]=&quot;&quot;;&quot;&quot;;IF(FIND(&quot;-&quot;;[.$G34])=0;&quot;&quot;;1*NOT([.$G34]=&quot;0-20&quot;)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81" table:formula="of:=IF([.$G34]=&quot;&quot;;&quot;&quot;;IF(FIND(&quot;-&quot;;[.$G34])=0;&quot;&quot;;1*([.$G34]=&quot;0-20&quot;)))" office:value-type="float" office:value="0" calcext:value-type="float">
            <text:p>0</text:p>
          </table:table-cell>
          <table:table-cell table:style-name="ce81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81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84" table:formula="of:=IF([.$G34]=&quot;&quot;;&quot;&quot;;IF(FIND(&quot;-&quot;;[.$G34])=0;&quot;&quot;;NUMBERVALUE(MID([.$G34];1;FIND(&quot;-&quot;;[.$G34])-1))-NUMBERVALUE(MID([.$G34];FIND(&quot;-&quot;;[.$G34])+1;LEN([.$G34])-FIND(&quot;-&quot;;[.$G34])))))" office:value-type="float" office:value="1" calcext:value-type="float">
            <text:p>+1</text:p>
          </table:table-cell>
          <table:table-cell table:style-name="ce87" table:formula="of:=IF([.$G34]=&quot;&quot;;&quot;&quot;;IF(FIND(&quot;-&quot;;[.$G34])=0;&quot;&quot;;1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87" table:formula="of:=IF([.$G34]=&quot;&quot;;&quot;&quot;;IF(FIND(&quot;-&quot;;[.$G34])=0;&quot;&quot;;1*NOT([.$G34]=&quot;20-0&quot;)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87" table:formula="of:=IF([.$G34]=&quot;&quot;;&quot;&quot;;IF(FIND(&quot;-&quot;;[.$G34])=0;&quot;&quot;;1*([.$G34]=&quot;20-0&quot;)))" office:value-type="float" office:value="0" calcext:value-type="float">
            <text:p>0</text:p>
          </table:table-cell>
          <table:table-cell table:style-name="ce87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87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90" table:formula="of:=IF([.$G34]=&quot;&quot;;&quot;&quot;;IF(FIND(&quot;-&quot;;[.$G34])=0;&quot;&quot;;-NUMBERVALUE(MID([.$G34];1;FIND(&quot;-&quot;;[.$G34])-1))+NUMBERVALUE(MID([.$G34];FIND(&quot;-&quot;;[.$G34])+1;LEN([.$G34])-FIND(&quot;-&quot;;[.$G34])))))" office:value-type="float" office:value="-1" calcext:value-type="float">
            <text:p>-1</text:p>
          </table:table-cell>
          <table:table-cell table:number-columns-repeated="41"/>
        </table:table-row>
        <table:table-row table:style-name="ro2">
          <table:table-cell table:style-name="ce171" office:value-type="float" office:value="34" calcext:value-type="float">
            <text:p>34</text:p>
          </table:table-cell>
          <table:table-cell table:style-name="ce195" office:value-type="string" calcext:value-type="string">
            <text:p>F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35];&quot;ABCDEFGH&quot;;1)&gt;0;INDEX([$A_INSERIMENTI.D$2:$A_INSERIMENTI.H$33];MATCH(1;([$A_INSERIMENTI.G$2:$A_INSERIMENTI.G$33]=[.B35])*([$A_INSERIMENTI.H$2:$A_INSERIMENTI.H$33]=INT([.C35]/10));0);2)&amp;&quot; (&quot;&amp;INDEX([$A_INSERIMENTI.D$2:$A_INSERIMENTI.H$33];MATCH(1;([$A_INSERIMENTI.G$2:$A_INSERIMENTI.G$33]=[.B35])*([$A_INSERIMENTI.H$2:$A_INSERIMENTI.H$33]=INT([.C35]/10));0);1)&amp;&quot;)&quot;;&quot;DA SISTEMARE&quot;)" office:value-type="string" office:string-value="Gabbiani (22)" calcext:value-type="string">
            <text:p>Gabbiani (22)</text:p>
          </table:table-cell>
          <table:table-cell table:style-name="ce50" table:formula="of:=IF(AND([.D35]&lt;&gt;&quot;&quot;;[.F35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5];&quot;ABCDEFGH&quot;;1)&gt;0;INDEX([$A_INSERIMENTI.D$2:$A_INSERIMENTI.H$33];MATCH(1;([$A_INSERIMENTI.G$2:$A_INSERIMENTI.G$33]=[.B35])*([$A_INSERIMENTI.H$2:$A_INSERIMENTI.H$33]=[.C35]-10*INT([.C35]/10));0);2)&amp;&quot; (&quot;&amp;INDEX([$A_INSERIMENTI.D$2:$A_INSERIMENTI.H$33];MATCH(1;([$A_INSERIMENTI.G$2:$A_INSERIMENTI.G$33]=[.B35])*([$A_INSERIMENTI.H$2:$A_INSERIMENTI.H$33]=[.C35]-10*INT([.C35]/10));0);1)&amp;&quot;)&quot;;&quot;DA SISTEMARE&quot;)" office:value-type="string" office:string-value="Delfini (23)" calcext:value-type="string">
            <text:p>Delfini (23)</text:p>
          </table:table-cell>
          <table:table-cell table:style-name="ce222" office:value-type="string" calcext:value-type="string">
            <text:p>94-38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35]=&quot;&quot;;&quot;&quot;;VLOOKUP([.$J35];A_003_INSERIMENTO_CAMPI;2;0))" office:value-type="string" office:string-value="Cristo Re 2" calcext:value-type="string">
            <text:p>Cristo Re 2</text:p>
          </table:table-cell>
          <table:table-cell table:style-name="ce81" table:formula="of:=IF([.$G35]=&quot;&quot;;&quot;&quot;;IF(FIND(&quot;-&quot;;[.$G35])=0;&quot;&quot;;1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81" table:formula="of:=IF([.$G35]=&quot;&quot;;&quot;&quot;;IF(FIND(&quot;-&quot;;[.$G35])=0;&quot;&quot;;1*NOT([.$G35]=&quot;0-20&quot;)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81" table:formula="of:=IF([.$G35]=&quot;&quot;;&quot;&quot;;IF(FIND(&quot;-&quot;;[.$G35])=0;&quot;&quot;;1*([.$G35]=&quot;0-20&quot;)))" office:value-type="float" office:value="0" calcext:value-type="float">
            <text:p>0</text:p>
          </table:table-cell>
          <table:table-cell table:style-name="ce81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81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84" table:formula="of:=IF([.$G35]=&quot;&quot;;&quot;&quot;;IF(FIND(&quot;-&quot;;[.$G35])=0;&quot;&quot;;NUMBERVALUE(MID([.$G35];1;FIND(&quot;-&quot;;[.$G35])-1))-NUMBERVALUE(MID([.$G35];FIND(&quot;-&quot;;[.$G35])+1;LEN([.$G35])-FIND(&quot;-&quot;;[.$G35])))))" office:value-type="float" office:value="56" calcext:value-type="float">
            <text:p>+56</text:p>
          </table:table-cell>
          <table:table-cell table:style-name="ce87" table:formula="of:=IF([.$G35]=&quot;&quot;;&quot;&quot;;IF(FIND(&quot;-&quot;;[.$G35])=0;&quot;&quot;;1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87" table:formula="of:=IF([.$G35]=&quot;&quot;;&quot;&quot;;IF(FIND(&quot;-&quot;;[.$G35])=0;&quot;&quot;;1*NOT([.$G35]=&quot;20-0&quot;)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87" table:formula="of:=IF([.$G35]=&quot;&quot;;&quot;&quot;;IF(FIND(&quot;-&quot;;[.$G35])=0;&quot;&quot;;1*([.$G35]=&quot;20-0&quot;)))" office:value-type="float" office:value="0" calcext:value-type="float">
            <text:p>0</text:p>
          </table:table-cell>
          <table:table-cell table:style-name="ce87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87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90" table:formula="of:=IF([.$G35]=&quot;&quot;;&quot;&quot;;IF(FIND(&quot;-&quot;;[.$G35])=0;&quot;&quot;;-NUMBERVALUE(MID([.$G35];1;FIND(&quot;-&quot;;[.$G35])-1))+NUMBERVALUE(MID([.$G35];FIND(&quot;-&quot;;[.$G35])+1;LEN([.$G35])-FIND(&quot;-&quot;;[.$G35])))))" office:value-type="float" office:value="-56" calcext:value-type="float">
            <text:p>-56</text:p>
          </table:table-cell>
          <table:table-cell table:number-columns-repeated="41"/>
        </table:table-row>
        <table:table-row table:style-name="ro2">
          <table:table-cell table:style-name="ce171" office:value-type="float" office:value="35" calcext:value-type="float">
            <text:p>35</text:p>
          </table:table-cell>
          <table:table-cell table:style-name="ce195" office:value-type="string" calcext:value-type="string">
            <text:p>F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36];&quot;ABCDEFGH&quot;;1)&gt;0;INDEX([$A_INSERIMENTI.D$2:$A_INSERIMENTI.H$33];MATCH(1;([$A_INSERIMENTI.G$2:$A_INSERIMENTI.G$33]=[.B36])*([$A_INSERIMENTI.H$2:$A_INSERIMENTI.H$33]=INT([.C36]/10));0);2)&amp;&quot; (&quot;&amp;INDEX([$A_INSERIMENTI.D$2:$A_INSERIMENTI.H$33];MATCH(1;([$A_INSERIMENTI.G$2:$A_INSERIMENTI.G$33]=[.B36])*([$A_INSERIMENTI.H$2:$A_INSERIMENTI.H$33]=INT([.C36]/10));0);1)&amp;&quot;)&quot;;&quot;DA SISTEMARE&quot;)" office:value-type="string" office:string-value="Gabbiani (22)" calcext:value-type="string">
            <text:p>Gabbiani (22)</text:p>
          </table:table-cell>
          <table:table-cell table:style-name="ce50" table:formula="of:=IF(AND([.D36]&lt;&gt;&quot;&quot;;[.F36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6];&quot;ABCDEFGH&quot;;1)&gt;0;INDEX([$A_INSERIMENTI.D$2:$A_INSERIMENTI.H$33];MATCH(1;([$A_INSERIMENTI.G$2:$A_INSERIMENTI.G$33]=[.B36])*([$A_INSERIMENTI.H$2:$A_INSERIMENTI.H$33]=[.C36]-10*INT([.C36]/10));0);2)&amp;&quot; (&quot;&amp;INDEX([$A_INSERIMENTI.D$2:$A_INSERIMENTI.H$33];MATCH(1;([$A_INSERIMENTI.G$2:$A_INSERIMENTI.G$33]=[.B36])*([$A_INSERIMENTI.H$2:$A_INSERIMENTI.H$33]=[.C36]-10*INT([.C36]/10));0);1)&amp;&quot;)&quot;;&quot;DA SISTEMARE&quot;)" office:value-type="string" office:string-value="Fenicotteri (24)" calcext:value-type="string">
            <text:p>Fenicotteri (24)</text:p>
          </table:table-cell>
          <table:table-cell table:style-name="ce222" office:value-type="string" calcext:value-type="string">
            <text:p>41-35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2" calcext:value-type="float">
            <text:p>2</text:p>
          </table:table-cell>
          <table:table-cell table:style-name="ce78" table:formula="of:=IF([.$J36]=&quot;&quot;;&quot;&quot;;VLOOKUP([.$J36];A_003_INSERIMENTO_CAMPI;2;0))" office:value-type="string" office:string-value="Cristo Re 2" calcext:value-type="string">
            <text:p>Cristo Re 2</text:p>
          </table:table-cell>
          <table:table-cell table:style-name="ce81" table:formula="of:=IF([.$G36]=&quot;&quot;;&quot;&quot;;IF(FIND(&quot;-&quot;;[.$G36])=0;&quot;&quot;;1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81" table:formula="of:=IF([.$G36]=&quot;&quot;;&quot;&quot;;IF(FIND(&quot;-&quot;;[.$G36])=0;&quot;&quot;;1*NOT([.$G36]=&quot;0-20&quot;)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81" table:formula="of:=IF([.$G36]=&quot;&quot;;&quot;&quot;;IF(FIND(&quot;-&quot;;[.$G36])=0;&quot;&quot;;1*([.$G36]=&quot;0-20&quot;)))" office:value-type="float" office:value="0" calcext:value-type="float">
            <text:p>0</text:p>
          </table:table-cell>
          <table:table-cell table:style-name="ce81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81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84" table:formula="of:=IF([.$G36]=&quot;&quot;;&quot;&quot;;IF(FIND(&quot;-&quot;;[.$G36])=0;&quot;&quot;;NUMBERVALUE(MID([.$G36];1;FIND(&quot;-&quot;;[.$G36])-1))-NUMBERVALUE(MID([.$G36];FIND(&quot;-&quot;;[.$G36])+1;LEN([.$G36])-FIND(&quot;-&quot;;[.$G36])))))" office:value-type="float" office:value="6" calcext:value-type="float">
            <text:p>+6</text:p>
          </table:table-cell>
          <table:table-cell table:style-name="ce87" table:formula="of:=IF([.$G36]=&quot;&quot;;&quot;&quot;;IF(FIND(&quot;-&quot;;[.$G36])=0;&quot;&quot;;1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87" table:formula="of:=IF([.$G36]=&quot;&quot;;&quot;&quot;;IF(FIND(&quot;-&quot;;[.$G36])=0;&quot;&quot;;1*NOT([.$G36]=&quot;20-0&quot;)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87" table:formula="of:=IF([.$G36]=&quot;&quot;;&quot;&quot;;IF(FIND(&quot;-&quot;;[.$G36])=0;&quot;&quot;;1*([.$G36]=&quot;20-0&quot;)))" office:value-type="float" office:value="0" calcext:value-type="float">
            <text:p>0</text:p>
          </table:table-cell>
          <table:table-cell table:style-name="ce87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87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90" table:formula="of:=IF([.$G36]=&quot;&quot;;&quot;&quot;;IF(FIND(&quot;-&quot;;[.$G36])=0;&quot;&quot;;-NUMBERVALUE(MID([.$G36];1;FIND(&quot;-&quot;;[.$G36])-1))+NUMBERVALUE(MID([.$G36];FIND(&quot;-&quot;;[.$G36])+1;LEN([.$G36])-FIND(&quot;-&quot;;[.$G36])))))" office:value-type="float" office:value="-6" calcext:value-type="float">
            <text:p>-6</text:p>
          </table:table-cell>
          <table:table-cell table:number-columns-repeated="41"/>
        </table:table-row>
        <table:table-row table:style-name="ro2">
          <table:table-cell table:style-name="ce172" office:value-type="float" office:value="36" calcext:value-type="float">
            <text:p>36</text:p>
          </table:table-cell>
          <table:table-cell table:style-name="ce196" office:value-type="string" calcext:value-type="string">
            <text:p>F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37];&quot;ABCDEFGH&quot;;1)&gt;0;INDEX([$A_INSERIMENTI.D$2:$A_INSERIMENTI.H$33];MATCH(1;([$A_INSERIMENTI.G$2:$A_INSERIMENTI.G$33]=[.B37])*([$A_INSERIMENTI.H$2:$A_INSERIMENTI.H$33]=INT([.C37]/10));0);2)&amp;&quot; (&quot;&amp;INDEX([$A_INSERIMENTI.D$2:$A_INSERIMENTI.H$33];MATCH(1;([$A_INSERIMENTI.G$2:$A_INSERIMENTI.G$33]=[.B37])*([$A_INSERIMENTI.H$2:$A_INSERIMENTI.H$33]=INT([.C37]/10));0);1)&amp;&quot;)&quot;;&quot;DA SISTEMARE&quot;)" office:value-type="string" office:string-value="Delfini (23)" calcext:value-type="string">
            <text:p>Delfini (23)</text:p>
          </table:table-cell>
          <table:table-cell table:style-name="ce51" table:formula="of:=IF(AND([.D37]&lt;&gt;&quot;&quot;;[.F37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37];&quot;ABCDEFGH&quot;;1)&gt;0;INDEX([$A_INSERIMENTI.D$2:$A_INSERIMENTI.H$33];MATCH(1;([$A_INSERIMENTI.G$2:$A_INSERIMENTI.G$33]=[.B37])*([$A_INSERIMENTI.H$2:$A_INSERIMENTI.H$33]=[.C37]-10*INT([.C37]/10));0);2)&amp;&quot; (&quot;&amp;INDEX([$A_INSERIMENTI.D$2:$A_INSERIMENTI.H$33];MATCH(1;([$A_INSERIMENTI.G$2:$A_INSERIMENTI.G$33]=[.B37])*([$A_INSERIMENTI.H$2:$A_INSERIMENTI.H$33]=[.C37]-10*INT([.C37]/10));0);1)&amp;&quot;)&quot;;&quot;DA SISTEMARE&quot;)" office:value-type="string" office:string-value="Fenicotteri (24)" calcext:value-type="string">
            <text:p>Fenicotteri (24)</text:p>
          </table:table-cell>
          <table:table-cell table:style-name="ce223" office:value-type="string" calcext:value-type="string">
            <text:p>72-46</text:p>
          </table:table-cell>
          <table:table-cell table:style-name="ce67" office:value-type="date" office:date-value="2021-06-08" calcext:value-type="date">
            <text:p>mar 08/06/2021</text:p>
          </table:table-cell>
          <table:table-cell table:style-name="ce72" office:value-type="time" office:time-value="PT17H00M00S" calcext:value-type="time">
            <text:p>17:00</text:p>
          </table:table-cell>
          <table:table-cell table:style-name="ce76" office:value-type="float" office:value="2" calcext:value-type="float">
            <text:p>2</text:p>
          </table:table-cell>
          <table:table-cell table:style-name="ce79" table:formula="of:=IF([.$J37]=&quot;&quot;;&quot;&quot;;VLOOKUP([.$J37];A_003_INSERIMENTO_CAMPI;2;0))" office:value-type="string" office:string-value="Cristo Re 2" calcext:value-type="string">
            <text:p>Cristo Re 2</text:p>
          </table:table-cell>
          <table:table-cell table:style-name="ce82" table:formula="of:=IF([.$G37]=&quot;&quot;;&quot;&quot;;IF(FIND(&quot;-&quot;;[.$G37])=0;&quot;&quot;;1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82" table:formula="of:=IF([.$G37]=&quot;&quot;;&quot;&quot;;IF(FIND(&quot;-&quot;;[.$G37])=0;&quot;&quot;;1*NOT([.$G37]=&quot;0-20&quot;)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82" table:formula="of:=IF([.$G37]=&quot;&quot;;&quot;&quot;;IF(FIND(&quot;-&quot;;[.$G37])=0;&quot;&quot;;1*([.$G37]=&quot;0-20&quot;)))" office:value-type="float" office:value="0" calcext:value-type="float">
            <text:p>0</text:p>
          </table:table-cell>
          <table:table-cell table:style-name="ce82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82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85" table:formula="of:=IF([.$G37]=&quot;&quot;;&quot;&quot;;IF(FIND(&quot;-&quot;;[.$G37])=0;&quot;&quot;;NUMBERVALUE(MID([.$G37];1;FIND(&quot;-&quot;;[.$G37])-1))-NUMBERVALUE(MID([.$G37];FIND(&quot;-&quot;;[.$G37])+1;LEN([.$G37])-FIND(&quot;-&quot;;[.$G37])))))" office:value-type="float" office:value="26" calcext:value-type="float">
            <text:p>+26</text:p>
          </table:table-cell>
          <table:table-cell table:style-name="ce88" table:formula="of:=IF([.$G37]=&quot;&quot;;&quot;&quot;;IF(FIND(&quot;-&quot;;[.$G37])=0;&quot;&quot;;1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88" table:formula="of:=IF([.$G37]=&quot;&quot;;&quot;&quot;;IF(FIND(&quot;-&quot;;[.$G37])=0;&quot;&quot;;1*NOT([.$G37]=&quot;20-0&quot;)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88" table:formula="of:=IF([.$G37]=&quot;&quot;;&quot;&quot;;IF(FIND(&quot;-&quot;;[.$G37])=0;&quot;&quot;;1*([.$G37]=&quot;20-0&quot;)))" office:value-type="float" office:value="0" calcext:value-type="float">
            <text:p>0</text:p>
          </table:table-cell>
          <table:table-cell table:style-name="ce88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88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91" table:formula="of:=IF([.$G37]=&quot;&quot;;&quot;&quot;;IF(FIND(&quot;-&quot;;[.$G37])=0;&quot;&quot;;-NUMBERVALUE(MID([.$G37];1;FIND(&quot;-&quot;;[.$G37])-1))+NUMBERVALUE(MID([.$G37];FIND(&quot;-&quot;;[.$G37])+1;LEN([.$G37])-FIND(&quot;-&quot;;[.$G37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0" office:value-type="float" office:value="37" calcext:value-type="float">
            <text:p>37</text:p>
          </table:table-cell>
          <table:table-cell table:style-name="ce197" office:value-type="string" calcext:value-type="string">
            <text:p>G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38];&quot;ABCDEFGH&quot;;1)&gt;0;INDEX([$A_INSERIMENTI.D$2:$A_INSERIMENTI.H$33];MATCH(1;([$A_INSERIMENTI.G$2:$A_INSERIMENTI.G$33]=[.B38])*([$A_INSERIMENTI.H$2:$A_INSERIMENTI.H$33]=INT([.C38]/10));0);2)&amp;&quot; (&quot;&amp;INDEX([$A_INSERIMENTI.D$2:$A_INSERIMENTI.H$33];MATCH(1;([$A_INSERIMENTI.G$2:$A_INSERIMENTI.G$33]=[.B38])*([$A_INSERIMENTI.H$2:$A_INSERIMENTI.H$33]=INT([.C38]/10));0);1)&amp;&quot;)&quot;;&quot;DA SISTEMARE&quot;)" office:value-type="string" office:string-value="Istrici (25)" calcext:value-type="string">
            <text:p>Istrici (25)</text:p>
          </table:table-cell>
          <table:table-cell table:style-name="ce49" table:formula="of:=IF(AND([.D38]&lt;&gt;&quot;&quot;;[.F38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38];&quot;ABCDEFGH&quot;;1)&gt;0;INDEX([$A_INSERIMENTI.D$2:$A_INSERIMENTI.H$33];MATCH(1;([$A_INSERIMENTI.G$2:$A_INSERIMENTI.G$33]=[.B38])*([$A_INSERIMENTI.H$2:$A_INSERIMENTI.H$33]=[.C38]-10*INT([.C38]/10));0);2)&amp;&quot; (&quot;&amp;INDEX([$A_INSERIMENTI.D$2:$A_INSERIMENTI.H$33];MATCH(1;([$A_INSERIMENTI.G$2:$A_INSERIMENTI.G$33]=[.B38])*([$A_INSERIMENTI.H$2:$A_INSERIMENTI.H$33]=[.C38]-10*INT([.C38]/10));0);1)&amp;&quot;)&quot;;&quot;DA SISTEMARE&quot;)" office:value-type="string" office:string-value="Gorilla (26)" calcext:value-type="string">
            <text:p>Gorilla (26)</text:p>
          </table:table-cell>
          <table:table-cell table:style-name="ce221" office:value-type="string" calcext:value-type="string">
            <text:p>57-55</text:p>
          </table:table-cell>
          <table:table-cell table:style-name="ce65" office:value-type="date" office:date-value="2021-06-08" calcext:value-type="date">
            <text:p>mar 08/06/2021</text:p>
          </table:table-cell>
          <table:table-cell table:style-name="ce70" office:value-type="time" office:time-value="PT15H30M00S" calcext:value-type="time">
            <text:p>15:30</text:p>
          </table:table-cell>
          <table:table-cell table:style-name="ce74" office:value-type="float" office:value="3" calcext:value-type="float">
            <text:p>3</text:p>
          </table:table-cell>
          <table:table-cell table:style-name="ce77" table:formula="of:=IF([.$J38]=&quot;&quot;;&quot;&quot;;VLOOKUP([.$J38];A_003_INSERIMENTO_CAMPI;2;0))" office:value-type="string" office:string-value="Basket Giovane" calcext:value-type="string">
            <text:p>Basket Giovane</text:p>
          </table:table-cell>
          <table:table-cell table:style-name="ce80" table:formula="of:=IF([.$G38]=&quot;&quot;;&quot;&quot;;IF(FIND(&quot;-&quot;;[.$G38])=0;&quot;&quot;;1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80" table:formula="of:=IF([.$G38]=&quot;&quot;;&quot;&quot;;IF(FIND(&quot;-&quot;;[.$G38])=0;&quot;&quot;;1*NOT([.$G38]=&quot;0-20&quot;)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80" table:formula="of:=IF([.$G38]=&quot;&quot;;&quot;&quot;;IF(FIND(&quot;-&quot;;[.$G38])=0;&quot;&quot;;1*([.$G38]=&quot;0-20&quot;)))" office:value-type="float" office:value="0" calcext:value-type="float">
            <text:p>0</text:p>
          </table:table-cell>
          <table:table-cell table:style-name="ce80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80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83" table:formula="of:=IF([.$G38]=&quot;&quot;;&quot;&quot;;IF(FIND(&quot;-&quot;;[.$G38])=0;&quot;&quot;;NUMBERVALUE(MID([.$G38];1;FIND(&quot;-&quot;;[.$G38])-1))-NUMBERVALUE(MID([.$G38];FIND(&quot;-&quot;;[.$G38])+1;LEN([.$G38])-FIND(&quot;-&quot;;[.$G38])))))" office:value-type="float" office:value="2" calcext:value-type="float">
            <text:p>+2</text:p>
          </table:table-cell>
          <table:table-cell table:style-name="ce86" table:formula="of:=IF([.$G38]=&quot;&quot;;&quot;&quot;;IF(FIND(&quot;-&quot;;[.$G38])=0;&quot;&quot;;1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86" table:formula="of:=IF([.$G38]=&quot;&quot;;&quot;&quot;;IF(FIND(&quot;-&quot;;[.$G38])=0;&quot;&quot;;1*NOT([.$G38]=&quot;20-0&quot;)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86" table:formula="of:=IF([.$G38]=&quot;&quot;;&quot;&quot;;IF(FIND(&quot;-&quot;;[.$G38])=0;&quot;&quot;;1*([.$G38]=&quot;20-0&quot;)))" office:value-type="float" office:value="0" calcext:value-type="float">
            <text:p>0</text:p>
          </table:table-cell>
          <table:table-cell table:style-name="ce86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86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89" table:formula="of:=IF([.$G38]=&quot;&quot;;&quot;&quot;;IF(FIND(&quot;-&quot;;[.$G38])=0;&quot;&quot;;-NUMBERVALUE(MID([.$G38];1;FIND(&quot;-&quot;;[.$G38])-1))+NUMBERVALUE(MID([.$G38];FIND(&quot;-&quot;;[.$G38])+1;LEN([.$G38])-FIND(&quot;-&quot;;[.$G38])))))" office:value-type="float" office:value="-2" calcext:value-type="float">
            <text:p>-2</text:p>
          </table:table-cell>
          <table:table-cell table:number-columns-repeated="41"/>
        </table:table-row>
        <table:table-row table:style-name="ro2">
          <table:table-cell table:style-name="ce171" office:value-type="float" office:value="38" calcext:value-type="float">
            <text:p>38</text:p>
          </table:table-cell>
          <table:table-cell table:style-name="ce198" office:value-type="string" calcext:value-type="string">
            <text:p>G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39];&quot;ABCDEFGH&quot;;1)&gt;0;INDEX([$A_INSERIMENTI.D$2:$A_INSERIMENTI.H$33];MATCH(1;([$A_INSERIMENTI.G$2:$A_INSERIMENTI.G$33]=[.B39])*([$A_INSERIMENTI.H$2:$A_INSERIMENTI.H$33]=INT([.C39]/10));0);2)&amp;&quot; (&quot;&amp;INDEX([$A_INSERIMENTI.D$2:$A_INSERIMENTI.H$33];MATCH(1;([$A_INSERIMENTI.G$2:$A_INSERIMENTI.G$33]=[.B39])*([$A_INSERIMENTI.H$2:$A_INSERIMENTI.H$33]=INT([.C39]/10));0);1)&amp;&quot;)&quot;;&quot;DA SISTEMARE&quot;)" office:value-type="string" office:string-value="Istrici (25)" calcext:value-type="string">
            <text:p>Istrici (25)</text:p>
          </table:table-cell>
          <table:table-cell table:style-name="ce50" table:formula="of:=IF(AND([.D39]&lt;&gt;&quot;&quot;;[.F39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39];&quot;ABCDEFGH&quot;;1)&gt;0;INDEX([$A_INSERIMENTI.D$2:$A_INSERIMENTI.H$33];MATCH(1;([$A_INSERIMENTI.G$2:$A_INSERIMENTI.G$33]=[.B39])*([$A_INSERIMENTI.H$2:$A_INSERIMENTI.H$33]=[.C39]-10*INT([.C39]/10));0);2)&amp;&quot; (&quot;&amp;INDEX([$A_INSERIMENTI.D$2:$A_INSERIMENTI.H$33];MATCH(1;([$A_INSERIMENTI.G$2:$A_INSERIMENTI.G$33]=[.B39])*([$A_INSERIMENTI.H$2:$A_INSERIMENTI.H$33]=[.C39]-10*INT([.C39]/10));0);1)&amp;&quot;)&quot;;&quot;DA SISTEMARE&quot;)" office:value-type="string" office:string-value="Muli (27)" calcext:value-type="string">
            <text:p>Muli (27)</text:p>
          </table:table-cell>
          <table:table-cell table:style-name="ce222" office:value-type="string" calcext:value-type="string">
            <text:p>48-36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39]=&quot;&quot;;&quot;&quot;;VLOOKUP([.$J39];A_003_INSERIMENTO_CAMPI;2;0))" office:value-type="string" office:string-value="Basket Giovane" calcext:value-type="string">
            <text:p>Basket Giovane</text:p>
          </table:table-cell>
          <table:table-cell table:style-name="ce81" table:formula="of:=IF([.$G39]=&quot;&quot;;&quot;&quot;;IF(FIND(&quot;-&quot;;[.$G39])=0;&quot;&quot;;1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81" table:formula="of:=IF([.$G39]=&quot;&quot;;&quot;&quot;;IF(FIND(&quot;-&quot;;[.$G39])=0;&quot;&quot;;1*NOT([.$G39]=&quot;0-20&quot;)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81" table:formula="of:=IF([.$G39]=&quot;&quot;;&quot;&quot;;IF(FIND(&quot;-&quot;;[.$G39])=0;&quot;&quot;;1*([.$G39]=&quot;0-20&quot;)))" office:value-type="float" office:value="0" calcext:value-type="float">
            <text:p>0</text:p>
          </table:table-cell>
          <table:table-cell table:style-name="ce81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81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84" table:formula="of:=IF([.$G39]=&quot;&quot;;&quot;&quot;;IF(FIND(&quot;-&quot;;[.$G39])=0;&quot;&quot;;NUMBERVALUE(MID([.$G39];1;FIND(&quot;-&quot;;[.$G39])-1))-NUMBERVALUE(MID([.$G39];FIND(&quot;-&quot;;[.$G39])+1;LEN([.$G39])-FIND(&quot;-&quot;;[.$G39])))))" office:value-type="float" office:value="12" calcext:value-type="float">
            <text:p>+12</text:p>
          </table:table-cell>
          <table:table-cell table:style-name="ce87" table:formula="of:=IF([.$G39]=&quot;&quot;;&quot;&quot;;IF(FIND(&quot;-&quot;;[.$G39])=0;&quot;&quot;;1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87" table:formula="of:=IF([.$G39]=&quot;&quot;;&quot;&quot;;IF(FIND(&quot;-&quot;;[.$G39])=0;&quot;&quot;;1*NOT([.$G39]=&quot;20-0&quot;)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87" table:formula="of:=IF([.$G39]=&quot;&quot;;&quot;&quot;;IF(FIND(&quot;-&quot;;[.$G39])=0;&quot;&quot;;1*([.$G39]=&quot;20-0&quot;)))" office:value-type="float" office:value="0" calcext:value-type="float">
            <text:p>0</text:p>
          </table:table-cell>
          <table:table-cell table:style-name="ce87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87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90" table:formula="of:=IF([.$G39]=&quot;&quot;;&quot;&quot;;IF(FIND(&quot;-&quot;;[.$G39])=0;&quot;&quot;;-NUMBERVALUE(MID([.$G39];1;FIND(&quot;-&quot;;[.$G39])-1))+NUMBERVALUE(MID([.$G39];FIND(&quot;-&quot;;[.$G39])+1;LEN([.$G39])-FIND(&quot;-&quot;;[.$G39])))))" office:value-type="float" office:value="-12" calcext:value-type="float">
            <text:p>-12</text:p>
          </table:table-cell>
          <table:table-cell table:number-columns-repeated="41"/>
        </table:table-row>
        <table:table-row table:style-name="ro2">
          <table:table-cell table:style-name="ce171" office:value-type="float" office:value="39" calcext:value-type="float">
            <text:p>39</text:p>
          </table:table-cell>
          <table:table-cell table:style-name="ce198" office:value-type="string" calcext:value-type="string">
            <text:p>G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40];&quot;ABCDEFGH&quot;;1)&gt;0;INDEX([$A_INSERIMENTI.D$2:$A_INSERIMENTI.H$33];MATCH(1;([$A_INSERIMENTI.G$2:$A_INSERIMENTI.G$33]=[.B40])*([$A_INSERIMENTI.H$2:$A_INSERIMENTI.H$33]=INT([.C40]/10));0);2)&amp;&quot; (&quot;&amp;INDEX([$A_INSERIMENTI.D$2:$A_INSERIMENTI.H$33];MATCH(1;([$A_INSERIMENTI.G$2:$A_INSERIMENTI.G$33]=[.B40])*([$A_INSERIMENTI.H$2:$A_INSERIMENTI.H$33]=INT([.C40]/10));0);1)&amp;&quot;)&quot;;&quot;DA SISTEMARE&quot;)" office:value-type="string" office:string-value="Istrici (25)" calcext:value-type="string">
            <text:p>Istrici (25)</text:p>
          </table:table-cell>
          <table:table-cell table:style-name="ce50" table:formula="of:=IF(AND([.D40]&lt;&gt;&quot;&quot;;[.F40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0];&quot;ABCDEFGH&quot;;1)&gt;0;INDEX([$A_INSERIMENTI.D$2:$A_INSERIMENTI.H$33];MATCH(1;([$A_INSERIMENTI.G$2:$A_INSERIMENTI.G$33]=[.B40])*([$A_INSERIMENTI.H$2:$A_INSERIMENTI.H$33]=[.C40]-10*INT([.C40]/10));0);2)&amp;&quot; (&quot;&amp;INDEX([$A_INSERIMENTI.D$2:$A_INSERIMENTI.H$33];MATCH(1;([$A_INSERIMENTI.G$2:$A_INSERIMENTI.G$33]=[.B40])*([$A_INSERIMENTI.H$2:$A_INSERIMENTI.H$33]=[.C40]-10*INT([.C40]/10));0);1)&amp;&quot;)&quot;;&quot;DA SISTEMARE&quot;)" office:value-type="string" office:string-value="Orche (28)" calcext:value-type="string">
            <text:p>Orche (28)</text:p>
          </table:table-cell>
          <table:table-cell table:style-name="ce222" office:value-type="string" calcext:value-type="string">
            <text:p>32-31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7H00M00S" calcext:value-type="time">
            <text:p>17:0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40]=&quot;&quot;;&quot;&quot;;VLOOKUP([.$J40];A_003_INSERIMENTO_CAMPI;2;0))" office:value-type="string" office:string-value="Basket Giovane" calcext:value-type="string">
            <text:p>Basket Giovane</text:p>
          </table:table-cell>
          <table:table-cell table:style-name="ce81" table:formula="of:=IF([.$G40]=&quot;&quot;;&quot;&quot;;IF(FIND(&quot;-&quot;;[.$G40])=0;&quot;&quot;;1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81" table:formula="of:=IF([.$G40]=&quot;&quot;;&quot;&quot;;IF(FIND(&quot;-&quot;;[.$G40])=0;&quot;&quot;;1*NOT([.$G40]=&quot;0-20&quot;)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81" table:formula="of:=IF([.$G40]=&quot;&quot;;&quot;&quot;;IF(FIND(&quot;-&quot;;[.$G40])=0;&quot;&quot;;1*([.$G40]=&quot;0-20&quot;)))" office:value-type="float" office:value="0" calcext:value-type="float">
            <text:p>0</text:p>
          </table:table-cell>
          <table:table-cell table:style-name="ce81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81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84" table:formula="of:=IF([.$G40]=&quot;&quot;;&quot;&quot;;IF(FIND(&quot;-&quot;;[.$G40])=0;&quot;&quot;;NUMBERVALUE(MID([.$G40];1;FIND(&quot;-&quot;;[.$G40])-1))-NUMBERVALUE(MID([.$G40];FIND(&quot;-&quot;;[.$G40])+1;LEN([.$G40])-FIND(&quot;-&quot;;[.$G40])))))" office:value-type="float" office:value="1" calcext:value-type="float">
            <text:p>+1</text:p>
          </table:table-cell>
          <table:table-cell table:style-name="ce87" table:formula="of:=IF([.$G40]=&quot;&quot;;&quot;&quot;;IF(FIND(&quot;-&quot;;[.$G40])=0;&quot;&quot;;1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87" table:formula="of:=IF([.$G40]=&quot;&quot;;&quot;&quot;;IF(FIND(&quot;-&quot;;[.$G40])=0;&quot;&quot;;1*NOT([.$G40]=&quot;20-0&quot;)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87" table:formula="of:=IF([.$G40]=&quot;&quot;;&quot;&quot;;IF(FIND(&quot;-&quot;;[.$G40])=0;&quot;&quot;;1*([.$G40]=&quot;20-0&quot;)))" office:value-type="float" office:value="0" calcext:value-type="float">
            <text:p>0</text:p>
          </table:table-cell>
          <table:table-cell table:style-name="ce87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87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90" table:formula="of:=IF([.$G40]=&quot;&quot;;&quot;&quot;;IF(FIND(&quot;-&quot;;[.$G40])=0;&quot;&quot;;-NUMBERVALUE(MID([.$G40];1;FIND(&quot;-&quot;;[.$G40])-1))+NUMBERVALUE(MID([.$G40];FIND(&quot;-&quot;;[.$G40])+1;LEN([.$G40])-FIND(&quot;-&quot;;[.$G40])))))" office:value-type="float" office:value="-1" calcext:value-type="float">
            <text:p>-1</text:p>
          </table:table-cell>
          <table:table-cell table:number-columns-repeated="41"/>
        </table:table-row>
        <table:table-row table:style-name="ro2">
          <table:table-cell table:style-name="ce171" office:value-type="float" office:value="40" calcext:value-type="float">
            <text:p>40</text:p>
          </table:table-cell>
          <table:table-cell table:style-name="ce198" office:value-type="string" calcext:value-type="string">
            <text:p>G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41];&quot;ABCDEFGH&quot;;1)&gt;0;INDEX([$A_INSERIMENTI.D$2:$A_INSERIMENTI.H$33];MATCH(1;([$A_INSERIMENTI.G$2:$A_INSERIMENTI.G$33]=[.B41])*([$A_INSERIMENTI.H$2:$A_INSERIMENTI.H$33]=INT([.C41]/10));0);2)&amp;&quot; (&quot;&amp;INDEX([$A_INSERIMENTI.D$2:$A_INSERIMENTI.H$33];MATCH(1;([$A_INSERIMENTI.G$2:$A_INSERIMENTI.G$33]=[.B41])*([$A_INSERIMENTI.H$2:$A_INSERIMENTI.H$33]=INT([.C41]/10));0);1)&amp;&quot;)&quot;;&quot;DA SISTEMARE&quot;)" office:value-type="string" office:string-value="Gorilla (26)" calcext:value-type="string">
            <text:p>Gorilla (26)</text:p>
          </table:table-cell>
          <table:table-cell table:style-name="ce50" table:formula="of:=IF(AND([.D41]&lt;&gt;&quot;&quot;;[.F41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1];&quot;ABCDEFGH&quot;;1)&gt;0;INDEX([$A_INSERIMENTI.D$2:$A_INSERIMENTI.H$33];MATCH(1;([$A_INSERIMENTI.G$2:$A_INSERIMENTI.G$33]=[.B41])*([$A_INSERIMENTI.H$2:$A_INSERIMENTI.H$33]=[.C41]-10*INT([.C41]/10));0);2)&amp;&quot; (&quot;&amp;INDEX([$A_INSERIMENTI.D$2:$A_INSERIMENTI.H$33];MATCH(1;([$A_INSERIMENTI.G$2:$A_INSERIMENTI.G$33]=[.B41])*([$A_INSERIMENTI.H$2:$A_INSERIMENTI.H$33]=[.C41]-10*INT([.C41]/10));0);1)&amp;&quot;)&quot;;&quot;DA SISTEMARE&quot;)" office:value-type="string" office:string-value="Muli (27)" calcext:value-type="string">
            <text:p>Muli (27)</text:p>
          </table:table-cell>
          <table:table-cell table:style-name="ce222" office:value-type="string" calcext:value-type="string">
            <text:p>56-58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41]=&quot;&quot;;&quot;&quot;;VLOOKUP([.$J41];A_003_INSERIMENTO_CAMPI;2;0))" office:value-type="string" office:string-value="Basket Giovane" calcext:value-type="string">
            <text:p>Basket Giovane</text:p>
          </table:table-cell>
          <table:table-cell table:style-name="ce81" table:formula="of:=IF([.$G41]=&quot;&quot;;&quot;&quot;;IF(FIND(&quot;-&quot;;[.$G41])=0;&quot;&quot;;1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81" table:formula="of:=IF([.$G41]=&quot;&quot;;&quot;&quot;;IF(FIND(&quot;-&quot;;[.$G41])=0;&quot;&quot;;1*NOT([.$G41]=&quot;0-20&quot;)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81" table:formula="of:=IF([.$G41]=&quot;&quot;;&quot;&quot;;IF(FIND(&quot;-&quot;;[.$G41])=0;&quot;&quot;;1*([.$G41]=&quot;0-20&quot;)))" office:value-type="float" office:value="0" calcext:value-type="float">
            <text:p>0</text:p>
          </table:table-cell>
          <table:table-cell table:style-name="ce81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81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84" table:formula="of:=IF([.$G41]=&quot;&quot;;&quot;&quot;;IF(FIND(&quot;-&quot;;[.$G41])=0;&quot;&quot;;NUMBERVALUE(MID([.$G41];1;FIND(&quot;-&quot;;[.$G41])-1))-NUMBERVALUE(MID([.$G41];FIND(&quot;-&quot;;[.$G41])+1;LEN([.$G41])-FIND(&quot;-&quot;;[.$G41])))))" office:value-type="float" office:value="-2" calcext:value-type="float">
            <text:p>-2</text:p>
          </table:table-cell>
          <table:table-cell table:style-name="ce87" table:formula="of:=IF([.$G41]=&quot;&quot;;&quot;&quot;;IF(FIND(&quot;-&quot;;[.$G41])=0;&quot;&quot;;1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87" table:formula="of:=IF([.$G41]=&quot;&quot;;&quot;&quot;;IF(FIND(&quot;-&quot;;[.$G41])=0;&quot;&quot;;1*NOT([.$G41]=&quot;20-0&quot;)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87" table:formula="of:=IF([.$G41]=&quot;&quot;;&quot;&quot;;IF(FIND(&quot;-&quot;;[.$G41])=0;&quot;&quot;;1*([.$G41]=&quot;20-0&quot;)))" office:value-type="float" office:value="0" calcext:value-type="float">
            <text:p>0</text:p>
          </table:table-cell>
          <table:table-cell table:style-name="ce87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87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90" table:formula="of:=IF([.$G41]=&quot;&quot;;&quot;&quot;;IF(FIND(&quot;-&quot;;[.$G41])=0;&quot;&quot;;-NUMBERVALUE(MID([.$G41];1;FIND(&quot;-&quot;;[.$G41])-1))+NUMBERVALUE(MID([.$G41];FIND(&quot;-&quot;;[.$G41])+1;LEN([.$G41])-FIND(&quot;-&quot;;[.$G41])))))" office:value-type="float" office:value="2" calcext:value-type="float">
            <text:p>+2</text:p>
          </table:table-cell>
          <table:table-cell table:number-columns-repeated="41"/>
        </table:table-row>
        <table:table-row table:style-name="ro2">
          <table:table-cell table:style-name="ce171" office:value-type="float" office:value="41" calcext:value-type="float">
            <text:p>41</text:p>
          </table:table-cell>
          <table:table-cell table:style-name="ce198" office:value-type="string" calcext:value-type="string">
            <text:p>G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42];&quot;ABCDEFGH&quot;;1)&gt;0;INDEX([$A_INSERIMENTI.D$2:$A_INSERIMENTI.H$33];MATCH(1;([$A_INSERIMENTI.G$2:$A_INSERIMENTI.G$33]=[.B42])*([$A_INSERIMENTI.H$2:$A_INSERIMENTI.H$33]=INT([.C42]/10));0);2)&amp;&quot; (&quot;&amp;INDEX([$A_INSERIMENTI.D$2:$A_INSERIMENTI.H$33];MATCH(1;([$A_INSERIMENTI.G$2:$A_INSERIMENTI.G$33]=[.B42])*([$A_INSERIMENTI.H$2:$A_INSERIMENTI.H$33]=INT([.C42]/10));0);1)&amp;&quot;)&quot;;&quot;DA SISTEMARE&quot;)" office:value-type="string" office:string-value="Gorilla (26)" calcext:value-type="string">
            <text:p>Gorilla (26)</text:p>
          </table:table-cell>
          <table:table-cell table:style-name="ce50" table:formula="of:=IF(AND([.D42]&lt;&gt;&quot;&quot;;[.F42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2];&quot;ABCDEFGH&quot;;1)&gt;0;INDEX([$A_INSERIMENTI.D$2:$A_INSERIMENTI.H$33];MATCH(1;([$A_INSERIMENTI.G$2:$A_INSERIMENTI.G$33]=[.B42])*([$A_INSERIMENTI.H$2:$A_INSERIMENTI.H$33]=[.C42]-10*INT([.C42]/10));0);2)&amp;&quot; (&quot;&amp;INDEX([$A_INSERIMENTI.D$2:$A_INSERIMENTI.H$33];MATCH(1;([$A_INSERIMENTI.G$2:$A_INSERIMENTI.G$33]=[.B42])*([$A_INSERIMENTI.H$2:$A_INSERIMENTI.H$33]=[.C42]-10*INT([.C42]/10));0);1)&amp;&quot;)&quot;;&quot;DA SISTEMARE&quot;)" office:value-type="string" office:string-value="Orche (28)" calcext:value-type="string">
            <text:p>Orche (28)</text:p>
          </table:table-cell>
          <table:table-cell table:style-name="ce222" office:value-type="string" calcext:value-type="string">
            <text:p>50-64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3" calcext:value-type="float">
            <text:p>3</text:p>
          </table:table-cell>
          <table:table-cell table:style-name="ce78" table:formula="of:=IF([.$J42]=&quot;&quot;;&quot;&quot;;VLOOKUP([.$J42];A_003_INSERIMENTO_CAMPI;2;0))" office:value-type="string" office:string-value="Basket Giovane" calcext:value-type="string">
            <text:p>Basket Giovane</text:p>
          </table:table-cell>
          <table:table-cell table:style-name="ce81" table:formula="of:=IF([.$G42]=&quot;&quot;;&quot;&quot;;IF(FIND(&quot;-&quot;;[.$G42])=0;&quot;&quot;;1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81" table:formula="of:=IF([.$G42]=&quot;&quot;;&quot;&quot;;IF(FIND(&quot;-&quot;;[.$G42])=0;&quot;&quot;;1*NOT([.$G42]=&quot;0-20&quot;)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81" table:formula="of:=IF([.$G42]=&quot;&quot;;&quot;&quot;;IF(FIND(&quot;-&quot;;[.$G42])=0;&quot;&quot;;1*([.$G42]=&quot;0-20&quot;)))" office:value-type="float" office:value="0" calcext:value-type="float">
            <text:p>0</text:p>
          </table:table-cell>
          <table:table-cell table:style-name="ce81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81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84" table:formula="of:=IF([.$G42]=&quot;&quot;;&quot;&quot;;IF(FIND(&quot;-&quot;;[.$G42])=0;&quot;&quot;;NUMBERVALUE(MID([.$G42];1;FIND(&quot;-&quot;;[.$G42])-1))-NUMBERVALUE(MID([.$G42];FIND(&quot;-&quot;;[.$G42])+1;LEN([.$G42])-FIND(&quot;-&quot;;[.$G42])))))" office:value-type="float" office:value="-14" calcext:value-type="float">
            <text:p>-14</text:p>
          </table:table-cell>
          <table:table-cell table:style-name="ce87" table:formula="of:=IF([.$G42]=&quot;&quot;;&quot;&quot;;IF(FIND(&quot;-&quot;;[.$G42])=0;&quot;&quot;;1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87" table:formula="of:=IF([.$G42]=&quot;&quot;;&quot;&quot;;IF(FIND(&quot;-&quot;;[.$G42])=0;&quot;&quot;;1*NOT([.$G42]=&quot;20-0&quot;)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87" table:formula="of:=IF([.$G42]=&quot;&quot;;&quot;&quot;;IF(FIND(&quot;-&quot;;[.$G42])=0;&quot;&quot;;1*([.$G42]=&quot;20-0&quot;)))" office:value-type="float" office:value="0" calcext:value-type="float">
            <text:p>0</text:p>
          </table:table-cell>
          <table:table-cell table:style-name="ce87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87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90" table:formula="of:=IF([.$G42]=&quot;&quot;;&quot;&quot;;IF(FIND(&quot;-&quot;;[.$G42])=0;&quot;&quot;;-NUMBERVALUE(MID([.$G42];1;FIND(&quot;-&quot;;[.$G42])-1))+NUMBERVALUE(MID([.$G42];FIND(&quot;-&quot;;[.$G42])+1;LEN([.$G42])-FIND(&quot;-&quot;;[.$G42])))))" office:value-type="float" office:value="14" calcext:value-type="float">
            <text:p>+14</text:p>
          </table:table-cell>
          <table:table-cell table:number-columns-repeated="41"/>
        </table:table-row>
        <table:table-row table:style-name="ro2">
          <table:table-cell table:style-name="ce172" office:value-type="float" office:value="42" calcext:value-type="float">
            <text:p>42</text:p>
          </table:table-cell>
          <table:table-cell table:style-name="ce199" office:value-type="string" calcext:value-type="string">
            <text:p>G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43];&quot;ABCDEFGH&quot;;1)&gt;0;INDEX([$A_INSERIMENTI.D$2:$A_INSERIMENTI.H$33];MATCH(1;([$A_INSERIMENTI.G$2:$A_INSERIMENTI.G$33]=[.B43])*([$A_INSERIMENTI.H$2:$A_INSERIMENTI.H$33]=INT([.C43]/10));0);2)&amp;&quot; (&quot;&amp;INDEX([$A_INSERIMENTI.D$2:$A_INSERIMENTI.H$33];MATCH(1;([$A_INSERIMENTI.G$2:$A_INSERIMENTI.G$33]=[.B43])*([$A_INSERIMENTI.H$2:$A_INSERIMENTI.H$33]=INT([.C43]/10));0);1)&amp;&quot;)&quot;;&quot;DA SISTEMARE&quot;)" office:value-type="string" office:string-value="Muli (27)" calcext:value-type="string">
            <text:p>Muli (27)</text:p>
          </table:table-cell>
          <table:table-cell table:style-name="ce51" table:formula="of:=IF(AND([.D43]&lt;&gt;&quot;&quot;;[.F43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43];&quot;ABCDEFGH&quot;;1)&gt;0;INDEX([$A_INSERIMENTI.D$2:$A_INSERIMENTI.H$33];MATCH(1;([$A_INSERIMENTI.G$2:$A_INSERIMENTI.G$33]=[.B43])*([$A_INSERIMENTI.H$2:$A_INSERIMENTI.H$33]=[.C43]-10*INT([.C43]/10));0);2)&amp;&quot; (&quot;&amp;INDEX([$A_INSERIMENTI.D$2:$A_INSERIMENTI.H$33];MATCH(1;([$A_INSERIMENTI.G$2:$A_INSERIMENTI.G$33]=[.B43])*([$A_INSERIMENTI.H$2:$A_INSERIMENTI.H$33]=[.C43]-10*INT([.C43]/10));0);1)&amp;&quot;)&quot;;&quot;DA SISTEMARE&quot;)" office:value-type="string" office:string-value="Orche (28)" calcext:value-type="string">
            <text:p>Orche (28)</text:p>
          </table:table-cell>
          <table:table-cell table:style-name="ce223" office:value-type="string" calcext:value-type="string">
            <text:p>49-88</text:p>
          </table:table-cell>
          <table:table-cell table:style-name="ce67" office:value-type="date" office:date-value="2021-06-08" calcext:value-type="date">
            <text:p>mar 08/06/2021</text:p>
          </table:table-cell>
          <table:table-cell table:style-name="ce72" office:value-type="time" office:time-value="PT17H00M00S" calcext:value-type="time">
            <text:p>17:00</text:p>
          </table:table-cell>
          <table:table-cell table:style-name="ce76" office:value-type="float" office:value="3" calcext:value-type="float">
            <text:p>3</text:p>
          </table:table-cell>
          <table:table-cell table:style-name="ce79" table:formula="of:=IF([.$J43]=&quot;&quot;;&quot;&quot;;VLOOKUP([.$J43];A_003_INSERIMENTO_CAMPI;2;0))" office:value-type="string" office:string-value="Basket Giovane" calcext:value-type="string">
            <text:p>Basket Giovane</text:p>
          </table:table-cell>
          <table:table-cell table:style-name="ce82" table:formula="of:=IF([.$G43]=&quot;&quot;;&quot;&quot;;IF(FIND(&quot;-&quot;;[.$G43])=0;&quot;&quot;;1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82" table:formula="of:=IF([.$G43]=&quot;&quot;;&quot;&quot;;IF(FIND(&quot;-&quot;;[.$G43])=0;&quot;&quot;;1*NOT([.$G43]=&quot;0-20&quot;)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82" table:formula="of:=IF([.$G43]=&quot;&quot;;&quot;&quot;;IF(FIND(&quot;-&quot;;[.$G43])=0;&quot;&quot;;1*([.$G43]=&quot;0-20&quot;)))" office:value-type="float" office:value="0" calcext:value-type="float">
            <text:p>0</text:p>
          </table:table-cell>
          <table:table-cell table:style-name="ce82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82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85" table:formula="of:=IF([.$G43]=&quot;&quot;;&quot;&quot;;IF(FIND(&quot;-&quot;;[.$G43])=0;&quot;&quot;;NUMBERVALUE(MID([.$G43];1;FIND(&quot;-&quot;;[.$G43])-1))-NUMBERVALUE(MID([.$G43];FIND(&quot;-&quot;;[.$G43])+1;LEN([.$G43])-FIND(&quot;-&quot;;[.$G43])))))" office:value-type="float" office:value="-39" calcext:value-type="float">
            <text:p>-39</text:p>
          </table:table-cell>
          <table:table-cell table:style-name="ce88" table:formula="of:=IF([.$G43]=&quot;&quot;;&quot;&quot;;IF(FIND(&quot;-&quot;;[.$G43])=0;&quot;&quot;;1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88" table:formula="of:=IF([.$G43]=&quot;&quot;;&quot;&quot;;IF(FIND(&quot;-&quot;;[.$G43])=0;&quot;&quot;;1*NOT([.$G43]=&quot;20-0&quot;)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88" table:formula="of:=IF([.$G43]=&quot;&quot;;&quot;&quot;;IF(FIND(&quot;-&quot;;[.$G43])=0;&quot;&quot;;1*([.$G43]=&quot;20-0&quot;)))" office:value-type="float" office:value="0" calcext:value-type="float">
            <text:p>0</text:p>
          </table:table-cell>
          <table:table-cell table:style-name="ce88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88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91" table:formula="of:=IF([.$G43]=&quot;&quot;;&quot;&quot;;IF(FIND(&quot;-&quot;;[.$G43])=0;&quot;&quot;;-NUMBERVALUE(MID([.$G43];1;FIND(&quot;-&quot;;[.$G43])-1))+NUMBERVALUE(MID([.$G43];FIND(&quot;-&quot;;[.$G43])+1;LEN([.$G43])-FIND(&quot;-&quot;;[.$G43])))))" office:value-type="float" office:value="39" calcext:value-type="float">
            <text:p>+39</text:p>
          </table:table-cell>
          <table:table-cell table:number-columns-repeated="41"/>
        </table:table-row>
        <table:table-row table:style-name="ro2">
          <table:table-cell table:style-name="ce170" office:value-type="float" office:value="43" calcext:value-type="float">
            <text:p>43</text:p>
          </table:table-cell>
          <table:table-cell table:style-name="ce200" office:value-type="string" calcext:value-type="string">
            <text:p>H</text:p>
          </table:table-cell>
          <table:table-cell table:style-name="ce49" office:value-type="float" office:value="12" calcext:value-type="float">
            <text:p>12</text:p>
          </table:table-cell>
          <table:table-cell table:style-name="ce53" table:formula="of:=IF(FIND([.B44];&quot;ABCDEFGH&quot;;1)&gt;0;INDEX([$A_INSERIMENTI.D$2:$A_INSERIMENTI.H$33];MATCH(1;([$A_INSERIMENTI.G$2:$A_INSERIMENTI.G$33]=[.B44])*([$A_INSERIMENTI.H$2:$A_INSERIMENTI.H$33]=INT([.C44]/10));0);2)&amp;&quot; (&quot;&amp;INDEX([$A_INSERIMENTI.D$2:$A_INSERIMENTI.H$33];MATCH(1;([$A_INSERIMENTI.G$2:$A_INSERIMENTI.G$33]=[.B44])*([$A_INSERIMENTI.H$2:$A_INSERIMENTI.H$33]=INT([.C44]/10));0);1)&amp;&quot;)&quot;;&quot;DA SISTEMARE&quot;)" office:value-type="string" office:string-value="Piranha (29)" calcext:value-type="string">
            <text:p>Piranha (29)</text:p>
          </table:table-cell>
          <table:table-cell table:style-name="ce49" table:formula="of:=IF(AND([.D44]&lt;&gt;&quot;&quot;;[.F44]&lt;&gt;&quot;&quot;);&quot; vs &quot;;&quot;&quot;)" office:value-type="string" office:string-value=" vs " calcext:value-type="string">
            <text:p><text:s/>vs </text:p>
          </table:table-cell>
          <table:table-cell table:style-name="ce58" table:formula="of:=IF(FIND([.B44];&quot;ABCDEFGH&quot;;1)&gt;0;INDEX([$A_INSERIMENTI.D$2:$A_INSERIMENTI.H$33];MATCH(1;([$A_INSERIMENTI.G$2:$A_INSERIMENTI.G$33]=[.B44])*([$A_INSERIMENTI.H$2:$A_INSERIMENTI.H$33]=[.C44]-10*INT([.C44]/10));0);2)&amp;&quot; (&quot;&amp;INDEX([$A_INSERIMENTI.D$2:$A_INSERIMENTI.H$33];MATCH(1;([$A_INSERIMENTI.G$2:$A_INSERIMENTI.G$33]=[.B44])*([$A_INSERIMENTI.H$2:$A_INSERIMENTI.H$33]=[.C44]-10*INT([.C44]/10));0);1)&amp;&quot;)&quot;;&quot;DA SISTEMARE&quot;)" office:value-type="string" office:string-value="Scorpioni (30)" calcext:value-type="string">
            <text:p>Scorpioni (30)</text:p>
          </table:table-cell>
          <table:table-cell table:style-name="ce221" office:value-type="string" calcext:value-type="string">
            <text:p>28-93</text:p>
          </table:table-cell>
          <table:table-cell table:style-name="ce65" office:value-type="date" office:date-value="2021-06-08" calcext:value-type="date">
            <text:p>mar 08/06/2021</text:p>
          </table:table-cell>
          <table:table-cell table:style-name="ce70" office:value-type="time" office:time-value="PT15H30M00S" calcext:value-type="time">
            <text:p>15:30</text:p>
          </table:table-cell>
          <table:table-cell table:style-name="ce74" office:value-type="float" office:value="4" calcext:value-type="float">
            <text:p>4</text:p>
          </table:table-cell>
          <table:table-cell table:style-name="ce77" table:formula="of:=IF([.$J44]=&quot;&quot;;&quot;&quot;;VLOOKUP([.$J44];A_003_INSERIMENTO_CAMPI;2;0))" office:value-type="string" office:string-value="Nuova Scuola" calcext:value-type="string">
            <text:p>Nuova Scuola</text:p>
          </table:table-cell>
          <table:table-cell table:style-name="ce80" table:formula="of:=IF([.$G44]=&quot;&quot;;&quot;&quot;;IF(FIND(&quot;-&quot;;[.$G44])=0;&quot;&quot;;1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80" table:formula="of:=IF([.$G44]=&quot;&quot;;&quot;&quot;;IF(FIND(&quot;-&quot;;[.$G44])=0;&quot;&quot;;1*NOT([.$G44]=&quot;0-20&quot;)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80" table:formula="of:=IF([.$G44]=&quot;&quot;;&quot;&quot;;IF(FIND(&quot;-&quot;;[.$G44])=0;&quot;&quot;;1*([.$G44]=&quot;0-20&quot;)))" office:value-type="float" office:value="0" calcext:value-type="float">
            <text:p>0</text:p>
          </table:table-cell>
          <table:table-cell table:style-name="ce80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80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83" table:formula="of:=IF([.$G44]=&quot;&quot;;&quot;&quot;;IF(FIND(&quot;-&quot;;[.$G44])=0;&quot;&quot;;NUMBERVALUE(MID([.$G44];1;FIND(&quot;-&quot;;[.$G44])-1))-NUMBERVALUE(MID([.$G44];FIND(&quot;-&quot;;[.$G44])+1;LEN([.$G44])-FIND(&quot;-&quot;;[.$G44])))))" office:value-type="float" office:value="-65" calcext:value-type="float">
            <text:p>-65</text:p>
          </table:table-cell>
          <table:table-cell table:style-name="ce86" table:formula="of:=IF([.$G44]=&quot;&quot;;&quot;&quot;;IF(FIND(&quot;-&quot;;[.$G44])=0;&quot;&quot;;1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86" table:formula="of:=IF([.$G44]=&quot;&quot;;&quot;&quot;;IF(FIND(&quot;-&quot;;[.$G44])=0;&quot;&quot;;1*NOT([.$G44]=&quot;20-0&quot;)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86" table:formula="of:=IF([.$G44]=&quot;&quot;;&quot;&quot;;IF(FIND(&quot;-&quot;;[.$G44])=0;&quot;&quot;;1*([.$G44]=&quot;20-0&quot;)))" office:value-type="float" office:value="0" calcext:value-type="float">
            <text:p>0</text:p>
          </table:table-cell>
          <table:table-cell table:style-name="ce86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86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89" table:formula="of:=IF([.$G44]=&quot;&quot;;&quot;&quot;;IF(FIND(&quot;-&quot;;[.$G44])=0;&quot;&quot;;-NUMBERVALUE(MID([.$G44];1;FIND(&quot;-&quot;;[.$G44])-1))+NUMBERVALUE(MID([.$G44];FIND(&quot;-&quot;;[.$G44])+1;LEN([.$G44])-FIND(&quot;-&quot;;[.$G44])))))" office:value-type="float" office:value="65" calcext:value-type="float">
            <text:p>+65</text:p>
          </table:table-cell>
          <table:table-cell table:number-columns-repeated="41"/>
        </table:table-row>
        <table:table-row table:style-name="ro2">
          <table:table-cell table:style-name="ce171" office:value-type="float" office:value="44" calcext:value-type="float">
            <text:p>44</text:p>
          </table:table-cell>
          <table:table-cell table:style-name="ce203" office:value-type="string" calcext:value-type="string">
            <text:p>H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IF(FIND([.B45];&quot;ABCDEFGH&quot;;1)&gt;0;INDEX([$A_INSERIMENTI.D$2:$A_INSERIMENTI.H$33];MATCH(1;([$A_INSERIMENTI.G$2:$A_INSERIMENTI.G$33]=[.B45])*([$A_INSERIMENTI.H$2:$A_INSERIMENTI.H$33]=INT([.C45]/10));0);2)&amp;&quot; (&quot;&amp;INDEX([$A_INSERIMENTI.D$2:$A_INSERIMENTI.H$33];MATCH(1;([$A_INSERIMENTI.G$2:$A_INSERIMENTI.G$33]=[.B45])*([$A_INSERIMENTI.H$2:$A_INSERIMENTI.H$33]=INT([.C45]/10));0);1)&amp;&quot;)&quot;;&quot;DA SISTEMARE&quot;)" office:value-type="string" office:string-value="Piranha (29)" calcext:value-type="string">
            <text:p>Piranha (29)</text:p>
          </table:table-cell>
          <table:table-cell table:style-name="ce50" table:formula="of:=IF(AND([.D45]&lt;&gt;&quot;&quot;;[.F45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5];&quot;ABCDEFGH&quot;;1)&gt;0;INDEX([$A_INSERIMENTI.D$2:$A_INSERIMENTI.H$33];MATCH(1;([$A_INSERIMENTI.G$2:$A_INSERIMENTI.G$33]=[.B45])*([$A_INSERIMENTI.H$2:$A_INSERIMENTI.H$33]=[.C45]-10*INT([.C45]/10));0);2)&amp;&quot; (&quot;&amp;INDEX([$A_INSERIMENTI.D$2:$A_INSERIMENTI.H$33];MATCH(1;([$A_INSERIMENTI.G$2:$A_INSERIMENTI.G$33]=[.B45])*([$A_INSERIMENTI.H$2:$A_INSERIMENTI.H$33]=[.C45]-10*INT([.C45]/10));0);1)&amp;&quot;)&quot;;&quot;DA SISTEMARE&quot;)" office:value-type="string" office:string-value="Tonni (31)" calcext:value-type="string">
            <text:p>Tonni (31)</text:p>
          </table:table-cell>
          <table:table-cell table:style-name="ce222" office:value-type="string" calcext:value-type="string">
            <text:p>75-49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09H00M00S" calcext:value-type="time">
            <text:p>09:0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45]=&quot;&quot;;&quot;&quot;;VLOOKUP([.$J45];A_003_INSERIMENTO_CAMPI;2;0))" office:value-type="string" office:string-value="Nuova Scuola" calcext:value-type="string">
            <text:p>Nuova Scuola</text:p>
          </table:table-cell>
          <table:table-cell table:style-name="ce81" table:formula="of:=IF([.$G45]=&quot;&quot;;&quot;&quot;;IF(FIND(&quot;-&quot;;[.$G45])=0;&quot;&quot;;1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81" table:formula="of:=IF([.$G45]=&quot;&quot;;&quot;&quot;;IF(FIND(&quot;-&quot;;[.$G45])=0;&quot;&quot;;1*NOT([.$G45]=&quot;0-20&quot;)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81" table:formula="of:=IF([.$G45]=&quot;&quot;;&quot;&quot;;IF(FIND(&quot;-&quot;;[.$G45])=0;&quot;&quot;;1*([.$G45]=&quot;0-20&quot;)))" office:value-type="float" office:value="0" calcext:value-type="float">
            <text:p>0</text:p>
          </table:table-cell>
          <table:table-cell table:style-name="ce81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81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84" table:formula="of:=IF([.$G45]=&quot;&quot;;&quot;&quot;;IF(FIND(&quot;-&quot;;[.$G45])=0;&quot;&quot;;NUMBERVALUE(MID([.$G45];1;FIND(&quot;-&quot;;[.$G45])-1))-NUMBERVALUE(MID([.$G45];FIND(&quot;-&quot;;[.$G45])+1;LEN([.$G45])-FIND(&quot;-&quot;;[.$G45])))))" office:value-type="float" office:value="26" calcext:value-type="float">
            <text:p>+26</text:p>
          </table:table-cell>
          <table:table-cell table:style-name="ce87" table:formula="of:=IF([.$G45]=&quot;&quot;;&quot;&quot;;IF(FIND(&quot;-&quot;;[.$G45])=0;&quot;&quot;;1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87" table:formula="of:=IF([.$G45]=&quot;&quot;;&quot;&quot;;IF(FIND(&quot;-&quot;;[.$G45])=0;&quot;&quot;;1*NOT([.$G45]=&quot;20-0&quot;)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87" table:formula="of:=IF([.$G45]=&quot;&quot;;&quot;&quot;;IF(FIND(&quot;-&quot;;[.$G45])=0;&quot;&quot;;1*([.$G45]=&quot;20-0&quot;)))" office:value-type="float" office:value="0" calcext:value-type="float">
            <text:p>0</text:p>
          </table:table-cell>
          <table:table-cell table:style-name="ce87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87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90" table:formula="of:=IF([.$G45]=&quot;&quot;;&quot;&quot;;IF(FIND(&quot;-&quot;;[.$G45])=0;&quot;&quot;;-NUMBERVALUE(MID([.$G45];1;FIND(&quot;-&quot;;[.$G45])-1))+NUMBERVALUE(MID([.$G45];FIND(&quot;-&quot;;[.$G45])+1;LEN([.$G45])-FIND(&quot;-&quot;;[.$G45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1" office:value-type="float" office:value="45" calcext:value-type="float">
            <text:p>45</text:p>
          </table:table-cell>
          <table:table-cell table:style-name="ce203" office:value-type="string" calcext:value-type="string">
            <text:p>H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IF(FIND([.B46];&quot;ABCDEFGH&quot;;1)&gt;0;INDEX([$A_INSERIMENTI.D$2:$A_INSERIMENTI.H$33];MATCH(1;([$A_INSERIMENTI.G$2:$A_INSERIMENTI.G$33]=[.B46])*([$A_INSERIMENTI.H$2:$A_INSERIMENTI.H$33]=INT([.C46]/10));0);2)&amp;&quot; (&quot;&amp;INDEX([$A_INSERIMENTI.D$2:$A_INSERIMENTI.H$33];MATCH(1;([$A_INSERIMENTI.G$2:$A_INSERIMENTI.G$33]=[.B46])*([$A_INSERIMENTI.H$2:$A_INSERIMENTI.H$33]=INT([.C46]/10));0);1)&amp;&quot;)&quot;;&quot;DA SISTEMARE&quot;)" office:value-type="string" office:string-value="Piranha (29)" calcext:value-type="string">
            <text:p>Piranha (29)</text:p>
          </table:table-cell>
          <table:table-cell table:style-name="ce50" table:formula="of:=IF(AND([.D46]&lt;&gt;&quot;&quot;;[.F46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6];&quot;ABCDEFGH&quot;;1)&gt;0;INDEX([$A_INSERIMENTI.D$2:$A_INSERIMENTI.H$33];MATCH(1;([$A_INSERIMENTI.G$2:$A_INSERIMENTI.G$33]=[.B46])*([$A_INSERIMENTI.H$2:$A_INSERIMENTI.H$33]=[.C46]-10*INT([.C46]/10));0);2)&amp;&quot; (&quot;&amp;INDEX([$A_INSERIMENTI.D$2:$A_INSERIMENTI.H$33];MATCH(1;([$A_INSERIMENTI.G$2:$A_INSERIMENTI.G$33]=[.B46])*([$A_INSERIMENTI.H$2:$A_INSERIMENTI.H$33]=[.C46]-10*INT([.C46]/10));0);1)&amp;&quot;)&quot;;&quot;DA SISTEMARE&quot;)" office:value-type="string" office:string-value="Zebre (32)" calcext:value-type="string">
            <text:p>Zebre (32)</text:p>
          </table:table-cell>
          <table:table-cell table:style-name="ce222" office:value-type="string" calcext:value-type="string">
            <text:p>86-73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7H00M00S" calcext:value-type="time">
            <text:p>17:0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46]=&quot;&quot;;&quot;&quot;;VLOOKUP([.$J46];A_003_INSERIMENTO_CAMPI;2;0))" office:value-type="string" office:string-value="Nuova Scuola" calcext:value-type="string">
            <text:p>Nuova Scuola</text:p>
          </table:table-cell>
          <table:table-cell table:style-name="ce81" table:formula="of:=IF([.$G46]=&quot;&quot;;&quot;&quot;;IF(FIND(&quot;-&quot;;[.$G46])=0;&quot;&quot;;1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81" table:formula="of:=IF([.$G46]=&quot;&quot;;&quot;&quot;;IF(FIND(&quot;-&quot;;[.$G46])=0;&quot;&quot;;1*NOT([.$G46]=&quot;0-20&quot;)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81" table:formula="of:=IF([.$G46]=&quot;&quot;;&quot;&quot;;IF(FIND(&quot;-&quot;;[.$G46])=0;&quot;&quot;;1*([.$G46]=&quot;0-20&quot;)))" office:value-type="float" office:value="0" calcext:value-type="float">
            <text:p>0</text:p>
          </table:table-cell>
          <table:table-cell table:style-name="ce81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81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84" table:formula="of:=IF([.$G46]=&quot;&quot;;&quot;&quot;;IF(FIND(&quot;-&quot;;[.$G46])=0;&quot;&quot;;NUMBERVALUE(MID([.$G46];1;FIND(&quot;-&quot;;[.$G46])-1))-NUMBERVALUE(MID([.$G46];FIND(&quot;-&quot;;[.$G46])+1;LEN([.$G46])-FIND(&quot;-&quot;;[.$G46])))))" office:value-type="float" office:value="13" calcext:value-type="float">
            <text:p>+13</text:p>
          </table:table-cell>
          <table:table-cell table:style-name="ce87" table:formula="of:=IF([.$G46]=&quot;&quot;;&quot;&quot;;IF(FIND(&quot;-&quot;;[.$G46])=0;&quot;&quot;;1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87" table:formula="of:=IF([.$G46]=&quot;&quot;;&quot;&quot;;IF(FIND(&quot;-&quot;;[.$G46])=0;&quot;&quot;;1*NOT([.$G46]=&quot;20-0&quot;)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87" table:formula="of:=IF([.$G46]=&quot;&quot;;&quot;&quot;;IF(FIND(&quot;-&quot;;[.$G46])=0;&quot;&quot;;1*([.$G46]=&quot;20-0&quot;)))" office:value-type="float" office:value="0" calcext:value-type="float">
            <text:p>0</text:p>
          </table:table-cell>
          <table:table-cell table:style-name="ce87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87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90" table:formula="of:=IF([.$G46]=&quot;&quot;;&quot;&quot;;IF(FIND(&quot;-&quot;;[.$G46])=0;&quot;&quot;;-NUMBERVALUE(MID([.$G46];1;FIND(&quot;-&quot;;[.$G46])-1))+NUMBERVALUE(MID([.$G46];FIND(&quot;-&quot;;[.$G46])+1;LEN([.$G46])-FIND(&quot;-&quot;;[.$G46])))))" office:value-type="float" office:value="-13" calcext:value-type="float">
            <text:p>-13</text:p>
          </table:table-cell>
          <table:table-cell table:number-columns-repeated="41"/>
        </table:table-row>
        <table:table-row table:style-name="ro2">
          <table:table-cell table:style-name="ce171" office:value-type="float" office:value="46" calcext:value-type="float">
            <text:p>46</text:p>
          </table:table-cell>
          <table:table-cell table:style-name="ce203" office:value-type="string" calcext:value-type="string">
            <text:p>H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IF(FIND([.B47];&quot;ABCDEFGH&quot;;1)&gt;0;INDEX([$A_INSERIMENTI.D$2:$A_INSERIMENTI.H$33];MATCH(1;([$A_INSERIMENTI.G$2:$A_INSERIMENTI.G$33]=[.B47])*([$A_INSERIMENTI.H$2:$A_INSERIMENTI.H$33]=INT([.C47]/10));0);2)&amp;&quot; (&quot;&amp;INDEX([$A_INSERIMENTI.D$2:$A_INSERIMENTI.H$33];MATCH(1;([$A_INSERIMENTI.G$2:$A_INSERIMENTI.G$33]=[.B47])*([$A_INSERIMENTI.H$2:$A_INSERIMENTI.H$33]=INT([.C47]/10));0);1)&amp;&quot;)&quot;;&quot;DA SISTEMARE&quot;)" office:value-type="string" office:string-value="Scorpioni (30)" calcext:value-type="string">
            <text:p>Scorpioni (30)</text:p>
          </table:table-cell>
          <table:table-cell table:style-name="ce50" table:formula="of:=IF(AND([.D47]&lt;&gt;&quot;&quot;;[.F47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7];&quot;ABCDEFGH&quot;;1)&gt;0;INDEX([$A_INSERIMENTI.D$2:$A_INSERIMENTI.H$33];MATCH(1;([$A_INSERIMENTI.G$2:$A_INSERIMENTI.G$33]=[.B47])*([$A_INSERIMENTI.H$2:$A_INSERIMENTI.H$33]=[.C47]-10*INT([.C47]/10));0);2)&amp;&quot; (&quot;&amp;INDEX([$A_INSERIMENTI.D$2:$A_INSERIMENTI.H$33];MATCH(1;([$A_INSERIMENTI.G$2:$A_INSERIMENTI.G$33]=[.B47])*([$A_INSERIMENTI.H$2:$A_INSERIMENTI.H$33]=[.C47]-10*INT([.C47]/10));0);1)&amp;&quot;)&quot;;&quot;DA SISTEMARE&quot;)" office:value-type="string" office:string-value="Tonni (31)" calcext:value-type="string">
            <text:p>Tonni (31)</text:p>
          </table:table-cell>
          <table:table-cell table:style-name="ce222" office:value-type="string" calcext:value-type="string">
            <text:p>39-81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8H30M00S" calcext:value-type="time">
            <text:p>18:3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47]=&quot;&quot;;&quot;&quot;;VLOOKUP([.$J47];A_003_INSERIMENTO_CAMPI;2;0))" office:value-type="string" office:string-value="Nuova Scuola" calcext:value-type="string">
            <text:p>Nuova Scuola</text:p>
          </table:table-cell>
          <table:table-cell table:style-name="ce81" table:formula="of:=IF([.$G47]=&quot;&quot;;&quot;&quot;;IF(FIND(&quot;-&quot;;[.$G47])=0;&quot;&quot;;1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81" table:formula="of:=IF([.$G47]=&quot;&quot;;&quot;&quot;;IF(FIND(&quot;-&quot;;[.$G47])=0;&quot;&quot;;1*NOT([.$G47]=&quot;0-20&quot;)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81" table:formula="of:=IF([.$G47]=&quot;&quot;;&quot;&quot;;IF(FIND(&quot;-&quot;;[.$G47])=0;&quot;&quot;;1*([.$G47]=&quot;0-20&quot;)))" office:value-type="float" office:value="0" calcext:value-type="float">
            <text:p>0</text:p>
          </table:table-cell>
          <table:table-cell table:style-name="ce81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81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84" table:formula="of:=IF([.$G47]=&quot;&quot;;&quot;&quot;;IF(FIND(&quot;-&quot;;[.$G47])=0;&quot;&quot;;NUMBERVALUE(MID([.$G47];1;FIND(&quot;-&quot;;[.$G47])-1))-NUMBERVALUE(MID([.$G47];FIND(&quot;-&quot;;[.$G47])+1;LEN([.$G47])-FIND(&quot;-&quot;;[.$G47])))))" office:value-type="float" office:value="-42" calcext:value-type="float">
            <text:p>-42</text:p>
          </table:table-cell>
          <table:table-cell table:style-name="ce87" table:formula="of:=IF([.$G47]=&quot;&quot;;&quot;&quot;;IF(FIND(&quot;-&quot;;[.$G47])=0;&quot;&quot;;1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87" table:formula="of:=IF([.$G47]=&quot;&quot;;&quot;&quot;;IF(FIND(&quot;-&quot;;[.$G47])=0;&quot;&quot;;1*NOT([.$G47]=&quot;20-0&quot;)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87" table:formula="of:=IF([.$G47]=&quot;&quot;;&quot;&quot;;IF(FIND(&quot;-&quot;;[.$G47])=0;&quot;&quot;;1*([.$G47]=&quot;20-0&quot;)))" office:value-type="float" office:value="0" calcext:value-type="float">
            <text:p>0</text:p>
          </table:table-cell>
          <table:table-cell table:style-name="ce87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87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90" table:formula="of:=IF([.$G47]=&quot;&quot;;&quot;&quot;;IF(FIND(&quot;-&quot;;[.$G47])=0;&quot;&quot;;-NUMBERVALUE(MID([.$G47];1;FIND(&quot;-&quot;;[.$G47])-1))+NUMBERVALUE(MID([.$G47];FIND(&quot;-&quot;;[.$G47])+1;LEN([.$G47])-FIND(&quot;-&quot;;[.$G47])))))" office:value-type="float" office:value="42" calcext:value-type="float">
            <text:p>+42</text:p>
          </table:table-cell>
          <table:table-cell table:number-columns-repeated="41"/>
        </table:table-row>
        <table:table-row table:style-name="ro2">
          <table:table-cell table:style-name="ce171" office:value-type="float" office:value="47" calcext:value-type="float">
            <text:p>47</text:p>
          </table:table-cell>
          <table:table-cell table:style-name="ce203" office:value-type="string" calcext:value-type="string">
            <text:p>H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IF(FIND([.B48];&quot;ABCDEFGH&quot;;1)&gt;0;INDEX([$A_INSERIMENTI.D$2:$A_INSERIMENTI.H$33];MATCH(1;([$A_INSERIMENTI.G$2:$A_INSERIMENTI.G$33]=[.B48])*([$A_INSERIMENTI.H$2:$A_INSERIMENTI.H$33]=INT([.C48]/10));0);2)&amp;&quot; (&quot;&amp;INDEX([$A_INSERIMENTI.D$2:$A_INSERIMENTI.H$33];MATCH(1;([$A_INSERIMENTI.G$2:$A_INSERIMENTI.G$33]=[.B48])*([$A_INSERIMENTI.H$2:$A_INSERIMENTI.H$33]=INT([.C48]/10));0);1)&amp;&quot;)&quot;;&quot;DA SISTEMARE&quot;)" office:value-type="string" office:string-value="Scorpioni (30)" calcext:value-type="string">
            <text:p>Scorpioni (30)</text:p>
          </table:table-cell>
          <table:table-cell table:style-name="ce50" table:formula="of:=IF(AND([.D48]&lt;&gt;&quot;&quot;;[.F48]&lt;&gt;&quot;&quot;);&quot; vs &quot;;&quot;&quot;)" office:value-type="string" office:string-value=" vs " calcext:value-type="string">
            <text:p><text:s/>vs </text:p>
          </table:table-cell>
          <table:table-cell table:style-name="ce59" table:formula="of:=IF(FIND([.B48];&quot;ABCDEFGH&quot;;1)&gt;0;INDEX([$A_INSERIMENTI.D$2:$A_INSERIMENTI.H$33];MATCH(1;([$A_INSERIMENTI.G$2:$A_INSERIMENTI.G$33]=[.B48])*([$A_INSERIMENTI.H$2:$A_INSERIMENTI.H$33]=[.C48]-10*INT([.C48]/10));0);2)&amp;&quot; (&quot;&amp;INDEX([$A_INSERIMENTI.D$2:$A_INSERIMENTI.H$33];MATCH(1;([$A_INSERIMENTI.G$2:$A_INSERIMENTI.G$33]=[.B48])*([$A_INSERIMENTI.H$2:$A_INSERIMENTI.H$33]=[.C48]-10*INT([.C48]/10));0);1)&amp;&quot;)&quot;;&quot;DA SISTEMARE&quot;)" office:value-type="string" office:string-value="Zebre (32)" calcext:value-type="string">
            <text:p>Zebre (32)</text:p>
          </table:table-cell>
          <table:table-cell table:style-name="ce222" office:value-type="string" calcext:value-type="string">
            <text:p>82-74</text:p>
          </table:table-cell>
          <table:table-cell table:style-name="ce66" office:value-type="date" office:date-value="2021-06-09" calcext:value-type="date">
            <text:p>mer 09/06/2021</text:p>
          </table:table-cell>
          <table:table-cell table:style-name="ce71" office:value-type="time" office:time-value="PT11H00M00S" calcext:value-type="time">
            <text:p>11:00</text:p>
          </table:table-cell>
          <table:table-cell table:style-name="ce75" office:value-type="float" office:value="4" calcext:value-type="float">
            <text:p>4</text:p>
          </table:table-cell>
          <table:table-cell table:style-name="ce78" table:formula="of:=IF([.$J48]=&quot;&quot;;&quot;&quot;;VLOOKUP([.$J48];A_003_INSERIMENTO_CAMPI;2;0))" office:value-type="string" office:string-value="Nuova Scuola" calcext:value-type="string">
            <text:p>Nuova Scuola</text:p>
          </table:table-cell>
          <table:table-cell table:style-name="ce81" table:formula="of:=IF([.$G48]=&quot;&quot;;&quot;&quot;;IF(FIND(&quot;-&quot;;[.$G48])=0;&quot;&quot;;1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81" table:formula="of:=IF([.$G48]=&quot;&quot;;&quot;&quot;;IF(FIND(&quot;-&quot;;[.$G48])=0;&quot;&quot;;1*NOT([.$G48]=&quot;0-20&quot;)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81" table:formula="of:=IF([.$G48]=&quot;&quot;;&quot;&quot;;IF(FIND(&quot;-&quot;;[.$G48])=0;&quot;&quot;;1*([.$G48]=&quot;0-20&quot;)))" office:value-type="float" office:value="0" calcext:value-type="float">
            <text:p>0</text:p>
          </table:table-cell>
          <table:table-cell table:style-name="ce81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81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84" table:formula="of:=IF([.$G48]=&quot;&quot;;&quot;&quot;;IF(FIND(&quot;-&quot;;[.$G48])=0;&quot;&quot;;NUMBERVALUE(MID([.$G48];1;FIND(&quot;-&quot;;[.$G48])-1))-NUMBERVALUE(MID([.$G48];FIND(&quot;-&quot;;[.$G48])+1;LEN([.$G48])-FIND(&quot;-&quot;;[.$G48])))))" office:value-type="float" office:value="8" calcext:value-type="float">
            <text:p>+8</text:p>
          </table:table-cell>
          <table:table-cell table:style-name="ce87" table:formula="of:=IF([.$G48]=&quot;&quot;;&quot;&quot;;IF(FIND(&quot;-&quot;;[.$G48])=0;&quot;&quot;;1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87" table:formula="of:=IF([.$G48]=&quot;&quot;;&quot;&quot;;IF(FIND(&quot;-&quot;;[.$G48])=0;&quot;&quot;;1*NOT([.$G48]=&quot;20-0&quot;)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87" table:formula="of:=IF([.$G48]=&quot;&quot;;&quot;&quot;;IF(FIND(&quot;-&quot;;[.$G48])=0;&quot;&quot;;1*([.$G48]=&quot;20-0&quot;)))" office:value-type="float" office:value="0" calcext:value-type="float">
            <text:p>0</text:p>
          </table:table-cell>
          <table:table-cell table:style-name="ce87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87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90" table:formula="of:=IF([.$G48]=&quot;&quot;;&quot;&quot;;IF(FIND(&quot;-&quot;;[.$G48])=0;&quot;&quot;;-NUMBERVALUE(MID([.$G48];1;FIND(&quot;-&quot;;[.$G48])-1))+NUMBERVALUE(MID([.$G48];FIND(&quot;-&quot;;[.$G48])+1;LEN([.$G48])-FIND(&quot;-&quot;;[.$G48])))))" office:value-type="float" office:value="-8" calcext:value-type="float">
            <text:p>-8</text:p>
          </table:table-cell>
          <table:table-cell table:number-columns-repeated="41"/>
        </table:table-row>
        <table:table-row table:style-name="ro2">
          <table:table-cell table:style-name="ce172" office:value-type="float" office:value="48" calcext:value-type="float">
            <text:p>48</text:p>
          </table:table-cell>
          <table:table-cell table:style-name="ce204" office:value-type="string" calcext:value-type="string">
            <text:p>H</text:p>
          </table:table-cell>
          <table:table-cell table:style-name="ce51" office:value-type="float" office:value="34" calcext:value-type="float">
            <text:p>34</text:p>
          </table:table-cell>
          <table:table-cell table:style-name="ce55" table:formula="of:=IF(FIND([.B49];&quot;ABCDEFGH&quot;;1)&gt;0;INDEX([$A_INSERIMENTI.D$2:$A_INSERIMENTI.H$33];MATCH(1;([$A_INSERIMENTI.G$2:$A_INSERIMENTI.G$33]=[.B49])*([$A_INSERIMENTI.H$2:$A_INSERIMENTI.H$33]=INT([.C49]/10));0);2)&amp;&quot; (&quot;&amp;INDEX([$A_INSERIMENTI.D$2:$A_INSERIMENTI.H$33];MATCH(1;([$A_INSERIMENTI.G$2:$A_INSERIMENTI.G$33]=[.B49])*([$A_INSERIMENTI.H$2:$A_INSERIMENTI.H$33]=INT([.C49]/10));0);1)&amp;&quot;)&quot;;&quot;DA SISTEMARE&quot;)" office:value-type="string" office:string-value="Tonni (31)" calcext:value-type="string">
            <text:p>Tonni (31)</text:p>
          </table:table-cell>
          <table:table-cell table:style-name="ce51" table:formula="of:=IF(AND([.D49]&lt;&gt;&quot;&quot;;[.F49]&lt;&gt;&quot;&quot;);&quot; vs &quot;;&quot;&quot;)" office:value-type="string" office:string-value=" vs " calcext:value-type="string">
            <text:p><text:s/>vs </text:p>
          </table:table-cell>
          <table:table-cell table:style-name="ce60" table:formula="of:=IF(FIND([.B49];&quot;ABCDEFGH&quot;;1)&gt;0;INDEX([$A_INSERIMENTI.D$2:$A_INSERIMENTI.H$33];MATCH(1;([$A_INSERIMENTI.G$2:$A_INSERIMENTI.G$33]=[.B49])*([$A_INSERIMENTI.H$2:$A_INSERIMENTI.H$33]=[.C49]-10*INT([.C49]/10));0);2)&amp;&quot; (&quot;&amp;INDEX([$A_INSERIMENTI.D$2:$A_INSERIMENTI.H$33];MATCH(1;([$A_INSERIMENTI.G$2:$A_INSERIMENTI.G$33]=[.B49])*([$A_INSERIMENTI.H$2:$A_INSERIMENTI.H$33]=[.C49]-10*INT([.C49]/10));0);1)&amp;&quot;)&quot;;&quot;DA SISTEMARE&quot;)" office:value-type="string" office:string-value="Zebre (32)" calcext:value-type="string">
            <text:p>Zebre (32)</text:p>
          </table:table-cell>
          <table:table-cell table:style-name="ce223" office:value-type="string" calcext:value-type="string">
            <text:p>55-69</text:p>
          </table:table-cell>
          <table:table-cell table:style-name="ce67" office:value-type="date" office:date-value="2021-06-08" calcext:value-type="date">
            <text:p>mar 08/06/2021</text:p>
          </table:table-cell>
          <table:table-cell table:style-name="ce72" office:value-type="time" office:time-value="PT17H00M00S" calcext:value-type="time">
            <text:p>17:00</text:p>
          </table:table-cell>
          <table:table-cell table:style-name="ce76" office:value-type="float" office:value="4" calcext:value-type="float">
            <text:p>4</text:p>
          </table:table-cell>
          <table:table-cell table:style-name="ce79" table:formula="of:=IF([.$J49]=&quot;&quot;;&quot;&quot;;VLOOKUP([.$J49];A_003_INSERIMENTO_CAMPI;2;0))" office:value-type="string" office:string-value="Nuova Scuola" calcext:value-type="string">
            <text:p>Nuova Scuola</text:p>
          </table:table-cell>
          <table:table-cell table:style-name="ce82" table:formula="of:=IF([.$G49]=&quot;&quot;;&quot;&quot;;IF(FIND(&quot;-&quot;;[.$G49])=0;&quot;&quot;;1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82" table:formula="of:=IF([.$G49]=&quot;&quot;;&quot;&quot;;IF(FIND(&quot;-&quot;;[.$G49])=0;&quot;&quot;;1*NOT([.$G49]=&quot;0-20&quot;)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82" table:formula="of:=IF([.$G49]=&quot;&quot;;&quot;&quot;;IF(FIND(&quot;-&quot;;[.$G49])=0;&quot;&quot;;1*([.$G49]=&quot;0-20&quot;)))" office:value-type="float" office:value="0" calcext:value-type="float">
            <text:p>0</text:p>
          </table:table-cell>
          <table:table-cell table:style-name="ce82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82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85" table:formula="of:=IF([.$G49]=&quot;&quot;;&quot;&quot;;IF(FIND(&quot;-&quot;;[.$G49])=0;&quot;&quot;;NUMBERVALUE(MID([.$G49];1;FIND(&quot;-&quot;;[.$G49])-1))-NUMBERVALUE(MID([.$G49];FIND(&quot;-&quot;;[.$G49])+1;LEN([.$G49])-FIND(&quot;-&quot;;[.$G49])))))" office:value-type="float" office:value="-14" calcext:value-type="float">
            <text:p>-14</text:p>
          </table:table-cell>
          <table:table-cell table:style-name="ce88" table:formula="of:=IF([.$G49]=&quot;&quot;;&quot;&quot;;IF(FIND(&quot;-&quot;;[.$G49])=0;&quot;&quot;;1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88" table:formula="of:=IF([.$G49]=&quot;&quot;;&quot;&quot;;IF(FIND(&quot;-&quot;;[.$G49])=0;&quot;&quot;;1*NOT([.$G49]=&quot;20-0&quot;)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88" table:formula="of:=IF([.$G49]=&quot;&quot;;&quot;&quot;;IF(FIND(&quot;-&quot;;[.$G49])=0;&quot;&quot;;1*([.$G49]=&quot;20-0&quot;)))" office:value-type="float" office:value="0" calcext:value-type="float">
            <text:p>0</text:p>
          </table:table-cell>
          <table:table-cell table:style-name="ce88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88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91" table:formula="of:=IF([.$G49]=&quot;&quot;;&quot;&quot;;IF(FIND(&quot;-&quot;;[.$G49])=0;&quot;&quot;;-NUMBERVALUE(MID([.$G49];1;FIND(&quot;-&quot;;[.$G49])-1))+NUMBERVALUE(MID([.$G49];FIND(&quot;-&quot;;[.$G49])+1;LEN([.$G49])-FIND(&quot;-&quot;;[.$G49])))))" office:value-type="float" office:value="14" calcext:value-type="float">
            <text:p>+14</text:p>
          </table:table-cell>
          <table:table-cell table:number-columns-repeated="41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Partite.L1:Partite.P1 Partite.V1:Partite.W1 Partite.E1:Partite.G1">
            <calcext:condition calcext:apply-style-name="ConditionalStyle_207" calcext:value="formula-is(#REF!=&quot;Black and White&quot;)" calcext:base-cell-address="Partite.E1"/>
          </calcext:conditional-format>
          <calcext:conditional-format calcext:target-range-address="Partite.Q1:Partite.R1 Partite.A1:Partite.A1 Partite.H1:Partite.K1">
            <calcext:condition calcext:apply-style-name="ConditionalStyle_163" calcext:value="formula-is(#REF!=&quot;Black and White&quot;)" calcext:base-cell-address="Partite.A1"/>
          </calcext:conditional-format>
          <calcext:conditional-format calcext:target-range-address="Partite.B1:Partite.D1 Partite.S1:Partite.U1">
            <calcext:condition calcext:apply-style-name="ConditionalStyle_173" calcext:value="formula-is(#REF!=&quot;Black and White&quot;)" calcext:base-cell-address="Partite.B1"/>
          </calcext:conditional-format>
          <calcext:conditional-format calcext:target-range-address="Partite.C2:Partite.F49">
            <calcext:condition calcext:apply-style-name="ConditionalStyle_182" calcext:value="formula-is([.$E$2]=&quot;Black and White&quot;)" calcext:base-cell-address="Partite.C2"/>
          </calcext:conditional-format>
          <calcext:conditional-format calcext:target-range-address="Partite.H2:Partite.W49">
            <calcext:condition calcext:apply-style-name="ConditionalStyle_150" calcext:value="formula-is([.$E$2]=&quot;Black and White&quot;)" calcext:base-cell-address="Partite.H2"/>
          </calcext:conditional-format>
          <calcext:conditional-format calcext:target-range-address="Partite.G2:Partite.G49">
            <calcext:condition calcext:apply-style-name="ConditionalStyle_202" calcext:value="formula-is(IF(AND(#REF!&gt;#REF!;ISNUMBER(#REF!);ISNUMBER(#REF!));1;0))" calcext:base-cell-address="Partite.G2"/>
          </calcext:conditional-format>
        </calcext:conditional-formats>
      </table:table>
      <table:table table:name="Classifiche Gironi" table:style-name="ta1">
        <table:table-column table:style-name="co22" table:default-cell-style-name="ce386"/>
        <table:table-column table:style-name="co9" table:default-cell-style-name="ce174"/>
        <table:table-column table:style-name="co22" table:default-cell-style-name="ce174"/>
        <table:table-column table:style-name="co11" table:default-cell-style-name="ce174"/>
        <table:table-column table:style-name="co23" table:default-cell-style-name="ce174"/>
        <table:table-column table:style-name="co13" table:default-cell-style-name="ce174"/>
        <table:table-column table:style-name="co24" table:default-cell-style-name="ce174"/>
        <table:table-column table:style-name="co25" table:default-cell-style-name="ce174"/>
        <table:table-column table:style-name="co16" table:default-cell-style-name="ce174"/>
        <table:table-column table:style-name="co26" table:default-cell-style-name="ce174"/>
        <table:table-column table:style-name="co27" table:default-cell-style-name="ce174"/>
        <table:table-column table:style-name="co15" table:default-cell-style-name="ce174"/>
        <table:table-column table:style-name="co28" table:number-columns-repeated="3" table:default-cell-style-name="ce174"/>
        <table:table-column table:style-name="co29" table:number-columns-repeated="4" table:default-cell-style-name="ce174"/>
        <table:table-column table:style-name="co3" table:number-columns-repeated="45" table:default-cell-style-name="ce174"/>
        <table:table-row table:style-name="ro2">
          <table:table-cell table:style-name="ce168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250" office:value-type="string" calcext:value-type="string">
            <text:p>Giocate</text:p>
          </table:table-cell>
          <table:table-cell table:style-name="ce250" office:value-type="string" calcext:value-type="string">
            <text:p>Vinte</text:p>
          </table:table-cell>
          <table:table-cell table:style-name="ce250" office:value-type="string" calcext:value-type="string">
            <text:p>Perse</text:p>
          </table:table-cell>
          <table:table-cell table:style-name="ce250" office:value-type="string" calcext:value-type="string">
            <text:p>Forfait</text:p>
          </table:table-cell>
          <table:table-cell table:style-name="ce250" office:value-type="string" calcext:value-type="string">
            <text:p>P.Class.</text:p>
          </table:table-cell>
          <table:table-cell table:style-name="ce250" office:value-type="string" calcext:value-type="string">
            <text:p>P.Gara Fatti Tot.</text:p>
          </table:table-cell>
          <table:table-cell table:style-name="ce250" office:value-type="string" calcext:value-type="string">
            <text:p>P.Gara Subiti Tot.</text:p>
          </table:table-cell>
          <table:table-cell table:style-name="ce250" office:value-type="string" calcext:value-type="string">
            <text:p>Diff.P.Gara Tot.</text:p>
          </table:table-cell>
          <table:table-cell table:style-name="ce250" office:value-type="string" calcext:value-type="string">
            <text:p>P.Gara Fatti SD1</text:p>
          </table:table-cell>
          <table:table-cell table:style-name="ce250" office:value-type="string" calcext:value-type="string">
            <text:p>P.Gara Fatti SD2</text:p>
          </table:table-cell>
          <table:table-cell table:style-name="ce250" office:value-type="string" calcext:value-type="string">
            <text:p>P.Gara Fatti SD3</text:p>
          </table:table-cell>
          <table:table-cell table:style-name="ce250" office:value-type="string" calcext:value-type="string">
            <text:p>Diff.P.Gara SD1</text:p>
          </table:table-cell>
          <table:table-cell table:style-name="ce250" office:value-type="string" calcext:value-type="string">
            <text:p>Diff.P.Gara SD2</text:p>
          </table:table-cell>
          <table:table-cell table:style-name="ce250" office:value-type="string" calcext:value-type="string">
            <text:p>Diff.P.Gara SD3</text:p>
          </table:table-cell>
          <table:table-cell table:style-name="ce16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2:.$S$5];&quot;&gt;=&quot;&amp;[.S2])" office:value-type="float" office:value="1" calcext:value-type="float">
            <text:p>1</text:p>
          </table:table-cell>
          <table:table-cell table:style-name="ce388" office:value-type="string" calcext:value-type="string">
            <text:p>A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2];&quot;ABCDEFGH&quot;;1)&gt;0;INDEX([$A_INSERIMENTI.D$2:$A_INSERIMENTI.H$33];MATCH(1;([$A_INSERIMENTI.G$2:$A_INSERIMENTI.G$33]=[.$B2])*([$A_INSERIMENTI.H$2:$A_INSERIMENTI.H$33]=[.$C2]);0);2)&amp;&quot; (&quot;&amp;INDEX([$A_INSERIMENTI.D$2:$A_INSERIMENTI.H$33];MATCH(1;([$A_INSERIMENTI.G$2:$A_INSERIMENTI.G$33]=[.$B2])*([$A_INSERIMENTI.H$2:$A_INSERIMENTI.H$33]=[.$C2]);0);1)&amp;&quot;)&quot;;&quot;DA SISTEMARE&quot;)" office:value-type="string" office:string-value="Leoni (1)" calcext:value-type="string">
            <text:p>Leoni (1)</text:p>
          </table:table-cell>
          <table:table-cell table:style-name="ce251" table:formula="of:=[.F2]+[.G2]+[.H2]" office:value-type="float" office:value="3" calcext:value-type="float">
            <text:p>3</text:p>
          </table:table-cell>
          <table:table-cell table:style-name="ce251" table:formula="of:=SUMIF([$Partite.$D$2:$Partite.$D$49];[.D2];[$Partite.$L$2:$Partite.$L$49])+SUMIF([$Partite.$F$2:$Partite.$F$49];[.D2];[$Partite.$R$2:$Partite.$R$49])" office:value-type="float" office:value="2" calcext:value-type="float">
            <text:p>2</text:p>
          </table:table-cell>
          <table:table-cell table:style-name="ce251" table:formula="of:=SUMIF([$Partite.$D$2:$Partite.$D$49];[.D2];[$Partite.$M$2:$Partite.$M$49])+SUMIF([$Partite.$F$2:$Partite.$F$49];[.D2];[$Partite.$S$2:$Partite.$S$49])" office:value-type="float" office:value="1" calcext:value-type="float">
            <text:p>1</text:p>
          </table:table-cell>
          <table:table-cell table:style-name="ce251" table:formula="of:=SUMIF([$Partite.$D$2:$Partite.$D$49];[.D2];[$Partite.$N$2:$Partite.$N$49])+SUMIF([$Partite.$F$2:$Partite.$F$49];[.D2];[$Partite.$T$2:$Partite.$T$49])" office:value-type="float" office:value="0" calcext:value-type="float">
            <text:p>0</text:p>
          </table:table-cell>
          <table:table-cell table:style-name="ce251" table:formula="of:=2*[.F2]+1*[.G2]+0*[.H2]" office:value-type="float" office:value="5" calcext:value-type="float">
            <text:p>5</text:p>
          </table:table-cell>
          <table:table-cell table:style-name="ce251" table:formula="of:=SUMIF([$Partite.$D$2:$Partite.$D$49];[.D2];[$Partite.$O$2:$Partite.$O$49])+SUMIF([$Partite.$F$2:$Partite.$F$49];[.D2];[$Partite.$U$2:$Partite.$U$49])" office:value-type="float" office:value="187" calcext:value-type="float">
            <text:p>187</text:p>
          </table:table-cell>
          <table:table-cell table:style-name="ce251" table:formula="of:=SUMIF([$Partite.$D$2:$Partite.$D$49];[.D2];[$Partite.$P$2:$Partite.$P$49])+SUMIF([$Partite.$F$2:$Partite.$F$49];[.D2];[$Partite.$V$2:$Partite.$V$49])" office:value-type="float" office:value="153" calcext:value-type="float">
            <text:p>153</text:p>
          </table:table-cell>
          <table:table-cell table:style-name="ce254" table:formula="of:=SUMIF([$Partite.$D$2:$Partite.$D$49];[.D2];[$Partite.$Q$2:$Partite.$Q$49])+SUMIF([$Partite.$F$2:$Partite.$F$49];[.D2];[$Partite.$W$2:$Partite.$W$49])" office:value-type="float" office:value="34" calcext:value-type="float">
            <text:p>+34</text:p>
          </table:table-cell>
          <table:table-cell table:style-name="ce251" table:formula="of:=IF([.I2]=[.I3];[$Partite.O2];0)" office:value-type="float" office:value="72" calcext:value-type="float">
            <text:p>72</text:p>
          </table:table-cell>
          <table:table-cell table:style-name="ce251" table:formula="of:=IF([.I2]=[.I4];[$Partite.O3];0)" office:value-type="float" office:value="0" calcext:value-type="float">
            <text:p>0</text:p>
          </table:table-cell>
          <table:table-cell table:style-name="ce251" table:formula="of:=IF([.I2]=[.I5];[$Partite.O4];0)" office:value-type="float" office:value="0" calcext:value-type="float">
            <text:p>0</text:p>
          </table:table-cell>
          <table:table-cell table:style-name="ce254" table:formula="of:=IF([.I2]=[.I3];[$Partite.Q2];0)" office:value-type="float" office:value="23" calcext:value-type="float">
            <text:p>+23</text:p>
          </table:table-cell>
          <table:table-cell table:style-name="ce254" table:formula="of:=IF([.I2]=[.I4];[$Partite.Q3];0)" office:value-type="float" office:value="0" calcext:value-type="float">
            <text:p>+0</text:p>
          </table:table-cell>
          <table:table-cell table:style-name="ce254" table:formula="of:=IF([.I2]=[.I5];[$Partite.Q4];0)" office:value-type="float" office:value="0" calcext:value-type="float">
            <text:p>+0</text:p>
          </table:table-cell>
          <table:table-cell table:style-name="ce139" table:formula="of:=[.I2]+(500+[.P2]+[.Q2]+[.R2])*10^-3+([.M2]+[.N2]+[.O2])*10^-6+(500+[.L2])*10^-9+[.J2]*10^-12" office:value-type="float" office:value="5.523072534187" calcext:value-type="float">
            <text:p>5,523072534187</text:p>
          </table:table-cell>
          <table:table-cell table:number-columns-repeated="45"/>
        </table:table-row>
        <table:table-row table:style-name="ro2">
          <table:table-cell table:style-name="ce95" table:formula="of:=COUNTIF([.$S$2:.$S$5];&quot;&gt;=&quot;&amp;[.S3])" office:value-type="float" office:value="2" calcext:value-type="float">
            <text:p>2</text:p>
          </table:table-cell>
          <table:table-cell table:style-name="ce389" office:value-type="string" calcext:value-type="string">
            <text:p>A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3];&quot;ABCDEFGH&quot;;1)&gt;0;INDEX([$A_INSERIMENTI.D$2:$A_INSERIMENTI.H$33];MATCH(1;([$A_INSERIMENTI.G$2:$A_INSERIMENTI.G$33]=[.$B3])*([$A_INSERIMENTI.H$2:$A_INSERIMENTI.H$33]=[.$C3]);0);2)&amp;&quot; (&quot;&amp;INDEX([$A_INSERIMENTI.D$2:$A_INSERIMENTI.H$33];MATCH(1;([$A_INSERIMENTI.G$2:$A_INSERIMENTI.G$33]=[.$B3])*([$A_INSERIMENTI.H$2:$A_INSERIMENTI.H$33]=[.$C3]);0);1)&amp;&quot;)&quot;;&quot;DA SISTEMARE&quot;)" office:value-type="string" office:string-value="Pantere (2)" calcext:value-type="string">
            <text:p>Pantere (2)</text:p>
          </table:table-cell>
          <table:table-cell table:style-name="ce252" table:formula="of:=[.F3]+[.G3]+[.H3]" office:value-type="float" office:value="3" calcext:value-type="float">
            <text:p>3</text:p>
          </table:table-cell>
          <table:table-cell table:style-name="ce252" table:formula="of:=SUMIF([$Partite.$D$2:$Partite.$D$49];[.D3];[$Partite.$L$2:$Partite.$L$49])+SUMIF([$Partite.$F$2:$Partite.$F$49];[.D3];[$Partite.$R$2:$Partite.$R$49])" office:value-type="float" office:value="2" calcext:value-type="float">
            <text:p>2</text:p>
          </table:table-cell>
          <table:table-cell table:style-name="ce252" table:formula="of:=SUMIF([$Partite.$D$2:$Partite.$D$49];[.D3];[$Partite.$M$2:$Partite.$M$49])+SUMIF([$Partite.$F$2:$Partite.$F$49];[.D3];[$Partite.$S$2:$Partite.$S$49])" office:value-type="float" office:value="1" calcext:value-type="float">
            <text:p>1</text:p>
          </table:table-cell>
          <table:table-cell table:style-name="ce252" table:formula="of:=SUMIF([$Partite.$D$2:$Partite.$D$49];[.D3];[$Partite.$N$2:$Partite.$N$49])+SUMIF([$Partite.$F$2:$Partite.$F$49];[.D3];[$Partite.$T$2:$Partite.$T$49])" office:value-type="float" office:value="0" calcext:value-type="float">
            <text:p>0</text:p>
          </table:table-cell>
          <table:table-cell table:style-name="ce252" table:formula="of:=2*[.F3]+1*[.G3]+0*[.H3]" office:value-type="float" office:value="5" calcext:value-type="float">
            <text:p>5</text:p>
          </table:table-cell>
          <table:table-cell table:style-name="ce252" table:formula="of:=SUMIF([$Partite.$D$2:$Partite.$D$49];[.D3];[$Partite.$O$2:$Partite.$O$49])+SUMIF([$Partite.$F$2:$Partite.$F$49];[.D3];[$Partite.$U$2:$Partite.$U$49])" office:value-type="float" office:value="199" calcext:value-type="float">
            <text:p>199</text:p>
          </table:table-cell>
          <table:table-cell table:style-name="ce252" table:formula="of:=SUMIF([$Partite.$D$2:$Partite.$D$49];[.D3];[$Partite.$P$2:$Partite.$P$49])+SUMIF([$Partite.$F$2:$Partite.$F$49];[.D3];[$Partite.$V$2:$Partite.$V$49])" office:value-type="float" office:value="123" calcext:value-type="float">
            <text:p>123</text:p>
          </table:table-cell>
          <table:table-cell table:style-name="ce255" table:formula="of:=SUMIF([$Partite.$D$2:$Partite.$D$49];[.D3];[$Partite.$Q$2:$Partite.$Q$49])+SUMIF([$Partite.$F$2:$Partite.$F$49];[.D3];[$Partite.$W$2:$Partite.$W$49])" office:value-type="float" office:value="76" calcext:value-type="float">
            <text:p>+76</text:p>
          </table:table-cell>
          <table:table-cell table:style-name="ce252" table:formula="of:=IF([.I3]=[.I4];[$Partite.O5];0)" office:value-type="float" office:value="0" calcext:value-type="float">
            <text:p>0</text:p>
          </table:table-cell>
          <table:table-cell table:style-name="ce252" table:formula="of:=IF([.I3]=[.I5];[$Partite.O6];0)" office:value-type="float" office:value="0" calcext:value-type="float">
            <text:p>0</text:p>
          </table:table-cell>
          <table:table-cell table:style-name="ce252" table:formula="of:=IF([.I3]=[.I2];[$Partite.U2];0)" office:value-type="float" office:value="49" calcext:value-type="float">
            <text:p>49</text:p>
          </table:table-cell>
          <table:table-cell table:style-name="ce255" table:formula="of:=IF([.F3]=[.F4];[$Partite.Q5])" office:value-type="float" office:value="0" calcext:value-type="float">
            <text:p>+0</text:p>
          </table:table-cell>
          <table:table-cell table:style-name="ce255" table:formula="of:=IF([.I3]=[.I5];[$Partite.Q6];0)" office:value-type="float" office:value="0" calcext:value-type="float">
            <text:p>+0</text:p>
          </table:table-cell>
          <table:table-cell table:style-name="ce255" table:formula="of:=IF([.I3]=[.I2];[$Partite.W2];0)" office:value-type="float" office:value="-23" calcext:value-type="float">
            <text:p>-23</text:p>
          </table:table-cell>
          <table:table-cell table:style-name="ce139" table:formula="of:=[.I3]+(500+[.P3]+[.Q3]+[.R3])*10^-3+([.M3]+[.N3]+[.O3])*10^-6+(500+[.L3])*10^-9+[.J3]*10^-12" office:value-type="float" office:value="5.477049576199" calcext:value-type="float">
            <text:p>5,477049576199</text:p>
          </table:table-cell>
          <table:table-cell table:number-columns-repeated="45"/>
        </table:table-row>
        <table:table-row table:style-name="ro2">
          <table:table-cell table:style-name="ce95" table:formula="of:=COUNTIF([.$S$2:.$S$5];&quot;&gt;=&quot;&amp;[.S4])" office:value-type="float" office:value="3" calcext:value-type="float">
            <text:p>3</text:p>
          </table:table-cell>
          <table:table-cell table:style-name="ce389" office:value-type="string" calcext:value-type="string">
            <text:p>A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4];&quot;ABCDEFGH&quot;;1)&gt;0;INDEX([$A_INSERIMENTI.D$2:$A_INSERIMENTI.H$33];MATCH(1;([$A_INSERIMENTI.G$2:$A_INSERIMENTI.G$33]=[.$B4])*([$A_INSERIMENTI.H$2:$A_INSERIMENTI.H$33]=[.$C4]);0);2)&amp;&quot; (&quot;&amp;INDEX([$A_INSERIMENTI.D$2:$A_INSERIMENTI.H$33];MATCH(1;([$A_INSERIMENTI.G$2:$A_INSERIMENTI.G$33]=[.$B4])*([$A_INSERIMENTI.H$2:$A_INSERIMENTI.H$33]=[.$C4]);0);1)&amp;&quot;)&quot;;&quot;DA SISTEMARE&quot;)" office:value-type="string" office:string-value="Tigri (3)" calcext:value-type="string">
            <text:p>Tigri (3)</text:p>
          </table:table-cell>
          <table:table-cell table:style-name="ce252" table:formula="of:=[.F4]+[.G4]+[.H4]" office:value-type="float" office:value="3" calcext:value-type="float">
            <text:p>3</text:p>
          </table:table-cell>
          <table:table-cell table:style-name="ce252" table:formula="of:=SUMIF([$Partite.$D$2:$Partite.$D$49];[.D4];[$Partite.$L$2:$Partite.$L$49])+SUMIF([$Partite.$F$2:$Partite.$F$49];[.D4];[$Partite.$R$2:$Partite.$R$49])" office:value-type="float" office:value="1" calcext:value-type="float">
            <text:p>1</text:p>
          </table:table-cell>
          <table:table-cell table:style-name="ce252" table:formula="of:=SUMIF([$Partite.$D$2:$Partite.$D$49];[.D4];[$Partite.$M$2:$Partite.$M$49])+SUMIF([$Partite.$F$2:$Partite.$F$49];[.D4];[$Partite.$S$2:$Partite.$S$49])" office:value-type="float" office:value="2" calcext:value-type="float">
            <text:p>2</text:p>
          </table:table-cell>
          <table:table-cell table:style-name="ce252" table:formula="of:=SUMIF([$Partite.$D$2:$Partite.$D$49];[.D4];[$Partite.$N$2:$Partite.$N$49])+SUMIF([$Partite.$F$2:$Partite.$F$49];[.D4];[$Partite.$T$2:$Partite.$T$49])" office:value-type="float" office:value="0" calcext:value-type="float">
            <text:p>0</text:p>
          </table:table-cell>
          <table:table-cell table:style-name="ce252" table:formula="of:=2*[.F4]+1*[.G4]+0*[.H4]" office:value-type="float" office:value="4" calcext:value-type="float">
            <text:p>4</text:p>
          </table:table-cell>
          <table:table-cell table:style-name="ce252" table:formula="of:=SUMIF([$Partite.$D$2:$Partite.$D$49];[.D4];[$Partite.$O$2:$Partite.$O$49])+SUMIF([$Partite.$F$2:$Partite.$F$49];[.D4];[$Partite.$U$2:$Partite.$U$49])" office:value-type="float" office:value="131" calcext:value-type="float">
            <text:p>131</text:p>
          </table:table-cell>
          <table:table-cell table:style-name="ce252" table:formula="of:=SUMIF([$Partite.$D$2:$Partite.$D$49];[.D4];[$Partite.$P$2:$Partite.$P$49])+SUMIF([$Partite.$F$2:$Partite.$F$49];[.D4];[$Partite.$V$2:$Partite.$V$49])" office:value-type="float" office:value="231" calcext:value-type="float">
            <text:p>231</text:p>
          </table:table-cell>
          <table:table-cell table:style-name="ce255" table:formula="of:=SUMIF([$Partite.$D$2:$Partite.$D$49];[.D4];[$Partite.$Q$2:$Partite.$Q$49])+SUMIF([$Partite.$F$2:$Partite.$F$49];[.D4];[$Partite.$W$2:$Partite.$W$49])" office:value-type="float" office:value="-100" calcext:value-type="float">
            <text:p>-100</text:p>
          </table:table-cell>
          <table:table-cell table:style-name="ce252" table:formula="of:=IF([.I4]=[.I5];[$Partite.O7];0)" office:value-type="float" office:value="79" calcext:value-type="float">
            <text:p>79</text:p>
          </table:table-cell>
          <table:table-cell table:style-name="ce252" table:formula="of:=IF([.I4]=[.I2];[$Partite.U3];0)" office:value-type="float" office:value="0" calcext:value-type="float">
            <text:p>0</text:p>
          </table:table-cell>
          <table:table-cell table:style-name="ce252" table:formula="of:=IF([.I4]=[.I3];[$Partite.U5];0)" office:value-type="float" office:value="0" calcext:value-type="float">
            <text:p>0</text:p>
          </table:table-cell>
          <table:table-cell table:style-name="ce255" table:formula="of:=IF([.I4]=[.I5];[$Partite.Q7];0)" office:value-type="float" office:value="31" calcext:value-type="float">
            <text:p>+31</text:p>
          </table:table-cell>
          <table:table-cell table:style-name="ce255" table:formula="of:=IF([.D4]=[.D2];[$Partite.W3];0)" office:value-type="float" office:value="0" calcext:value-type="float">
            <text:p>+0</text:p>
          </table:table-cell>
          <table:table-cell table:style-name="ce255" table:formula="of:=IF([.I4]=[.I3];[$Partite.W5];0)" office:value-type="float" office:value="0" calcext:value-type="float">
            <text:p>+0</text:p>
          </table:table-cell>
          <table:table-cell table:style-name="ce139" table:formula="of:=[.I4]+(500+[.P4]+[.Q4]+[.R4])*10^-3+([.M4]+[.N4]+[.O4])*10^-6+(500+[.L4])*10^-9+[.J4]*10^-12" office:value-type="float" office:value="4.531079400131" calcext:value-type="float">
            <text:p>4,531079400131</text:p>
          </table:table-cell>
          <table:table-cell table:number-columns-repeated="45"/>
        </table:table-row>
        <table:table-row table:style-name="ro2">
          <table:table-cell table:style-name="ce96" table:formula="of:=COUNTIF([.$S$2:.$S$5];&quot;&gt;=&quot;&amp;[.S5])" office:value-type="float" office:value="4" calcext:value-type="float">
            <text:p>4</text:p>
          </table:table-cell>
          <table:table-cell table:style-name="ce390" office:value-type="string" calcext:value-type="string">
            <text:p>A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5];&quot;ABCDEFGH&quot;;1)&gt;0;INDEX([$A_INSERIMENTI.D$2:$A_INSERIMENTI.H$33];MATCH(1;([$A_INSERIMENTI.G$2:$A_INSERIMENTI.G$33]=[.$B5])*([$A_INSERIMENTI.H$2:$A_INSERIMENTI.H$33]=[.$C5]);0);2)&amp;&quot; (&quot;&amp;INDEX([$A_INSERIMENTI.D$2:$A_INSERIMENTI.H$33];MATCH(1;([$A_INSERIMENTI.G$2:$A_INSERIMENTI.G$33]=[.$B5])*([$A_INSERIMENTI.H$2:$A_INSERIMENTI.H$33]=[.$C5]);0);1)&amp;&quot;)&quot;;&quot;DA SISTEMARE&quot;)" office:value-type="string" office:string-value="Ghepardi (4)" calcext:value-type="string">
            <text:p>Ghepardi (4)</text:p>
          </table:table-cell>
          <table:table-cell table:style-name="ce253" table:formula="of:=[.F5]+[.G5]+[.H5]" office:value-type="float" office:value="3" calcext:value-type="float">
            <text:p>3</text:p>
          </table:table-cell>
          <table:table-cell table:style-name="ce253" table:formula="of:=SUMIF([$Partite.$D$2:$Partite.$D$49];[.D5];[$Partite.$L$2:$Partite.$L$49])+SUMIF([$Partite.$F$2:$Partite.$F$49];[.D5];[$Partite.$R$2:$Partite.$R$49])" office:value-type="float" office:value="1" calcext:value-type="float">
            <text:p>1</text:p>
          </table:table-cell>
          <table:table-cell table:style-name="ce253" table:formula="of:=SUMIF([$Partite.$D$2:$Partite.$D$49];[.D5];[$Partite.$M$2:$Partite.$M$49])+SUMIF([$Partite.$F$2:$Partite.$F$49];[.D5];[$Partite.$S$2:$Partite.$S$49])" office:value-type="float" office:value="2" calcext:value-type="float">
            <text:p>2</text:p>
          </table:table-cell>
          <table:table-cell table:style-name="ce253" table:formula="of:=SUMIF([$Partite.$D$2:$Partite.$D$49];[.D5];[$Partite.$N$2:$Partite.$N$49])+SUMIF([$Partite.$F$2:$Partite.$F$49];[.D5];[$Partite.$T$2:$Partite.$T$49])" office:value-type="float" office:value="0" calcext:value-type="float">
            <text:p>0</text:p>
          </table:table-cell>
          <table:table-cell table:style-name="ce253" table:formula="of:=2*[.F5]+1*[.G5]+0*[.H5]" office:value-type="float" office:value="4" calcext:value-type="float">
            <text:p>4</text:p>
          </table:table-cell>
          <table:table-cell table:style-name="ce253" table:formula="of:=SUMIF([$Partite.$D$2:$Partite.$D$49];[.D5];[$Partite.$O$2:$Partite.$O$49])+SUMIF([$Partite.$F$2:$Partite.$F$49];[.D5];[$Partite.$U$2:$Partite.$U$49])" office:value-type="float" office:value="151" calcext:value-type="float">
            <text:p>151</text:p>
          </table:table-cell>
          <table:table-cell table:style-name="ce253" table:formula="of:=SUMIF([$Partite.$D$2:$Partite.$D$49];[.D5];[$Partite.$P$2:$Partite.$P$49])+SUMIF([$Partite.$F$2:$Partite.$F$49];[.D5];[$Partite.$V$2:$Partite.$V$49])" office:value-type="float" office:value="161" calcext:value-type="float">
            <text:p>161</text:p>
          </table:table-cell>
          <table:table-cell table:style-name="ce256" table:formula="of:=SUMIF([$Partite.$D$2:$Partite.$D$49];[.D5];[$Partite.$Q$2:$Partite.$Q$49])+SUMIF([$Partite.$F$2:$Partite.$F$49];[.D5];[$Partite.$W$2:$Partite.$W$49])" office:value-type="float" office:value="-10" calcext:value-type="float">
            <text:p>-10</text:p>
          </table:table-cell>
          <table:table-cell table:style-name="ce253" table:formula="of:=IF([.I5]=[.I2];[$Partite.U4];0)" office:value-type="float" office:value="0" calcext:value-type="float">
            <text:p>0</text:p>
          </table:table-cell>
          <table:table-cell table:style-name="ce253" table:formula="of:=IF([.I5]=[.I3];[$Partite.U6];0)" office:value-type="float" office:value="0" calcext:value-type="float">
            <text:p>0</text:p>
          </table:table-cell>
          <table:table-cell table:style-name="ce253" table:formula="of:=IF([.I5]=[.I4];[$Partite.U7];0)" office:value-type="float" office:value="48" calcext:value-type="float">
            <text:p>48</text:p>
          </table:table-cell>
          <table:table-cell table:style-name="ce256" table:formula="of:=IF([.I5]=[.I2];[$Partite.W4];0)" office:value-type="float" office:value="0" calcext:value-type="float">
            <text:p>+0</text:p>
          </table:table-cell>
          <table:table-cell table:style-name="ce256" table:formula="of:=IF([.I5]=[.I2];[$Partite.W6];0)" office:value-type="float" office:value="0" calcext:value-type="float">
            <text:p>+0</text:p>
          </table:table-cell>
          <table:table-cell table:style-name="ce256" table:formula="of:=IF([.I5]=[.I4];[$Partite.W7];0)" office:value-type="float" office:value="-31" calcext:value-type="float">
            <text:p>-31</text:p>
          </table:table-cell>
          <table:table-cell table:style-name="ce139" table:formula="of:=[.I5]+(500+[.P5]+[.Q5]+[.R5])*10^-3+([.M5]+[.N5]+[.O5])*10^-6+(500+[.L5])*10^-9+[.J5]*10^-12" office:value-type="float" office:value="4.469048490151" calcext:value-type="float">
            <text:p>4,469048490151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168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250" office:value-type="string" calcext:value-type="string">
            <text:p>Giocate</text:p>
          </table:table-cell>
          <table:table-cell table:style-name="ce250" office:value-type="string" calcext:value-type="string">
            <text:p>Vinte</text:p>
          </table:table-cell>
          <table:table-cell table:style-name="ce250" office:value-type="string" calcext:value-type="string">
            <text:p>Perse</text:p>
          </table:table-cell>
          <table:table-cell table:style-name="ce250" office:value-type="string" calcext:value-type="string">
            <text:p>Forfait</text:p>
          </table:table-cell>
          <table:table-cell table:style-name="ce250" office:value-type="string" calcext:value-type="string">
            <text:p>P.Class.</text:p>
          </table:table-cell>
          <table:table-cell table:style-name="ce250" office:value-type="string" calcext:value-type="string">
            <text:p>P.Gara Fatti</text:p>
          </table:table-cell>
          <table:table-cell table:style-name="ce250" office:value-type="string" calcext:value-type="string">
            <text:p>P.Gara Subiti</text:p>
          </table:table-cell>
          <table:table-cell table:style-name="ce250" office:value-type="string" calcext:value-type="string">
            <text:p>Diff.P.Gara</text:p>
          </table:table-cell>
          <table:table-cell table:style-name="ce250" office:value-type="string" calcext:value-type="string">
            <text:p>P.Gara Fatti SD1</text:p>
          </table:table-cell>
          <table:table-cell table:style-name="ce250" office:value-type="string" calcext:value-type="string">
            <text:p>P.Gara Fatti SD2</text:p>
          </table:table-cell>
          <table:table-cell table:style-name="ce250" office:value-type="string" calcext:value-type="string">
            <text:p>P.Gara Fatti SD3</text:p>
          </table:table-cell>
          <table:table-cell table:style-name="ce250" office:value-type="string" calcext:value-type="string">
            <text:p>Diff.P.Gara SD1</text:p>
          </table:table-cell>
          <table:table-cell table:style-name="ce250" office:value-type="string" calcext:value-type="string">
            <text:p>Diff.P.Gara SD2</text:p>
          </table:table-cell>
          <table:table-cell table:style-name="ce250" office:value-type="string" calcext:value-type="string">
            <text:p>Diff.P.Gara SD3</text:p>
          </table:table-cell>
          <table:table-cell table:style-name="ce16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8:.$S$11];&quot;&gt;=&quot;&amp;[.S8])" office:value-type="float" office:value="4" calcext:value-type="float">
            <text:p>4</text:p>
          </table:table-cell>
          <table:table-cell table:style-name="ce391" office:value-type="string" calcext:value-type="string">
            <text:p>B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8];&quot;ABCDEFGH&quot;;1)&gt;0;INDEX([$A_INSERIMENTI.D$2:$A_INSERIMENTI.H$33];MATCH(1;([$A_INSERIMENTI.G$2:$A_INSERIMENTI.G$33]=[.$B8])*([$A_INSERIMENTI.H$2:$A_INSERIMENTI.H$33]=[.$C8]);0);2)&amp;&quot; (&quot;&amp;INDEX([$A_INSERIMENTI.D$2:$A_INSERIMENTI.H$33];MATCH(1;([$A_INSERIMENTI.G$2:$A_INSERIMENTI.G$33]=[.$B8])*([$A_INSERIMENTI.H$2:$A_INSERIMENTI.H$33]=[.$C8]);0);1)&amp;&quot;)&quot;;&quot;DA SISTEMARE&quot;)" office:value-type="string" office:string-value="Giaguari (5)" calcext:value-type="string">
            <text:p>Giaguari (5)</text:p>
          </table:table-cell>
          <table:table-cell table:style-name="ce251" table:formula="of:=[.F8]+[.G8]+[.H8]" office:value-type="float" office:value="3" calcext:value-type="float">
            <text:p>3</text:p>
          </table:table-cell>
          <table:table-cell table:style-name="ce251" table:formula="of:=SUMIF([$Partite.$D$2:$Partite.$D$49];[.D8];[$Partite.$L$2:$Partite.$L$49])+SUMIF([$Partite.$F$2:$Partite.$F$49];[.D8];[$Partite.$R$2:$Partite.$R$49])" office:value-type="float" office:value="0" calcext:value-type="float">
            <text:p>0</text:p>
          </table:table-cell>
          <table:table-cell table:style-name="ce251" table:formula="of:=SUMIF([$Partite.$D$2:$Partite.$D$49];[.D8];[$Partite.$M$2:$Partite.$M$49])+SUMIF([$Partite.$F$2:$Partite.$F$49];[.D8];[$Partite.$S$2:$Partite.$S$49])" office:value-type="float" office:value="3" calcext:value-type="float">
            <text:p>3</text:p>
          </table:table-cell>
          <table:table-cell table:style-name="ce251" table:formula="of:=SUMIF([$Partite.$D$2:$Partite.$D$49];[.D8];[$Partite.$N$2:$Partite.$N$49])+SUMIF([$Partite.$F$2:$Partite.$F$49];[.D8];[$Partite.$T$2:$Partite.$T$49])" office:value-type="float" office:value="0" calcext:value-type="float">
            <text:p>0</text:p>
          </table:table-cell>
          <table:table-cell table:style-name="ce251" table:formula="of:=2*[.F8]+1*[.G8]+0*[.H8]" office:value-type="float" office:value="3" calcext:value-type="float">
            <text:p>3</text:p>
          </table:table-cell>
          <table:table-cell table:style-name="ce251" table:formula="of:=SUMIF([$Partite.$D$2:$Partite.$D$49];[.D8];[$Partite.$O$2:$Partite.$O$49])+SUMIF([$Partite.$F$2:$Partite.$F$49];[.D8];[$Partite.$U$2:$Partite.$U$49])" office:value-type="float" office:value="174" calcext:value-type="float">
            <text:p>174</text:p>
          </table:table-cell>
          <table:table-cell table:style-name="ce251" table:formula="of:=SUMIF([$Partite.$D$2:$Partite.$D$49];[.D8];[$Partite.$P$2:$Partite.$P$49])+SUMIF([$Partite.$F$2:$Partite.$F$49];[.D8];[$Partite.$V$2:$Partite.$V$49])" office:value-type="float" office:value="217" calcext:value-type="float">
            <text:p>217</text:p>
          </table:table-cell>
          <table:table-cell table:style-name="ce254" table:formula="of:=SUMIF([$Partite.$D$2:$Partite.$D$49];[.D8];[$Partite.$Q$2:$Partite.$Q$49])+SUMIF([$Partite.$F$2:$Partite.$F$49];[.D8];[$Partite.$W$2:$Partite.$W$49])" office:value-type="float" office:value="-43" calcext:value-type="float">
            <text:p>-43</text:p>
          </table:table-cell>
          <table:table-cell table:style-name="ce251" table:formula="of:=IF([.I8]=[.I9];[$Partite.O8];0)" office:value-type="float" office:value="0" calcext:value-type="float">
            <text:p>0</text:p>
          </table:table-cell>
          <table:table-cell table:style-name="ce251" table:formula="of:=IF([.I8]=[.I10];[$Partite.O9];0)" office:value-type="float" office:value="0" calcext:value-type="float">
            <text:p>0</text:p>
          </table:table-cell>
          <table:table-cell table:style-name="ce251" table:formula="of:=IF([.I8]=[.I11];[$Partite.O10];0)" office:value-type="float" office:value="0" calcext:value-type="float">
            <text:p>0</text:p>
          </table:table-cell>
          <table:table-cell table:style-name="ce254" table:formula="of:=IF([.I8]=[.I9];[$Partite.Q8];0)" office:value-type="float" office:value="0" calcext:value-type="float">
            <text:p>+0</text:p>
          </table:table-cell>
          <table:table-cell table:style-name="ce254" table:formula="of:=IF([.I8]=[.I10];[$Partite.Q9];0)" office:value-type="float" office:value="0" calcext:value-type="float">
            <text:p>+0</text:p>
          </table:table-cell>
          <table:table-cell table:style-name="ce254" table:formula="of:=IF([.I8]=[.I11];[$Partite.Q10];0)" office:value-type="float" office:value="0" calcext:value-type="float">
            <text:p>+0</text:p>
          </table:table-cell>
          <table:table-cell table:style-name="ce139" table:formula="of:=[.I8]+(500+[.P8]+[.Q8]+[.R8])*10^-3+([.M8]+[.N8]+[.O8])*10^-6+(500+[.L8])*10^-9+[.J8]*10^-12" office:value-type="float" office:value="3.500000457174" calcext:value-type="float">
            <text:p>3,500000457174</text:p>
          </table:table-cell>
          <table:table-cell table:number-columns-repeated="45"/>
        </table:table-row>
        <table:table-row table:style-name="ro2">
          <table:table-cell table:style-name="ce95" table:formula="of:=COUNTIF([.$S$8:.$S$11];&quot;&gt;=&quot;&amp;[.S9])" office:value-type="float" office:value="3" calcext:value-type="float">
            <text:p>3</text:p>
          </table:table-cell>
          <table:table-cell table:style-name="ce392" office:value-type="string" calcext:value-type="string">
            <text:p>B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9];&quot;ABCDEFGH&quot;;1)&gt;0;INDEX([$A_INSERIMENTI.D$2:$A_INSERIMENTI.H$33];MATCH(1;([$A_INSERIMENTI.G$2:$A_INSERIMENTI.G$33]=[.$B9])*([$A_INSERIMENTI.H$2:$A_INSERIMENTI.H$33]=[.$C9]);0);2)&amp;&quot; (&quot;&amp;INDEX([$A_INSERIMENTI.D$2:$A_INSERIMENTI.H$33];MATCH(1;([$A_INSERIMENTI.G$2:$A_INSERIMENTI.G$33]=[.$B9])*([$A_INSERIMENTI.H$2:$A_INSERIMENTI.H$33]=[.$C9]);0);1)&amp;&quot;)&quot;;&quot;DA SISTEMARE&quot;)" office:value-type="string" office:string-value="Puma (6)" calcext:value-type="string">
            <text:p>Puma (6)</text:p>
          </table:table-cell>
          <table:table-cell table:style-name="ce252" table:formula="of:=[.F9]+[.G9]+[.H9]" office:value-type="float" office:value="3" calcext:value-type="float">
            <text:p>3</text:p>
          </table:table-cell>
          <table:table-cell table:style-name="ce252" table:formula="of:=SUMIF([$Partite.$D$2:$Partite.$D$49];[.D9];[$Partite.$L$2:$Partite.$L$49])+SUMIF([$Partite.$F$2:$Partite.$F$49];[.D9];[$Partite.$R$2:$Partite.$R$49])" office:value-type="float" office:value="1" calcext:value-type="float">
            <text:p>1</text:p>
          </table:table-cell>
          <table:table-cell table:style-name="ce252" table:formula="of:=SUMIF([$Partite.$D$2:$Partite.$D$49];[.D9];[$Partite.$M$2:$Partite.$M$49])+SUMIF([$Partite.$F$2:$Partite.$F$49];[.D9];[$Partite.$S$2:$Partite.$S$49])" office:value-type="float" office:value="2" calcext:value-type="float">
            <text:p>2</text:p>
          </table:table-cell>
          <table:table-cell table:style-name="ce252" table:formula="of:=SUMIF([$Partite.$D$2:$Partite.$D$49];[.D9];[$Partite.$N$2:$Partite.$N$49])+SUMIF([$Partite.$F$2:$Partite.$F$49];[.D9];[$Partite.$T$2:$Partite.$T$49])" office:value-type="float" office:value="0" calcext:value-type="float">
            <text:p>0</text:p>
          </table:table-cell>
          <table:table-cell table:style-name="ce252" table:formula="of:=2*[.F9]+1*[.G9]+0*[.H9]" office:value-type="float" office:value="4" calcext:value-type="float">
            <text:p>4</text:p>
          </table:table-cell>
          <table:table-cell table:style-name="ce252" table:formula="of:=SUMIF([$Partite.$D$2:$Partite.$D$49];[.D9];[$Partite.$O$2:$Partite.$O$49])+SUMIF([$Partite.$F$2:$Partite.$F$49];[.D9];[$Partite.$U$2:$Partite.$U$49])" office:value-type="float" office:value="184" calcext:value-type="float">
            <text:p>184</text:p>
          </table:table-cell>
          <table:table-cell table:style-name="ce252" table:formula="of:=SUMIF([$Partite.$D$2:$Partite.$D$49];[.D9];[$Partite.$P$2:$Partite.$P$49])+SUMIF([$Partite.$F$2:$Partite.$F$49];[.D9];[$Partite.$V$2:$Partite.$V$49])" office:value-type="float" office:value="216" calcext:value-type="float">
            <text:p>216</text:p>
          </table:table-cell>
          <table:table-cell table:style-name="ce255" table:formula="of:=SUMIF([$Partite.$D$2:$Partite.$D$49];[.D9];[$Partite.$Q$2:$Partite.$Q$49])+SUMIF([$Partite.$F$2:$Partite.$F$49];[.D9];[$Partite.$W$2:$Partite.$W$49])" office:value-type="float" office:value="-32" calcext:value-type="float">
            <text:p>-32</text:p>
          </table:table-cell>
          <table:table-cell table:style-name="ce252" table:formula="of:=IF([.I9]=[.I10];[$Partite.O11];0)" office:value-type="float" office:value="0" calcext:value-type="float">
            <text:p>0</text:p>
          </table:table-cell>
          <table:table-cell table:style-name="ce252" table:formula="of:=IF([.I9]=[.I11];[$Partite.O12];0)" office:value-type="float" office:value="0" calcext:value-type="float">
            <text:p>0</text:p>
          </table:table-cell>
          <table:table-cell table:style-name="ce252" table:formula="of:=IF([.I9]=[.I8];[$Partite.U8];0)" office:value-type="float" office:value="0" calcext:value-type="float">
            <text:p>0</text:p>
          </table:table-cell>
          <table:table-cell table:style-name="ce255" table:formula="of:=IF([.F9]=[.F10];[$Partite.Q11])" office:value-type="float" office:value="0" calcext:value-type="float">
            <text:p>+0</text:p>
          </table:table-cell>
          <table:table-cell table:style-name="ce255" table:formula="of:=IF([.I9]=[.I11];[$Partite.Q12];0)" office:value-type="float" office:value="0" calcext:value-type="float">
            <text:p>+0</text:p>
          </table:table-cell>
          <table:table-cell table:style-name="ce255" table:formula="of:=IF([.I9]=[.I8];[$Partite.W8];0)" office:value-type="float" office:value="0" calcext:value-type="float">
            <text:p>+0</text:p>
          </table:table-cell>
          <table:table-cell table:style-name="ce140" table:formula="of:=[.I9]+(500+[.P9]+[.Q9]+[.R9])*10^-3+([.M9]+[.N9]+[.O9])*10^-6+(500+[.L9])*10^-9+[.J9]*10^-12" office:value-type="float" office:value="4.500000468184" calcext:value-type="float">
            <text:p>4,500000468184</text:p>
          </table:table-cell>
          <table:table-cell table:number-columns-repeated="45"/>
        </table:table-row>
        <table:table-row table:style-name="ro2">
          <table:table-cell table:style-name="ce95" table:formula="of:=COUNTIF([.$S$8:.$S$11];&quot;&gt;=&quot;&amp;[.S10])" office:value-type="float" office:value="1" calcext:value-type="float">
            <text:p>1</text:p>
          </table:table-cell>
          <table:table-cell table:style-name="ce392" office:value-type="string" calcext:value-type="string">
            <text:p>B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10];&quot;ABCDEFGH&quot;;1)&gt;0;INDEX([$A_INSERIMENTI.D$2:$A_INSERIMENTI.H$33];MATCH(1;([$A_INSERIMENTI.G$2:$A_INSERIMENTI.G$33]=[.$B10])*([$A_INSERIMENTI.H$2:$A_INSERIMENTI.H$33]=[.$C10]);0);2)&amp;&quot; (&quot;&amp;INDEX([$A_INSERIMENTI.D$2:$A_INSERIMENTI.H$33];MATCH(1;([$A_INSERIMENTI.G$2:$A_INSERIMENTI.G$33]=[.$B10])*([$A_INSERIMENTI.H$2:$A_INSERIMENTI.H$33]=[.$C10]);0);1)&amp;&quot;)&quot;;&quot;DA SISTEMARE&quot;)" office:value-type="string" office:string-value="Linci (7)" calcext:value-type="string">
            <text:p>Linci (7)</text:p>
          </table:table-cell>
          <table:table-cell table:style-name="ce252" table:formula="of:=[.F10]+[.G10]+[.H10]" office:value-type="float" office:value="3" calcext:value-type="float">
            <text:p>3</text:p>
          </table:table-cell>
          <table:table-cell table:style-name="ce252" table:formula="of:=SUMIF([$Partite.$D$2:$Partite.$D$49];[.D10];[$Partite.$L$2:$Partite.$L$49])+SUMIF([$Partite.$F$2:$Partite.$F$49];[.D10];[$Partite.$R$2:$Partite.$R$49])" office:value-type="float" office:value="3" calcext:value-type="float">
            <text:p>3</text:p>
          </table:table-cell>
          <table:table-cell table:style-name="ce252" table:formula="of:=SUMIF([$Partite.$D$2:$Partite.$D$49];[.D10];[$Partite.$M$2:$Partite.$M$49])+SUMIF([$Partite.$F$2:$Partite.$F$49];[.D10];[$Partite.$S$2:$Partite.$S$49])" office:value-type="float" office:value="0" calcext:value-type="float">
            <text:p>0</text:p>
          </table:table-cell>
          <table:table-cell table:style-name="ce252" table:formula="of:=SUMIF([$Partite.$D$2:$Partite.$D$49];[.D10];[$Partite.$N$2:$Partite.$N$49])+SUMIF([$Partite.$F$2:$Partite.$F$49];[.D10];[$Partite.$T$2:$Partite.$T$49])" office:value-type="float" office:value="0" calcext:value-type="float">
            <text:p>0</text:p>
          </table:table-cell>
          <table:table-cell table:style-name="ce252" table:formula="of:=2*[.F10]+1*[.G10]+0*[.H10]" office:value-type="float" office:value="6" calcext:value-type="float">
            <text:p>6</text:p>
          </table:table-cell>
          <table:table-cell table:style-name="ce252" table:formula="of:=SUMIF([$Partite.$D$2:$Partite.$D$49];[.D10];[$Partite.$O$2:$Partite.$O$49])+SUMIF([$Partite.$F$2:$Partite.$F$49];[.D10];[$Partite.$U$2:$Partite.$U$49])" office:value-type="float" office:value="241" calcext:value-type="float">
            <text:p>241</text:p>
          </table:table-cell>
          <table:table-cell table:style-name="ce252" table:formula="of:=SUMIF([$Partite.$D$2:$Partite.$D$49];[.D10];[$Partite.$P$2:$Partite.$P$49])+SUMIF([$Partite.$F$2:$Partite.$F$49];[.D10];[$Partite.$V$2:$Partite.$V$49])" office:value-type="float" office:value="181" calcext:value-type="float">
            <text:p>181</text:p>
          </table:table-cell>
          <table:table-cell table:style-name="ce255" table:formula="of:=SUMIF([$Partite.$D$2:$Partite.$D$49];[.D10];[$Partite.$Q$2:$Partite.$Q$49])+SUMIF([$Partite.$F$2:$Partite.$F$49];[.D10];[$Partite.$W$2:$Partite.$W$49])" office:value-type="float" office:value="60" calcext:value-type="float">
            <text:p>+60</text:p>
          </table:table-cell>
          <table:table-cell table:style-name="ce252" table:formula="of:=IF([.I10]=[.I11];[$Partite.O13];0)" office:value-type="float" office:value="0" calcext:value-type="float">
            <text:p>0</text:p>
          </table:table-cell>
          <table:table-cell table:style-name="ce252" table:formula="of:=IF([.I10]=[.I8];[$Partite.U9];0)" office:value-type="float" office:value="0" calcext:value-type="float">
            <text:p>0</text:p>
          </table:table-cell>
          <table:table-cell table:style-name="ce252" table:formula="of:=IF([.I10]=[.I9];[$Partite.U11];0)" office:value-type="float" office:value="0" calcext:value-type="float">
            <text:p>0</text:p>
          </table:table-cell>
          <table:table-cell table:style-name="ce255" table:formula="of:=IF([.I10]=[.I11];[$Partite.Q13];0)" office:value-type="float" office:value="0" calcext:value-type="float">
            <text:p>+0</text:p>
          </table:table-cell>
          <table:table-cell table:style-name="ce255" table:formula="of:=IF([.D10]=[.D8];[$Partite.W9];0)" office:value-type="float" office:value="0" calcext:value-type="float">
            <text:p>+0</text:p>
          </table:table-cell>
          <table:table-cell table:style-name="ce255" table:formula="of:=IF([.I10]=[.I9];[$Partite.W11];0)" office:value-type="float" office:value="0" calcext:value-type="float">
            <text:p>+0</text:p>
          </table:table-cell>
          <table:table-cell table:style-name="ce140" table:formula="of:=[.I10]+(500+[.P10]+[.Q10]+[.R10])*10^-3+([.M10]+[.N10]+[.O10])*10^-6+(500+[.L10])*10^-9+[.J10]*10^-12" office:value-type="float" office:value="6.500000560241" calcext:value-type="float">
            <text:p>6,500000560241</text:p>
          </table:table-cell>
          <table:table-cell table:number-columns-repeated="45"/>
        </table:table-row>
        <table:table-row table:style-name="ro2">
          <table:table-cell table:style-name="ce96" table:formula="of:=COUNTIF([.$S$8:.$S$11];&quot;&gt;=&quot;&amp;[.S11])" office:value-type="float" office:value="2" calcext:value-type="float">
            <text:p>2</text:p>
          </table:table-cell>
          <table:table-cell table:style-name="ce393" office:value-type="string" calcext:value-type="string">
            <text:p>B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11];&quot;ABCDEFGH&quot;;1)&gt;0;INDEX([$A_INSERIMENTI.D$2:$A_INSERIMENTI.H$33];MATCH(1;([$A_INSERIMENTI.G$2:$A_INSERIMENTI.G$33]=[.$B11])*([$A_INSERIMENTI.H$2:$A_INSERIMENTI.H$33]=[.$C11]);0);2)&amp;&quot; (&quot;&amp;INDEX([$A_INSERIMENTI.D$2:$A_INSERIMENTI.H$33];MATCH(1;([$A_INSERIMENTI.G$2:$A_INSERIMENTI.G$33]=[.$B11])*([$A_INSERIMENTI.H$2:$A_INSERIMENTI.H$33]=[.$C11]);0);1)&amp;&quot;)&quot;;&quot;DA SISTEMARE&quot;)" office:value-type="string" office:string-value="Serval (8)" calcext:value-type="string">
            <text:p>Serval (8)</text:p>
          </table:table-cell>
          <table:table-cell table:style-name="ce253" table:formula="of:=[.F11]+[.G11]+[.H11]" office:value-type="float" office:value="3" calcext:value-type="float">
            <text:p>3</text:p>
          </table:table-cell>
          <table:table-cell table:style-name="ce253" table:formula="of:=SUMIF([$Partite.$D$2:$Partite.$D$49];[.D11];[$Partite.$L$2:$Partite.$L$49])+SUMIF([$Partite.$F$2:$Partite.$F$49];[.D11];[$Partite.$R$2:$Partite.$R$49])" office:value-type="float" office:value="2" calcext:value-type="float">
            <text:p>2</text:p>
          </table:table-cell>
          <table:table-cell table:style-name="ce253" table:formula="of:=SUMIF([$Partite.$D$2:$Partite.$D$49];[.D11];[$Partite.$M$2:$Partite.$M$49])+SUMIF([$Partite.$F$2:$Partite.$F$49];[.D11];[$Partite.$S$2:$Partite.$S$49])" office:value-type="float" office:value="1" calcext:value-type="float">
            <text:p>1</text:p>
          </table:table-cell>
          <table:table-cell table:style-name="ce253" table:formula="of:=SUMIF([$Partite.$D$2:$Partite.$D$49];[.D11];[$Partite.$N$2:$Partite.$N$49])+SUMIF([$Partite.$F$2:$Partite.$F$49];[.D11];[$Partite.$T$2:$Partite.$T$49])" office:value-type="float" office:value="0" calcext:value-type="float">
            <text:p>0</text:p>
          </table:table-cell>
          <table:table-cell table:style-name="ce253" table:formula="of:=2*[.F11]+1*[.G11]+0*[.H11]" office:value-type="float" office:value="5" calcext:value-type="float">
            <text:p>5</text:p>
          </table:table-cell>
          <table:table-cell table:style-name="ce253" table:formula="of:=SUMIF([$Partite.$D$2:$Partite.$D$49];[.D11];[$Partite.$O$2:$Partite.$O$49])+SUMIF([$Partite.$F$2:$Partite.$F$49];[.D11];[$Partite.$U$2:$Partite.$U$49])" office:value-type="float" office:value="224" calcext:value-type="float">
            <text:p>224</text:p>
          </table:table-cell>
          <table:table-cell table:style-name="ce253" table:formula="of:=SUMIF([$Partite.$D$2:$Partite.$D$49];[.D11];[$Partite.$P$2:$Partite.$P$49])+SUMIF([$Partite.$F$2:$Partite.$F$49];[.D11];[$Partite.$V$2:$Partite.$V$49])" office:value-type="float" office:value="209" calcext:value-type="float">
            <text:p>209</text:p>
          </table:table-cell>
          <table:table-cell table:style-name="ce256" table:formula="of:=SUMIF([$Partite.$D$2:$Partite.$D$49];[.D11];[$Partite.$Q$2:$Partite.$Q$49])+SUMIF([$Partite.$F$2:$Partite.$F$49];[.D11];[$Partite.$W$2:$Partite.$W$49])" office:value-type="float" office:value="15" calcext:value-type="float">
            <text:p>+15</text:p>
          </table:table-cell>
          <table:table-cell table:style-name="ce253" table:formula="of:=IF([.I11]=[.I8];[$Partite.U10];0)" office:value-type="float" office:value="0" calcext:value-type="float">
            <text:p>0</text:p>
          </table:table-cell>
          <table:table-cell table:style-name="ce253" table:formula="of:=IF([.I11]=[.I9];[$Partite.U12];0)" office:value-type="float" office:value="0" calcext:value-type="float">
            <text:p>0</text:p>
          </table:table-cell>
          <table:table-cell table:style-name="ce253" table:formula="of:=IF([.I11]=[.I10];[$Partite.U13];0)" office:value-type="float" office:value="0" calcext:value-type="float">
            <text:p>0</text:p>
          </table:table-cell>
          <table:table-cell table:style-name="ce256" table:formula="of:=IF([.I11]=[.I8];[$Partite.W10];0)" office:value-type="float" office:value="0" calcext:value-type="float">
            <text:p>+0</text:p>
          </table:table-cell>
          <table:table-cell table:style-name="ce256" table:formula="of:=IF([.I11]=[.I8];[$Partite.W12];0)" office:value-type="float" office:value="0" calcext:value-type="float">
            <text:p>+0</text:p>
          </table:table-cell>
          <table:table-cell table:style-name="ce256" table:formula="of:=IF([.I11]=[.I10];[$Partite.W13];0)" office:value-type="float" office:value="0" calcext:value-type="float">
            <text:p>+0</text:p>
          </table:table-cell>
          <table:table-cell table:style-name="ce141" table:formula="of:=[.I11]+(500+[.P11]+[.Q11]+[.R11])*10^-3+([.M11]+[.N11]+[.O11])*10^-6+(500+[.L11])*10^-9+[.J11]*10^-12" office:value-type="float" office:value="5.500000515224" calcext:value-type="float">
            <text:p>5,500000515224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168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250" office:value-type="string" calcext:value-type="string">
            <text:p>Giocate</text:p>
          </table:table-cell>
          <table:table-cell table:style-name="ce250" office:value-type="string" calcext:value-type="string">
            <text:p>Vinte</text:p>
          </table:table-cell>
          <table:table-cell table:style-name="ce250" office:value-type="string" calcext:value-type="string">
            <text:p>Perse</text:p>
          </table:table-cell>
          <table:table-cell table:style-name="ce250" office:value-type="string" calcext:value-type="string">
            <text:p>Forfait</text:p>
          </table:table-cell>
          <table:table-cell table:style-name="ce250" office:value-type="string" calcext:value-type="string">
            <text:p>P.Class.</text:p>
          </table:table-cell>
          <table:table-cell table:style-name="ce250" office:value-type="string" calcext:value-type="string">
            <text:p>P.Gara Fatti</text:p>
          </table:table-cell>
          <table:table-cell table:style-name="ce250" office:value-type="string" calcext:value-type="string">
            <text:p>P.Gara Subiti</text:p>
          </table:table-cell>
          <table:table-cell table:style-name="ce250" office:value-type="string" calcext:value-type="string">
            <text:p>Diff.P.Gara</text:p>
          </table:table-cell>
          <table:table-cell table:style-name="ce250" office:value-type="string" calcext:value-type="string">
            <text:p>P.Gara Fatti SD1</text:p>
          </table:table-cell>
          <table:table-cell table:style-name="ce250" office:value-type="string" calcext:value-type="string">
            <text:p>P.Gara Fatti SD2</text:p>
          </table:table-cell>
          <table:table-cell table:style-name="ce250" office:value-type="string" calcext:value-type="string">
            <text:p>P.Gara Fatti SD3</text:p>
          </table:table-cell>
          <table:table-cell table:style-name="ce250" office:value-type="string" calcext:value-type="string">
            <text:p>Diff.P.Gara SD1</text:p>
          </table:table-cell>
          <table:table-cell table:style-name="ce250" office:value-type="string" calcext:value-type="string">
            <text:p>Diff.P.Gara SD2</text:p>
          </table:table-cell>
          <table:table-cell table:style-name="ce250" office:value-type="string" calcext:value-type="string">
            <text:p>Diff.P.Gara SD3</text:p>
          </table:table-cell>
          <table:table-cell table:style-name="ce16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14:.$S$17];&quot;&gt;=&quot;&amp;[.S14])" office:value-type="float" office:value="3" calcext:value-type="float">
            <text:p>3</text:p>
          </table:table-cell>
          <table:table-cell table:style-name="ce394" office:value-type="string" calcext:value-type="string">
            <text:p>C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14];&quot;ABCDEFGH&quot;;1)&gt;0;INDEX([$A_INSERIMENTI.D$2:$A_INSERIMENTI.H$33];MATCH(1;([$A_INSERIMENTI.G$2:$A_INSERIMENTI.G$33]=[.$B14])*([$A_INSERIMENTI.H$2:$A_INSERIMENTI.H$33]=[.$C14]);0);2)&amp;&quot; (&quot;&amp;INDEX([$A_INSERIMENTI.D$2:$A_INSERIMENTI.H$33];MATCH(1;([$A_INSERIMENTI.G$2:$A_INSERIMENTI.G$33]=[.$B14])*([$A_INSERIMENTI.H$2:$A_INSERIMENTI.H$33]=[.$C14]);0);1)&amp;&quot;)&quot;;&quot;DA SISTEMARE&quot;)" office:value-type="string" office:string-value="Elefanti (9)" calcext:value-type="string">
            <text:p>Elefanti (9)</text:p>
          </table:table-cell>
          <table:table-cell table:style-name="ce251" table:formula="of:=[.F14]+[.G14]+[.H14]" office:value-type="float" office:value="3" calcext:value-type="float">
            <text:p>3</text:p>
          </table:table-cell>
          <table:table-cell table:style-name="ce251" table:formula="of:=SUMIF([$Partite.$D$2:$Partite.$D$49];[.D14];[$Partite.$L$2:$Partite.$L$49])+SUMIF([$Partite.$F$2:$Partite.$F$49];[.D14];[$Partite.$R$2:$Partite.$R$49])" office:value-type="float" office:value="1" calcext:value-type="float">
            <text:p>1</text:p>
          </table:table-cell>
          <table:table-cell table:style-name="ce251" table:formula="of:=SUMIF([$Partite.$D$2:$Partite.$D$49];[.D14];[$Partite.$M$2:$Partite.$M$49])+SUMIF([$Partite.$F$2:$Partite.$F$49];[.D14];[$Partite.$S$2:$Partite.$S$49])" office:value-type="float" office:value="2" calcext:value-type="float">
            <text:p>2</text:p>
          </table:table-cell>
          <table:table-cell table:style-name="ce251" table:formula="of:=SUMIF([$Partite.$D$2:$Partite.$D$49];[.D14];[$Partite.$N$2:$Partite.$N$49])+SUMIF([$Partite.$F$2:$Partite.$F$49];[.D14];[$Partite.$T$2:$Partite.$T$49])" office:value-type="float" office:value="0" calcext:value-type="float">
            <text:p>0</text:p>
          </table:table-cell>
          <table:table-cell table:style-name="ce251" table:formula="of:=2*[.F14]+1*[.G14]+0*[.H14]" office:value-type="float" office:value="4" calcext:value-type="float">
            <text:p>4</text:p>
          </table:table-cell>
          <table:table-cell table:style-name="ce251" table:formula="of:=SUMIF([$Partite.$D$2:$Partite.$D$49];[.D14];[$Partite.$O$2:$Partite.$O$49])+SUMIF([$Partite.$F$2:$Partite.$F$49];[.D14];[$Partite.$U$2:$Partite.$U$49])" office:value-type="float" office:value="154" calcext:value-type="float">
            <text:p>154</text:p>
          </table:table-cell>
          <table:table-cell table:style-name="ce251" table:formula="of:=SUMIF([$Partite.$D$2:$Partite.$D$49];[.D14];[$Partite.$P$2:$Partite.$P$49])+SUMIF([$Partite.$F$2:$Partite.$F$49];[.D14];[$Partite.$V$2:$Partite.$V$49])" office:value-type="float" office:value="237" calcext:value-type="float">
            <text:p>237</text:p>
          </table:table-cell>
          <table:table-cell table:style-name="ce254" table:formula="of:=SUMIF([$Partite.$D$2:$Partite.$D$49];[.D14];[$Partite.$Q$2:$Partite.$Q$49])+SUMIF([$Partite.$F$2:$Partite.$F$49];[.D14];[$Partite.$W$2:$Partite.$W$49])" office:value-type="float" office:value="-83" calcext:value-type="float">
            <text:p>-83</text:p>
          </table:table-cell>
          <table:table-cell table:style-name="ce251" table:formula="of:=IF([.I14]=[.I15];[$Partite.O14];0)" office:value-type="float" office:value="0" calcext:value-type="float">
            <text:p>0</text:p>
          </table:table-cell>
          <table:table-cell table:style-name="ce251" table:formula="of:=IF([.I14]=[.I16];[$Partite.O15];0)" office:value-type="float" office:value="0" calcext:value-type="float">
            <text:p>0</text:p>
          </table:table-cell>
          <table:table-cell table:style-name="ce251" table:formula="of:=IF([.I14]=[.I17];[$Partite.O16];0)" office:value-type="float" office:value="0" calcext:value-type="float">
            <text:p>0</text:p>
          </table:table-cell>
          <table:table-cell table:style-name="ce254" table:formula="of:=IF([.I14]=[.I15];[$Partite.Q14];0)" office:value-type="float" office:value="0" calcext:value-type="float">
            <text:p>+0</text:p>
          </table:table-cell>
          <table:table-cell table:style-name="ce254" table:formula="of:=IF([.I14]=[.I16];[$Partite.Q15];0)" office:value-type="float" office:value="0" calcext:value-type="float">
            <text:p>+0</text:p>
          </table:table-cell>
          <table:table-cell table:style-name="ce254" table:formula="of:=IF([.I14]=[.I17];[$Partite.Q16];0)" office:value-type="float" office:value="0" calcext:value-type="float">
            <text:p>+0</text:p>
          </table:table-cell>
          <table:table-cell table:style-name="ce139" table:formula="of:=[.I14]+(500+[.P14]+[.Q14]+[.R14])*10^-3+([.M14]+[.N14]+[.O14])*10^-6+(500+[.L14])*10^-9+[.J14]*10^-12" office:value-type="float" office:value="4.500000417154" calcext:value-type="float">
            <text:p>4,500000417154</text:p>
          </table:table-cell>
          <table:table-cell table:number-columns-repeated="45"/>
        </table:table-row>
        <table:table-row table:style-name="ro2">
          <table:table-cell table:style-name="ce95" table:formula="of:=COUNTIF([.$S$14:.$S$17];&quot;&gt;=&quot;&amp;[.S15])" office:value-type="float" office:value="1" calcext:value-type="float">
            <text:p>1</text:p>
          </table:table-cell>
          <table:table-cell table:style-name="ce395" office:value-type="string" calcext:value-type="string">
            <text:p>C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15];&quot;ABCDEFGH&quot;;1)&gt;0;INDEX([$A_INSERIMENTI.D$2:$A_INSERIMENTI.H$33];MATCH(1;([$A_INSERIMENTI.G$2:$A_INSERIMENTI.G$33]=[.$B15])*([$A_INSERIMENTI.H$2:$A_INSERIMENTI.H$33]=[.$C15]);0);2)&amp;&quot; (&quot;&amp;INDEX([$A_INSERIMENTI.D$2:$A_INSERIMENTI.H$33];MATCH(1;([$A_INSERIMENTI.G$2:$A_INSERIMENTI.G$33]=[.$B15])*([$A_INSERIMENTI.H$2:$A_INSERIMENTI.H$33]=[.$C15]);0);1)&amp;&quot;)&quot;;&quot;DA SISTEMARE&quot;)" office:value-type="string" office:string-value="Giraffe (10)" calcext:value-type="string">
            <text:p>Giraffe (10)</text:p>
          </table:table-cell>
          <table:table-cell table:style-name="ce252" table:formula="of:=[.F15]+[.G15]+[.H15]" office:value-type="float" office:value="3" calcext:value-type="float">
            <text:p>3</text:p>
          </table:table-cell>
          <table:table-cell table:style-name="ce252" table:formula="of:=SUMIF([$Partite.$D$2:$Partite.$D$49];[.D15];[$Partite.$L$2:$Partite.$L$49])+SUMIF([$Partite.$F$2:$Partite.$F$49];[.D15];[$Partite.$R$2:$Partite.$R$49])" office:value-type="float" office:value="3" calcext:value-type="float">
            <text:p>3</text:p>
          </table:table-cell>
          <table:table-cell table:style-name="ce252" table:formula="of:=SUMIF([$Partite.$D$2:$Partite.$D$49];[.D15];[$Partite.$M$2:$Partite.$M$49])+SUMIF([$Partite.$F$2:$Partite.$F$49];[.D15];[$Partite.$S$2:$Partite.$S$49])" office:value-type="float" office:value="0" calcext:value-type="float">
            <text:p>0</text:p>
          </table:table-cell>
          <table:table-cell table:style-name="ce252" table:formula="of:=SUMIF([$Partite.$D$2:$Partite.$D$49];[.D15];[$Partite.$N$2:$Partite.$N$49])+SUMIF([$Partite.$F$2:$Partite.$F$49];[.D15];[$Partite.$T$2:$Partite.$T$49])" office:value-type="float" office:value="0" calcext:value-type="float">
            <text:p>0</text:p>
          </table:table-cell>
          <table:table-cell table:style-name="ce252" table:formula="of:=2*[.F15]+1*[.G15]+0*[.H15]" office:value-type="float" office:value="6" calcext:value-type="float">
            <text:p>6</text:p>
          </table:table-cell>
          <table:table-cell table:style-name="ce252" table:formula="of:=SUMIF([$Partite.$D$2:$Partite.$D$49];[.D15];[$Partite.$O$2:$Partite.$O$49])+SUMIF([$Partite.$F$2:$Partite.$F$49];[.D15];[$Partite.$U$2:$Partite.$U$49])" office:value-type="float" office:value="258" calcext:value-type="float">
            <text:p>258</text:p>
          </table:table-cell>
          <table:table-cell table:style-name="ce252" table:formula="of:=SUMIF([$Partite.$D$2:$Partite.$D$49];[.D15];[$Partite.$P$2:$Partite.$P$49])+SUMIF([$Partite.$F$2:$Partite.$F$49];[.D15];[$Partite.$V$2:$Partite.$V$49])" office:value-type="float" office:value="154" calcext:value-type="float">
            <text:p>154</text:p>
          </table:table-cell>
          <table:table-cell table:style-name="ce255" table:formula="of:=SUMIF([$Partite.$D$2:$Partite.$D$49];[.D15];[$Partite.$Q$2:$Partite.$Q$49])+SUMIF([$Partite.$F$2:$Partite.$F$49];[.D15];[$Partite.$W$2:$Partite.$W$49])" office:value-type="float" office:value="104" calcext:value-type="float">
            <text:p>+104</text:p>
          </table:table-cell>
          <table:table-cell table:style-name="ce252" table:formula="of:=IF([.I15]=[.I16];[$Partite.O17];0)" office:value-type="float" office:value="0" calcext:value-type="float">
            <text:p>0</text:p>
          </table:table-cell>
          <table:table-cell table:style-name="ce252" table:formula="of:=IF([.I15]=[.I17];[$Partite.O18];0)" office:value-type="float" office:value="0" calcext:value-type="float">
            <text:p>0</text:p>
          </table:table-cell>
          <table:table-cell table:style-name="ce252" table:formula="of:=IF([.I15]=[.I14];[$Partite.U14];0)" office:value-type="float" office:value="0" calcext:value-type="float">
            <text:p>0</text:p>
          </table:table-cell>
          <table:table-cell table:style-name="ce255" table:formula="of:=IF([.F15]=[.F16];[$Partite.Q17])" office:value-type="float" office:value="0" calcext:value-type="float">
            <text:p>+0</text:p>
          </table:table-cell>
          <table:table-cell table:style-name="ce255" table:formula="of:=IF([.I15]=[.I17];[$Partite.Q18];0)" office:value-type="float" office:value="0" calcext:value-type="float">
            <text:p>+0</text:p>
          </table:table-cell>
          <table:table-cell table:style-name="ce255" table:formula="of:=IF([.I15]=[.I14];[$Partite.W14];0)" office:value-type="float" office:value="0" calcext:value-type="float">
            <text:p>+0</text:p>
          </table:table-cell>
          <table:table-cell table:style-name="ce140" table:formula="of:=[.I15]+(500+[.P15]+[.Q15]+[.R15])*10^-3+([.M15]+[.N15]+[.O15])*10^-6+(500+[.L15])*10^-9+[.J15]*10^-12" office:value-type="float" office:value="6.500000604258" calcext:value-type="float">
            <text:p>6,500000604258</text:p>
          </table:table-cell>
          <table:table-cell table:number-columns-repeated="45"/>
        </table:table-row>
        <table:table-row table:style-name="ro2">
          <table:table-cell table:style-name="ce95" table:formula="of:=COUNTIF([.$S$14:.$S$17];&quot;&gt;=&quot;&amp;[.S16])" office:value-type="float" office:value="2" calcext:value-type="float">
            <text:p>2</text:p>
          </table:table-cell>
          <table:table-cell table:style-name="ce395" office:value-type="string" calcext:value-type="string">
            <text:p>C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16];&quot;ABCDEFGH&quot;;1)&gt;0;INDEX([$A_INSERIMENTI.D$2:$A_INSERIMENTI.H$33];MATCH(1;([$A_INSERIMENTI.G$2:$A_INSERIMENTI.G$33]=[.$B16])*([$A_INSERIMENTI.H$2:$A_INSERIMENTI.H$33]=[.$C16]);0);2)&amp;&quot; (&quot;&amp;INDEX([$A_INSERIMENTI.D$2:$A_INSERIMENTI.H$33];MATCH(1;([$A_INSERIMENTI.G$2:$A_INSERIMENTI.G$33]=[.$B16])*([$A_INSERIMENTI.H$2:$A_INSERIMENTI.H$33]=[.$C16]);0);1)&amp;&quot;)&quot;;&quot;DA SISTEMARE&quot;)" office:value-type="string" office:string-value="Ippopotami (11)" calcext:value-type="string">
            <text:p>Ippopotami (11)</text:p>
          </table:table-cell>
          <table:table-cell table:style-name="ce252" table:formula="of:=[.F16]+[.G16]+[.H16]" office:value-type="float" office:value="3" calcext:value-type="float">
            <text:p>3</text:p>
          </table:table-cell>
          <table:table-cell table:style-name="ce252" table:formula="of:=SUMIF([$Partite.$D$2:$Partite.$D$49];[.D16];[$Partite.$L$2:$Partite.$L$49])+SUMIF([$Partite.$F$2:$Partite.$F$49];[.D16];[$Partite.$R$2:$Partite.$R$49])" office:value-type="float" office:value="2" calcext:value-type="float">
            <text:p>2</text:p>
          </table:table-cell>
          <table:table-cell table:style-name="ce252" table:formula="of:=SUMIF([$Partite.$D$2:$Partite.$D$49];[.D16];[$Partite.$M$2:$Partite.$M$49])+SUMIF([$Partite.$F$2:$Partite.$F$49];[.D16];[$Partite.$S$2:$Partite.$S$49])" office:value-type="float" office:value="1" calcext:value-type="float">
            <text:p>1</text:p>
          </table:table-cell>
          <table:table-cell table:style-name="ce252" table:formula="of:=SUMIF([$Partite.$D$2:$Partite.$D$49];[.D16];[$Partite.$N$2:$Partite.$N$49])+SUMIF([$Partite.$F$2:$Partite.$F$49];[.D16];[$Partite.$T$2:$Partite.$T$49])" office:value-type="float" office:value="0" calcext:value-type="float">
            <text:p>0</text:p>
          </table:table-cell>
          <table:table-cell table:style-name="ce252" table:formula="of:=2*[.F16]+1*[.G16]+0*[.H16]" office:value-type="float" office:value="5" calcext:value-type="float">
            <text:p>5</text:p>
          </table:table-cell>
          <table:table-cell table:style-name="ce252" table:formula="of:=SUMIF([$Partite.$D$2:$Partite.$D$49];[.D16];[$Partite.$O$2:$Partite.$O$49])+SUMIF([$Partite.$F$2:$Partite.$F$49];[.D16];[$Partite.$U$2:$Partite.$U$49])" office:value-type="float" office:value="280" calcext:value-type="float">
            <text:p>280</text:p>
          </table:table-cell>
          <table:table-cell table:style-name="ce252" table:formula="of:=SUMIF([$Partite.$D$2:$Partite.$D$49];[.D16];[$Partite.$P$2:$Partite.$P$49])+SUMIF([$Partite.$F$2:$Partite.$F$49];[.D16];[$Partite.$V$2:$Partite.$V$49])" office:value-type="float" office:value="189" calcext:value-type="float">
            <text:p>189</text:p>
          </table:table-cell>
          <table:table-cell table:style-name="ce255" table:formula="of:=SUMIF([$Partite.$D$2:$Partite.$D$49];[.D16];[$Partite.$Q$2:$Partite.$Q$49])+SUMIF([$Partite.$F$2:$Partite.$F$49];[.D16];[$Partite.$W$2:$Partite.$W$49])" office:value-type="float" office:value="91" calcext:value-type="float">
            <text:p>+91</text:p>
          </table:table-cell>
          <table:table-cell table:style-name="ce252" table:formula="of:=IF([.I16]=[.I17];[$Partite.O19];0)" office:value-type="float" office:value="0" calcext:value-type="float">
            <text:p>0</text:p>
          </table:table-cell>
          <table:table-cell table:style-name="ce252" table:formula="of:=IF([.I16]=[.I14];[$Partite.U15];0)" office:value-type="float" office:value="0" calcext:value-type="float">
            <text:p>0</text:p>
          </table:table-cell>
          <table:table-cell table:style-name="ce252" table:formula="of:=IF([.I16]=[.I15];[$Partite.U17];0)" office:value-type="float" office:value="0" calcext:value-type="float">
            <text:p>0</text:p>
          </table:table-cell>
          <table:table-cell table:style-name="ce255" table:formula="of:=IF([.I16]=[.I17];[$Partite.Q19];0)" office:value-type="float" office:value="0" calcext:value-type="float">
            <text:p>+0</text:p>
          </table:table-cell>
          <table:table-cell table:style-name="ce255" table:formula="of:=IF([.D16]=[.D14];[$Partite.W15];0)" office:value-type="float" office:value="0" calcext:value-type="float">
            <text:p>+0</text:p>
          </table:table-cell>
          <table:table-cell table:style-name="ce255" table:formula="of:=IF([.I16]=[.I15];[$Partite.W17];0)" office:value-type="float" office:value="0" calcext:value-type="float">
            <text:p>+0</text:p>
          </table:table-cell>
          <table:table-cell table:style-name="ce140" table:formula="of:=[.I16]+(500+[.P16]+[.Q16]+[.R16])*10^-3+([.M16]+[.N16]+[.O16])*10^-6+(500+[.L16])*10^-9+[.J16]*10^-12" office:value-type="float" office:value="5.50000059128" calcext:value-type="float">
            <text:p>5,500000591280</text:p>
          </table:table-cell>
          <table:table-cell table:number-columns-repeated="45"/>
        </table:table-row>
        <table:table-row table:style-name="ro2">
          <table:table-cell table:style-name="ce96" table:formula="of:=COUNTIF([.$S$14:.$S$17];&quot;&gt;=&quot;&amp;[.S17])" office:value-type="float" office:value="4" calcext:value-type="float">
            <text:p>4</text:p>
          </table:table-cell>
          <table:table-cell table:style-name="ce396" office:value-type="string" calcext:value-type="string">
            <text:p>C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17];&quot;ABCDEFGH&quot;;1)&gt;0;INDEX([$A_INSERIMENTI.D$2:$A_INSERIMENTI.H$33];MATCH(1;([$A_INSERIMENTI.G$2:$A_INSERIMENTI.G$33]=[.$B17])*([$A_INSERIMENTI.H$2:$A_INSERIMENTI.H$33]=[.$C17]);0);2)&amp;&quot; (&quot;&amp;INDEX([$A_INSERIMENTI.D$2:$A_INSERIMENTI.H$33];MATCH(1;([$A_INSERIMENTI.G$2:$A_INSERIMENTI.G$33]=[.$B17])*([$A_INSERIMENTI.H$2:$A_INSERIMENTI.H$33]=[.$C17]);0);1)&amp;&quot;)&quot;;&quot;DA SISTEMARE&quot;)" office:value-type="string" office:string-value="Iguane (12)" calcext:value-type="string">
            <text:p>Iguane (12)</text:p>
          </table:table-cell>
          <table:table-cell table:style-name="ce253" table:formula="of:=[.F17]+[.G17]+[.H17]" office:value-type="float" office:value="3" calcext:value-type="float">
            <text:p>3</text:p>
          </table:table-cell>
          <table:table-cell table:style-name="ce253" table:formula="of:=SUMIF([$Partite.$D$2:$Partite.$D$49];[.D17];[$Partite.$L$2:$Partite.$L$49])+SUMIF([$Partite.$F$2:$Partite.$F$49];[.D17];[$Partite.$R$2:$Partite.$R$49])" office:value-type="float" office:value="0" calcext:value-type="float">
            <text:p>0</text:p>
          </table:table-cell>
          <table:table-cell table:style-name="ce253" table:formula="of:=SUMIF([$Partite.$D$2:$Partite.$D$49];[.D17];[$Partite.$M$2:$Partite.$M$49])+SUMIF([$Partite.$F$2:$Partite.$F$49];[.D17];[$Partite.$S$2:$Partite.$S$49])" office:value-type="float" office:value="3" calcext:value-type="float">
            <text:p>3</text:p>
          </table:table-cell>
          <table:table-cell table:style-name="ce253" table:formula="of:=SUMIF([$Partite.$D$2:$Partite.$D$49];[.D17];[$Partite.$N$2:$Partite.$N$49])+SUMIF([$Partite.$F$2:$Partite.$F$49];[.D17];[$Partite.$T$2:$Partite.$T$49])" office:value-type="float" office:value="0" calcext:value-type="float">
            <text:p>0</text:p>
          </table:table-cell>
          <table:table-cell table:style-name="ce253" table:formula="of:=2*[.F17]+1*[.G17]+0*[.H17]" office:value-type="float" office:value="3" calcext:value-type="float">
            <text:p>3</text:p>
          </table:table-cell>
          <table:table-cell table:style-name="ce253" table:formula="of:=SUMIF([$Partite.$D$2:$Partite.$D$49];[.D17];[$Partite.$O$2:$Partite.$O$49])+SUMIF([$Partite.$F$2:$Partite.$F$49];[.D17];[$Partite.$U$2:$Partite.$U$49])" office:value-type="float" office:value="101" calcext:value-type="float">
            <text:p>101</text:p>
          </table:table-cell>
          <table:table-cell table:style-name="ce253" table:formula="of:=SUMIF([$Partite.$D$2:$Partite.$D$49];[.D17];[$Partite.$P$2:$Partite.$P$49])+SUMIF([$Partite.$F$2:$Partite.$F$49];[.D17];[$Partite.$V$2:$Partite.$V$49])" office:value-type="float" office:value="213" calcext:value-type="float">
            <text:p>213</text:p>
          </table:table-cell>
          <table:table-cell table:style-name="ce256" table:formula="of:=SUMIF([$Partite.$D$2:$Partite.$D$49];[.D17];[$Partite.$Q$2:$Partite.$Q$49])+SUMIF([$Partite.$F$2:$Partite.$F$49];[.D17];[$Partite.$W$2:$Partite.$W$49])" office:value-type="float" office:value="-112" calcext:value-type="float">
            <text:p>-112</text:p>
          </table:table-cell>
          <table:table-cell table:style-name="ce253" table:formula="of:=IF([.I17]=[.I14];[$Partite.U16];0)" office:value-type="float" office:value="0" calcext:value-type="float">
            <text:p>0</text:p>
          </table:table-cell>
          <table:table-cell table:style-name="ce253" table:formula="of:=IF([.I17]=[.I15];[$Partite.U18];0)" office:value-type="float" office:value="0" calcext:value-type="float">
            <text:p>0</text:p>
          </table:table-cell>
          <table:table-cell table:style-name="ce253" table:formula="of:=IF([.I17]=[.I16];[$Partite.U19];0)" office:value-type="float" office:value="0" calcext:value-type="float">
            <text:p>0</text:p>
          </table:table-cell>
          <table:table-cell table:style-name="ce256" table:formula="of:=IF([.I17]=[.I14];[$Partite.W16];0)" office:value-type="float" office:value="0" calcext:value-type="float">
            <text:p>+0</text:p>
          </table:table-cell>
          <table:table-cell table:style-name="ce256" table:formula="of:=IF([.I17]=[.I14];[$Partite.W18];0)" office:value-type="float" office:value="0" calcext:value-type="float">
            <text:p>+0</text:p>
          </table:table-cell>
          <table:table-cell table:style-name="ce256" table:formula="of:=IF([.I17]=[.I16];[$Partite.W19];0)" office:value-type="float" office:value="0" calcext:value-type="float">
            <text:p>+0</text:p>
          </table:table-cell>
          <table:table-cell table:style-name="ce141" table:formula="of:=[.I17]+(500+[.P17]+[.Q17]+[.R17])*10^-3+([.M17]+[.N17]+[.O17])*10^-6+(500+[.L17])*10^-9+[.J17]*10^-12" office:value-type="float" office:value="3.500000388101" calcext:value-type="float">
            <text:p>3,500000388101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168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250" office:value-type="string" calcext:value-type="string">
            <text:p>Giocate</text:p>
          </table:table-cell>
          <table:table-cell table:style-name="ce250" office:value-type="string" calcext:value-type="string">
            <text:p>Vinte</text:p>
          </table:table-cell>
          <table:table-cell table:style-name="ce250" office:value-type="string" calcext:value-type="string">
            <text:p>Perse</text:p>
          </table:table-cell>
          <table:table-cell table:style-name="ce250" office:value-type="string" calcext:value-type="string">
            <text:p>Forfait</text:p>
          </table:table-cell>
          <table:table-cell table:style-name="ce250" office:value-type="string" calcext:value-type="string">
            <text:p>P.Class.</text:p>
          </table:table-cell>
          <table:table-cell table:style-name="ce250" office:value-type="string" calcext:value-type="string">
            <text:p>P.Gara Fatti</text:p>
          </table:table-cell>
          <table:table-cell table:style-name="ce250" office:value-type="string" calcext:value-type="string">
            <text:p>P.Gara Subiti</text:p>
          </table:table-cell>
          <table:table-cell table:style-name="ce250" office:value-type="string" calcext:value-type="string">
            <text:p>Diff.P.Gara</text:p>
          </table:table-cell>
          <table:table-cell table:style-name="ce250" office:value-type="string" calcext:value-type="string">
            <text:p>P.Gara Fatti SD1</text:p>
          </table:table-cell>
          <table:table-cell table:style-name="ce250" office:value-type="string" calcext:value-type="string">
            <text:p>P.Gara Fatti SD2</text:p>
          </table:table-cell>
          <table:table-cell table:style-name="ce250" office:value-type="string" calcext:value-type="string">
            <text:p>P.Gara Fatti SD3</text:p>
          </table:table-cell>
          <table:table-cell table:style-name="ce250" office:value-type="string" calcext:value-type="string">
            <text:p>Diff.P.Gara SD1</text:p>
          </table:table-cell>
          <table:table-cell table:style-name="ce250" office:value-type="string" calcext:value-type="string">
            <text:p>Diff.P.Gara SD2</text:p>
          </table:table-cell>
          <table:table-cell table:style-name="ce250" office:value-type="string" calcext:value-type="string">
            <text:p>Diff.P.Gara SD3</text:p>
          </table:table-cell>
          <table:table-cell table:style-name="ce16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20:.$S$23];&quot;&gt;=&quot;&amp;[.S20])" office:value-type="float" office:value="3" calcext:value-type="float">
            <text:p>3</text:p>
          </table:table-cell>
          <table:table-cell table:style-name="ce397" office:value-type="string" calcext:value-type="string">
            <text:p>D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20];&quot;ABCDEFGH&quot;;1)&gt;0;INDEX([$A_INSERIMENTI.D$2:$A_INSERIMENTI.H$33];MATCH(1;([$A_INSERIMENTI.G$2:$A_INSERIMENTI.G$33]=[.$B20])*([$A_INSERIMENTI.H$2:$A_INSERIMENTI.H$33]=[.$C20]);0);2)&amp;&quot; (&quot;&amp;INDEX([$A_INSERIMENTI.D$2:$A_INSERIMENTI.H$33];MATCH(1;([$A_INSERIMENTI.G$2:$A_INSERIMENTI.G$33]=[.$B20])*([$A_INSERIMENTI.H$2:$A_INSERIMENTI.H$33]=[.$C20]);0);1)&amp;&quot;)&quot;;&quot;DA SISTEMARE&quot;)" office:value-type="string" office:string-value="Coccodrilli (13)" calcext:value-type="string">
            <text:p>Coccodrilli (13)</text:p>
          </table:table-cell>
          <table:table-cell table:style-name="ce251" table:formula="of:=[.F20]+[.G20]+[.H20]" office:value-type="float" office:value="3" calcext:value-type="float">
            <text:p>3</text:p>
          </table:table-cell>
          <table:table-cell table:style-name="ce251" table:formula="of:=SUMIF([$Partite.$D$2:$Partite.$D$49];[.D20];[$Partite.$L$2:$Partite.$L$49])+SUMIF([$Partite.$F$2:$Partite.$F$49];[.D20];[$Partite.$R$2:$Partite.$R$49])" office:value-type="float" office:value="1" calcext:value-type="float">
            <text:p>1</text:p>
          </table:table-cell>
          <table:table-cell table:style-name="ce251" table:formula="of:=SUMIF([$Partite.$D$2:$Partite.$D$49];[.D20];[$Partite.$M$2:$Partite.$M$49])+SUMIF([$Partite.$F$2:$Partite.$F$49];[.D20];[$Partite.$S$2:$Partite.$S$49])" office:value-type="float" office:value="2" calcext:value-type="float">
            <text:p>2</text:p>
          </table:table-cell>
          <table:table-cell table:style-name="ce251" table:formula="of:=SUMIF([$Partite.$D$2:$Partite.$D$49];[.D20];[$Partite.$N$2:$Partite.$N$49])+SUMIF([$Partite.$F$2:$Partite.$F$49];[.D20];[$Partite.$T$2:$Partite.$T$49])" office:value-type="float" office:value="0" calcext:value-type="float">
            <text:p>0</text:p>
          </table:table-cell>
          <table:table-cell table:style-name="ce251" table:formula="of:=2*[.F20]+1*[.G20]+0*[.H20]" office:value-type="float" office:value="4" calcext:value-type="float">
            <text:p>4</text:p>
          </table:table-cell>
          <table:table-cell table:style-name="ce251" table:formula="of:=SUMIF([$Partite.$D$2:$Partite.$D$49];[.D20];[$Partite.$O$2:$Partite.$O$49])+SUMIF([$Partite.$F$2:$Partite.$F$49];[.D20];[$Partite.$U$2:$Partite.$U$49])" office:value-type="float" office:value="171" calcext:value-type="float">
            <text:p>171</text:p>
          </table:table-cell>
          <table:table-cell table:style-name="ce251" table:formula="of:=SUMIF([$Partite.$D$2:$Partite.$D$49];[.D20];[$Partite.$P$2:$Partite.$P$49])+SUMIF([$Partite.$F$2:$Partite.$F$49];[.D20];[$Partite.$V$2:$Partite.$V$49])" office:value-type="float" office:value="161" calcext:value-type="float">
            <text:p>161</text:p>
          </table:table-cell>
          <table:table-cell table:style-name="ce254" table:formula="of:=SUMIF([$Partite.$D$2:$Partite.$D$49];[.D20];[$Partite.$Q$2:$Partite.$Q$49])+SUMIF([$Partite.$F$2:$Partite.$F$49];[.D20];[$Partite.$W$2:$Partite.$W$49])" office:value-type="float" office:value="10" calcext:value-type="float">
            <text:p>+10</text:p>
          </table:table-cell>
          <table:table-cell table:style-name="ce251" table:formula="of:=IF([.I20]=[.I21];[$Partite.O20];0)" office:value-type="float" office:value="0" calcext:value-type="float">
            <text:p>0</text:p>
          </table:table-cell>
          <table:table-cell table:style-name="ce251" table:formula="of:=IF([.I20]=[.I22];[$Partite.O21];0)" office:value-type="float" office:value="0" calcext:value-type="float">
            <text:p>0</text:p>
          </table:table-cell>
          <table:table-cell table:style-name="ce251" table:formula="of:=IF([.I20]=[.I23];[$Partite.O22];0)" office:value-type="float" office:value="54" calcext:value-type="float">
            <text:p>54</text:p>
          </table:table-cell>
          <table:table-cell table:style-name="ce254" table:formula="of:=IF([.I20]=[.I21];[$Partite.Q20];0)" office:value-type="float" office:value="0" calcext:value-type="float">
            <text:p>+0</text:p>
          </table:table-cell>
          <table:table-cell table:style-name="ce254" table:formula="of:=IF([.I20]=[.I22];[$Partite.Q21];0)" office:value-type="float" office:value="0" calcext:value-type="float">
            <text:p>+0</text:p>
          </table:table-cell>
          <table:table-cell table:style-name="ce254" table:formula="of:=IF([.I20]=[.I23];[$Partite.Q22];0)" office:value-type="float" office:value="-10" calcext:value-type="float">
            <text:p>-10</text:p>
          </table:table-cell>
          <table:table-cell table:style-name="ce139" table:formula="of:=[.I20]+(500+[.P20]+[.Q20]+[.R20])*10^-3+([.M20]+[.N20]+[.O20])*10^-6+(500+[.L20])*10^-9+[.J20]*10^-12" office:value-type="float" office:value="4.490054510171" calcext:value-type="float">
            <text:p>4,490054510171</text:p>
          </table:table-cell>
          <table:table-cell table:number-columns-repeated="45"/>
        </table:table-row>
        <table:table-row table:style-name="ro2">
          <table:table-cell table:style-name="ce95" table:formula="of:=COUNTIF([.$S$20:.$S$23];&quot;&gt;=&quot;&amp;[.S21])" office:value-type="float" office:value="1" calcext:value-type="float">
            <text:p>1</text:p>
          </table:table-cell>
          <table:table-cell table:style-name="ce398" office:value-type="string" calcext:value-type="string">
            <text:p>D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21];&quot;ABCDEFGH&quot;;1)&gt;0;INDEX([$A_INSERIMENTI.D$2:$A_INSERIMENTI.H$33];MATCH(1;([$A_INSERIMENTI.G$2:$A_INSERIMENTI.G$33]=[.$B21])*([$A_INSERIMENTI.H$2:$A_INSERIMENTI.H$33]=[.$C21]);0);2)&amp;&quot; (&quot;&amp;INDEX([$A_INSERIMENTI.D$2:$A_INSERIMENTI.H$33];MATCH(1;([$A_INSERIMENTI.G$2:$A_INSERIMENTI.G$33]=[.$B21])*([$A_INSERIMENTI.H$2:$A_INSERIMENTI.H$33]=[.$C21]);0);1)&amp;&quot;)&quot;;&quot;DA SISTEMARE&quot;)" office:value-type="string" office:string-value="Pitoni (14)" calcext:value-type="string">
            <text:p>Pitoni (14)</text:p>
          </table:table-cell>
          <table:table-cell table:style-name="ce252" table:formula="of:=[.F21]+[.G21]+[.H21]" office:value-type="float" office:value="3" calcext:value-type="float">
            <text:p>3</text:p>
          </table:table-cell>
          <table:table-cell table:style-name="ce252" table:formula="of:=SUMIF([$Partite.$D$2:$Partite.$D$49];[.D21];[$Partite.$L$2:$Partite.$L$49])+SUMIF([$Partite.$F$2:$Partite.$F$49];[.D21];[$Partite.$R$2:$Partite.$R$49])" office:value-type="float" office:value="2" calcext:value-type="float">
            <text:p>2</text:p>
          </table:table-cell>
          <table:table-cell table:style-name="ce252" table:formula="of:=SUMIF([$Partite.$D$2:$Partite.$D$49];[.D21];[$Partite.$M$2:$Partite.$M$49])+SUMIF([$Partite.$F$2:$Partite.$F$49];[.D21];[$Partite.$S$2:$Partite.$S$49])" office:value-type="float" office:value="1" calcext:value-type="float">
            <text:p>1</text:p>
          </table:table-cell>
          <table:table-cell table:style-name="ce252" table:formula="of:=SUMIF([$Partite.$D$2:$Partite.$D$49];[.D21];[$Partite.$N$2:$Partite.$N$49])+SUMIF([$Partite.$F$2:$Partite.$F$49];[.D21];[$Partite.$T$2:$Partite.$T$49])" office:value-type="float" office:value="0" calcext:value-type="float">
            <text:p>0</text:p>
          </table:table-cell>
          <table:table-cell table:style-name="ce252" table:formula="of:=2*[.F21]+1*[.G21]+0*[.H21]" office:value-type="float" office:value="5" calcext:value-type="float">
            <text:p>5</text:p>
          </table:table-cell>
          <table:table-cell table:style-name="ce252" table:formula="of:=SUMIF([$Partite.$D$2:$Partite.$D$49];[.D21];[$Partite.$O$2:$Partite.$O$49])+SUMIF([$Partite.$F$2:$Partite.$F$49];[.D21];[$Partite.$U$2:$Partite.$U$49])" office:value-type="float" office:value="218" calcext:value-type="float">
            <text:p>218</text:p>
          </table:table-cell>
          <table:table-cell table:style-name="ce252" table:formula="of:=SUMIF([$Partite.$D$2:$Partite.$D$49];[.D21];[$Partite.$P$2:$Partite.$P$49])+SUMIF([$Partite.$F$2:$Partite.$F$49];[.D21];[$Partite.$V$2:$Partite.$V$49])" office:value-type="float" office:value="206" calcext:value-type="float">
            <text:p>206</text:p>
          </table:table-cell>
          <table:table-cell table:style-name="ce255" table:formula="of:=SUMIF([$Partite.$D$2:$Partite.$D$49];[.D21];[$Partite.$Q$2:$Partite.$Q$49])+SUMIF([$Partite.$F$2:$Partite.$F$49];[.D21];[$Partite.$W$2:$Partite.$W$49])" office:value-type="float" office:value="12" calcext:value-type="float">
            <text:p>+12</text:p>
          </table:table-cell>
          <table:table-cell table:style-name="ce252" table:formula="of:=IF([.I21]=[.I22];[$Partite.O23];0)" office:value-type="float" office:value="67" calcext:value-type="float">
            <text:p>67</text:p>
          </table:table-cell>
          <table:table-cell table:style-name="ce252" table:formula="of:=IF([.I21]=[.I23];[$Partite.O24];0)" office:value-type="float" office:value="0" calcext:value-type="float">
            <text:p>0</text:p>
          </table:table-cell>
          <table:table-cell table:style-name="ce252" table:formula="of:=IF([.I21]=[.I20];[$Partite.U20];0)" office:value-type="float" office:value="0" calcext:value-type="float">
            <text:p>0</text:p>
          </table:table-cell>
          <table:table-cell table:style-name="ce255" table:formula="of:=IF([.F21]=[.F22];[$Partite.Q23])" office:value-type="float" office:value="14" calcext:value-type="float">
            <text:p>+14</text:p>
          </table:table-cell>
          <table:table-cell table:style-name="ce255" table:formula="of:=IF([.I21]=[.I23];[$Partite.Q24];0)" office:value-type="float" office:value="0" calcext:value-type="float">
            <text:p>+0</text:p>
          </table:table-cell>
          <table:table-cell table:style-name="ce255" table:formula="of:=IF([.I21]=[.I20];[$Partite.W20];0)" office:value-type="float" office:value="0" calcext:value-type="float">
            <text:p>+0</text:p>
          </table:table-cell>
          <table:table-cell table:style-name="ce140" table:formula="of:=[.I21]+(500+[.P21]+[.Q21]+[.R21])*10^-3+([.M21]+[.N21]+[.O21])*10^-6+(500+[.L21])*10^-9+[.J21]*10^-12" office:value-type="float" office:value="5.514067512218" calcext:value-type="float">
            <text:p>5,514067512218</text:p>
          </table:table-cell>
          <table:table-cell table:number-columns-repeated="45"/>
        </table:table-row>
        <table:table-row table:style-name="ro2">
          <table:table-cell table:style-name="ce95" table:formula="of:=COUNTIF([.$S$20:.$S$23];&quot;&gt;=&quot;&amp;[.S22])" office:value-type="float" office:value="2" calcext:value-type="float">
            <text:p>2</text:p>
          </table:table-cell>
          <table:table-cell table:style-name="ce398" office:value-type="string" calcext:value-type="string">
            <text:p>D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22];&quot;ABCDEFGH&quot;;1)&gt;0;INDEX([$A_INSERIMENTI.D$2:$A_INSERIMENTI.H$33];MATCH(1;([$A_INSERIMENTI.G$2:$A_INSERIMENTI.G$33]=[.$B22])*([$A_INSERIMENTI.H$2:$A_INSERIMENTI.H$33]=[.$C22]);0);2)&amp;&quot; (&quot;&amp;INDEX([$A_INSERIMENTI.D$2:$A_INSERIMENTI.H$33];MATCH(1;([$A_INSERIMENTI.G$2:$A_INSERIMENTI.G$33]=[.$B22])*([$A_INSERIMENTI.H$2:$A_INSERIMENTI.H$33]=[.$C22]);0);1)&amp;&quot;)&quot;;&quot;DA SISTEMARE&quot;)" office:value-type="string" office:string-value="Aquile (15)" calcext:value-type="string">
            <text:p>Aquile (15)</text:p>
          </table:table-cell>
          <table:table-cell table:style-name="ce252" table:formula="of:=[.F22]+[.G22]+[.H22]" office:value-type="float" office:value="3" calcext:value-type="float">
            <text:p>3</text:p>
          </table:table-cell>
          <table:table-cell table:style-name="ce252" table:formula="of:=SUMIF([$Partite.$D$2:$Partite.$D$49];[.D22];[$Partite.$L$2:$Partite.$L$49])+SUMIF([$Partite.$F$2:$Partite.$F$49];[.D22];[$Partite.$R$2:$Partite.$R$49])" office:value-type="float" office:value="2" calcext:value-type="float">
            <text:p>2</text:p>
          </table:table-cell>
          <table:table-cell table:style-name="ce252" table:formula="of:=SUMIF([$Partite.$D$2:$Partite.$D$49];[.D22];[$Partite.$M$2:$Partite.$M$49])+SUMIF([$Partite.$F$2:$Partite.$F$49];[.D22];[$Partite.$S$2:$Partite.$S$49])" office:value-type="float" office:value="1" calcext:value-type="float">
            <text:p>1</text:p>
          </table:table-cell>
          <table:table-cell table:style-name="ce252" table:formula="of:=SUMIF([$Partite.$D$2:$Partite.$D$49];[.D22];[$Partite.$N$2:$Partite.$N$49])+SUMIF([$Partite.$F$2:$Partite.$F$49];[.D22];[$Partite.$T$2:$Partite.$T$49])" office:value-type="float" office:value="0" calcext:value-type="float">
            <text:p>0</text:p>
          </table:table-cell>
          <table:table-cell table:style-name="ce252" table:formula="of:=2*[.F22]+1*[.G22]+0*[.H22]" office:value-type="float" office:value="5" calcext:value-type="float">
            <text:p>5</text:p>
          </table:table-cell>
          <table:table-cell table:style-name="ce252" table:formula="of:=SUMIF([$Partite.$D$2:$Partite.$D$49];[.D22];[$Partite.$O$2:$Partite.$O$49])+SUMIF([$Partite.$F$2:$Partite.$F$49];[.D22];[$Partite.$U$2:$Partite.$U$49])" office:value-type="float" office:value="154" calcext:value-type="float">
            <text:p>154</text:p>
          </table:table-cell>
          <table:table-cell table:style-name="ce252" table:formula="of:=SUMIF([$Partite.$D$2:$Partite.$D$49];[.D22];[$Partite.$P$2:$Partite.$P$49])+SUMIF([$Partite.$F$2:$Partite.$F$49];[.D22];[$Partite.$V$2:$Partite.$V$49])" office:value-type="float" office:value="140" calcext:value-type="float">
            <text:p>140</text:p>
          </table:table-cell>
          <table:table-cell table:style-name="ce255" table:formula="of:=SUMIF([$Partite.$D$2:$Partite.$D$49];[.D22];[$Partite.$Q$2:$Partite.$Q$49])+SUMIF([$Partite.$F$2:$Partite.$F$49];[.D22];[$Partite.$W$2:$Partite.$W$49])" office:value-type="float" office:value="14" calcext:value-type="float">
            <text:p>+14</text:p>
          </table:table-cell>
          <table:table-cell table:style-name="ce252" table:formula="of:=IF([.I22]=[.I23];[$Partite.O25];0)" office:value-type="float" office:value="0" calcext:value-type="float">
            <text:p>0</text:p>
          </table:table-cell>
          <table:table-cell table:style-name="ce252" table:formula="of:=IF([.I22]=[.I20];[$Partite.U21];0)" office:value-type="float" office:value="0" calcext:value-type="float">
            <text:p>0</text:p>
          </table:table-cell>
          <table:table-cell table:style-name="ce252" table:formula="of:=IF([.I22]=[.I21];[$Partite.U23];0)" office:value-type="float" office:value="53" calcext:value-type="float">
            <text:p>53</text:p>
          </table:table-cell>
          <table:table-cell table:style-name="ce255" table:formula="of:=IF([.I22]=[.I23];[$Partite.Q25];0)" office:value-type="float" office:value="0" calcext:value-type="float">
            <text:p>+0</text:p>
          </table:table-cell>
          <table:table-cell table:style-name="ce255" table:formula="of:=IF([.D22]=[.D20];[$Partite.W21];0)" office:value-type="float" office:value="0" calcext:value-type="float">
            <text:p>+0</text:p>
          </table:table-cell>
          <table:table-cell table:style-name="ce255" table:formula="of:=IF([.I22]=[.I21];[$Partite.W23];0)" office:value-type="float" office:value="-14" calcext:value-type="float">
            <text:p>-14</text:p>
          </table:table-cell>
          <table:table-cell table:style-name="ce140" table:formula="of:=[.I22]+(500+[.P22]+[.Q22]+[.R22])*10^-3+([.M22]+[.N22]+[.O22])*10^-6+(500+[.L22])*10^-9+[.J22]*10^-12" office:value-type="float" office:value="5.486053514154" calcext:value-type="float">
            <text:p>5,486053514154</text:p>
          </table:table-cell>
          <table:table-cell table:number-columns-repeated="45"/>
        </table:table-row>
        <table:table-row table:style-name="ro2">
          <table:table-cell table:style-name="ce96" table:formula="of:=COUNTIF([.$S$20:.$S$23];&quot;&gt;=&quot;&amp;[.S23])" office:value-type="float" office:value="4" calcext:value-type="float">
            <text:p>4</text:p>
          </table:table-cell>
          <table:table-cell table:style-name="ce399" office:value-type="string" calcext:value-type="string">
            <text:p>D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23];&quot;ABCDEFGH&quot;;1)&gt;0;INDEX([$A_INSERIMENTI.D$2:$A_INSERIMENTI.H$33];MATCH(1;([$A_INSERIMENTI.G$2:$A_INSERIMENTI.G$33]=[.$B23])*([$A_INSERIMENTI.H$2:$A_INSERIMENTI.H$33]=[.$C23]);0);2)&amp;&quot; (&quot;&amp;INDEX([$A_INSERIMENTI.D$2:$A_INSERIMENTI.H$33];MATCH(1;([$A_INSERIMENTI.G$2:$A_INSERIMENTI.G$33]=[.$B23])*([$A_INSERIMENTI.H$2:$A_INSERIMENTI.H$33]=[.$C23]);0);1)&amp;&quot;)&quot;;&quot;DA SISTEMARE&quot;)" office:value-type="string" office:string-value="Falchi (16)" calcext:value-type="string">
            <text:p>Falchi (16)</text:p>
          </table:table-cell>
          <table:table-cell table:style-name="ce253" table:formula="of:=[.F23]+[.G23]+[.H23]" office:value-type="float" office:value="3" calcext:value-type="float">
            <text:p>3</text:p>
          </table:table-cell>
          <table:table-cell table:style-name="ce253" table:formula="of:=SUMIF([$Partite.$D$2:$Partite.$D$49];[.D23];[$Partite.$L$2:$Partite.$L$49])+SUMIF([$Partite.$F$2:$Partite.$F$49];[.D23];[$Partite.$R$2:$Partite.$R$49])" office:value-type="float" office:value="1" calcext:value-type="float">
            <text:p>1</text:p>
          </table:table-cell>
          <table:table-cell table:style-name="ce253" table:formula="of:=SUMIF([$Partite.$D$2:$Partite.$D$49];[.D23];[$Partite.$M$2:$Partite.$M$49])+SUMIF([$Partite.$F$2:$Partite.$F$49];[.D23];[$Partite.$S$2:$Partite.$S$49])" office:value-type="float" office:value="2" calcext:value-type="float">
            <text:p>2</text:p>
          </table:table-cell>
          <table:table-cell table:style-name="ce253" table:formula="of:=SUMIF([$Partite.$D$2:$Partite.$D$49];[.D23];[$Partite.$N$2:$Partite.$N$49])+SUMIF([$Partite.$F$2:$Partite.$F$49];[.D23];[$Partite.$T$2:$Partite.$T$49])" office:value-type="float" office:value="0" calcext:value-type="float">
            <text:p>0</text:p>
          </table:table-cell>
          <table:table-cell table:style-name="ce253" table:formula="of:=2*[.F23]+1*[.G23]+0*[.H23]" office:value-type="float" office:value="4" calcext:value-type="float">
            <text:p>4</text:p>
          </table:table-cell>
          <table:table-cell table:style-name="ce253" table:formula="of:=SUMIF([$Partite.$D$2:$Partite.$D$49];[.D23];[$Partite.$O$2:$Partite.$O$49])+SUMIF([$Partite.$F$2:$Partite.$F$49];[.D23];[$Partite.$U$2:$Partite.$U$49])" office:value-type="float" office:value="173" calcext:value-type="float">
            <text:p>173</text:p>
          </table:table-cell>
          <table:table-cell table:style-name="ce253" table:formula="of:=SUMIF([$Partite.$D$2:$Partite.$D$49];[.D23];[$Partite.$P$2:$Partite.$P$49])+SUMIF([$Partite.$F$2:$Partite.$F$49];[.D23];[$Partite.$V$2:$Partite.$V$49])" office:value-type="float" office:value="209" calcext:value-type="float">
            <text:p>209</text:p>
          </table:table-cell>
          <table:table-cell table:style-name="ce256" table:formula="of:=SUMIF([$Partite.$D$2:$Partite.$D$49];[.D23];[$Partite.$Q$2:$Partite.$Q$49])+SUMIF([$Partite.$F$2:$Partite.$F$49];[.D23];[$Partite.$W$2:$Partite.$W$49])" office:value-type="float" office:value="-36" calcext:value-type="float">
            <text:p>-36</text:p>
          </table:table-cell>
          <table:table-cell table:style-name="ce253" table:formula="of:=IF([.I23]=[.I20];[$Partite.U22];0)" office:value-type="float" office:value="64" calcext:value-type="float">
            <text:p>64</text:p>
          </table:table-cell>
          <table:table-cell table:style-name="ce253" table:formula="of:=IF([.I23]=[.I21];[$Partite.U24];0)" office:value-type="float" office:value="0" calcext:value-type="float">
            <text:p>0</text:p>
          </table:table-cell>
          <table:table-cell table:style-name="ce253" table:formula="of:=IF([.I23]=[.I22];[$Partite.U25];0)" office:value-type="float" office:value="0" calcext:value-type="float">
            <text:p>0</text:p>
          </table:table-cell>
          <table:table-cell table:style-name="ce256" table:formula="of:=IF([.I23]=[.I20];[$Partite.W22];0)" office:value-type="float" office:value="10" calcext:value-type="float">
            <text:p>+10</text:p>
          </table:table-cell>
          <table:table-cell table:style-name="ce256" table:formula="of:=IF([.I23]=[.I20];[$Partite.W24];0)" office:value-type="float" office:value="-26" calcext:value-type="float">
            <text:p>-26</text:p>
          </table:table-cell>
          <table:table-cell table:style-name="ce256" table:formula="of:=IF([.I23]=[.I22];[$Partite.W25];0)" office:value-type="float" office:value="0" calcext:value-type="float">
            <text:p>+0</text:p>
          </table:table-cell>
          <table:table-cell table:style-name="ce141" table:formula="of:=[.I23]+(500+[.P23]+[.Q23]+[.R23])*10^-3+([.M23]+[.N23]+[.O23])*10^-6+(500+[.L23])*10^-9+[.J23]*10^-12" office:value-type="float" office:value="4.484064464173" calcext:value-type="float">
            <text:p>4,484064464173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168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250" office:value-type="string" calcext:value-type="string">
            <text:p>Giocate</text:p>
          </table:table-cell>
          <table:table-cell table:style-name="ce250" office:value-type="string" calcext:value-type="string">
            <text:p>Vinte</text:p>
          </table:table-cell>
          <table:table-cell table:style-name="ce250" office:value-type="string" calcext:value-type="string">
            <text:p>Perse</text:p>
          </table:table-cell>
          <table:table-cell table:style-name="ce250" office:value-type="string" calcext:value-type="string">
            <text:p>Forfait</text:p>
          </table:table-cell>
          <table:table-cell table:style-name="ce250" office:value-type="string" calcext:value-type="string">
            <text:p>P.Class.</text:p>
          </table:table-cell>
          <table:table-cell table:style-name="ce250" office:value-type="string" calcext:value-type="string">
            <text:p>P.Gara Fatti</text:p>
          </table:table-cell>
          <table:table-cell table:style-name="ce250" office:value-type="string" calcext:value-type="string">
            <text:p>P.Gara Subiti</text:p>
          </table:table-cell>
          <table:table-cell table:style-name="ce250" office:value-type="string" calcext:value-type="string">
            <text:p>Diff.P.Gara</text:p>
          </table:table-cell>
          <table:table-cell table:style-name="ce250" office:value-type="string" calcext:value-type="string">
            <text:p>P.Gara Fatti SD1</text:p>
          </table:table-cell>
          <table:table-cell table:style-name="ce250" office:value-type="string" calcext:value-type="string">
            <text:p>P.Gara Fatti SD2</text:p>
          </table:table-cell>
          <table:table-cell table:style-name="ce250" office:value-type="string" calcext:value-type="string">
            <text:p>P.Gara Fatti SD3</text:p>
          </table:table-cell>
          <table:table-cell table:style-name="ce250" office:value-type="string" calcext:value-type="string">
            <text:p>Diff.P.Gara SD1</text:p>
          </table:table-cell>
          <table:table-cell table:style-name="ce250" office:value-type="string" calcext:value-type="string">
            <text:p>Diff.P.Gara SD2</text:p>
          </table:table-cell>
          <table:table-cell table:style-name="ce250" office:value-type="string" calcext:value-type="string">
            <text:p>Diff.P.Gara SD3</text:p>
          </table:table-cell>
          <table:table-cell table:style-name="ce16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26:.$S$29];&quot;&gt;=&quot;&amp;[.S26])" office:value-type="float" office:value="3" calcext:value-type="float">
            <text:p>3</text:p>
          </table:table-cell>
          <table:table-cell table:style-name="ce400" office:value-type="string" calcext:value-type="string">
            <text:p>E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26];&quot;ABCDEFGH&quot;;1)&gt;0;INDEX([$A_INSERIMENTI.D$2:$A_INSERIMENTI.H$33];MATCH(1;([$A_INSERIMENTI.G$2:$A_INSERIMENTI.G$33]=[.$B26])*([$A_INSERIMENTI.H$2:$A_INSERIMENTI.H$33]=[.$C26]);0);2)&amp;&quot; (&quot;&amp;INDEX([$A_INSERIMENTI.D$2:$A_INSERIMENTI.H$33];MATCH(1;([$A_INSERIMENTI.G$2:$A_INSERIMENTI.G$33]=[.$B26])*([$A_INSERIMENTI.H$2:$A_INSERIMENTI.H$33]=[.$C26]);0);1)&amp;&quot;)&quot;;&quot;DA SISTEMARE&quot;)" office:value-type="string" office:string-value="Bisonti (17)" calcext:value-type="string">
            <text:p>Bisonti (17)</text:p>
          </table:table-cell>
          <table:table-cell table:style-name="ce251" table:formula="of:=[.F26]+[.G26]+[.H26]" office:value-type="float" office:value="3" calcext:value-type="float">
            <text:p>3</text:p>
          </table:table-cell>
          <table:table-cell table:style-name="ce251" table:formula="of:=SUMIF([$Partite.$D$2:$Partite.$D$49];[.D26];[$Partite.$L$2:$Partite.$L$49])+SUMIF([$Partite.$F$2:$Partite.$F$49];[.D26];[$Partite.$R$2:$Partite.$R$49])" office:value-type="float" office:value="1" calcext:value-type="float">
            <text:p>1</text:p>
          </table:table-cell>
          <table:table-cell table:style-name="ce251" table:formula="of:=SUMIF([$Partite.$D$2:$Partite.$D$49];[.D26];[$Partite.$M$2:$Partite.$M$49])+SUMIF([$Partite.$F$2:$Partite.$F$49];[.D26];[$Partite.$S$2:$Partite.$S$49])" office:value-type="float" office:value="2" calcext:value-type="float">
            <text:p>2</text:p>
          </table:table-cell>
          <table:table-cell table:style-name="ce251" table:formula="of:=SUMIF([$Partite.$D$2:$Partite.$D$49];[.D26];[$Partite.$N$2:$Partite.$N$49])+SUMIF([$Partite.$F$2:$Partite.$F$49];[.D26];[$Partite.$T$2:$Partite.$T$49])" office:value-type="float" office:value="0" calcext:value-type="float">
            <text:p>0</text:p>
          </table:table-cell>
          <table:table-cell table:style-name="ce251" table:formula="of:=2*[.F26]+1*[.G26]+0*[.H26]" office:value-type="float" office:value="4" calcext:value-type="float">
            <text:p>4</text:p>
          </table:table-cell>
          <table:table-cell table:style-name="ce251" table:formula="of:=SUMIF([$Partite.$D$2:$Partite.$D$49];[.D26];[$Partite.$O$2:$Partite.$O$49])+SUMIF([$Partite.$F$2:$Partite.$F$49];[.D26];[$Partite.$U$2:$Partite.$U$49])" office:value-type="float" office:value="148" calcext:value-type="float">
            <text:p>148</text:p>
          </table:table-cell>
          <table:table-cell table:style-name="ce251" table:formula="of:=SUMIF([$Partite.$D$2:$Partite.$D$49];[.D26];[$Partite.$P$2:$Partite.$P$49])+SUMIF([$Partite.$F$2:$Partite.$F$49];[.D26];[$Partite.$V$2:$Partite.$V$49])" office:value-type="float" office:value="179" calcext:value-type="float">
            <text:p>179</text:p>
          </table:table-cell>
          <table:table-cell table:style-name="ce254" table:formula="of:=SUMIF([$Partite.$D$2:$Partite.$D$49];[.D26];[$Partite.$Q$2:$Partite.$Q$49])+SUMIF([$Partite.$F$2:$Partite.$F$49];[.D26];[$Partite.$W$2:$Partite.$W$49])" office:value-type="float" office:value="-31" calcext:value-type="float">
            <text:p>-31</text:p>
          </table:table-cell>
          <table:table-cell table:style-name="ce251" table:formula="of:=IF([.I26]=[.I27];[$Partite.O26];0)" office:value-type="float" office:value="86" calcext:value-type="float">
            <text:p>86</text:p>
          </table:table-cell>
          <table:table-cell table:style-name="ce251" table:formula="of:=IF([.I26]=[.I28];[$Partite.O27];0)" office:value-type="float" office:value="0" calcext:value-type="float">
            <text:p>0</text:p>
          </table:table-cell>
          <table:table-cell table:style-name="ce251" table:formula="of:=IF([.I26]=[.I29];[$Partite.O28];0)" office:value-type="float" office:value="0" calcext:value-type="float">
            <text:p>0</text:p>
          </table:table-cell>
          <table:table-cell table:style-name="ce254" table:formula="of:=IF([.I26]=[.I27];[$Partite.Q26];0)" office:value-type="float" office:value="-11" calcext:value-type="float">
            <text:p>-11</text:p>
          </table:table-cell>
          <table:table-cell table:style-name="ce254" table:formula="of:=IF([.I26]=[.I28];[$Partite.Q27];0)" office:value-type="float" office:value="0" calcext:value-type="float">
            <text:p>+0</text:p>
          </table:table-cell>
          <table:table-cell table:style-name="ce254" table:formula="of:=IF([.I26]=[.I29];[$Partite.Q28];0)" office:value-type="float" office:value="0" calcext:value-type="float">
            <text:p>+0</text:p>
          </table:table-cell>
          <table:table-cell table:style-name="ce139" table:formula="of:=[.I26]+(500+[.P26]+[.Q26]+[.R26])*10^-3+([.M26]+[.N26]+[.O26])*10^-6+(500+[.L26])*10^-9+[.J26]*10^-12" office:value-type="float" office:value="4.489086469148" calcext:value-type="float">
            <text:p>4,489086469148</text:p>
          </table:table-cell>
          <table:table-cell table:number-columns-repeated="45"/>
        </table:table-row>
        <table:table-row table:style-name="ro2">
          <table:table-cell table:style-name="ce95" table:formula="of:=COUNTIF([.$S$26:.$S$29];&quot;&gt;=&quot;&amp;[.S27])" office:value-type="float" office:value="2" calcext:value-type="float">
            <text:p>2</text:p>
          </table:table-cell>
          <table:table-cell table:style-name="ce401" office:value-type="string" calcext:value-type="string">
            <text:p>E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27];&quot;ABCDEFGH&quot;;1)&gt;0;INDEX([$A_INSERIMENTI.D$2:$A_INSERIMENTI.H$33];MATCH(1;([$A_INSERIMENTI.G$2:$A_INSERIMENTI.G$33]=[.$B27])*([$A_INSERIMENTI.H$2:$A_INSERIMENTI.H$33]=[.$C27]);0);2)&amp;&quot; (&quot;&amp;INDEX([$A_INSERIMENTI.D$2:$A_INSERIMENTI.H$33];MATCH(1;([$A_INSERIMENTI.G$2:$A_INSERIMENTI.G$33]=[.$B27])*([$A_INSERIMENTI.H$2:$A_INSERIMENTI.H$33]=[.$C27]);0);1)&amp;&quot;)&quot;;&quot;DA SISTEMARE&quot;)" office:value-type="string" office:string-value="Bufali (18)" calcext:value-type="string">
            <text:p>Bufali (18)</text:p>
          </table:table-cell>
          <table:table-cell table:style-name="ce252" table:formula="of:=[.F27]+[.G27]+[.H27]" office:value-type="float" office:value="3" calcext:value-type="float">
            <text:p>3</text:p>
          </table:table-cell>
          <table:table-cell table:style-name="ce252" table:formula="of:=SUMIF([$Partite.$D$2:$Partite.$D$49];[.D27];[$Partite.$L$2:$Partite.$L$49])+SUMIF([$Partite.$F$2:$Partite.$F$49];[.D27];[$Partite.$R$2:$Partite.$R$49])" office:value-type="float" office:value="2" calcext:value-type="float">
            <text:p>2</text:p>
          </table:table-cell>
          <table:table-cell table:style-name="ce252" table:formula="of:=SUMIF([$Partite.$D$2:$Partite.$D$49];[.D27];[$Partite.$M$2:$Partite.$M$49])+SUMIF([$Partite.$F$2:$Partite.$F$49];[.D27];[$Partite.$S$2:$Partite.$S$49])" office:value-type="float" office:value="0" calcext:value-type="float">
            <text:p>0</text:p>
          </table:table-cell>
          <table:table-cell table:style-name="ce252" table:formula="of:=SUMIF([$Partite.$D$2:$Partite.$D$49];[.D27];[$Partite.$N$2:$Partite.$N$49])+SUMIF([$Partite.$F$2:$Partite.$F$49];[.D27];[$Partite.$T$2:$Partite.$T$49])" office:value-type="float" office:value="1" calcext:value-type="float">
            <text:p>1</text:p>
          </table:table-cell>
          <table:table-cell table:style-name="ce252" table:formula="of:=2*[.F27]+1*[.G27]+0*[.H27]" office:value-type="float" office:value="4" calcext:value-type="float">
            <text:p>4</text:p>
          </table:table-cell>
          <table:table-cell table:style-name="ce252" table:formula="of:=SUMIF([$Partite.$D$2:$Partite.$D$49];[.D27];[$Partite.$O$2:$Partite.$O$49])+SUMIF([$Partite.$F$2:$Partite.$F$49];[.D27];[$Partite.$U$2:$Partite.$U$49])" office:value-type="float" office:value="163" calcext:value-type="float">
            <text:p>163</text:p>
          </table:table-cell>
          <table:table-cell table:style-name="ce252" table:formula="of:=SUMIF([$Partite.$D$2:$Partite.$D$49];[.D27];[$Partite.$P$2:$Partite.$P$49])+SUMIF([$Partite.$F$2:$Partite.$F$49];[.D27];[$Partite.$V$2:$Partite.$V$49])" office:value-type="float" office:value="155" calcext:value-type="float">
            <text:p>155</text:p>
          </table:table-cell>
          <table:table-cell table:style-name="ce255" table:formula="of:=SUMIF([$Partite.$D$2:$Partite.$D$49];[.D27];[$Partite.$Q$2:$Partite.$Q$49])+SUMIF([$Partite.$F$2:$Partite.$F$49];[.D27];[$Partite.$W$2:$Partite.$W$49])" office:value-type="float" office:value="8" calcext:value-type="float">
            <text:p>+8</text:p>
          </table:table-cell>
          <table:table-cell table:style-name="ce252" table:formula="of:=IF([.I27]=[.I28];[$Partite.O29];0)" office:value-type="float" office:value="0" calcext:value-type="float">
            <text:p>0</text:p>
          </table:table-cell>
          <table:table-cell table:style-name="ce252" table:formula="of:=IF([.I27]=[.I29];[$Partite.O30];0)" office:value-type="float" office:value="0" calcext:value-type="float">
            <text:p>0</text:p>
          </table:table-cell>
          <table:table-cell table:style-name="ce252" table:formula="of:=IF([.I27]=[.I26];[$Partite.U26];0)" office:value-type="float" office:value="97" calcext:value-type="float">
            <text:p>97</text:p>
          </table:table-cell>
          <table:table-cell table:style-name="ce255" table:formula="of:=IF([.F27]=[.F28];[$Partite.Q29])" office:value-type="float" office:value="0" calcext:value-type="float">
            <text:p>+0</text:p>
          </table:table-cell>
          <table:table-cell table:style-name="ce255" table:formula="of:=IF([.I27]=[.I29];[$Partite.Q30];0)" office:value-type="float" office:value="0" calcext:value-type="float">
            <text:p>+0</text:p>
          </table:table-cell>
          <table:table-cell table:style-name="ce255" table:formula="of:=IF([.I27]=[.I26];[$Partite.W26];0)" office:value-type="float" office:value="11" calcext:value-type="float">
            <text:p>+11</text:p>
          </table:table-cell>
          <table:table-cell table:style-name="ce140" table:formula="of:=[.I27]+(500+[.P27]+[.Q27]+[.R27])*10^-3+([.M27]+[.N27]+[.O27])*10^-6+(500+[.L27])*10^-9+[.J27]*10^-12" office:value-type="float" office:value="4.511097508163" calcext:value-type="float">
            <text:p>4,511097508163</text:p>
          </table:table-cell>
          <table:table-cell table:number-columns-repeated="45"/>
        </table:table-row>
        <table:table-row table:style-name="ro2">
          <table:table-cell table:style-name="ce95" table:formula="of:=COUNTIF([.$S$26:.$S$29];&quot;&gt;=&quot;&amp;[.S28])" office:value-type="float" office:value="4" calcext:value-type="float">
            <text:p>4</text:p>
          </table:table-cell>
          <table:table-cell table:style-name="ce401" office:value-type="string" calcext:value-type="string">
            <text:p>E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28];&quot;ABCDEFGH&quot;;1)&gt;0;INDEX([$A_INSERIMENTI.D$2:$A_INSERIMENTI.H$33];MATCH(1;([$A_INSERIMENTI.G$2:$A_INSERIMENTI.G$33]=[.$B28])*([$A_INSERIMENTI.H$2:$A_INSERIMENTI.H$33]=[.$C28]);0);2)&amp;&quot; (&quot;&amp;INDEX([$A_INSERIMENTI.D$2:$A_INSERIMENTI.H$33];MATCH(1;([$A_INSERIMENTI.G$2:$A_INSERIMENTI.G$33]=[.$B28])*([$A_INSERIMENTI.H$2:$A_INSERIMENTI.H$33]=[.$C28]);0);1)&amp;&quot;)&quot;;&quot;DA SISTEMARE&quot;)" office:value-type="string" office:string-value="Cervi (19)" calcext:value-type="string">
            <text:p>Cervi (19)</text:p>
          </table:table-cell>
          <table:table-cell table:style-name="ce252" table:formula="of:=[.F28]+[.G28]+[.H28]" office:value-type="float" office:value="3" calcext:value-type="float">
            <text:p>3</text:p>
          </table:table-cell>
          <table:table-cell table:style-name="ce252" table:formula="of:=SUMIF([$Partite.$D$2:$Partite.$D$49];[.D28];[$Partite.$L$2:$Partite.$L$49])+SUMIF([$Partite.$F$2:$Partite.$F$49];[.D28];[$Partite.$R$2:$Partite.$R$49])" office:value-type="float" office:value="0" calcext:value-type="float">
            <text:p>0</text:p>
          </table:table-cell>
          <table:table-cell table:style-name="ce252" table:formula="of:=SUMIF([$Partite.$D$2:$Partite.$D$49];[.D28];[$Partite.$M$2:$Partite.$M$49])+SUMIF([$Partite.$F$2:$Partite.$F$49];[.D28];[$Partite.$S$2:$Partite.$S$49])" office:value-type="float" office:value="1" calcext:value-type="float">
            <text:p>1</text:p>
          </table:table-cell>
          <table:table-cell table:style-name="ce252" table:formula="of:=SUMIF([$Partite.$D$2:$Partite.$D$49];[.D28];[$Partite.$N$2:$Partite.$N$49])+SUMIF([$Partite.$F$2:$Partite.$F$49];[.D28];[$Partite.$T$2:$Partite.$T$49])" office:value-type="float" office:value="2" calcext:value-type="float">
            <text:p>2</text:p>
          </table:table-cell>
          <table:table-cell table:style-name="ce252" table:formula="of:=2*[.F28]+1*[.G28]+0*[.H28]" office:value-type="float" office:value="1" calcext:value-type="float">
            <text:p>1</text:p>
          </table:table-cell>
          <table:table-cell table:style-name="ce252" table:formula="of:=SUMIF([$Partite.$D$2:$Partite.$D$49];[.D28];[$Partite.$O$2:$Partite.$O$49])+SUMIF([$Partite.$F$2:$Partite.$F$49];[.D28];[$Partite.$U$2:$Partite.$U$49])" office:value-type="float" office:value="49" calcext:value-type="float">
            <text:p>49</text:p>
          </table:table-cell>
          <table:table-cell table:style-name="ce252" table:formula="of:=SUMIF([$Partite.$D$2:$Partite.$D$49];[.D28];[$Partite.$P$2:$Partite.$P$49])+SUMIF([$Partite.$F$2:$Partite.$F$49];[.D28];[$Partite.$V$2:$Partite.$V$49])" office:value-type="float" office:value="106" calcext:value-type="float">
            <text:p>106</text:p>
          </table:table-cell>
          <table:table-cell table:style-name="ce255" table:formula="of:=SUMIF([$Partite.$D$2:$Partite.$D$49];[.D28];[$Partite.$Q$2:$Partite.$Q$49])+SUMIF([$Partite.$F$2:$Partite.$F$49];[.D28];[$Partite.$W$2:$Partite.$W$49])" office:value-type="float" office:value="-57" calcext:value-type="float">
            <text:p>-57</text:p>
          </table:table-cell>
          <table:table-cell table:style-name="ce252" table:formula="of:=IF([.I28]=[.I29];[$Partite.O31];0)" office:value-type="float" office:value="0" calcext:value-type="float">
            <text:p>0</text:p>
          </table:table-cell>
          <table:table-cell table:style-name="ce252" table:formula="of:=IF([.I28]=[.I26];[$Partite.U27];0)" office:value-type="float" office:value="0" calcext:value-type="float">
            <text:p>0</text:p>
          </table:table-cell>
          <table:table-cell table:style-name="ce252" table:formula="of:=IF([.I28]=[.I27];[$Partite.U29];0)" office:value-type="float" office:value="0" calcext:value-type="float">
            <text:p>0</text:p>
          </table:table-cell>
          <table:table-cell table:style-name="ce255" table:formula="of:=IF([.I28]=[.I29];[$Partite.Q31];0)" office:value-type="float" office:value="0" calcext:value-type="float">
            <text:p>+0</text:p>
          </table:table-cell>
          <table:table-cell table:style-name="ce255" table:formula="of:=IF([.D28]=[.D26];[$Partite.W27];0)" office:value-type="float" office:value="0" calcext:value-type="float">
            <text:p>+0</text:p>
          </table:table-cell>
          <table:table-cell table:style-name="ce255" table:formula="of:=IF([.I28]=[.I27];[$Partite.W29];0)" office:value-type="float" office:value="0" calcext:value-type="float">
            <text:p>+0</text:p>
          </table:table-cell>
          <table:table-cell table:style-name="ce140" table:formula="of:=[.I28]+(500+[.P28]+[.Q28]+[.R28])*10^-3+([.M28]+[.N28]+[.O28])*10^-6+(500+[.L28])*10^-9+[.J28]*10^-12" office:value-type="float" office:value="1.500000443049" calcext:value-type="float">
            <text:p>1,500000443049</text:p>
          </table:table-cell>
          <table:table-cell table:number-columns-repeated="45"/>
        </table:table-row>
        <table:table-row table:style-name="ro2">
          <table:table-cell table:style-name="ce96" table:formula="of:=COUNTIF([.$S$26:.$S$29];&quot;&gt;=&quot;&amp;[.S29])" office:value-type="float" office:value="1" calcext:value-type="float">
            <text:p>1</text:p>
          </table:table-cell>
          <table:table-cell table:style-name="ce402" office:value-type="string" calcext:value-type="string">
            <text:p>E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29];&quot;ABCDEFGH&quot;;1)&gt;0;INDEX([$A_INSERIMENTI.D$2:$A_INSERIMENTI.H$33];MATCH(1;([$A_INSERIMENTI.G$2:$A_INSERIMENTI.G$33]=[.$B29])*([$A_INSERIMENTI.H$2:$A_INSERIMENTI.H$33]=[.$C29]);0);2)&amp;&quot; (&quot;&amp;INDEX([$A_INSERIMENTI.D$2:$A_INSERIMENTI.H$33];MATCH(1;([$A_INSERIMENTI.G$2:$A_INSERIMENTI.G$33]=[.$B29])*([$A_INSERIMENTI.H$2:$A_INSERIMENTI.H$33]=[.$C29]);0);1)&amp;&quot;)&quot;;&quot;DA SISTEMARE&quot;)" office:value-type="string" office:string-value="Cinghiali (20)" calcext:value-type="string">
            <text:p>Cinghiali (20)</text:p>
          </table:table-cell>
          <table:table-cell table:style-name="ce253" table:formula="of:=[.F29]+[.G29]+[.H29]" office:value-type="float" office:value="3" calcext:value-type="float">
            <text:p>3</text:p>
          </table:table-cell>
          <table:table-cell table:style-name="ce253" table:formula="of:=SUMIF([$Partite.$D$2:$Partite.$D$49];[.D29];[$Partite.$L$2:$Partite.$L$49])+SUMIF([$Partite.$F$2:$Partite.$F$49];[.D29];[$Partite.$R$2:$Partite.$R$49])" office:value-type="float" office:value="3" calcext:value-type="float">
            <text:p>3</text:p>
          </table:table-cell>
          <table:table-cell table:style-name="ce253" table:formula="of:=SUMIF([$Partite.$D$2:$Partite.$D$49];[.D29];[$Partite.$M$2:$Partite.$M$49])+SUMIF([$Partite.$F$2:$Partite.$F$49];[.D29];[$Partite.$S$2:$Partite.$S$49])" office:value-type="float" office:value="0" calcext:value-type="float">
            <text:p>0</text:p>
          </table:table-cell>
          <table:table-cell table:style-name="ce253" table:formula="of:=SUMIF([$Partite.$D$2:$Partite.$D$49];[.D29];[$Partite.$N$2:$Partite.$N$49])+SUMIF([$Partite.$F$2:$Partite.$F$49];[.D29];[$Partite.$T$2:$Partite.$T$49])" office:value-type="float" office:value="0" calcext:value-type="float">
            <text:p>0</text:p>
          </table:table-cell>
          <table:table-cell table:style-name="ce253" table:formula="of:=2*[.F29]+1*[.G29]+0*[.H29]" office:value-type="float" office:value="6" calcext:value-type="float">
            <text:p>6</text:p>
          </table:table-cell>
          <table:table-cell table:style-name="ce253" table:formula="of:=SUMIF([$Partite.$D$2:$Partite.$D$49];[.D29];[$Partite.$O$2:$Partite.$O$49])+SUMIF([$Partite.$F$2:$Partite.$F$49];[.D29];[$Partite.$U$2:$Partite.$U$49])" office:value-type="float" office:value="122" calcext:value-type="float">
            <text:p>122</text:p>
          </table:table-cell>
          <table:table-cell table:style-name="ce253" table:formula="of:=SUMIF([$Partite.$D$2:$Partite.$D$49];[.D29];[$Partite.$P$2:$Partite.$P$49])+SUMIF([$Partite.$F$2:$Partite.$F$49];[.D29];[$Partite.$V$2:$Partite.$V$49])" office:value-type="float" office:value="42" calcext:value-type="float">
            <text:p>42</text:p>
          </table:table-cell>
          <table:table-cell table:style-name="ce256" table:formula="of:=SUMIF([$Partite.$D$2:$Partite.$D$49];[.D29];[$Partite.$Q$2:$Partite.$Q$49])+SUMIF([$Partite.$F$2:$Partite.$F$49];[.D29];[$Partite.$W$2:$Partite.$W$49])" office:value-type="float" office:value="80" calcext:value-type="float">
            <text:p>+80</text:p>
          </table:table-cell>
          <table:table-cell table:style-name="ce253" table:formula="of:=IF([.I29]=[.I26];[$Partite.U28];0)" office:value-type="float" office:value="0" calcext:value-type="float">
            <text:p>0</text:p>
          </table:table-cell>
          <table:table-cell table:style-name="ce253" table:formula="of:=IF([.I29]=[.I27];[$Partite.U30];0)" office:value-type="float" office:value="0" calcext:value-type="float">
            <text:p>0</text:p>
          </table:table-cell>
          <table:table-cell table:style-name="ce253" table:formula="of:=IF([.I29]=[.I28];[$Partite.U31];0)" office:value-type="float" office:value="0" calcext:value-type="float">
            <text:p>0</text:p>
          </table:table-cell>
          <table:table-cell table:style-name="ce256" table:formula="of:=IF([.I29]=[.I26];[$Partite.W28];0)" office:value-type="float" office:value="0" calcext:value-type="float">
            <text:p>+0</text:p>
          </table:table-cell>
          <table:table-cell table:style-name="ce256" table:formula="of:=IF([.I29]=[.I26];[$Partite.W30];0)" office:value-type="float" office:value="0" calcext:value-type="float">
            <text:p>+0</text:p>
          </table:table-cell>
          <table:table-cell table:style-name="ce256" table:formula="of:=IF([.I29]=[.I28];[$Partite.W31];0)" office:value-type="float" office:value="0" calcext:value-type="float">
            <text:p>+0</text:p>
          </table:table-cell>
          <table:table-cell table:style-name="ce141" table:formula="of:=[.I29]+(500+[.P29]+[.Q29]+[.R29])*10^-3+([.M29]+[.N29]+[.O29])*10^-6+(500+[.L29])*10^-9+[.J29]*10^-12" office:value-type="float" office:value="6.500000580122" calcext:value-type="float">
            <text:p>6,500000580122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168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250" office:value-type="string" calcext:value-type="string">
            <text:p>Giocate</text:p>
          </table:table-cell>
          <table:table-cell table:style-name="ce250" office:value-type="string" calcext:value-type="string">
            <text:p>Vinte</text:p>
          </table:table-cell>
          <table:table-cell table:style-name="ce250" office:value-type="string" calcext:value-type="string">
            <text:p>Perse</text:p>
          </table:table-cell>
          <table:table-cell table:style-name="ce250" office:value-type="string" calcext:value-type="string">
            <text:p>Forfait</text:p>
          </table:table-cell>
          <table:table-cell table:style-name="ce250" office:value-type="string" calcext:value-type="string">
            <text:p>P.Class.</text:p>
          </table:table-cell>
          <table:table-cell table:style-name="ce250" office:value-type="string" calcext:value-type="string">
            <text:p>P.Gara Fatti</text:p>
          </table:table-cell>
          <table:table-cell table:style-name="ce250" office:value-type="string" calcext:value-type="string">
            <text:p>P.Gara Subiti</text:p>
          </table:table-cell>
          <table:table-cell table:style-name="ce250" office:value-type="string" calcext:value-type="string">
            <text:p>Diff.P.Gara</text:p>
          </table:table-cell>
          <table:table-cell table:style-name="ce250" office:value-type="string" calcext:value-type="string">
            <text:p>P.Gara Fatti SD1</text:p>
          </table:table-cell>
          <table:table-cell table:style-name="ce250" office:value-type="string" calcext:value-type="string">
            <text:p>P.Gara Fatti SD2</text:p>
          </table:table-cell>
          <table:table-cell table:style-name="ce250" office:value-type="string" calcext:value-type="string">
            <text:p>P.Gara Fatti SD3</text:p>
          </table:table-cell>
          <table:table-cell table:style-name="ce250" office:value-type="string" calcext:value-type="string">
            <text:p>Diff.P.Gara SD1</text:p>
          </table:table-cell>
          <table:table-cell table:style-name="ce250" office:value-type="string" calcext:value-type="string">
            <text:p>Diff.P.Gara SD2</text:p>
          </table:table-cell>
          <table:table-cell table:style-name="ce250" office:value-type="string" calcext:value-type="string">
            <text:p>Diff.P.Gara SD3</text:p>
          </table:table-cell>
          <table:table-cell table:style-name="ce16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32:.$S$35];&quot;&gt;=&quot;&amp;[.S32])" office:value-type="float" office:value="1" calcext:value-type="float">
            <text:p>1</text:p>
          </table:table-cell>
          <table:table-cell table:style-name="ce403" office:value-type="string" calcext:value-type="string">
            <text:p>F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32];&quot;ABCDEFGH&quot;;1)&gt;0;INDEX([$A_INSERIMENTI.D$2:$A_INSERIMENTI.H$33];MATCH(1;([$A_INSERIMENTI.G$2:$A_INSERIMENTI.G$33]=[.$B32])*([$A_INSERIMENTI.H$2:$A_INSERIMENTI.H$33]=[.$C32]);0);2)&amp;&quot; (&quot;&amp;INDEX([$A_INSERIMENTI.D$2:$A_INSERIMENTI.H$33];MATCH(1;([$A_INSERIMENTI.G$2:$A_INSERIMENTI.G$33]=[.$B32])*([$A_INSERIMENTI.H$2:$A_INSERIMENTI.H$33]=[.$C32]);0);1)&amp;&quot;)&quot;;&quot;DA SISTEMARE&quot;)" office:value-type="string" office:string-value="Balene (21)" calcext:value-type="string">
            <text:p>Balene (21)</text:p>
          </table:table-cell>
          <table:table-cell table:style-name="ce251" table:formula="of:=[.F32]+[.G32]+[.H32]" office:value-type="float" office:value="3" calcext:value-type="float">
            <text:p>3</text:p>
          </table:table-cell>
          <table:table-cell table:style-name="ce251" table:formula="of:=SUMIF([$Partite.$D$2:$Partite.$D$49];[.D32];[$Partite.$L$2:$Partite.$L$49])+SUMIF([$Partite.$F$2:$Partite.$F$49];[.D32];[$Partite.$R$2:$Partite.$R$49])" office:value-type="float" office:value="3" calcext:value-type="float">
            <text:p>3</text:p>
          </table:table-cell>
          <table:table-cell table:style-name="ce251" table:formula="of:=SUMIF([$Partite.$D$2:$Partite.$D$49];[.D32];[$Partite.$M$2:$Partite.$M$49])+SUMIF([$Partite.$F$2:$Partite.$F$49];[.D32];[$Partite.$S$2:$Partite.$S$49])" office:value-type="float" office:value="0" calcext:value-type="float">
            <text:p>0</text:p>
          </table:table-cell>
          <table:table-cell table:style-name="ce251" table:formula="of:=SUMIF([$Partite.$D$2:$Partite.$D$49];[.D32];[$Partite.$N$2:$Partite.$N$49])+SUMIF([$Partite.$F$2:$Partite.$F$49];[.D32];[$Partite.$T$2:$Partite.$T$49])" office:value-type="float" office:value="0" calcext:value-type="float">
            <text:p>0</text:p>
          </table:table-cell>
          <table:table-cell table:style-name="ce251" table:formula="of:=2*[.F32]+1*[.G32]+0*[.H32]" office:value-type="float" office:value="6" calcext:value-type="float">
            <text:p>6</text:p>
          </table:table-cell>
          <table:table-cell table:style-name="ce251" table:formula="of:=SUMIF([$Partite.$D$2:$Partite.$D$49];[.D32];[$Partite.$O$2:$Partite.$O$49])+SUMIF([$Partite.$F$2:$Partite.$F$49];[.D32];[$Partite.$U$2:$Partite.$U$49])" office:value-type="float" office:value="149" calcext:value-type="float">
            <text:p>149</text:p>
          </table:table-cell>
          <table:table-cell table:style-name="ce251" table:formula="of:=SUMIF([$Partite.$D$2:$Partite.$D$49];[.D32];[$Partite.$P$2:$Partite.$P$49])+SUMIF([$Partite.$F$2:$Partite.$F$49];[.D32];[$Partite.$V$2:$Partite.$V$49])" office:value-type="float" office:value="88" calcext:value-type="float">
            <text:p>88</text:p>
          </table:table-cell>
          <table:table-cell table:style-name="ce254" table:formula="of:=SUMIF([$Partite.$D$2:$Partite.$D$49];[.D32];[$Partite.$Q$2:$Partite.$Q$49])+SUMIF([$Partite.$F$2:$Partite.$F$49];[.D32];[$Partite.$W$2:$Partite.$W$49])" office:value-type="float" office:value="61" calcext:value-type="float">
            <text:p>+61</text:p>
          </table:table-cell>
          <table:table-cell table:style-name="ce251" table:formula="of:=IF([.I32]=[.I33];[$Partite.O32];0)" office:value-type="float" office:value="0" calcext:value-type="float">
            <text:p>0</text:p>
          </table:table-cell>
          <table:table-cell table:style-name="ce251" table:formula="of:=IF([.I32]=[.I34];[$Partite.O33];0)" office:value-type="float" office:value="0" calcext:value-type="float">
            <text:p>0</text:p>
          </table:table-cell>
          <table:table-cell table:style-name="ce251" table:formula="of:=IF([.I32]=[.I35];[$Partite.O34];0)" office:value-type="float" office:value="0" calcext:value-type="float">
            <text:p>0</text:p>
          </table:table-cell>
          <table:table-cell table:style-name="ce254" table:formula="of:=IF([.I32]=[.I33];[$Partite.Q32];0)" office:value-type="float" office:value="0" calcext:value-type="float">
            <text:p>+0</text:p>
          </table:table-cell>
          <table:table-cell table:style-name="ce254" table:formula="of:=IF([.I32]=[.I34];[$Partite.Q33];0)" office:value-type="float" office:value="0" calcext:value-type="float">
            <text:p>+0</text:p>
          </table:table-cell>
          <table:table-cell table:style-name="ce254" table:formula="of:=IF([.I32]=[.I35];[$Partite.Q34];0)" office:value-type="float" office:value="0" calcext:value-type="float">
            <text:p>+0</text:p>
          </table:table-cell>
          <table:table-cell table:style-name="ce139" table:formula="of:=[.I32]+(500+[.P32]+[.Q32]+[.R32])*10^-3+([.M32]+[.N32]+[.O32])*10^-6+(500+[.L32])*10^-9+[.J32]*10^-12" office:value-type="float" office:value="6.500000561149" calcext:value-type="float">
            <text:p>6,500000561149</text:p>
          </table:table-cell>
          <table:table-cell table:number-columns-repeated="45"/>
        </table:table-row>
        <table:table-row table:style-name="ro2">
          <table:table-cell table:style-name="ce95" table:formula="of:=COUNTIF([.$S$32:.$S$35];&quot;&gt;=&quot;&amp;[.S33])" office:value-type="float" office:value="2" calcext:value-type="float">
            <text:p>2</text:p>
          </table:table-cell>
          <table:table-cell table:style-name="ce404" office:value-type="string" calcext:value-type="string">
            <text:p>F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33];&quot;ABCDEFGH&quot;;1)&gt;0;INDEX([$A_INSERIMENTI.D$2:$A_INSERIMENTI.H$33];MATCH(1;([$A_INSERIMENTI.G$2:$A_INSERIMENTI.G$33]=[.$B33])*([$A_INSERIMENTI.H$2:$A_INSERIMENTI.H$33]=[.$C33]);0);2)&amp;&quot; (&quot;&amp;INDEX([$A_INSERIMENTI.D$2:$A_INSERIMENTI.H$33];MATCH(1;([$A_INSERIMENTI.G$2:$A_INSERIMENTI.G$33]=[.$B33])*([$A_INSERIMENTI.H$2:$A_INSERIMENTI.H$33]=[.$C33]);0);1)&amp;&quot;)&quot;;&quot;DA SISTEMARE&quot;)" office:value-type="string" office:string-value="Gabbiani (22)" calcext:value-type="string">
            <text:p>Gabbiani (22)</text:p>
          </table:table-cell>
          <table:table-cell table:style-name="ce252" table:formula="of:=[.F33]+[.G33]+[.H33]" office:value-type="float" office:value="3" calcext:value-type="float">
            <text:p>3</text:p>
          </table:table-cell>
          <table:table-cell table:style-name="ce252" table:formula="of:=SUMIF([$Partite.$D$2:$Partite.$D$49];[.D33];[$Partite.$L$2:$Partite.$L$49])+SUMIF([$Partite.$F$2:$Partite.$F$49];[.D33];[$Partite.$R$2:$Partite.$R$49])" office:value-type="float" office:value="2" calcext:value-type="float">
            <text:p>2</text:p>
          </table:table-cell>
          <table:table-cell table:style-name="ce252" table:formula="of:=SUMIF([$Partite.$D$2:$Partite.$D$49];[.D33];[$Partite.$M$2:$Partite.$M$49])+SUMIF([$Partite.$F$2:$Partite.$F$49];[.D33];[$Partite.$S$2:$Partite.$S$49])" office:value-type="float" office:value="1" calcext:value-type="float">
            <text:p>1</text:p>
          </table:table-cell>
          <table:table-cell table:style-name="ce252" table:formula="of:=SUMIF([$Partite.$D$2:$Partite.$D$49];[.D33];[$Partite.$N$2:$Partite.$N$49])+SUMIF([$Partite.$F$2:$Partite.$F$49];[.D33];[$Partite.$T$2:$Partite.$T$49])" office:value-type="float" office:value="0" calcext:value-type="float">
            <text:p>0</text:p>
          </table:table-cell>
          <table:table-cell table:style-name="ce252" table:formula="of:=2*[.F33]+1*[.G33]+0*[.H33]" office:value-type="float" office:value="5" calcext:value-type="float">
            <text:p>5</text:p>
          </table:table-cell>
          <table:table-cell table:style-name="ce252" table:formula="of:=SUMIF([$Partite.$D$2:$Partite.$D$49];[.D33];[$Partite.$O$2:$Partite.$O$49])+SUMIF([$Partite.$F$2:$Partite.$F$49];[.D33];[$Partite.$U$2:$Partite.$U$49])" office:value-type="float" office:value="176" calcext:value-type="float">
            <text:p>176</text:p>
          </table:table-cell>
          <table:table-cell table:style-name="ce252" table:formula="of:=SUMIF([$Partite.$D$2:$Partite.$D$49];[.D33];[$Partite.$P$2:$Partite.$P$49])+SUMIF([$Partite.$F$2:$Partite.$F$49];[.D33];[$Partite.$V$2:$Partite.$V$49])" office:value-type="float" office:value="134" calcext:value-type="float">
            <text:p>134</text:p>
          </table:table-cell>
          <table:table-cell table:style-name="ce255" table:formula="of:=SUMIF([$Partite.$D$2:$Partite.$D$49];[.D33];[$Partite.$Q$2:$Partite.$Q$49])+SUMIF([$Partite.$F$2:$Partite.$F$49];[.D33];[$Partite.$W$2:$Partite.$W$49])" office:value-type="float" office:value="42" calcext:value-type="float">
            <text:p>+42</text:p>
          </table:table-cell>
          <table:table-cell table:style-name="ce252" table:formula="of:=IF([.I33]=[.I34];[$Partite.O35];0)" office:value-type="float" office:value="0" calcext:value-type="float">
            <text:p>0</text:p>
          </table:table-cell>
          <table:table-cell table:style-name="ce252" table:formula="of:=IF([.I33]=[.I35];[$Partite.O36];0)" office:value-type="float" office:value="0" calcext:value-type="float">
            <text:p>0</text:p>
          </table:table-cell>
          <table:table-cell table:style-name="ce252" table:formula="of:=IF([.I33]=[.I32];[$Partite.U32];0)" office:value-type="float" office:value="0" calcext:value-type="float">
            <text:p>0</text:p>
          </table:table-cell>
          <table:table-cell table:style-name="ce255" table:formula="of:=IF([.F33]=[.F34];[$Partite.Q35])" office:value-type="float" office:value="0" calcext:value-type="float">
            <text:p>+0</text:p>
          </table:table-cell>
          <table:table-cell table:style-name="ce255" table:formula="of:=IF([.I33]=[.I35];[$Partite.Q36];0)" office:value-type="float" office:value="0" calcext:value-type="float">
            <text:p>+0</text:p>
          </table:table-cell>
          <table:table-cell table:style-name="ce255" table:formula="of:=IF([.I33]=[.I32];[$Partite.W32];0)" office:value-type="float" office:value="0" calcext:value-type="float">
            <text:p>+0</text:p>
          </table:table-cell>
          <table:table-cell table:style-name="ce140" table:formula="of:=[.I33]+(500+[.P33]+[.Q33]+[.R33])*10^-3+([.M33]+[.N33]+[.O33])*10^-6+(500+[.L33])*10^-9+[.J33]*10^-12" office:value-type="float" office:value="5.500000542176" calcext:value-type="float">
            <text:p>5,500000542176</text:p>
          </table:table-cell>
          <table:table-cell table:number-columns-repeated="45"/>
        </table:table-row>
        <table:table-row table:style-name="ro2">
          <table:table-cell table:style-name="ce95" table:formula="of:=COUNTIF([.$S$32:.$S$35];&quot;&gt;=&quot;&amp;[.S34])" office:value-type="float" office:value="3" calcext:value-type="float">
            <text:p>3</text:p>
          </table:table-cell>
          <table:table-cell table:style-name="ce404" office:value-type="string" calcext:value-type="string">
            <text:p>F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34];&quot;ABCDEFGH&quot;;1)&gt;0;INDEX([$A_INSERIMENTI.D$2:$A_INSERIMENTI.H$33];MATCH(1;([$A_INSERIMENTI.G$2:$A_INSERIMENTI.G$33]=[.$B34])*([$A_INSERIMENTI.H$2:$A_INSERIMENTI.H$33]=[.$C34]);0);2)&amp;&quot; (&quot;&amp;INDEX([$A_INSERIMENTI.D$2:$A_INSERIMENTI.H$33];MATCH(1;([$A_INSERIMENTI.G$2:$A_INSERIMENTI.G$33]=[.$B34])*([$A_INSERIMENTI.H$2:$A_INSERIMENTI.H$33]=[.$C34]);0);1)&amp;&quot;)&quot;;&quot;DA SISTEMARE&quot;)" office:value-type="string" office:string-value="Delfini (23)" calcext:value-type="string">
            <text:p>Delfini (23)</text:p>
          </table:table-cell>
          <table:table-cell table:style-name="ce252" table:formula="of:=[.F34]+[.G34]+[.H34]" office:value-type="float" office:value="3" calcext:value-type="float">
            <text:p>3</text:p>
          </table:table-cell>
          <table:table-cell table:style-name="ce252" table:formula="of:=SUMIF([$Partite.$D$2:$Partite.$D$49];[.D34];[$Partite.$L$2:$Partite.$L$49])+SUMIF([$Partite.$F$2:$Partite.$F$49];[.D34];[$Partite.$R$2:$Partite.$R$49])" office:value-type="float" office:value="1" calcext:value-type="float">
            <text:p>1</text:p>
          </table:table-cell>
          <table:table-cell table:style-name="ce252" table:formula="of:=SUMIF([$Partite.$D$2:$Partite.$D$49];[.D34];[$Partite.$M$2:$Partite.$M$49])+SUMIF([$Partite.$F$2:$Partite.$F$49];[.D34];[$Partite.$S$2:$Partite.$S$49])" office:value-type="float" office:value="2" calcext:value-type="float">
            <text:p>2</text:p>
          </table:table-cell>
          <table:table-cell table:style-name="ce252" table:formula="of:=SUMIF([$Partite.$D$2:$Partite.$D$49];[.D34];[$Partite.$N$2:$Partite.$N$49])+SUMIF([$Partite.$F$2:$Partite.$F$49];[.D34];[$Partite.$T$2:$Partite.$T$49])" office:value-type="float" office:value="0" calcext:value-type="float">
            <text:p>0</text:p>
          </table:table-cell>
          <table:table-cell table:style-name="ce252" table:formula="of:=2*[.F34]+1*[.G34]+0*[.H34]" office:value-type="float" office:value="4" calcext:value-type="float">
            <text:p>4</text:p>
          </table:table-cell>
          <table:table-cell table:style-name="ce252" table:formula="of:=SUMIF([$Partite.$D$2:$Partite.$D$49];[.D34];[$Partite.$O$2:$Partite.$O$49])+SUMIF([$Partite.$F$2:$Partite.$F$49];[.D34];[$Partite.$U$2:$Partite.$U$49])" office:value-type="float" office:value="134" calcext:value-type="float">
            <text:p>134</text:p>
          </table:table-cell>
          <table:table-cell table:style-name="ce252" table:formula="of:=SUMIF([$Partite.$D$2:$Partite.$D$49];[.D34];[$Partite.$P$2:$Partite.$P$49])+SUMIF([$Partite.$F$2:$Partite.$F$49];[.D34];[$Partite.$V$2:$Partite.$V$49])" office:value-type="float" office:value="204" calcext:value-type="float">
            <text:p>204</text:p>
          </table:table-cell>
          <table:table-cell table:style-name="ce255" table:formula="of:=SUMIF([$Partite.$D$2:$Partite.$D$49];[.D34];[$Partite.$Q$2:$Partite.$Q$49])+SUMIF([$Partite.$F$2:$Partite.$F$49];[.D34];[$Partite.$W$2:$Partite.$W$49])" office:value-type="float" office:value="-70" calcext:value-type="float">
            <text:p>-70</text:p>
          </table:table-cell>
          <table:table-cell table:style-name="ce252" table:formula="of:=IF([.I34]=[.I35];[$Partite.O37];0)" office:value-type="float" office:value="0" calcext:value-type="float">
            <text:p>0</text:p>
          </table:table-cell>
          <table:table-cell table:style-name="ce252" table:formula="of:=IF([.I34]=[.I32];[$Partite.U33];0)" office:value-type="float" office:value="0" calcext:value-type="float">
            <text:p>0</text:p>
          </table:table-cell>
          <table:table-cell table:style-name="ce252" table:formula="of:=IF([.I34]=[.I33];[$Partite.U35];0)" office:value-type="float" office:value="0" calcext:value-type="float">
            <text:p>0</text:p>
          </table:table-cell>
          <table:table-cell table:style-name="ce255" table:formula="of:=IF([.I34]=[.I35];[$Partite.Q37];0)" office:value-type="float" office:value="0" calcext:value-type="float">
            <text:p>+0</text:p>
          </table:table-cell>
          <table:table-cell table:style-name="ce255" table:formula="of:=IF([.D34]=[.D32];[$Partite.W33];0)" office:value-type="float" office:value="0" calcext:value-type="float">
            <text:p>+0</text:p>
          </table:table-cell>
          <table:table-cell table:style-name="ce255" table:formula="of:=IF([.I34]=[.I33];[$Partite.W35];0)" office:value-type="float" office:value="0" calcext:value-type="float">
            <text:p>+0</text:p>
          </table:table-cell>
          <table:table-cell table:style-name="ce140" table:formula="of:=[.I34]+(500+[.P34]+[.Q34]+[.R34])*10^-3+([.M34]+[.N34]+[.O34])*10^-6+(500+[.L34])*10^-9+[.J34]*10^-12" office:value-type="float" office:value="4.500000430134" calcext:value-type="float">
            <text:p>4,500000430134</text:p>
          </table:table-cell>
          <table:table-cell table:number-columns-repeated="45"/>
        </table:table-row>
        <table:table-row table:style-name="ro2">
          <table:table-cell table:style-name="ce96" table:formula="of:=COUNTIF([.$S$32:.$S$35];&quot;&gt;=&quot;&amp;[.S35])" office:value-type="float" office:value="4" calcext:value-type="float">
            <text:p>4</text:p>
          </table:table-cell>
          <table:table-cell table:style-name="ce405" office:value-type="string" calcext:value-type="string">
            <text:p>F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35];&quot;ABCDEFGH&quot;;1)&gt;0;INDEX([$A_INSERIMENTI.D$2:$A_INSERIMENTI.H$33];MATCH(1;([$A_INSERIMENTI.G$2:$A_INSERIMENTI.G$33]=[.$B35])*([$A_INSERIMENTI.H$2:$A_INSERIMENTI.H$33]=[.$C35]);0);2)&amp;&quot; (&quot;&amp;INDEX([$A_INSERIMENTI.D$2:$A_INSERIMENTI.H$33];MATCH(1;([$A_INSERIMENTI.G$2:$A_INSERIMENTI.G$33]=[.$B35])*([$A_INSERIMENTI.H$2:$A_INSERIMENTI.H$33]=[.$C35]);0);1)&amp;&quot;)&quot;;&quot;DA SISTEMARE&quot;)" office:value-type="string" office:string-value="Fenicotteri (24)" calcext:value-type="string">
            <text:p>Fenicotteri (24)</text:p>
          </table:table-cell>
          <table:table-cell table:style-name="ce253" table:formula="of:=[.F35]+[.G35]+[.H35]" office:value-type="float" office:value="3" calcext:value-type="float">
            <text:p>3</text:p>
          </table:table-cell>
          <table:table-cell table:style-name="ce253" table:formula="of:=SUMIF([$Partite.$D$2:$Partite.$D$49];[.D35];[$Partite.$L$2:$Partite.$L$49])+SUMIF([$Partite.$F$2:$Partite.$F$49];[.D35];[$Partite.$R$2:$Partite.$R$49])" office:value-type="float" office:value="0" calcext:value-type="float">
            <text:p>0</text:p>
          </table:table-cell>
          <table:table-cell table:style-name="ce253" table:formula="of:=SUMIF([$Partite.$D$2:$Partite.$D$49];[.D35];[$Partite.$M$2:$Partite.$M$49])+SUMIF([$Partite.$F$2:$Partite.$F$49];[.D35];[$Partite.$S$2:$Partite.$S$49])" office:value-type="float" office:value="3" calcext:value-type="float">
            <text:p>3</text:p>
          </table:table-cell>
          <table:table-cell table:style-name="ce253" table:formula="of:=SUMIF([$Partite.$D$2:$Partite.$D$49];[.D35];[$Partite.$N$2:$Partite.$N$49])+SUMIF([$Partite.$F$2:$Partite.$F$49];[.D35];[$Partite.$T$2:$Partite.$T$49])" office:value-type="float" office:value="0" calcext:value-type="float">
            <text:p>0</text:p>
          </table:table-cell>
          <table:table-cell table:style-name="ce253" table:formula="of:=2*[.F35]+1*[.G35]+0*[.H35]" office:value-type="float" office:value="3" calcext:value-type="float">
            <text:p>3</text:p>
          </table:table-cell>
          <table:table-cell table:style-name="ce253" table:formula="of:=SUMIF([$Partite.$D$2:$Partite.$D$49];[.D35];[$Partite.$O$2:$Partite.$O$49])+SUMIF([$Partite.$F$2:$Partite.$F$49];[.D35];[$Partite.$U$2:$Partite.$U$49])" office:value-type="float" office:value="104" calcext:value-type="float">
            <text:p>104</text:p>
          </table:table-cell>
          <table:table-cell table:style-name="ce253" table:formula="of:=SUMIF([$Partite.$D$2:$Partite.$D$49];[.D35];[$Partite.$P$2:$Partite.$P$49])+SUMIF([$Partite.$F$2:$Partite.$F$49];[.D35];[$Partite.$V$2:$Partite.$V$49])" office:value-type="float" office:value="137" calcext:value-type="float">
            <text:p>137</text:p>
          </table:table-cell>
          <table:table-cell table:style-name="ce256" table:formula="of:=SUMIF([$Partite.$D$2:$Partite.$D$49];[.D35];[$Partite.$Q$2:$Partite.$Q$49])+SUMIF([$Partite.$F$2:$Partite.$F$49];[.D35];[$Partite.$W$2:$Partite.$W$49])" office:value-type="float" office:value="-33" calcext:value-type="float">
            <text:p>-33</text:p>
          </table:table-cell>
          <table:table-cell table:style-name="ce253" table:formula="of:=IF([.I35]=[.I32];[$Partite.U34];0)" office:value-type="float" office:value="0" calcext:value-type="float">
            <text:p>0</text:p>
          </table:table-cell>
          <table:table-cell table:style-name="ce253" table:formula="of:=IF([.I35]=[.I33];[$Partite.U36];0)" office:value-type="float" office:value="0" calcext:value-type="float">
            <text:p>0</text:p>
          </table:table-cell>
          <table:table-cell table:style-name="ce253" table:formula="of:=IF([.I35]=[.I34];[$Partite.U37];0)" office:value-type="float" office:value="0" calcext:value-type="float">
            <text:p>0</text:p>
          </table:table-cell>
          <table:table-cell table:style-name="ce256" table:formula="of:=IF([.I35]=[.I32];[$Partite.W34];0)" office:value-type="float" office:value="0" calcext:value-type="float">
            <text:p>+0</text:p>
          </table:table-cell>
          <table:table-cell table:style-name="ce256" table:formula="of:=IF([.I35]=[.I32];[$Partite.W36];0)" office:value-type="float" office:value="0" calcext:value-type="float">
            <text:p>+0</text:p>
          </table:table-cell>
          <table:table-cell table:style-name="ce256" table:formula="of:=IF([.I35]=[.I34];[$Partite.W37];0)" office:value-type="float" office:value="0" calcext:value-type="float">
            <text:p>+0</text:p>
          </table:table-cell>
          <table:table-cell table:style-name="ce141" table:formula="of:=[.I35]+(500+[.P35]+[.Q35]+[.R35])*10^-3+([.M35]+[.N35]+[.O35])*10^-6+(500+[.L35])*10^-9+[.J35]*10^-12" office:value-type="float" office:value="3.500000467104" calcext:value-type="float">
            <text:p>3,500000467104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168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250" office:value-type="string" calcext:value-type="string">
            <text:p>Giocate</text:p>
          </table:table-cell>
          <table:table-cell table:style-name="ce250" office:value-type="string" calcext:value-type="string">
            <text:p>Vinte</text:p>
          </table:table-cell>
          <table:table-cell table:style-name="ce250" office:value-type="string" calcext:value-type="string">
            <text:p>Perse</text:p>
          </table:table-cell>
          <table:table-cell table:style-name="ce250" office:value-type="string" calcext:value-type="string">
            <text:p>Forfait</text:p>
          </table:table-cell>
          <table:table-cell table:style-name="ce250" office:value-type="string" calcext:value-type="string">
            <text:p>P.Class.</text:p>
          </table:table-cell>
          <table:table-cell table:style-name="ce250" office:value-type="string" calcext:value-type="string">
            <text:p>P.Gara Fatti</text:p>
          </table:table-cell>
          <table:table-cell table:style-name="ce250" office:value-type="string" calcext:value-type="string">
            <text:p>P.Gara Subiti</text:p>
          </table:table-cell>
          <table:table-cell table:style-name="ce250" office:value-type="string" calcext:value-type="string">
            <text:p>Diff.P.Gara</text:p>
          </table:table-cell>
          <table:table-cell table:style-name="ce250" office:value-type="string" calcext:value-type="string">
            <text:p>P.Gara Fatti SD1</text:p>
          </table:table-cell>
          <table:table-cell table:style-name="ce250" office:value-type="string" calcext:value-type="string">
            <text:p>P.Gara Fatti SD2</text:p>
          </table:table-cell>
          <table:table-cell table:style-name="ce250" office:value-type="string" calcext:value-type="string">
            <text:p>P.Gara Fatti SD3</text:p>
          </table:table-cell>
          <table:table-cell table:style-name="ce250" office:value-type="string" calcext:value-type="string">
            <text:p>Diff.P.Gara SD1</text:p>
          </table:table-cell>
          <table:table-cell table:style-name="ce250" office:value-type="string" calcext:value-type="string">
            <text:p>Diff.P.Gara SD2</text:p>
          </table:table-cell>
          <table:table-cell table:style-name="ce250" office:value-type="string" calcext:value-type="string">
            <text:p>Diff.P.Gara SD3</text:p>
          </table:table-cell>
          <table:table-cell table:style-name="ce16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38:.$S$41];&quot;&gt;=&quot;&amp;[.S38])" office:value-type="float" office:value="1" calcext:value-type="float">
            <text:p>1</text:p>
          </table:table-cell>
          <table:table-cell table:style-name="ce406" office:value-type="string" calcext:value-type="string">
            <text:p>G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38];&quot;ABCDEFGH&quot;;1)&gt;0;INDEX([$A_INSERIMENTI.D$2:$A_INSERIMENTI.H$33];MATCH(1;([$A_INSERIMENTI.G$2:$A_INSERIMENTI.G$33]=[.$B38])*([$A_INSERIMENTI.H$2:$A_INSERIMENTI.H$33]=[.$C38]);0);2)&amp;&quot; (&quot;&amp;INDEX([$A_INSERIMENTI.D$2:$A_INSERIMENTI.H$33];MATCH(1;([$A_INSERIMENTI.G$2:$A_INSERIMENTI.G$33]=[.$B38])*([$A_INSERIMENTI.H$2:$A_INSERIMENTI.H$33]=[.$C38]);0);1)&amp;&quot;)&quot;;&quot;DA SISTEMARE&quot;)" office:value-type="string" office:string-value="Istrici (25)" calcext:value-type="string">
            <text:p>Istrici (25)</text:p>
          </table:table-cell>
          <table:table-cell table:style-name="ce251" table:formula="of:=[.F38]+[.G38]+[.H38]" office:value-type="float" office:value="3" calcext:value-type="float">
            <text:p>3</text:p>
          </table:table-cell>
          <table:table-cell table:style-name="ce251" table:formula="of:=SUMIF([$Partite.$D$2:$Partite.$D$49];[.D38];[$Partite.$L$2:$Partite.$L$49])+SUMIF([$Partite.$F$2:$Partite.$F$49];[.D38];[$Partite.$R$2:$Partite.$R$49])" office:value-type="float" office:value="3" calcext:value-type="float">
            <text:p>3</text:p>
          </table:table-cell>
          <table:table-cell table:style-name="ce251" table:formula="of:=SUMIF([$Partite.$D$2:$Partite.$D$49];[.D38];[$Partite.$M$2:$Partite.$M$49])+SUMIF([$Partite.$F$2:$Partite.$F$49];[.D38];[$Partite.$S$2:$Partite.$S$49])" office:value-type="float" office:value="0" calcext:value-type="float">
            <text:p>0</text:p>
          </table:table-cell>
          <table:table-cell table:style-name="ce251" table:formula="of:=SUMIF([$Partite.$D$2:$Partite.$D$49];[.D38];[$Partite.$N$2:$Partite.$N$49])+SUMIF([$Partite.$F$2:$Partite.$F$49];[.D38];[$Partite.$T$2:$Partite.$T$49])" office:value-type="float" office:value="0" calcext:value-type="float">
            <text:p>0</text:p>
          </table:table-cell>
          <table:table-cell table:style-name="ce251" table:formula="of:=2*[.F38]+1*[.G38]+0*[.H38]" office:value-type="float" office:value="6" calcext:value-type="float">
            <text:p>6</text:p>
          </table:table-cell>
          <table:table-cell table:style-name="ce251" table:formula="of:=SUMIF([$Partite.$D$2:$Partite.$D$49];[.D38];[$Partite.$O$2:$Partite.$O$49])+SUMIF([$Partite.$F$2:$Partite.$F$49];[.D38];[$Partite.$U$2:$Partite.$U$49])" office:value-type="float" office:value="137" calcext:value-type="float">
            <text:p>137</text:p>
          </table:table-cell>
          <table:table-cell table:style-name="ce251" table:formula="of:=SUMIF([$Partite.$D$2:$Partite.$D$49];[.D38];[$Partite.$P$2:$Partite.$P$49])+SUMIF([$Partite.$F$2:$Partite.$F$49];[.D38];[$Partite.$V$2:$Partite.$V$49])" office:value-type="float" office:value="122" calcext:value-type="float">
            <text:p>122</text:p>
          </table:table-cell>
          <table:table-cell table:style-name="ce254" table:formula="of:=SUMIF([$Partite.$D$2:$Partite.$D$49];[.D38];[$Partite.$Q$2:$Partite.$Q$49])+SUMIF([$Partite.$F$2:$Partite.$F$49];[.D38];[$Partite.$W$2:$Partite.$W$49])" office:value-type="float" office:value="15" calcext:value-type="float">
            <text:p>+15</text:p>
          </table:table-cell>
          <table:table-cell table:style-name="ce251" table:formula="of:=IF([.I38]=[.I39];[$Partite.O38];0)" office:value-type="float" office:value="0" calcext:value-type="float">
            <text:p>0</text:p>
          </table:table-cell>
          <table:table-cell table:style-name="ce251" table:formula="of:=IF([.I38]=[.I40];[$Partite.O39];0)" office:value-type="float" office:value="0" calcext:value-type="float">
            <text:p>0</text:p>
          </table:table-cell>
          <table:table-cell table:style-name="ce251" table:formula="of:=IF([.I38]=[.I41];[$Partite.O40];0)" office:value-type="float" office:value="0" calcext:value-type="float">
            <text:p>0</text:p>
          </table:table-cell>
          <table:table-cell table:style-name="ce254" table:formula="of:=IF([.I38]=[.I39];[$Partite.Q38];0)" office:value-type="float" office:value="0" calcext:value-type="float">
            <text:p>+0</text:p>
          </table:table-cell>
          <table:table-cell table:style-name="ce254" table:formula="of:=IF([.I38]=[.I40];[$Partite.Q39];0)" office:value-type="float" office:value="0" calcext:value-type="float">
            <text:p>+0</text:p>
          </table:table-cell>
          <table:table-cell table:style-name="ce254" table:formula="of:=IF([.I38]=[.I41];[$Partite.Q40];0)" office:value-type="float" office:value="0" calcext:value-type="float">
            <text:p>+0</text:p>
          </table:table-cell>
          <table:table-cell table:style-name="ce139" table:formula="of:=[.I38]+(500+[.P38]+[.Q38]+[.R38])*10^-3+([.M38]+[.N38]+[.O38])*10^-6+(500+[.L38])*10^-9+[.J38]*10^-12" office:value-type="float" office:value="6.500000515137" calcext:value-type="float">
            <text:p>6,500000515137</text:p>
          </table:table-cell>
          <table:table-cell table:number-columns-repeated="45"/>
        </table:table-row>
        <table:table-row table:style-name="ro2">
          <table:table-cell table:style-name="ce95" table:formula="of:=COUNTIF([.$S$38:.$S$41];&quot;&gt;=&quot;&amp;[.S39])" office:value-type="float" office:value="4" calcext:value-type="float">
            <text:p>4</text:p>
          </table:table-cell>
          <table:table-cell table:style-name="ce407" office:value-type="string" calcext:value-type="string">
            <text:p>G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39];&quot;ABCDEFGH&quot;;1)&gt;0;INDEX([$A_INSERIMENTI.D$2:$A_INSERIMENTI.H$33];MATCH(1;([$A_INSERIMENTI.G$2:$A_INSERIMENTI.G$33]=[.$B39])*([$A_INSERIMENTI.H$2:$A_INSERIMENTI.H$33]=[.$C39]);0);2)&amp;&quot; (&quot;&amp;INDEX([$A_INSERIMENTI.D$2:$A_INSERIMENTI.H$33];MATCH(1;([$A_INSERIMENTI.G$2:$A_INSERIMENTI.G$33]=[.$B39])*([$A_INSERIMENTI.H$2:$A_INSERIMENTI.H$33]=[.$C39]);0);1)&amp;&quot;)&quot;;&quot;DA SISTEMARE&quot;)" office:value-type="string" office:string-value="Gorilla (26)" calcext:value-type="string">
            <text:p>Gorilla (26)</text:p>
          </table:table-cell>
          <table:table-cell table:style-name="ce252" table:formula="of:=[.F39]+[.G39]+[.H39]" office:value-type="float" office:value="3" calcext:value-type="float">
            <text:p>3</text:p>
          </table:table-cell>
          <table:table-cell table:style-name="ce252" table:formula="of:=SUMIF([$Partite.$D$2:$Partite.$D$49];[.D39];[$Partite.$L$2:$Partite.$L$49])+SUMIF([$Partite.$F$2:$Partite.$F$49];[.D39];[$Partite.$R$2:$Partite.$R$49])" office:value-type="float" office:value="0" calcext:value-type="float">
            <text:p>0</text:p>
          </table:table-cell>
          <table:table-cell table:style-name="ce252" table:formula="of:=SUMIF([$Partite.$D$2:$Partite.$D$49];[.D39];[$Partite.$M$2:$Partite.$M$49])+SUMIF([$Partite.$F$2:$Partite.$F$49];[.D39];[$Partite.$S$2:$Partite.$S$49])" office:value-type="float" office:value="3" calcext:value-type="float">
            <text:p>3</text:p>
          </table:table-cell>
          <table:table-cell table:style-name="ce252" table:formula="of:=SUMIF([$Partite.$D$2:$Partite.$D$49];[.D39];[$Partite.$N$2:$Partite.$N$49])+SUMIF([$Partite.$F$2:$Partite.$F$49];[.D39];[$Partite.$T$2:$Partite.$T$49])" office:value-type="float" office:value="0" calcext:value-type="float">
            <text:p>0</text:p>
          </table:table-cell>
          <table:table-cell table:style-name="ce252" table:formula="of:=2*[.F39]+1*[.G39]+0*[.H39]" office:value-type="float" office:value="3" calcext:value-type="float">
            <text:p>3</text:p>
          </table:table-cell>
          <table:table-cell table:style-name="ce252" table:formula="of:=SUMIF([$Partite.$D$2:$Partite.$D$49];[.D39];[$Partite.$O$2:$Partite.$O$49])+SUMIF([$Partite.$F$2:$Partite.$F$49];[.D39];[$Partite.$U$2:$Partite.$U$49])" office:value-type="float" office:value="161" calcext:value-type="float">
            <text:p>161</text:p>
          </table:table-cell>
          <table:table-cell table:style-name="ce252" table:formula="of:=SUMIF([$Partite.$D$2:$Partite.$D$49];[.D39];[$Partite.$P$2:$Partite.$P$49])+SUMIF([$Partite.$F$2:$Partite.$F$49];[.D39];[$Partite.$V$2:$Partite.$V$49])" office:value-type="float" office:value="179" calcext:value-type="float">
            <text:p>179</text:p>
          </table:table-cell>
          <table:table-cell table:style-name="ce255" table:formula="of:=SUMIF([$Partite.$D$2:$Partite.$D$49];[.D39];[$Partite.$Q$2:$Partite.$Q$49])+SUMIF([$Partite.$F$2:$Partite.$F$49];[.D39];[$Partite.$W$2:$Partite.$W$49])" office:value-type="float" office:value="-18" calcext:value-type="float">
            <text:p>-18</text:p>
          </table:table-cell>
          <table:table-cell table:style-name="ce252" table:formula="of:=IF([.I39]=[.I40];[$Partite.O41];0)" office:value-type="float" office:value="0" calcext:value-type="float">
            <text:p>0</text:p>
          </table:table-cell>
          <table:table-cell table:style-name="ce252" table:formula="of:=IF([.I39]=[.I41];[$Partite.O42];0)" office:value-type="float" office:value="0" calcext:value-type="float">
            <text:p>0</text:p>
          </table:table-cell>
          <table:table-cell table:style-name="ce252" table:formula="of:=IF([.I39]=[.I38];[$Partite.U38];0)" office:value-type="float" office:value="0" calcext:value-type="float">
            <text:p>0</text:p>
          </table:table-cell>
          <table:table-cell table:style-name="ce255" table:formula="of:=IF([.F39]=[.F40];[$Partite.Q41])" office:value-type="float" office:value="0" calcext:value-type="float">
            <text:p>+0</text:p>
          </table:table-cell>
          <table:table-cell table:style-name="ce255" table:formula="of:=IF([.I39]=[.I41];[$Partite.Q42];0)" office:value-type="float" office:value="0" calcext:value-type="float">
            <text:p>+0</text:p>
          </table:table-cell>
          <table:table-cell table:style-name="ce255" table:formula="of:=IF([.I39]=[.I38];[$Partite.W38];0)" office:value-type="float" office:value="0" calcext:value-type="float">
            <text:p>+0</text:p>
          </table:table-cell>
          <table:table-cell table:style-name="ce140" table:formula="of:=[.I39]+(500+[.P39]+[.Q39]+[.R39])*10^-3+([.M39]+[.N39]+[.O39])*10^-6+(500+[.L39])*10^-9+[.J39]*10^-12" office:value-type="float" office:value="3.500000482161" calcext:value-type="float">
            <text:p>3,500000482161</text:p>
          </table:table-cell>
          <table:table-cell table:number-columns-repeated="45"/>
        </table:table-row>
        <table:table-row table:style-name="ro2">
          <table:table-cell table:style-name="ce95" table:formula="of:=COUNTIF([.$S$38:.$S$41];&quot;&gt;=&quot;&amp;[.S40])" office:value-type="float" office:value="3" calcext:value-type="float">
            <text:p>3</text:p>
          </table:table-cell>
          <table:table-cell table:style-name="ce407" office:value-type="string" calcext:value-type="string">
            <text:p>G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40];&quot;ABCDEFGH&quot;;1)&gt;0;INDEX([$A_INSERIMENTI.D$2:$A_INSERIMENTI.H$33];MATCH(1;([$A_INSERIMENTI.G$2:$A_INSERIMENTI.G$33]=[.$B40])*([$A_INSERIMENTI.H$2:$A_INSERIMENTI.H$33]=[.$C40]);0);2)&amp;&quot; (&quot;&amp;INDEX([$A_INSERIMENTI.D$2:$A_INSERIMENTI.H$33];MATCH(1;([$A_INSERIMENTI.G$2:$A_INSERIMENTI.G$33]=[.$B40])*([$A_INSERIMENTI.H$2:$A_INSERIMENTI.H$33]=[.$C40]);0);1)&amp;&quot;)&quot;;&quot;DA SISTEMARE&quot;)" office:value-type="string" office:string-value="Muli (27)" calcext:value-type="string">
            <text:p>Muli (27)</text:p>
          </table:table-cell>
          <table:table-cell table:style-name="ce252" table:formula="of:=[.F40]+[.G40]+[.H40]" office:value-type="float" office:value="3" calcext:value-type="float">
            <text:p>3</text:p>
          </table:table-cell>
          <table:table-cell table:style-name="ce252" table:formula="of:=SUMIF([$Partite.$D$2:$Partite.$D$49];[.D40];[$Partite.$L$2:$Partite.$L$49])+SUMIF([$Partite.$F$2:$Partite.$F$49];[.D40];[$Partite.$R$2:$Partite.$R$49])" office:value-type="float" office:value="1" calcext:value-type="float">
            <text:p>1</text:p>
          </table:table-cell>
          <table:table-cell table:style-name="ce252" table:formula="of:=SUMIF([$Partite.$D$2:$Partite.$D$49];[.D40];[$Partite.$M$2:$Partite.$M$49])+SUMIF([$Partite.$F$2:$Partite.$F$49];[.D40];[$Partite.$S$2:$Partite.$S$49])" office:value-type="float" office:value="2" calcext:value-type="float">
            <text:p>2</text:p>
          </table:table-cell>
          <table:table-cell table:style-name="ce252" table:formula="of:=SUMIF([$Partite.$D$2:$Partite.$D$49];[.D40];[$Partite.$N$2:$Partite.$N$49])+SUMIF([$Partite.$F$2:$Partite.$F$49];[.D40];[$Partite.$T$2:$Partite.$T$49])" office:value-type="float" office:value="0" calcext:value-type="float">
            <text:p>0</text:p>
          </table:table-cell>
          <table:table-cell table:style-name="ce252" table:formula="of:=2*[.F40]+1*[.G40]+0*[.H40]" office:value-type="float" office:value="4" calcext:value-type="float">
            <text:p>4</text:p>
          </table:table-cell>
          <table:table-cell table:style-name="ce252" table:formula="of:=SUMIF([$Partite.$D$2:$Partite.$D$49];[.D40];[$Partite.$O$2:$Partite.$O$49])+SUMIF([$Partite.$F$2:$Partite.$F$49];[.D40];[$Partite.$U$2:$Partite.$U$49])" office:value-type="float" office:value="143" calcext:value-type="float">
            <text:p>143</text:p>
          </table:table-cell>
          <table:table-cell table:style-name="ce252" table:formula="of:=SUMIF([$Partite.$D$2:$Partite.$D$49];[.D40];[$Partite.$P$2:$Partite.$P$49])+SUMIF([$Partite.$F$2:$Partite.$F$49];[.D40];[$Partite.$V$2:$Partite.$V$49])" office:value-type="float" office:value="192" calcext:value-type="float">
            <text:p>192</text:p>
          </table:table-cell>
          <table:table-cell table:style-name="ce255" table:formula="of:=SUMIF([$Partite.$D$2:$Partite.$D$49];[.D40];[$Partite.$Q$2:$Partite.$Q$49])+SUMIF([$Partite.$F$2:$Partite.$F$49];[.D40];[$Partite.$W$2:$Partite.$W$49])" office:value-type="float" office:value="-49" calcext:value-type="float">
            <text:p>-49</text:p>
          </table:table-cell>
          <table:table-cell table:style-name="ce252" table:formula="of:=IF([.I40]=[.I41];[$Partite.O43];0)" office:value-type="float" office:value="0" calcext:value-type="float">
            <text:p>0</text:p>
          </table:table-cell>
          <table:table-cell table:style-name="ce252" table:formula="of:=IF([.I40]=[.I38];[$Partite.U39];0)" office:value-type="float" office:value="0" calcext:value-type="float">
            <text:p>0</text:p>
          </table:table-cell>
          <table:table-cell table:style-name="ce252" table:formula="of:=IF([.I40]=[.I39];[$Partite.U41];0)" office:value-type="float" office:value="0" calcext:value-type="float">
            <text:p>0</text:p>
          </table:table-cell>
          <table:table-cell table:style-name="ce255" table:formula="of:=IF([.I40]=[.I41];[$Partite.Q43];0)" office:value-type="float" office:value="0" calcext:value-type="float">
            <text:p>+0</text:p>
          </table:table-cell>
          <table:table-cell table:style-name="ce255" table:formula="of:=IF([.D40]=[.D38];[$Partite.W39];0)" office:value-type="float" office:value="0" calcext:value-type="float">
            <text:p>+0</text:p>
          </table:table-cell>
          <table:table-cell table:style-name="ce255" table:formula="of:=IF([.I40]=[.I39];[$Partite.W41];0)" office:value-type="float" office:value="0" calcext:value-type="float">
            <text:p>+0</text:p>
          </table:table-cell>
          <table:table-cell table:style-name="ce140" table:formula="of:=[.I40]+(500+[.P40]+[.Q40]+[.R40])*10^-3+([.M40]+[.N40]+[.O40])*10^-6+(500+[.L40])*10^-9+[.J40]*10^-12" office:value-type="float" office:value="4.500000451143" calcext:value-type="float">
            <text:p>4,500000451143</text:p>
          </table:table-cell>
          <table:table-cell table:number-columns-repeated="45"/>
        </table:table-row>
        <table:table-row table:style-name="ro2">
          <table:table-cell table:style-name="ce96" table:formula="of:=COUNTIF([.$S$38:.$S$41];&quot;&gt;=&quot;&amp;[.S41])" office:value-type="float" office:value="2" calcext:value-type="float">
            <text:p>2</text:p>
          </table:table-cell>
          <table:table-cell table:style-name="ce408" office:value-type="string" calcext:value-type="string">
            <text:p>G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41];&quot;ABCDEFGH&quot;;1)&gt;0;INDEX([$A_INSERIMENTI.D$2:$A_INSERIMENTI.H$33];MATCH(1;([$A_INSERIMENTI.G$2:$A_INSERIMENTI.G$33]=[.$B41])*([$A_INSERIMENTI.H$2:$A_INSERIMENTI.H$33]=[.$C41]);0);2)&amp;&quot; (&quot;&amp;INDEX([$A_INSERIMENTI.D$2:$A_INSERIMENTI.H$33];MATCH(1;([$A_INSERIMENTI.G$2:$A_INSERIMENTI.G$33]=[.$B41])*([$A_INSERIMENTI.H$2:$A_INSERIMENTI.H$33]=[.$C41]);0);1)&amp;&quot;)&quot;;&quot;DA SISTEMARE&quot;)" office:value-type="string" office:string-value="Orche (28)" calcext:value-type="string">
            <text:p>Orche (28)</text:p>
          </table:table-cell>
          <table:table-cell table:style-name="ce253" table:formula="of:=[.F41]+[.G41]+[.H41]" office:value-type="float" office:value="3" calcext:value-type="float">
            <text:p>3</text:p>
          </table:table-cell>
          <table:table-cell table:style-name="ce253" table:formula="of:=SUMIF([$Partite.$D$2:$Partite.$D$49];[.D41];[$Partite.$L$2:$Partite.$L$49])+SUMIF([$Partite.$F$2:$Partite.$F$49];[.D41];[$Partite.$R$2:$Partite.$R$49])" office:value-type="float" office:value="2" calcext:value-type="float">
            <text:p>2</text:p>
          </table:table-cell>
          <table:table-cell table:style-name="ce253" table:formula="of:=SUMIF([$Partite.$D$2:$Partite.$D$49];[.D41];[$Partite.$M$2:$Partite.$M$49])+SUMIF([$Partite.$F$2:$Partite.$F$49];[.D41];[$Partite.$S$2:$Partite.$S$49])" office:value-type="float" office:value="1" calcext:value-type="float">
            <text:p>1</text:p>
          </table:table-cell>
          <table:table-cell table:style-name="ce253" table:formula="of:=SUMIF([$Partite.$D$2:$Partite.$D$49];[.D41];[$Partite.$N$2:$Partite.$N$49])+SUMIF([$Partite.$F$2:$Partite.$F$49];[.D41];[$Partite.$T$2:$Partite.$T$49])" office:value-type="float" office:value="0" calcext:value-type="float">
            <text:p>0</text:p>
          </table:table-cell>
          <table:table-cell table:style-name="ce253" table:formula="of:=2*[.F41]+1*[.G41]+0*[.H41]" office:value-type="float" office:value="5" calcext:value-type="float">
            <text:p>5</text:p>
          </table:table-cell>
          <table:table-cell table:style-name="ce253" table:formula="of:=SUMIF([$Partite.$D$2:$Partite.$D$49];[.D41];[$Partite.$O$2:$Partite.$O$49])+SUMIF([$Partite.$F$2:$Partite.$F$49];[.D41];[$Partite.$U$2:$Partite.$U$49])" office:value-type="float" office:value="183" calcext:value-type="float">
            <text:p>183</text:p>
          </table:table-cell>
          <table:table-cell table:style-name="ce253" table:formula="of:=SUMIF([$Partite.$D$2:$Partite.$D$49];[.D41];[$Partite.$P$2:$Partite.$P$49])+SUMIF([$Partite.$F$2:$Partite.$F$49];[.D41];[$Partite.$V$2:$Partite.$V$49])" office:value-type="float" office:value="131" calcext:value-type="float">
            <text:p>131</text:p>
          </table:table-cell>
          <table:table-cell table:style-name="ce256" table:formula="of:=SUMIF([$Partite.$D$2:$Partite.$D$49];[.D41];[$Partite.$Q$2:$Partite.$Q$49])+SUMIF([$Partite.$F$2:$Partite.$F$49];[.D41];[$Partite.$W$2:$Partite.$W$49])" office:value-type="float" office:value="52" calcext:value-type="float">
            <text:p>+52</text:p>
          </table:table-cell>
          <table:table-cell table:style-name="ce253" table:formula="of:=IF([.I41]=[.I38];[$Partite.U40];0)" office:value-type="float" office:value="0" calcext:value-type="float">
            <text:p>0</text:p>
          </table:table-cell>
          <table:table-cell table:style-name="ce253" table:formula="of:=IF([.I41]=[.I39];[$Partite.U42];0)" office:value-type="float" office:value="0" calcext:value-type="float">
            <text:p>0</text:p>
          </table:table-cell>
          <table:table-cell table:style-name="ce253" table:formula="of:=IF([.I41]=[.I40];[$Partite.U43];0)" office:value-type="float" office:value="0" calcext:value-type="float">
            <text:p>0</text:p>
          </table:table-cell>
          <table:table-cell table:style-name="ce256" table:formula="of:=IF([.I41]=[.I38];[$Partite.W40];0)" office:value-type="float" office:value="0" calcext:value-type="float">
            <text:p>+0</text:p>
          </table:table-cell>
          <table:table-cell table:style-name="ce256" table:formula="of:=IF([.I41]=[.I38];[$Partite.W42];0)" office:value-type="float" office:value="0" calcext:value-type="float">
            <text:p>+0</text:p>
          </table:table-cell>
          <table:table-cell table:style-name="ce256" table:formula="of:=IF([.I41]=[.I40];[$Partite.W43];0)" office:value-type="float" office:value="0" calcext:value-type="float">
            <text:p>+0</text:p>
          </table:table-cell>
          <table:table-cell table:style-name="ce141" table:formula="of:=[.I41]+(500+[.P41]+[.Q41]+[.R41])*10^-3+([.M41]+[.N41]+[.O41])*10^-6+(500+[.L41])*10^-9+[.J41]*10^-12" office:value-type="float" office:value="5.500000552183" calcext:value-type="float">
            <text:p>5,500000552183</text:p>
          </table:table-cell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2">
          <table:table-cell table:style-name="ce168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250" office:value-type="string" calcext:value-type="string">
            <text:p>Giocate</text:p>
          </table:table-cell>
          <table:table-cell table:style-name="ce250" office:value-type="string" calcext:value-type="string">
            <text:p>Vinte</text:p>
          </table:table-cell>
          <table:table-cell table:style-name="ce250" office:value-type="string" calcext:value-type="string">
            <text:p>Perse</text:p>
          </table:table-cell>
          <table:table-cell table:style-name="ce250" office:value-type="string" calcext:value-type="string">
            <text:p>Forfait</text:p>
          </table:table-cell>
          <table:table-cell table:style-name="ce250" office:value-type="string" calcext:value-type="string">
            <text:p>P.Class.</text:p>
          </table:table-cell>
          <table:table-cell table:style-name="ce250" office:value-type="string" calcext:value-type="string">
            <text:p>P.Gara Fatti</text:p>
          </table:table-cell>
          <table:table-cell table:style-name="ce250" office:value-type="string" calcext:value-type="string">
            <text:p>P.Gara Subiti</text:p>
          </table:table-cell>
          <table:table-cell table:style-name="ce250" office:value-type="string" calcext:value-type="string">
            <text:p>Diff.P.Gara</text:p>
          </table:table-cell>
          <table:table-cell table:style-name="ce250" office:value-type="string" calcext:value-type="string">
            <text:p>P.Gara Fatti SD1</text:p>
          </table:table-cell>
          <table:table-cell table:style-name="ce250" office:value-type="string" calcext:value-type="string">
            <text:p>P.Gara Fatti SD2</text:p>
          </table:table-cell>
          <table:table-cell table:style-name="ce250" office:value-type="string" calcext:value-type="string">
            <text:p>P.Gara Fatti SD3</text:p>
          </table:table-cell>
          <table:table-cell table:style-name="ce250" office:value-type="string" calcext:value-type="string">
            <text:p>Diff.P.Gara SD1</text:p>
          </table:table-cell>
          <table:table-cell table:style-name="ce250" office:value-type="string" calcext:value-type="string">
            <text:p>Diff.P.Gara SD2</text:p>
          </table:table-cell>
          <table:table-cell table:style-name="ce250" office:value-type="string" calcext:value-type="string">
            <text:p>Diff.P.Gara SD3</text:p>
          </table:table-cell>
          <table:table-cell table:style-name="ce16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94" table:formula="of:=COUNTIF([.$S$44:.$S$47];&quot;&gt;=&quot;&amp;[.S44])" office:value-type="float" office:value="2" calcext:value-type="float">
            <text:p>2</text:p>
          </table:table-cell>
          <table:table-cell table:style-name="ce409" office:value-type="string" calcext:value-type="string">
            <text:p>H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44];&quot;ABCDEFGH&quot;;1)&gt;0;INDEX([$A_INSERIMENTI.D$2:$A_INSERIMENTI.H$33];MATCH(1;([$A_INSERIMENTI.G$2:$A_INSERIMENTI.G$33]=[.$B44])*([$A_INSERIMENTI.H$2:$A_INSERIMENTI.H$33]=[.$C44]);0);2)&amp;&quot; (&quot;&amp;INDEX([$A_INSERIMENTI.D$2:$A_INSERIMENTI.H$33];MATCH(1;([$A_INSERIMENTI.G$2:$A_INSERIMENTI.G$33]=[.$B44])*([$A_INSERIMENTI.H$2:$A_INSERIMENTI.H$33]=[.$C44]);0);1)&amp;&quot;)&quot;;&quot;DA SISTEMARE&quot;)" office:value-type="string" office:string-value="Piranha (29)" calcext:value-type="string">
            <text:p>Piranha (29)</text:p>
          </table:table-cell>
          <table:table-cell table:style-name="ce251" table:formula="of:=[.F44]+[.G44]+[.H44]" office:value-type="float" office:value="3" calcext:value-type="float">
            <text:p>3</text:p>
          </table:table-cell>
          <table:table-cell table:style-name="ce251" table:formula="of:=SUMIF([$Partite.$D$2:$Partite.$D$49];[.D44];[$Partite.$L$2:$Partite.$L$49])+SUMIF([$Partite.$F$2:$Partite.$F$49];[.D44];[$Partite.$R$2:$Partite.$R$49])" office:value-type="float" office:value="2" calcext:value-type="float">
            <text:p>2</text:p>
          </table:table-cell>
          <table:table-cell table:style-name="ce251" table:formula="of:=SUMIF([$Partite.$D$2:$Partite.$D$49];[.D44];[$Partite.$M$2:$Partite.$M$49])+SUMIF([$Partite.$F$2:$Partite.$F$49];[.D44];[$Partite.$S$2:$Partite.$S$49])" office:value-type="float" office:value="1" calcext:value-type="float">
            <text:p>1</text:p>
          </table:table-cell>
          <table:table-cell table:style-name="ce251" table:formula="of:=SUMIF([$Partite.$D$2:$Partite.$D$49];[.D44];[$Partite.$N$2:$Partite.$N$49])+SUMIF([$Partite.$F$2:$Partite.$F$49];[.D44];[$Partite.$T$2:$Partite.$T$49])" office:value-type="float" office:value="0" calcext:value-type="float">
            <text:p>0</text:p>
          </table:table-cell>
          <table:table-cell table:style-name="ce251" table:formula="of:=2*[.F44]+1*[.G44]+0*[.H44]" office:value-type="float" office:value="5" calcext:value-type="float">
            <text:p>5</text:p>
          </table:table-cell>
          <table:table-cell table:style-name="ce251" table:formula="of:=SUMIF([$Partite.$D$2:$Partite.$D$49];[.D44];[$Partite.$O$2:$Partite.$O$49])+SUMIF([$Partite.$F$2:$Partite.$F$49];[.D44];[$Partite.$U$2:$Partite.$U$49])" office:value-type="float" office:value="189" calcext:value-type="float">
            <text:p>189</text:p>
          </table:table-cell>
          <table:table-cell table:style-name="ce251" table:formula="of:=SUMIF([$Partite.$D$2:$Partite.$D$49];[.D44];[$Partite.$P$2:$Partite.$P$49])+SUMIF([$Partite.$F$2:$Partite.$F$49];[.D44];[$Partite.$V$2:$Partite.$V$49])" office:value-type="float" office:value="215" calcext:value-type="float">
            <text:p>215</text:p>
          </table:table-cell>
          <table:table-cell table:style-name="ce254" table:formula="of:=SUMIF([$Partite.$D$2:$Partite.$D$49];[.D44];[$Partite.$Q$2:$Partite.$Q$49])+SUMIF([$Partite.$F$2:$Partite.$F$49];[.D44];[$Partite.$W$2:$Partite.$W$49])" office:value-type="float" office:value="-26" calcext:value-type="float">
            <text:p>-26</text:p>
          </table:table-cell>
          <table:table-cell table:style-name="ce251" table:formula="of:=IF([.I44]=[.I45];[$Partite.O44];0)" office:value-type="float" office:value="28" calcext:value-type="float">
            <text:p>28</text:p>
          </table:table-cell>
          <table:table-cell table:style-name="ce251" table:formula="of:=IF([.I44]=[.I46];[$Partite.O45];0)" office:value-type="float" office:value="0" calcext:value-type="float">
            <text:p>0</text:p>
          </table:table-cell>
          <table:table-cell table:style-name="ce251" table:formula="of:=IF([.I44]=[.I47];[$Partite.O46];0)" office:value-type="float" office:value="0" calcext:value-type="float">
            <text:p>0</text:p>
          </table:table-cell>
          <table:table-cell table:style-name="ce254" table:formula="of:=IF([.I44]=[.I45];[$Partite.Q44];0)" office:value-type="float" office:value="-65" calcext:value-type="float">
            <text:p>-65</text:p>
          </table:table-cell>
          <table:table-cell table:style-name="ce254" table:formula="of:=IF([.I44]=[.I46];[$Partite.Q45];0)" office:value-type="float" office:value="0" calcext:value-type="float">
            <text:p>+0</text:p>
          </table:table-cell>
          <table:table-cell table:style-name="ce254" table:formula="of:=IF([.I44]=[.I47];[$Partite.Q46];0)" office:value-type="float" office:value="0" calcext:value-type="float">
            <text:p>+0</text:p>
          </table:table-cell>
          <table:table-cell table:style-name="ce139" table:formula="of:=[.I44]+(500+[.P44]+[.Q44]+[.R44])*10^-3+([.M44]+[.N44]+[.O44])*10^-6+(500+[.L44])*10^-9+[.J44]*10^-12" office:value-type="float" office:value="5.435028474189" calcext:value-type="float">
            <text:p>5,435028474189</text:p>
          </table:table-cell>
          <table:table-cell table:number-columns-repeated="45"/>
        </table:table-row>
        <table:table-row table:style-name="ro2">
          <table:table-cell table:style-name="ce95" table:formula="of:=COUNTIF([.$S$44:.$S$47];&quot;&gt;=&quot;&amp;[.S45])" office:value-type="float" office:value="1" calcext:value-type="float">
            <text:p>1</text:p>
          </table:table-cell>
          <table:table-cell table:style-name="ce410" office:value-type="string" calcext:value-type="string">
            <text:p>H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45];&quot;ABCDEFGH&quot;;1)&gt;0;INDEX([$A_INSERIMENTI.D$2:$A_INSERIMENTI.H$33];MATCH(1;([$A_INSERIMENTI.G$2:$A_INSERIMENTI.G$33]=[.$B45])*([$A_INSERIMENTI.H$2:$A_INSERIMENTI.H$33]=[.$C45]);0);2)&amp;&quot; (&quot;&amp;INDEX([$A_INSERIMENTI.D$2:$A_INSERIMENTI.H$33];MATCH(1;([$A_INSERIMENTI.G$2:$A_INSERIMENTI.G$33]=[.$B45])*([$A_INSERIMENTI.H$2:$A_INSERIMENTI.H$33]=[.$C45]);0);1)&amp;&quot;)&quot;;&quot;DA SISTEMARE&quot;)" office:value-type="string" office:string-value="Scorpioni (30)" calcext:value-type="string">
            <text:p>Scorpioni (30)</text:p>
          </table:table-cell>
          <table:table-cell table:style-name="ce252" table:formula="of:=[.F45]+[.G45]+[.H45]" office:value-type="float" office:value="3" calcext:value-type="float">
            <text:p>3</text:p>
          </table:table-cell>
          <table:table-cell table:style-name="ce252" table:formula="of:=SUMIF([$Partite.$D$2:$Partite.$D$49];[.D45];[$Partite.$L$2:$Partite.$L$49])+SUMIF([$Partite.$F$2:$Partite.$F$49];[.D45];[$Partite.$R$2:$Partite.$R$49])" office:value-type="float" office:value="2" calcext:value-type="float">
            <text:p>2</text:p>
          </table:table-cell>
          <table:table-cell table:style-name="ce252" table:formula="of:=SUMIF([$Partite.$D$2:$Partite.$D$49];[.D45];[$Partite.$M$2:$Partite.$M$49])+SUMIF([$Partite.$F$2:$Partite.$F$49];[.D45];[$Partite.$S$2:$Partite.$S$49])" office:value-type="float" office:value="1" calcext:value-type="float">
            <text:p>1</text:p>
          </table:table-cell>
          <table:table-cell table:style-name="ce252" table:formula="of:=SUMIF([$Partite.$D$2:$Partite.$D$49];[.D45];[$Partite.$N$2:$Partite.$N$49])+SUMIF([$Partite.$F$2:$Partite.$F$49];[.D45];[$Partite.$T$2:$Partite.$T$49])" office:value-type="float" office:value="0" calcext:value-type="float">
            <text:p>0</text:p>
          </table:table-cell>
          <table:table-cell table:style-name="ce252" table:formula="of:=2*[.F45]+1*[.G45]+0*[.H45]" office:value-type="float" office:value="5" calcext:value-type="float">
            <text:p>5</text:p>
          </table:table-cell>
          <table:table-cell table:style-name="ce252" table:formula="of:=SUMIF([$Partite.$D$2:$Partite.$D$49];[.D45];[$Partite.$O$2:$Partite.$O$49])+SUMIF([$Partite.$F$2:$Partite.$F$49];[.D45];[$Partite.$U$2:$Partite.$U$49])" office:value-type="float" office:value="214" calcext:value-type="float">
            <text:p>214</text:p>
          </table:table-cell>
          <table:table-cell table:style-name="ce252" table:formula="of:=SUMIF([$Partite.$D$2:$Partite.$D$49];[.D45];[$Partite.$P$2:$Partite.$P$49])+SUMIF([$Partite.$F$2:$Partite.$F$49];[.D45];[$Partite.$V$2:$Partite.$V$49])" office:value-type="float" office:value="183" calcext:value-type="float">
            <text:p>183</text:p>
          </table:table-cell>
          <table:table-cell table:style-name="ce255" table:formula="of:=SUMIF([$Partite.$D$2:$Partite.$D$49];[.D45];[$Partite.$Q$2:$Partite.$Q$49])+SUMIF([$Partite.$F$2:$Partite.$F$49];[.D45];[$Partite.$W$2:$Partite.$W$49])" office:value-type="float" office:value="31" calcext:value-type="float">
            <text:p>+31</text:p>
          </table:table-cell>
          <table:table-cell table:style-name="ce252" table:formula="of:=IF([.I45]=[.I46];[$Partite.O47];0)" office:value-type="float" office:value="0" calcext:value-type="float">
            <text:p>0</text:p>
          </table:table-cell>
          <table:table-cell table:style-name="ce252" table:formula="of:=IF([.I45]=[.I47];[$Partite.O48];0)" office:value-type="float" office:value="0" calcext:value-type="float">
            <text:p>0</text:p>
          </table:table-cell>
          <table:table-cell table:style-name="ce252" table:formula="of:=IF([.I45]=[.I44];[$Partite.U44];0)" office:value-type="float" office:value="93" calcext:value-type="float">
            <text:p>93</text:p>
          </table:table-cell>
          <table:table-cell table:style-name="ce255" table:formula="of:=IF([.F45]=[.F46];[$Partite.Q47])" office:value-type="float" office:value="0" calcext:value-type="float">
            <text:p>+0</text:p>
          </table:table-cell>
          <table:table-cell table:style-name="ce255" table:formula="of:=IF([.I45]=[.I47];[$Partite.Q48];0)" office:value-type="float" office:value="0" calcext:value-type="float">
            <text:p>+0</text:p>
          </table:table-cell>
          <table:table-cell table:style-name="ce255" table:formula="of:=IF([.I45]=[.I44];[$Partite.W44];0)" office:value-type="float" office:value="65" calcext:value-type="float">
            <text:p>+65</text:p>
          </table:table-cell>
          <table:table-cell table:style-name="ce140" table:formula="of:=[.I45]+(500+[.P45]+[.Q45]+[.R45])*10^-3+([.M45]+[.N45]+[.O45])*10^-6+(500+[.L45])*10^-9+[.J45]*10^-12" office:value-type="float" office:value="5.565093531214" calcext:value-type="float">
            <text:p>5,565093531214</text:p>
          </table:table-cell>
          <table:table-cell table:number-columns-repeated="45"/>
        </table:table-row>
        <table:table-row table:style-name="ro2">
          <table:table-cell table:style-name="ce95" table:formula="of:=COUNTIF([.$S$44:.$S$47];&quot;&gt;=&quot;&amp;[.S46])" office:value-type="float" office:value="4" calcext:value-type="float">
            <text:p>4</text:p>
          </table:table-cell>
          <table:table-cell table:style-name="ce410" office:value-type="string" calcext:value-type="string">
            <text:p>H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46];&quot;ABCDEFGH&quot;;1)&gt;0;INDEX([$A_INSERIMENTI.D$2:$A_INSERIMENTI.H$33];MATCH(1;([$A_INSERIMENTI.G$2:$A_INSERIMENTI.G$33]=[.$B46])*([$A_INSERIMENTI.H$2:$A_INSERIMENTI.H$33]=[.$C46]);0);2)&amp;&quot; (&quot;&amp;INDEX([$A_INSERIMENTI.D$2:$A_INSERIMENTI.H$33];MATCH(1;([$A_INSERIMENTI.G$2:$A_INSERIMENTI.G$33]=[.$B46])*([$A_INSERIMENTI.H$2:$A_INSERIMENTI.H$33]=[.$C46]);0);1)&amp;&quot;)&quot;;&quot;DA SISTEMARE&quot;)" office:value-type="string" office:string-value="Tonni (31)" calcext:value-type="string">
            <text:p>Tonni (31)</text:p>
          </table:table-cell>
          <table:table-cell table:style-name="ce252" table:formula="of:=[.F46]+[.G46]+[.H46]" office:value-type="float" office:value="3" calcext:value-type="float">
            <text:p>3</text:p>
          </table:table-cell>
          <table:table-cell table:style-name="ce252" table:formula="of:=SUMIF([$Partite.$D$2:$Partite.$D$49];[.D46];[$Partite.$L$2:$Partite.$L$49])+SUMIF([$Partite.$F$2:$Partite.$F$49];[.D46];[$Partite.$R$2:$Partite.$R$49])" office:value-type="float" office:value="1" calcext:value-type="float">
            <text:p>1</text:p>
          </table:table-cell>
          <table:table-cell table:style-name="ce252" table:formula="of:=SUMIF([$Partite.$D$2:$Partite.$D$49];[.D46];[$Partite.$M$2:$Partite.$M$49])+SUMIF([$Partite.$F$2:$Partite.$F$49];[.D46];[$Partite.$S$2:$Partite.$S$49])" office:value-type="float" office:value="2" calcext:value-type="float">
            <text:p>2</text:p>
          </table:table-cell>
          <table:table-cell table:style-name="ce252" table:formula="of:=SUMIF([$Partite.$D$2:$Partite.$D$49];[.D46];[$Partite.$N$2:$Partite.$N$49])+SUMIF([$Partite.$F$2:$Partite.$F$49];[.D46];[$Partite.$T$2:$Partite.$T$49])" office:value-type="float" office:value="0" calcext:value-type="float">
            <text:p>0</text:p>
          </table:table-cell>
          <table:table-cell table:style-name="ce252" table:formula="of:=2*[.F46]+1*[.G46]+0*[.H46]" office:value-type="float" office:value="4" calcext:value-type="float">
            <text:p>4</text:p>
          </table:table-cell>
          <table:table-cell table:style-name="ce252" table:formula="of:=SUMIF([$Partite.$D$2:$Partite.$D$49];[.D46];[$Partite.$O$2:$Partite.$O$49])+SUMIF([$Partite.$F$2:$Partite.$F$49];[.D46];[$Partite.$U$2:$Partite.$U$49])" office:value-type="float" office:value="185" calcext:value-type="float">
            <text:p>185</text:p>
          </table:table-cell>
          <table:table-cell table:style-name="ce252" table:formula="of:=SUMIF([$Partite.$D$2:$Partite.$D$49];[.D46];[$Partite.$P$2:$Partite.$P$49])+SUMIF([$Partite.$F$2:$Partite.$F$49];[.D46];[$Partite.$V$2:$Partite.$V$49])" office:value-type="float" office:value="183" calcext:value-type="float">
            <text:p>183</text:p>
          </table:table-cell>
          <table:table-cell table:style-name="ce255" table:formula="of:=SUMIF([$Partite.$D$2:$Partite.$D$49];[.D46];[$Partite.$Q$2:$Partite.$Q$49])+SUMIF([$Partite.$F$2:$Partite.$F$49];[.D46];[$Partite.$W$2:$Partite.$W$49])" office:value-type="float" office:value="2" calcext:value-type="float">
            <text:p>+2</text:p>
          </table:table-cell>
          <table:table-cell table:style-name="ce252" table:formula="of:=IF([.I46]=[.I47];[$Partite.O49];0)" office:value-type="float" office:value="55" calcext:value-type="float">
            <text:p>55</text:p>
          </table:table-cell>
          <table:table-cell table:style-name="ce252" table:formula="of:=IF([.I46]=[.I44];[$Partite.U45];0)" office:value-type="float" office:value="0" calcext:value-type="float">
            <text:p>0</text:p>
          </table:table-cell>
          <table:table-cell table:style-name="ce252" table:formula="of:=IF([.I46]=[.I45];[$Partite.U47];0)" office:value-type="float" office:value="0" calcext:value-type="float">
            <text:p>0</text:p>
          </table:table-cell>
          <table:table-cell table:style-name="ce255" table:formula="of:=IF([.I46]=[.I47];[$Partite.Q49];0)" office:value-type="float" office:value="-14" calcext:value-type="float">
            <text:p>-14</text:p>
          </table:table-cell>
          <table:table-cell table:style-name="ce255" table:formula="of:=IF([.D46]=[.D44];[$Partite.W45];0)" office:value-type="float" office:value="0" calcext:value-type="float">
            <text:p>+0</text:p>
          </table:table-cell>
          <table:table-cell table:style-name="ce255" table:formula="of:=IF([.I46]=[.I45];[$Partite.W47];0)" office:value-type="float" office:value="0" calcext:value-type="float">
            <text:p>+0</text:p>
          </table:table-cell>
          <table:table-cell table:style-name="ce140" table:formula="of:=[.I46]+(500+[.P46]+[.Q46]+[.R46])*10^-3+([.M46]+[.N46]+[.O46])*10^-6+(500+[.L46])*10^-9+[.J46]*10^-12" office:value-type="float" office:value="4.486055502185" calcext:value-type="float">
            <text:p>4,486055502185</text:p>
          </table:table-cell>
          <table:table-cell table:number-columns-repeated="45"/>
        </table:table-row>
        <table:table-row table:style-name="ro2">
          <table:table-cell table:style-name="ce96" table:formula="of:=COUNTIF([.$S$44:.$S$47];&quot;&gt;=&quot;&amp;[.S47])" office:value-type="float" office:value="3" calcext:value-type="float">
            <text:p>3</text:p>
          </table:table-cell>
          <table:table-cell table:style-name="ce411" office:value-type="string" calcext:value-type="string">
            <text:p>H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47];&quot;ABCDEFGH&quot;;1)&gt;0;INDEX([$A_INSERIMENTI.D$2:$A_INSERIMENTI.H$33];MATCH(1;([$A_INSERIMENTI.G$2:$A_INSERIMENTI.G$33]=[.$B47])*([$A_INSERIMENTI.H$2:$A_INSERIMENTI.H$33]=[.$C47]);0);2)&amp;&quot; (&quot;&amp;INDEX([$A_INSERIMENTI.D$2:$A_INSERIMENTI.H$33];MATCH(1;([$A_INSERIMENTI.G$2:$A_INSERIMENTI.G$33]=[.$B47])*([$A_INSERIMENTI.H$2:$A_INSERIMENTI.H$33]=[.$C47]);0);1)&amp;&quot;)&quot;;&quot;DA SISTEMARE&quot;)" office:value-type="string" office:string-value="Zebre (32)" calcext:value-type="string">
            <text:p>Zebre (32)</text:p>
          </table:table-cell>
          <table:table-cell table:style-name="ce253" table:formula="of:=[.F47]+[.G47]+[.H47]" office:value-type="float" office:value="3" calcext:value-type="float">
            <text:p>3</text:p>
          </table:table-cell>
          <table:table-cell table:style-name="ce253" table:formula="of:=SUMIF([$Partite.$D$2:$Partite.$D$49];[.D47];[$Partite.$L$2:$Partite.$L$49])+SUMIF([$Partite.$F$2:$Partite.$F$49];[.D47];[$Partite.$R$2:$Partite.$R$49])" office:value-type="float" office:value="1" calcext:value-type="float">
            <text:p>1</text:p>
          </table:table-cell>
          <table:table-cell table:style-name="ce253" table:formula="of:=SUMIF([$Partite.$D$2:$Partite.$D$49];[.D47];[$Partite.$M$2:$Partite.$M$49])+SUMIF([$Partite.$F$2:$Partite.$F$49];[.D47];[$Partite.$S$2:$Partite.$S$49])" office:value-type="float" office:value="2" calcext:value-type="float">
            <text:p>2</text:p>
          </table:table-cell>
          <table:table-cell table:style-name="ce253" table:formula="of:=SUMIF([$Partite.$D$2:$Partite.$D$49];[.D47];[$Partite.$N$2:$Partite.$N$49])+SUMIF([$Partite.$F$2:$Partite.$F$49];[.D47];[$Partite.$T$2:$Partite.$T$49])" office:value-type="float" office:value="0" calcext:value-type="float">
            <text:p>0</text:p>
          </table:table-cell>
          <table:table-cell table:style-name="ce253" table:formula="of:=2*[.F47]+1*[.G47]+0*[.H47]" office:value-type="float" office:value="4" calcext:value-type="float">
            <text:p>4</text:p>
          </table:table-cell>
          <table:table-cell table:style-name="ce253" table:formula="of:=SUMIF([$Partite.$D$2:$Partite.$D$49];[.D47];[$Partite.$O$2:$Partite.$O$49])+SUMIF([$Partite.$F$2:$Partite.$F$49];[.D47];[$Partite.$U$2:$Partite.$U$49])" office:value-type="float" office:value="216" calcext:value-type="float">
            <text:p>216</text:p>
          </table:table-cell>
          <table:table-cell table:style-name="ce253" table:formula="of:=SUMIF([$Partite.$D$2:$Partite.$D$49];[.D47];[$Partite.$P$2:$Partite.$P$49])+SUMIF([$Partite.$F$2:$Partite.$F$49];[.D47];[$Partite.$V$2:$Partite.$V$49])" office:value-type="float" office:value="223" calcext:value-type="float">
            <text:p>223</text:p>
          </table:table-cell>
          <table:table-cell table:style-name="ce256" table:formula="of:=SUMIF([$Partite.$D$2:$Partite.$D$49];[.D47];[$Partite.$Q$2:$Partite.$Q$49])+SUMIF([$Partite.$F$2:$Partite.$F$49];[.D47];[$Partite.$W$2:$Partite.$W$49])" office:value-type="float" office:value="-7" calcext:value-type="float">
            <text:p>-7</text:p>
          </table:table-cell>
          <table:table-cell table:style-name="ce253" table:formula="of:=IF([.I47]=[.I44];[$Partite.U46];0)" office:value-type="float" office:value="0" calcext:value-type="float">
            <text:p>0</text:p>
          </table:table-cell>
          <table:table-cell table:style-name="ce253" table:formula="of:=IF([.I47]=[.I45];[$Partite.U48];0)" office:value-type="float" office:value="0" calcext:value-type="float">
            <text:p>0</text:p>
          </table:table-cell>
          <table:table-cell table:style-name="ce253" table:formula="of:=IF([.I47]=[.I46];[$Partite.U49];0)" office:value-type="float" office:value="69" calcext:value-type="float">
            <text:p>69</text:p>
          </table:table-cell>
          <table:table-cell table:style-name="ce256" table:formula="of:=IF([.I47]=[.I44];[$Partite.W46];0)" office:value-type="float" office:value="0" calcext:value-type="float">
            <text:p>+0</text:p>
          </table:table-cell>
          <table:table-cell table:style-name="ce256" table:formula="of:=IF([.I47]=[.I44];[$Partite.W48];0)" office:value-type="float" office:value="0" calcext:value-type="float">
            <text:p>+0</text:p>
          </table:table-cell>
          <table:table-cell table:style-name="ce256" table:formula="of:=IF([.I47]=[.I46];[$Partite.W49];0)" office:value-type="float" office:value="14" calcext:value-type="float">
            <text:p>+14</text:p>
          </table:table-cell>
          <table:table-cell table:style-name="ce141" table:formula="of:=[.I47]+(500+[.P47]+[.Q47]+[.R47])*10^-3+([.M47]+[.N47]+[.O47])*10^-6+(500+[.L47])*10^-9+[.J47]*10^-12" office:value-type="float" office:value="4.514069493216" calcext:value-type="float">
            <text:p>4,514069493216</text:p>
          </table:table-cell>
          <table:table-cell table:number-columns-repeated="45"/>
        </table:table-row>
        <table:table-row table:style-name="ro3" table:number-rows-repeated="1048528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Classifiche Gironi'.E7:'Classifiche Gironi'.R7 'Classifiche Gironi'.E13:'Classifiche Gironi'.R13 'Classifiche Gironi'.E19:'Classifiche Gironi'.R19 'Classifiche Gironi'.E25:'Classifiche Gironi'.R25 'Classifiche Gironi'.E31:'Classifiche Gironi'.R31 'Classifiche Gironi'.E37:'Classifiche Gironi'.R37 'Classifiche Gironi'.E43:'Classifiche Gironi'.R43 'Classifiche Gironi'.E1:'Classifiche Gironi'.R1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S1:'Classifiche Gironi'.S1 'Classifiche Gironi'.S7:'Classifiche Gironi'.S7 'Classifiche Gironi'.S13:'Classifiche Gironi'.S13 'Classifiche Gironi'.S19:'Classifiche Gironi'.S19 'Classifiche Gironi'.S25:'Classifiche Gironi'.S25 'Classifiche Gironi'.S31:'Classifiche Gironi'.S31 'Classifiche Gironi'.S37:'Classifiche Gironi'.S37 'Classifiche Gironi'.S43:'Classifiche Gironi'.S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C2:'Classifiche Gironi'.D5 'Classifiche Gironi'.C8:'Classifiche Gironi'.D11 'Classifiche Gironi'.C20:'Classifiche Gironi'.D23 'Classifiche Gironi'.C26:'Classifiche Gironi'.D29 'Classifiche Gironi'.C32:'Classifiche Gironi'.D35 'Classifiche Gironi'.C38:'Classifiche Gironi'.D41 'Classifiche Gironi'.C44:'Classifiche Gironi'.D47 'Classifiche Gironi'.C14:'Classifiche Gironi'.D17">
            <calcext:condition calcext:apply-style-name="ConditionalStyle_182" calcext:value="formula-is([.$E$2]=&quot;Black and White&quot;)" calcext:base-cell-address="'Classifiche Gironi'.C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R5 'Classifiche Gironi'.E8:'Classifiche Gironi'.R11 'Classifiche Gironi'.E14:'Classifiche Gironi'.R17 'Classifiche Gironi'.E20:'Classifiche Gironi'.R23 'Classifiche Gironi'.E26:'Classifiche Gironi'.R29 'Classifiche Gironi'.E32:'Classifiche Gironi'.R35 'Classifiche Gironi'.E38:'Classifiche Gironi'.R41 'Classifiche Gironi'.E44:'Classifiche Gironi'.R47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alendario e Tabellone" table:style-name="ta1">
        <table:table-column table:style-name="co30" table:visibility="collapse" table:default-cell-style-name="ce161"/>
        <table:table-column table:style-name="co31" table:default-cell-style-name="ce435"/>
        <table:table-column table:style-name="co32" table:default-cell-style-name="ce447"/>
        <table:table-column table:style-name="co33" table:default-cell-style-name="ce459"/>
        <table:table-column table:style-name="co34" table:number-columns-repeated="2" table:default-cell-style-name="ce473"/>
        <table:table-column table:style-name="co33" table:default-cell-style-name="ce490"/>
        <table:table-column table:style-name="co35" table:default-cell-style-name="ce473"/>
        <table:table-column table:style-name="co36" table:default-cell-style-name="ce473"/>
        <table:table-column table:style-name="co37" table:default-cell-style-name="ce498"/>
        <table:table-column table:style-name="co1" table:default-cell-style-name="ce497"/>
        <table:table-column table:style-name="co38" table:default-cell-style-name="ce497"/>
        <table:table-column table:style-name="co39" table:default-cell-style-name="ce473"/>
        <table:table-column table:style-name="co38" table:default-cell-style-name="ce473"/>
        <table:table-column table:style-name="co40" table:default-cell-style-name="ce473"/>
        <table:table-column table:style-name="co41" table:default-cell-style-name="ce473"/>
        <table:table-column table:style-name="co42" table:number-columns-repeated="2" table:default-cell-style-name="ce473"/>
        <table:table-column table:style-name="co43" table:default-cell-style-name="ce473"/>
        <table:table-column table:style-name="co44" table:default-cell-style-name="ce497"/>
        <table:table-column table:style-name="co45" table:default-cell-style-name="ce497"/>
        <table:table-column table:style-name="co46" table:default-cell-style-name="ce498"/>
        <table:table-column table:style-name="co47" table:default-cell-style-name="ce649"/>
        <table:table-column table:style-name="co34" table:default-cell-style-name="ce498"/>
        <table:table-column table:style-name="co48" table:number-columns-repeated="2" table:default-cell-style-name="ce498"/>
        <table:table-column table:style-name="co46" table:default-cell-style-name="ce498"/>
        <table:table-column table:style-name="co47" table:default-cell-style-name="ce498"/>
        <table:table-column table:style-name="co34" table:default-cell-style-name="ce498"/>
        <table:table-column table:style-name="co48" table:number-columns-repeated="2" table:default-cell-style-name="ce498"/>
        <table:table-column table:style-name="co46" table:default-cell-style-name="ce498"/>
        <table:table-column table:style-name="co47" table:default-cell-style-name="ce498"/>
        <table:table-column table:style-name="co34" table:default-cell-style-name="ce498"/>
        <table:table-column table:style-name="co48" table:number-columns-repeated="2" table:default-cell-style-name="ce498"/>
        <table:table-column table:style-name="co46" table:default-cell-style-name="ce498"/>
        <table:table-column table:style-name="co47" table:default-cell-style-name="ce498"/>
        <table:table-column table:style-name="co34" table:default-cell-style-name="ce498"/>
        <table:table-column table:style-name="co49" table:number-columns-repeated="13" table:default-cell-style-name="ce498"/>
        <table:table-column table:style-name="co50" table:number-columns-repeated="49" table:default-cell-style-name="ce497"/>
        <table:table-column table:style-name="co51" table:default-cell-style-name="ce497"/>
        <table:table-column table:style-name="co52" table:default-cell-style-name="ce497"/>
        <table:table-column table:style-name="co52" table:number-columns-repeated="8" table:default-cell-style-name="ce473"/>
        <table:table-column table:style-name="co50" table:number-columns-repeated="2" table:default-cell-style-name="ce497"/>
        <table:table-row table:style-name="ro4">
          <table:table-cell table:style-name="ce201"/>
          <table:table-cell table:style-name="ce166" table:formula="of:=[$A_INSERIMENTI.B2]&amp;&quot; &quot;&amp;[$A_INSERIMENTI.B3]" office:value-type="string" office:string-value="Torneo dell’Estate 2021" calcext:value-type="string" table:number-columns-spanned="8" table:number-rows-spanned="2">
            <text:p>Torneo dell’Estate 2021</text:p>
          </table:table-cell>
          <table:covered-table-cell table:number-columns-repeated="7" table:style-name="ce412"/>
          <table:table-cell table:style-name="ce412" table:number-columns-repeated="11"/>
          <table:table-cell table:style-name="ce623"/>
          <table:table-cell table:style-name="ce427" table:formula="of:=[$A_INSERIMENTI.B2]&amp;&quot; &quot;&amp;[$A_INSERIMENTI.B3]&amp;&quot; - Tabellone 1° Classificato&quot;" office:value-type="string" office:string-value="Torneo dell’Estate 2021 - Tabellone 1° Classificato" calcext:value-type="string" table:number-columns-spanned="18" table:number-rows-spanned="2">
            <text:p>Torneo dell’Estate 2021 - Tabellone 1° Classificato</text:p>
          </table:table-cell>
          <table:covered-table-cell table:number-columns-repeated="10" table:style-name="ce595"/>
          <table:covered-table-cell table:number-columns-repeated="7" table:style-name="ce713"/>
          <table:table-cell table:style-name="ce260" table:number-columns-repeated="13"/>
          <table:table-cell table:style-name="ce626" table:number-columns-repeated="61"/>
        </table:table-row>
        <table:table-row table:style-name="ro5">
          <table:table-cell table:style-name="ce202"/>
          <table:covered-table-cell table:number-columns-repeated="8" table:style-name="ce412"/>
          <table:table-cell table:style-name="ce412" table:number-columns-repeated="11"/>
          <table:table-cell table:style-name="ce623"/>
          <table:covered-table-cell table:number-columns-repeated="11" table:style-name="ce595"/>
          <table:covered-table-cell table:number-columns-repeated="7" table:style-name="ce713"/>
          <table:table-cell table:style-name="ce260" table:number-columns-repeated="13"/>
          <table:table-cell table:style-name="ce626" table:number-columns-repeated="49"/>
          <table:table-cell table:style-name="ce260" table:number-columns-repeated="10"/>
          <table:table-cell table:style-name="ce626" table:number-columns-repeated="2"/>
        </table:table-row>
        <table:table-row table:style-name="ro6">
          <table:table-cell table:style-name="ce202"/>
          <table:table-cell table:style-name="ce413" office:value-type="string" calcext:value-type="string" table:number-columns-spanned="7" table:number-rows-spanned="1">
            <text:p>Fase a Gironi</text:p>
          </table:table-cell>
          <table:covered-table-cell table:number-columns-repeated="5" table:style-name="ce154"/>
          <table:covered-table-cell table:style-name="ce413"/>
          <table:table-cell table:style-name="ce413"/>
          <table:table-cell table:style-name="ce260"/>
          <table:table-cell table:style-name="ce263" office:value-type="string" calcext:value-type="string" table:number-columns-spanned="10" table:number-rows-spanned="1">
            <text:p>Classifiche</text:p>
          </table:table-cell>
          <table:covered-table-cell table:number-columns-repeated="8" table:style-name="ce293"/>
          <table:covered-table-cell table:style-name="ce418"/>
          <table:table-cell table:style-name="ce423"/>
          <table:table-cell table:style-name="ce628" office:value-type="string" calcext:value-type="string" table:number-columns-spanned="3" table:number-rows-spanned="2">
            <text:p>Ottavi di finale</text:p>
          </table:table-cell>
          <table:covered-table-cell table:style-name="ce634"/>
          <table:covered-table-cell table:style-name="ce650"/>
          <table:table-cell table:style-name="ce260"/>
          <table:table-cell table:style-name="ce663"/>
          <table:table-cell table:style-name="ce628" office:value-type="string" calcext:value-type="string" table:number-columns-spanned="3" table:number-rows-spanned="2">
            <text:p>Quarti di finale</text:p>
          </table:table-cell>
          <table:covered-table-cell table:style-name="ce634"/>
          <table:covered-table-cell table:style-name="ce650"/>
          <table:table-cell table:style-name="ce663" table:number-columns-repeated="2"/>
          <table:table-cell table:style-name="ce628" office:value-type="string" calcext:value-type="string" table:number-columns-spanned="3" table:number-rows-spanned="2">
            <text:p>Semifinali</text:p>
          </table:table-cell>
          <table:covered-table-cell table:style-name="ce634"/>
          <table:covered-table-cell table:style-name="ce650"/>
          <table:table-cell table:style-name="ce626" table:number-columns-repeated="2"/>
          <table:table-cell table:style-name="ce628" office:value-type="string" calcext:value-type="string" table:number-columns-spanned="3" table:number-rows-spanned="2">
            <text:p>Finale</text:p>
          </table:table-cell>
          <table:covered-table-cell table:style-name="ce634"/>
          <table:covered-table-cell table:style-name="ce650"/>
          <table:table-cell table:style-name="ce260" table:number-columns-repeated="13"/>
          <table:table-cell table:style-name="ce626" table:number-columns-repeated="61"/>
        </table:table-row>
        <table:table-row table:style-name="ro7">
          <table:table-cell table:style-name="ce440" office:value-type="string" calcext:value-type="string">
            <text:p>N.</text:p>
          </table:table-cell>
          <table:table-cell table:style-name="ce440" office:value-type="string" calcext:value-type="string">
            <text:p>Data</text:p>
          </table:table-cell>
          <table:table-cell table:style-name="ce440" office:value-type="string" calcext:value-type="string">
            <text:p>Ora</text:p>
          </table:table-cell>
          <table:table-cell table:style-name="ce440" office:value-type="string" calcext:value-type="string">
            <text:p>Squadra A</text:p>
          </table:table-cell>
          <table:table-cell table:style-name="ce428" office:value-type="string" calcext:value-type="string" table:number-columns-spanned="2" table:number-rows-spanned="1">
            <text:p>Risult.</text:p>
          </table:table-cell>
          <table:covered-table-cell table:style-name="ce437"/>
          <table:table-cell table:style-name="ce440" office:value-type="string" calcext:value-type="string">
            <text:p>Squadra B</text:p>
          </table:table-cell>
          <table:table-cell table:style-name="ce440" office:value-type="string" calcext:value-type="string">
            <text:p>Gp</text:p>
          </table:table-cell>
          <table:table-cell table:style-name="ce440" office:value-type="string" calcext:value-type="string">
            <text:p>Campo</text:p>
          </table:table-cell>
          <table:table-cell table:style-name="ce260"/>
          <table:table-cell table:style-name="ce264" office:value-type="string" calcext:value-type="string">
            <text:p>Gruppo A</text:p>
          </table:table-cell>
          <table:table-cell table:style-name="ce294" office:value-type="string" calcext:value-type="string">
            <text:p>G</text:p>
          </table:table-cell>
          <table:table-cell table:style-name="ce294" office:value-type="string" calcext:value-type="string">
            <text:p>V</text:p>
          </table:table-cell>
          <table:table-cell table:style-name="ce294" office:value-type="string" calcext:value-type="string">
            <text:p>P</text:p>
          </table:table-cell>
          <table:table-cell table:style-name="ce294" office:value-type="string" calcext:value-type="string">
            <text:p>F</text:p>
          </table:table-cell>
          <table:table-cell table:style-name="ce294" office:value-type="string" calcext:value-type="string">
            <text:p>PC</text:p>
          </table:table-cell>
          <table:table-cell table:style-name="ce294" office:value-type="string" calcext:value-type="string">
            <text:p>PGF</text:p>
          </table:table-cell>
          <table:table-cell table:style-name="ce294" office:value-type="string" calcext:value-type="string">
            <text:p>PGS</text:p>
          </table:table-cell>
          <table:table-cell table:style-name="ce294" office:value-type="string" calcext:value-type="string">
            <text:p>DPG</text:p>
          </table:table-cell>
          <table:table-cell table:style-name="ce419"/>
          <table:table-cell table:style-name="ce424"/>
          <table:covered-table-cell table:style-name="ce629"/>
          <table:covered-table-cell table:style-name="ce635"/>
          <table:covered-table-cell table:style-name="ce651"/>
          <table:table-cell table:style-name="ce260"/>
          <table:table-cell table:style-name="ce663"/>
          <table:covered-table-cell table:style-name="ce629"/>
          <table:covered-table-cell table:style-name="ce635"/>
          <table:covered-table-cell table:style-name="ce651"/>
          <table:table-cell table:style-name="ce663" table:number-columns-repeated="2"/>
          <table:covered-table-cell table:style-name="ce629"/>
          <table:covered-table-cell table:style-name="ce635"/>
          <table:covered-table-cell table:style-name="ce651"/>
          <table:table-cell table:style-name="ce626" table:number-columns-repeated="2"/>
          <table:covered-table-cell table:style-name="ce629"/>
          <table:covered-table-cell table:style-name="ce635"/>
          <table:covered-table-cell table:style-name="ce651"/>
          <table:table-cell table:style-name="ce260" table:number-columns-repeated="13"/>
          <table:table-cell table:style-name="ce626" table:number-columns-repeated="49"/>
          <table:table-cell table:style-name="ce730" office:value-type="string" calcext:value-type="string">
            <text:p>Gruppo A</text:p>
          </table:table-cell>
          <table:table-cell table:style-name="ce730" office:value-type="string" calcext:value-type="string">
            <text:p>G</text:p>
          </table:table-cell>
          <table:table-cell table:style-name="ce730" office:value-type="string" calcext:value-type="string">
            <text:p>V</text:p>
          </table:table-cell>
          <table:table-cell table:style-name="ce730" office:value-type="string" calcext:value-type="string">
            <text:p>N</text:p>
          </table:table-cell>
          <table:table-cell table:style-name="ce730" office:value-type="string" calcext:value-type="string">
            <text:p>P</text:p>
          </table:table-cell>
          <table:table-cell table:style-name="ce730" office:value-type="string" calcext:value-type="string">
            <text:p>GF</text:p>
          </table:table-cell>
          <table:table-cell table:style-name="ce730" office:value-type="string" calcext:value-type="string">
            <text:p>GS</text:p>
          </table:table-cell>
          <table:table-cell table:style-name="ce730" office:value-type="string" calcext:value-type="string">
            <text:p>DR</text:p>
          </table:table-cell>
          <table:table-cell table:style-name="ce730" office:value-type="string" calcext:value-type="string">
            <text:p>P.ti</text:p>
          </table:table-cell>
          <table:table-cell table:style-name="ce730"/>
          <table:table-cell table:style-name="ce730" office:value-type="string" calcext:value-type="string">
            <text:p>Rank</text:p>
          </table:table-cell>
          <table:table-cell table:style-name="ce626"/>
        </table:table-row>
        <table:table-row table:style-name="ro7">
          <table:table-cell table:style-name="ce178" office:value-type="float" office:value="1" calcext:value-type="float">
            <text:p>1</text:p>
          </table:table-cell>
          <table:table-cell table:style-name="ce210" office:value-type="date" office:date-value="2021-06-07" calcext:value-type="date">
            <text:p>lun 7 giu</text:p>
          </table:table-cell>
          <table:table-cell table:style-name="ce214" office:value-type="time" office:time-value="PT16H00M00S" calcext:value-type="time">
            <text:p>16:00</text:p>
          </table:table-cell>
          <table:table-cell table:style-name="ce178" table:formula="of:=IF([.$A5]=&quot;&quot;;&quot;&quot;;VLOOKUP([.$A5];PARTITE_GIRONI;4;0))" office:value-type="string" office:string-value="Leoni (1)" calcext:value-type="string">
            <text:p>Leoni (1)</text:p>
          </table:table-cell>
          <table:table-cell table:style-name="ce231" table:number-columns-repeated="2"/>
          <table:table-cell table:style-name="ce178" table:formula="of:=IF([.$A5]=&quot;&quot;;&quot;&quot;;VLOOKUP([.$A5];PARTITE_GIRONI;6;0))" office:value-type="string" office:string-value="Pantere (2)" calcext:value-type="string">
            <text:p>Pantere (2)</text:p>
          </table:table-cell>
          <table:table-cell table:style-name="ce178" table:formula="of:=IF([.$A5]=&quot;&quot;;&quot;&quot;;VLOOKUP([.$A5];PARTITE_GIRONI;2;0))" office:value-type="string" office:string-value="A" calcext:value-type="string">
            <text:p>A</text:p>
          </table:table-cell>
          <table:table-cell table:style-name="ce491" table:formula="of:=IF([.$A5]=&quot;&quot;;&quot;&quot;;VLOOKUP([.$A5];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65" table:formula="of:=VLOOKUP(ROW()-4;CLASSIFICA_GIRONE_A;4;0)" office:value-type="string" office:string-value="Leoni (1)" calcext:value-type="string">
            <text:p>Leoni (1)</text:p>
          </table:table-cell>
          <table:table-cell table:style-name="ce295" table:formula="of:=VLOOKUP(ROW()-4;CLASSIFICA_GIRONE_A;5;0)" office:value-type="float" office:value="3" calcext:value-type="float">
            <text:p>3</text:p>
          </table:table-cell>
          <table:table-cell table:style-name="ce295" table:formula="of:=VLOOKUP(ROW()-4;CLASSIFICA_GIRONE_A;6;0)" office:value-type="float" office:value="2" calcext:value-type="float">
            <text:p>2</text:p>
          </table:table-cell>
          <table:table-cell table:style-name="ce295" table:formula="of:=VLOOKUP(ROW()-4;CLASSIFICA_GIRONE_A;7;0)" office:value-type="float" office:value="1" calcext:value-type="float">
            <text:p>1</text:p>
          </table:table-cell>
          <table:table-cell table:style-name="ce295" table:formula="of:=VLOOKUP(ROW()-4;CLASSIFICA_GIRONE_A;8;0)" office:value-type="float" office:value="0" calcext:value-type="float">
            <text:p>0</text:p>
          </table:table-cell>
          <table:table-cell table:style-name="ce295" table:formula="of:=VLOOKUP(ROW()-4;CLASSIFICA_GIRONE_A;9;0)" office:value-type="float" office:value="5" calcext:value-type="float">
            <text:p>5</text:p>
          </table:table-cell>
          <table:table-cell table:style-name="ce295" table:formula="of:=VLOOKUP(ROW()-4;CLASSIFICA_GIRONE_A;10;0)" office:value-type="float" office:value="187" calcext:value-type="float">
            <text:p>187</text:p>
          </table:table-cell>
          <table:table-cell table:style-name="ce295" table:formula="of:=VLOOKUP(ROW()-4;CLASSIFICA_GIRONE_A;11;0)" office:value-type="float" office:value="153" calcext:value-type="float">
            <text:p>153</text:p>
          </table:table-cell>
          <table:table-cell table:style-name="ce359" table:formula="of:=VLOOKUP(ROW()-4;CLASSIFICA_GIRONE_A;12;0)" office:value-type="float" office:value="34" calcext:value-type="float">
            <text:p>+34</text:p>
          </table:table-cell>
          <table:table-cell table:style-name="ce420"/>
          <table:table-cell table:style-name="ce424"/>
          <table:table-cell table:style-name="ce630"/>
          <table:table-cell table:style-name="ce605"/>
          <table:table-cell table:style-name="ce626"/>
          <table:table-cell table:style-name="ce260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Franc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4" calcext:value-type="float">
            <text:p>4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7.0003" calcext:value-type="float">
            <text:p>7,0003</text:p>
          </table:table-cell>
          <table:table-cell table:style-name="ce739"/>
          <table:table-cell table:style-name="ce715" office:value-type="float" office:value="70307" calcext:value-type="float">
            <text:p>70307</text:p>
          </table:table-cell>
          <table:table-cell table:style-name="ce626" office:value-type="float" office:value="1" calcext:value-type="float">
            <text:p>1</text:p>
          </table:table-cell>
        </table:table-row>
        <table:table-row table:style-name="ro7">
          <table:table-cell table:style-name="ce179" office:value-type="float" office:value="6" calcext:value-type="float">
            <text:p>6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6]=&quot;&quot;;&quot;&quot;;VLOOKUP([.$A6];PARTITE_GIRONI;4;0))" office:value-type="string" office:string-value="Tigri (3)" calcext:value-type="string">
            <text:p>Tigri (3)</text:p>
          </table:table-cell>
          <table:table-cell table:style-name="ce232"/>
          <table:table-cell table:style-name="ce235"/>
          <table:table-cell table:style-name="ce188" table:formula="of:=IF([.$A6]=&quot;&quot;;&quot;&quot;;VLOOKUP([.$A6];PARTITE_GIRONI;6;0))" office:value-type="string" office:string-value="Ghepardi (4)" calcext:value-type="string">
            <text:p>Ghepardi (4)</text:p>
          </table:table-cell>
          <table:table-cell table:style-name="ce492" table:formula="of:=IF([.$A6]=&quot;&quot;;&quot;&quot;;VLOOKUP([.$A6];PARTITE_GIRONI;2;0))" office:value-type="string" office:string-value="A" calcext:value-type="string">
            <text:p>A</text:p>
          </table:table-cell>
          <table:table-cell table:style-name="ce492" table:formula="of:=IF([.$A6]=&quot;&quot;;&quot;&quot;;VLOOKUP([.$A6];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66" table:formula="of:=VLOOKUP(ROW()-4;CLASSIFICA_GIRONE_A;4;0)" office:value-type="string" office:string-value="Pantere (2)" calcext:value-type="string">
            <text:p>Pantere (2)</text:p>
          </table:table-cell>
          <table:table-cell table:style-name="ce296" table:formula="of:=VLOOKUP(ROW()-4;CLASSIFICA_GIRONE_A;5;0)" office:value-type="float" office:value="3" calcext:value-type="float">
            <text:p>3</text:p>
          </table:table-cell>
          <table:table-cell table:style-name="ce329" table:formula="of:=VLOOKUP(ROW()-4;CLASSIFICA_GIRONE_A;6;0)" office:value-type="float" office:value="2" calcext:value-type="float">
            <text:p>2</text:p>
          </table:table-cell>
          <table:table-cell table:style-name="ce329" table:formula="of:=VLOOKUP(ROW()-4;CLASSIFICA_GIRONE_A;7;0)" office:value-type="float" office:value="1" calcext:value-type="float">
            <text:p>1</text:p>
          </table:table-cell>
          <table:table-cell table:style-name="ce329" table:formula="of:=VLOOKUP(ROW()-4;CLASSIFICA_GIRONE_A;8;0)" office:value-type="float" office:value="0" calcext:value-type="float">
            <text:p>0</text:p>
          </table:table-cell>
          <table:table-cell table:style-name="ce329" table:formula="of:=VLOOKUP(ROW()-4;CLASSIFICA_GIRONE_A;9;0)" office:value-type="float" office:value="5" calcext:value-type="float">
            <text:p>5</text:p>
          </table:table-cell>
          <table:table-cell table:style-name="ce329" table:formula="of:=VLOOKUP(ROW()-4;CLASSIFICA_GIRONE_A;10;0)" office:value-type="float" office:value="199" calcext:value-type="float">
            <text:p>199</text:p>
          </table:table-cell>
          <table:table-cell table:style-name="ce329" table:formula="of:=VLOOKUP(ROW()-4;CLASSIFICA_GIRONE_A;11;0)" office:value-type="float" office:value="123" calcext:value-type="float">
            <text:p>123</text:p>
          </table:table-cell>
          <table:table-cell table:style-name="ce360" table:formula="of:=VLOOKUP(ROW()-4;CLASSIFICA_GIRONE_A;12;0)" office:value-type="float" office:value="76" calcext:value-type="float">
            <text:p>+76</text:p>
          </table:table-cell>
          <table:table-cell table:style-name="ce420"/>
          <table:table-cell table:style-name="ce424"/>
          <table:table-cell table:style-name="ce328" office:value-type="string" calcext:value-type="string" table:number-columns-spanned="3" table:number-rows-spanned="1">
            <text:p>gio 10 giu h. 9:00</text:p>
          </table:table-cell>
          <table:covered-table-cell table:style-name="ce605"/>
          <table:covered-table-cell table:style-name="ce426"/>
          <table:table-cell table:style-name="ce62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Alban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-2" calcext:value-type="float">
            <text:p>-2</text:p>
          </table:table-cell>
          <table:table-cell table:style-name="ce739" office:value-type="float" office:value="2.9998" calcext:value-type="float">
            <text:p>2,9998</text:p>
          </table:table-cell>
          <table:table-cell table:style-name="ce739"/>
          <table:table-cell table:style-name="ce715" office:value-type="float" office:value="29799" calcext:value-type="float">
            <text:p>29799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7">
          <table:table-cell table:style-name="ce179" office:value-type="float" office:value="7" calcext:value-type="float">
            <text:p>7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7]=&quot;&quot;;&quot;&quot;;VLOOKUP([.$A7];PARTITE_GIRONI;4;0))" office:value-type="string" office:string-value="Giaguari (5)" calcext:value-type="string">
            <text:p>Giaguari (5)</text:p>
          </table:table-cell>
          <table:table-cell table:style-name="ce232"/>
          <table:table-cell table:style-name="ce235"/>
          <table:table-cell table:style-name="ce188" table:formula="of:=IF([.$A7]=&quot;&quot;;&quot;&quot;;VLOOKUP([.$A7];PARTITE_GIRONI;6;0))" office:value-type="string" office:string-value="Puma (6)" calcext:value-type="string">
            <text:p>Puma (6)</text:p>
          </table:table-cell>
          <table:table-cell table:style-name="ce492" table:formula="of:=IF([.$A7]=&quot;&quot;;&quot;&quot;;VLOOKUP([.$A7];PARTITE_GIRONI;2;0))" office:value-type="string" office:string-value="B" calcext:value-type="string">
            <text:p>B</text:p>
          </table:table-cell>
          <table:table-cell table:style-name="ce492" table:formula="of:=IF([.$A7]=&quot;&quot;;&quot;&quot;;VLOOKUP([.$A7];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67" table:formula="of:=VLOOKUP(ROW()-4;CLASSIFICA_GIRONE_A;4;0)" office:value-type="string" office:string-value="Tigri (3)" calcext:value-type="string">
            <text:p>Tigri (3)</text:p>
          </table:table-cell>
          <table:table-cell table:style-name="ce297" table:formula="of:=VLOOKUP(ROW()-4;CLASSIFICA_GIRONE_A;5;0)" office:value-type="float" office:value="3" calcext:value-type="float">
            <text:p>3</text:p>
          </table:table-cell>
          <table:table-cell table:style-name="ce330" table:formula="of:=VLOOKUP(ROW()-4;CLASSIFICA_GIRONE_A;6;0)" office:value-type="float" office:value="1" calcext:value-type="float">
            <text:p>1</text:p>
          </table:table-cell>
          <table:table-cell table:style-name="ce349" table:formula="of:=VLOOKUP(ROW()-4;CLASSIFICA_GIRONE_A;7;0)" office:value-type="float" office:value="2" calcext:value-type="float">
            <text:p>2</text:p>
          </table:table-cell>
          <table:table-cell table:style-name="ce354" table:formula="of:=VLOOKUP(ROW()-4;CLASSIFICA_GIRONE_A;8;0)" office:value-type="float" office:value="0" calcext:value-type="float">
            <text:p>0</text:p>
          </table:table-cell>
          <table:table-cell table:style-name="ce354" table:formula="of:=VLOOKUP(ROW()-4;CLASSIFICA_GIRONE_A;9;0)" office:value-type="float" office:value="4" calcext:value-type="float">
            <text:p>4</text:p>
          </table:table-cell>
          <table:table-cell table:style-name="ce354" table:formula="of:=VLOOKUP(ROW()-4;CLASSIFICA_GIRONE_A;10;0)" office:value-type="float" office:value="131" calcext:value-type="float">
            <text:p>131</text:p>
          </table:table-cell>
          <table:table-cell table:style-name="ce354" table:formula="of:=VLOOKUP(ROW()-4;CLASSIFICA_GIRONE_A;11;0)" office:value-type="float" office:value="231" calcext:value-type="float">
            <text:p>231</text:p>
          </table:table-cell>
          <table:table-cell table:style-name="ce361" table:formula="of:=VLOOKUP(ROW()-4;CLASSIFICA_GIRONE_A;12;0)" office:value-type="float" office:value="-100" calcext:value-type="float">
            <text:p>-100</text:p>
          </table:table-cell>
          <table:table-cell table:style-name="ce420"/>
          <table:table-cell table:style-name="ce424"/>
          <table:table-cell table:style-name="ce632" office:value-type="float" office:value="49" calcext:value-type="float" table:number-columns-spanned="1" table:number-rows-spanned="2">
            <text:p>49</text:p>
          </table:table-cell>
          <table:table-cell table:style-name="ce443" table:formula="of:=[.K5]" office:value-type="string" office:string-value="Leoni (1)" calcext:value-type="string">
            <text:p>Leoni (1)</text:p>
          </table:table-cell>
          <table:table-cell table:style-name="ce482"/>
          <table:table-cell table:style-name="ce658" office:value-type="string" calcext:value-type="string">
            <text:p>1A</text:p>
          </table:table-cell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Svizzera</text:p>
          </table:table-cell>
          <table:table-cell table:style-name="ce739" office:value-type="float" office:value="3" calcext:value-type="float">
            <text:p>3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39" office:value-type="float" office:value="1" calcext:value-type="float">
            <text:p>1</text:p>
          </table:table-cell>
          <table:table-cell table:style-name="ce744" office:value-type="float" office:value="5.0001" calcext:value-type="float">
            <text:p>5</text:p>
          </table:table-cell>
          <table:table-cell table:style-name="ce744"/>
          <table:table-cell table:style-name="ce715" office:value-type="float" office:value="50103" calcext:value-type="float">
            <text:p>50103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7">
          <table:table-cell table:style-name="ce179" office:value-type="float" office:value="12" calcext:value-type="float">
            <text:p>12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8]=&quot;&quot;;&quot;&quot;;VLOOKUP([.$A8];PARTITE_GIRONI;4;0))" office:value-type="string" office:string-value="Linci (7)" calcext:value-type="string">
            <text:p>Linci (7)</text:p>
          </table:table-cell>
          <table:table-cell table:style-name="ce232"/>
          <table:table-cell table:style-name="ce235"/>
          <table:table-cell table:style-name="ce188" table:formula="of:=IF([.$A8]=&quot;&quot;;&quot;&quot;;VLOOKUP([.$A8];PARTITE_GIRONI;6;0))" office:value-type="string" office:string-value="Serval (8)" calcext:value-type="string">
            <text:p>Serval (8)</text:p>
          </table:table-cell>
          <table:table-cell table:style-name="ce492" table:formula="of:=IF([.$A8]=&quot;&quot;;&quot;&quot;;VLOOKUP([.$A8];PARTITE_GIRONI;2;0))" office:value-type="string" office:string-value="B" calcext:value-type="string">
            <text:p>B</text:p>
          </table:table-cell>
          <table:table-cell table:style-name="ce492" table:formula="of:=IF([.$A8]=&quot;&quot;;&quot;&quot;;VLOOKUP([.$A8];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67" table:formula="of:=VLOOKUP(ROW()-4;CLASSIFICA_GIRONE_A;4;0)" office:value-type="string" office:string-value="Ghepardi (4)" calcext:value-type="string">
            <text:p>Ghepardi (4)</text:p>
          </table:table-cell>
          <table:table-cell table:style-name="ce298" table:formula="of:=VLOOKUP(ROW()-4;CLASSIFICA_GIRONE_A;5;0)" office:value-type="float" office:value="3" calcext:value-type="float">
            <text:p>3</text:p>
          </table:table-cell>
          <table:table-cell table:style-name="ce331" table:formula="of:=VLOOKUP(ROW()-4;CLASSIFICA_GIRONE_A;6;0)" office:value-type="float" office:value="1" calcext:value-type="float">
            <text:p>1</text:p>
          </table:table-cell>
          <table:table-cell table:style-name="ce349" table:formula="of:=VLOOKUP(ROW()-4;CLASSIFICA_GIRONE_A;7;0)" office:value-type="float" office:value="2" calcext:value-type="float">
            <text:p>2</text:p>
          </table:table-cell>
          <table:table-cell table:style-name="ce354" table:formula="of:=VLOOKUP(ROW()-4;CLASSIFICA_GIRONE_A;8;0)" office:value-type="float" office:value="0" calcext:value-type="float">
            <text:p>0</text:p>
          </table:table-cell>
          <table:table-cell table:style-name="ce354" table:formula="of:=VLOOKUP(ROW()-4;CLASSIFICA_GIRONE_A;9;0)" office:value-type="float" office:value="4" calcext:value-type="float">
            <text:p>4</text:p>
          </table:table-cell>
          <table:table-cell table:style-name="ce354" table:formula="of:=VLOOKUP(ROW()-4;CLASSIFICA_GIRONE_A;10;0)" office:value-type="float" office:value="151" calcext:value-type="float">
            <text:p>151</text:p>
          </table:table-cell>
          <table:table-cell table:style-name="ce354" table:formula="of:=VLOOKUP(ROW()-4;CLASSIFICA_GIRONE_A;11;0)" office:value-type="float" office:value="161" calcext:value-type="float">
            <text:p>161</text:p>
          </table:table-cell>
          <table:table-cell table:style-name="ce361" table:formula="of:=VLOOKUP(ROW()-4;CLASSIFICA_GIRONE_A;12;0)" office:value-type="float" office:value="-10" calcext:value-type="float">
            <text:p>-10</text:p>
          </table:table-cell>
          <table:table-cell table:style-name="ce420"/>
          <table:table-cell table:style-name="ce424"/>
          <table:covered-table-cell table:style-name="ce448"/>
          <table:table-cell table:style-name="ce444" table:formula="of:=[.K16]" office:value-type="string" office:string-value="Ippopotami (11)" calcext:value-type="string">
            <text:p>Ippopotami (11)</text:p>
          </table:table-cell>
          <table:table-cell table:style-name="ce483"/>
          <table:table-cell table:style-name="ce659" office:value-type="string" calcext:value-type="string">
            <text:p>2C</text:p>
          </table:table-cell>
          <table:table-cell table:style-name="ce663"/>
          <table:table-cell table:style-name="ce631" office:value-type="string" calcext:value-type="string">
            <text:p>30 Giu <text:s/>h. 21</text:p>
          </table:table-cell>
          <table:table-cell table:style-name="ce626"/>
          <table:table-cell table:style-name="ce652"/>
          <table:table-cell table:style-name="ce626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Roman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number-columns-repeated="2" table:style-name="ce739" office:value-type="float" office:value="2" calcext:value-type="float">
            <text:p>2</text:p>
          </table:table-cell>
          <table:table-cell table:style-name="ce739" office:value-type="float" office:value="4" calcext:value-type="float">
            <text:p>4</text:p>
          </table:table-cell>
          <table:table-cell table:style-name="ce739" office:value-type="float" office:value="-2" calcext:value-type="float">
            <text:p>-2</text:p>
          </table:table-cell>
          <table:table-cell table:style-name="ce739" office:value-type="float" office:value="0.9998" calcext:value-type="float">
            <text:p>0,9998</text:p>
          </table:table-cell>
          <table:table-cell table:style-name="ce739"/>
          <table:table-cell table:style-name="ce715" office:value-type="float" office:value="9800" calcext:value-type="float">
            <text:p>9800</text:p>
          </table:table-cell>
          <table:table-cell table:style-name="ce626" office:value-type="float" office:value="3" calcext:value-type="float">
            <text:p>3</text:p>
          </table:table-cell>
        </table:table-row>
        <table:table-row table:style-name="ro7">
          <table:table-cell table:style-name="ce179" office:value-type="float" office:value="13" calcext:value-type="float">
            <text:p>13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9]=&quot;&quot;;&quot;&quot;;VLOOKUP([.$A9];PARTITE_GIRONI;4;0))" office:value-type="string" office:string-value="Elefanti (9)" calcext:value-type="string">
            <text:p>Elefanti (9)</text:p>
          </table:table-cell>
          <table:table-cell table:style-name="ce232"/>
          <table:table-cell table:style-name="ce235"/>
          <table:table-cell table:style-name="ce188" table:formula="of:=IF([.$A9]=&quot;&quot;;&quot;&quot;;VLOOKUP([.$A9];PARTITE_GIRONI;6;0))" office:value-type="string" office:string-value="Giraffe (10)" calcext:value-type="string">
            <text:p>Giraffe (10)</text:p>
          </table:table-cell>
          <table:table-cell table:style-name="ce492" table:formula="of:=IF([.$A9]=&quot;&quot;;&quot;&quot;;VLOOKUP([.$A9];PARTITE_GIRONI;2;0))" office:value-type="string" office:string-value="C" calcext:value-type="string">
            <text:p>C</text:p>
          </table:table-cell>
          <table:table-cell table:style-name="ce492" table:formula="of:=IF([.$A9]=&quot;&quot;;&quot;&quot;;VLOOKUP([.$A9];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68" office:value-type="string" calcext:value-type="string">
            <text:p>Gruppo B</text:p>
          </table:table-cell>
          <table:table-cell table:style-name="ce299" office:value-type="string" calcext:value-type="string">
            <text:p>G</text:p>
          </table:table-cell>
          <table:table-cell table:style-name="ce299" office:value-type="string" calcext:value-type="string">
            <text:p>V</text:p>
          </table:table-cell>
          <table:table-cell table:style-name="ce299" office:value-type="string" calcext:value-type="string">
            <text:p>P</text:p>
          </table:table-cell>
          <table:table-cell table:style-name="ce299" office:value-type="string" calcext:value-type="string">
            <text:p>F</text:p>
          </table:table-cell>
          <table:table-cell table:style-name="ce299" office:value-type="string" calcext:value-type="string">
            <text:p>PC</text:p>
          </table:table-cell>
          <table:table-cell table:style-name="ce299" office:value-type="string" calcext:value-type="string">
            <text:p>PGF</text:p>
          </table:table-cell>
          <table:table-cell table:style-name="ce299" office:value-type="string" calcext:value-type="string">
            <text:p>PGS</text:p>
          </table:table-cell>
          <table:table-cell table:style-name="ce299" office:value-type="string" calcext:value-type="string">
            <text:p>DPG</text:p>
          </table:table-cell>
          <table:table-cell table:style-name="ce420"/>
          <table:table-cell table:style-name="ce424"/>
          <table:table-cell table:style-name="ce630"/>
          <table:table-cell table:style-name="ce605"/>
          <table:table-cell table:style-name="ce655"/>
          <table:table-cell table:style-name="ce660"/>
          <table:table-cell table:style-name="ce626"/>
          <table:table-cell table:style-name="ce665" table:formula="of:=[.V35]+1" office:value-type="float" office:value="57" calcext:value-type="float" table:number-columns-spanned="1" table:number-rows-spanned="2">
            <text:p>57</text:p>
          </table:table-cell>
          <table:table-cell table:style-name="ce479" table:formula="of:=IF([.X7]&amp;[.X8]=&quot;&quot;;&quot;Vincente &quot;&amp;[.V7];IF([.X7]&gt;[.X8];[.W7];[.W8]))" office:value-type="string" office:string-value="Vincente 49" calcext:value-type="string">
            <text:p>Vincente 49</text:p>
          </table:table-cell>
          <table:table-cell table:style-name="ce679"/>
          <table:table-cell table:style-name="ce626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3" office:value-type="string" calcext:value-type="string">
            <text:p>Gruppo B</text:p>
          </table:table-cell>
          <table:table-cell table:style-name="ce733" office:value-type="string" calcext:value-type="string">
            <text:p>G</text:p>
          </table:table-cell>
          <table:table-cell table:style-name="ce733" office:value-type="string" calcext:value-type="string">
            <text:p>V</text:p>
          </table:table-cell>
          <table:table-cell table:style-name="ce733" office:value-type="string" calcext:value-type="string">
            <text:p>N</text:p>
          </table:table-cell>
          <table:table-cell table:style-name="ce733" office:value-type="string" calcext:value-type="string">
            <text:p>P</text:p>
          </table:table-cell>
          <table:table-cell table:style-name="ce733" office:value-type="string" calcext:value-type="string">
            <text:p>GF</text:p>
          </table:table-cell>
          <table:table-cell table:style-name="ce733" office:value-type="string" calcext:value-type="string">
            <text:p>GS</text:p>
          </table:table-cell>
          <table:table-cell table:style-name="ce733"/>
          <table:table-cell table:style-name="ce733" office:value-type="string" calcext:value-type="string">
            <text:p>P.ti</text:p>
          </table:table-cell>
          <table:table-cell table:style-name="ce733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18" calcext:value-type="float">
            <text:p>18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10]=&quot;&quot;;&quot;&quot;;VLOOKUP([.$A10];PARTITE_GIRONI;4;0))" office:value-type="string" office:string-value="Ippopotami (11)" calcext:value-type="string">
            <text:p>Ippopotami (11)</text:p>
          </table:table-cell>
          <table:table-cell table:style-name="ce232"/>
          <table:table-cell table:style-name="ce235"/>
          <table:table-cell table:style-name="ce188" table:formula="of:=IF([.$A10]=&quot;&quot;;&quot;&quot;;VLOOKUP([.$A10];PARTITE_GIRONI;6;0))" office:value-type="string" office:string-value="Iguane (12)" calcext:value-type="string">
            <text:p>Iguane (12)</text:p>
          </table:table-cell>
          <table:table-cell table:style-name="ce492" table:formula="of:=IF([.$A10]=&quot;&quot;;&quot;&quot;;VLOOKUP([.$A10];PARTITE_GIRONI;2;0))" office:value-type="string" office:string-value="C" calcext:value-type="string">
            <text:p>C</text:p>
          </table:table-cell>
          <table:table-cell table:style-name="ce492" table:formula="of:=IF([.$A10]=&quot;&quot;;&quot;&quot;;VLOOKUP([.$A10];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69" table:formula="of:=VLOOKUP(ROW()-9;CLASSIFICA_GIRONE_B;4;0)" office:value-type="string" office:string-value="Linci (7)" calcext:value-type="string">
            <text:p>Linci (7)</text:p>
          </table:table-cell>
          <table:table-cell table:style-name="ce300" table:formula="of:=VLOOKUP(ROW()-9;CLASSIFICA_GIRONE_B;5;0)" office:value-type="float" office:value="3" calcext:value-type="float">
            <text:p>3</text:p>
          </table:table-cell>
          <table:table-cell table:style-name="ce300" table:formula="of:=VLOOKUP(ROW()-9;CLASSIFICA_GIRONE_B;6;0)" office:value-type="float" office:value="3" calcext:value-type="float">
            <text:p>3</text:p>
          </table:table-cell>
          <table:table-cell table:style-name="ce300" table:formula="of:=VLOOKUP(ROW()-9;CLASSIFICA_GIRONE_B;7;0)" office:value-type="float" office:value="0" calcext:value-type="float">
            <text:p>0</text:p>
          </table:table-cell>
          <table:table-cell table:style-name="ce300" table:formula="of:=VLOOKUP(ROW()-9;CLASSIFICA_GIRONE_B;8;0)" office:value-type="float" office:value="0" calcext:value-type="float">
            <text:p>0</text:p>
          </table:table-cell>
          <table:table-cell table:style-name="ce300" table:formula="of:=VLOOKUP(ROW()-9;CLASSIFICA_GIRONE_B;9;0)" office:value-type="float" office:value="6" calcext:value-type="float">
            <text:p>6</text:p>
          </table:table-cell>
          <table:table-cell table:style-name="ce300" table:formula="of:=VLOOKUP(ROW()-9;CLASSIFICA_GIRONE_B;10;0)" office:value-type="float" office:value="241" calcext:value-type="float">
            <text:p>241</text:p>
          </table:table-cell>
          <table:table-cell table:style-name="ce300" table:formula="of:=VLOOKUP(ROW()-9;CLASSIFICA_GIRONE_B;11;0)" office:value-type="float" office:value="181" calcext:value-type="float">
            <text:p>181</text:p>
          </table:table-cell>
          <table:table-cell table:style-name="ce362" table:formula="of:=VLOOKUP(ROW()-9;CLASSIFICA_GIRONE_B;12;0)" office:value-type="float" office:value="60" calcext:value-type="float">
            <text:p>+60</text:p>
          </table:table-cell>
          <table:table-cell table:style-name="ce420"/>
          <table:table-cell table:style-name="ce424"/>
          <table:table-cell table:style-name="ce328" office:value-type="string" calcext:value-type="string" table:number-columns-spanned="3" table:number-rows-spanned="1">
            <text:p>gio 10 giu h. 11:00</text:p>
          </table:table-cell>
          <table:covered-table-cell table:style-name="ce605"/>
          <table:covered-table-cell table:style-name="ce627"/>
          <table:table-cell table:style-name="ce660"/>
          <table:table-cell table:style-name="ce664"/>
          <table:covered-table-cell table:style-name="ce666"/>
          <table:table-cell table:style-name="ce480" table:formula="of:=IF([.X11]&amp;[.X12]=&quot;&quot;;&quot;Vincente &quot;&amp;[.V11];IF([.X11]&gt;[.X12];[.W11];[.W12]))" office:value-type="string" office:string-value="Vincente 50" calcext:value-type="string">
            <text:p>Vincente 50</text:p>
          </table:table-cell>
          <table:table-cell table:style-name="ce680"/>
          <table:table-cell table:style-name="ce681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Inghilterr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/>
          <table:table-cell table:style-name="ce739" office:value-type="float" office:value="5.0001" calcext:value-type="float">
            <text:p>5,0001</text:p>
          </table:table-cell>
          <table:table-cell table:style-name="ce739"/>
          <table:table-cell table:style-name="ce715" office:value-type="float" office:value="50104" calcext:value-type="float">
            <text:p>50104</text:p>
          </table:table-cell>
          <table:table-cell table:style-name="ce626"/>
        </table:table-row>
        <table:table-row table:style-name="ro7">
          <table:table-cell table:style-name="ce179" office:value-type="float" office:value="19" calcext:value-type="float">
            <text:p>19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11]=&quot;&quot;;&quot;&quot;;VLOOKUP([.$A11];PARTITE_GIRONI;4;0))" office:value-type="string" office:string-value="Coccodrilli (13)" calcext:value-type="string">
            <text:p>Coccodrilli (13)</text:p>
          </table:table-cell>
          <table:table-cell table:style-name="ce232"/>
          <table:table-cell table:style-name="ce235"/>
          <table:table-cell table:style-name="ce188" table:formula="of:=IF([.$A11]=&quot;&quot;;&quot;&quot;;VLOOKUP([.$A11];PARTITE_GIRONI;6;0))" office:value-type="string" office:string-value="Pitoni (14)" calcext:value-type="string">
            <text:p>Pitoni (14)</text:p>
          </table:table-cell>
          <table:table-cell table:style-name="ce492" table:formula="of:=IF([.$A11]=&quot;&quot;;&quot;&quot;;VLOOKUP([.$A11];PARTITE_GIRONI;2;0))" office:value-type="string" office:string-value="D" calcext:value-type="string">
            <text:p>D</text:p>
          </table:table-cell>
          <table:table-cell table:style-name="ce492" table:formula="of:=IF([.$A11]=&quot;&quot;;&quot;&quot;;VLOOKUP([.$A11];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70" table:formula="of:=VLOOKUP(ROW()-9;CLASSIFICA_GIRONE_B;4;0)" office:value-type="string" office:string-value="Serval (8)" calcext:value-type="string">
            <text:p>Serval (8)</text:p>
          </table:table-cell>
          <table:table-cell table:style-name="ce301" table:formula="of:=VLOOKUP(ROW()-9;CLASSIFICA_GIRONE_B;5;0)" office:value-type="float" office:value="3" calcext:value-type="float">
            <text:p>3</text:p>
          </table:table-cell>
          <table:table-cell table:style-name="ce332" table:formula="of:=VLOOKUP(ROW()-9;CLASSIFICA_GIRONE_B;6;0)" office:value-type="float" office:value="2" calcext:value-type="float">
            <text:p>2</text:p>
          </table:table-cell>
          <table:table-cell table:style-name="ce332" table:formula="of:=VLOOKUP(ROW()-9;CLASSIFICA_GIRONE_B;7;0)" office:value-type="float" office:value="1" calcext:value-type="float">
            <text:p>1</text:p>
          </table:table-cell>
          <table:table-cell table:style-name="ce332" table:formula="of:=VLOOKUP(ROW()-9;CLASSIFICA_GIRONE_B;8;0)" office:value-type="float" office:value="0" calcext:value-type="float">
            <text:p>0</text:p>
          </table:table-cell>
          <table:table-cell table:style-name="ce332" table:formula="of:=VLOOKUP(ROW()-9;CLASSIFICA_GIRONE_B;9;0)" office:value-type="float" office:value="5" calcext:value-type="float">
            <text:p>5</text:p>
          </table:table-cell>
          <table:table-cell table:style-name="ce332" table:formula="of:=VLOOKUP(ROW()-9;CLASSIFICA_GIRONE_B;10;0)" office:value-type="float" office:value="224" calcext:value-type="float">
            <text:p>224</text:p>
          </table:table-cell>
          <table:table-cell table:style-name="ce332" table:formula="of:=VLOOKUP(ROW()-9;CLASSIFICA_GIRONE_B;11;0)" office:value-type="float" office:value="209" calcext:value-type="float">
            <text:p>209</text:p>
          </table:table-cell>
          <table:table-cell table:style-name="ce363" table:formula="of:=VLOOKUP(ROW()-9;CLASSIFICA_GIRONE_B;12;0)" office:value-type="float" office:value="15" calcext:value-type="float">
            <text:p>+15</text:p>
          </table:table-cell>
          <table:table-cell table:style-name="ce420"/>
          <table:table-cell table:style-name="ce424"/>
          <table:table-cell table:style-name="ce632" table:formula="of:=[.V7]+1" office:value-type="float" office:value="50" calcext:value-type="float" table:number-columns-spanned="1" table:number-rows-spanned="2">
            <text:p>50</text:p>
          </table:table-cell>
          <table:table-cell table:style-name="ce638" table:formula="of:=[.K10]" office:value-type="string" office:string-value="Linci (7)" calcext:value-type="string">
            <text:p>Linci (7)</text:p>
          </table:table-cell>
          <table:table-cell table:style-name="ce482"/>
          <table:table-cell table:style-name="ce661" office:value-type="string" calcext:value-type="string">
            <text:p>1B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Galles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6" calcext:value-type="float">
            <text:p>6</text:p>
          </table:table-cell>
          <table:table-cell table:style-name="ce739" office:value-type="float" office:value="3" calcext:value-type="float">
            <text:p>3</text:p>
          </table:table-cell>
          <table:table-cell table:style-name="ce739"/>
          <table:table-cell table:style-name="ce739" office:value-type="float" office:value="6.0003" calcext:value-type="float">
            <text:p>6,0003</text:p>
          </table:table-cell>
          <table:table-cell table:style-name="ce739"/>
          <table:table-cell table:style-name="ce715" office:value-type="float" office:value="60309" calcext:value-type="float">
            <text:p>60309</text:p>
          </table:table-cell>
          <table:table-cell table:style-name="ce626"/>
        </table:table-row>
        <table:table-row table:style-name="ro7">
          <table:table-cell table:style-name="ce179" office:value-type="float" office:value="24" calcext:value-type="float">
            <text:p>24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12]=&quot;&quot;;&quot;&quot;;VLOOKUP([.$A12];PARTITE_GIRONI;4;0))" office:value-type="string" office:string-value="Aquile (15)" calcext:value-type="string">
            <text:p>Aquile (15)</text:p>
          </table:table-cell>
          <table:table-cell table:style-name="ce232"/>
          <table:table-cell table:style-name="ce235"/>
          <table:table-cell table:style-name="ce188" table:formula="of:=IF([.$A12]=&quot;&quot;;&quot;&quot;;VLOOKUP([.$A12];PARTITE_GIRONI;6;0))" office:value-type="string" office:string-value="Falchi (16)" calcext:value-type="string">
            <text:p>Falchi (16)</text:p>
          </table:table-cell>
          <table:table-cell table:style-name="ce492" table:formula="of:=IF([.$A12]=&quot;&quot;;&quot;&quot;;VLOOKUP([.$A12];PARTITE_GIRONI;2;0))" office:value-type="string" office:string-value="D" calcext:value-type="string">
            <text:p>D</text:p>
          </table:table-cell>
          <table:table-cell table:style-name="ce492" table:formula="of:=IF([.$A12]=&quot;&quot;;&quot;&quot;;VLOOKUP([.$A12];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71" table:formula="of:=VLOOKUP(ROW()-9;CLASSIFICA_GIRONE_B;4;0)" office:value-type="string" office:string-value="Puma (6)" calcext:value-type="string">
            <text:p>Puma (6)</text:p>
          </table:table-cell>
          <table:table-cell table:style-name="ce302" table:formula="of:=VLOOKUP(ROW()-9;CLASSIFICA_GIRONE_B;5;0)" office:value-type="float" office:value="3" calcext:value-type="float">
            <text:p>3</text:p>
          </table:table-cell>
          <table:table-cell table:style-name="ce333" table:formula="of:=VLOOKUP(ROW()-9;CLASSIFICA_GIRONE_B;6;0)" office:value-type="float" office:value="1" calcext:value-type="float">
            <text:p>1</text:p>
          </table:table-cell>
          <table:table-cell table:style-name="ce350" table:formula="of:=VLOOKUP(ROW()-9;CLASSIFICA_GIRONE_B;7;0)" office:value-type="float" office:value="2" calcext:value-type="float">
            <text:p>2</text:p>
          </table:table-cell>
          <table:table-cell table:style-name="ce355" table:formula="of:=VLOOKUP(ROW()-9;CLASSIFICA_GIRONE_B;8;0)" office:value-type="float" office:value="0" calcext:value-type="float">
            <text:p>0</text:p>
          </table:table-cell>
          <table:table-cell table:style-name="ce355" table:formula="of:=VLOOKUP(ROW()-9;CLASSIFICA_GIRONE_B;9;0)" office:value-type="float" office:value="4" calcext:value-type="float">
            <text:p>4</text:p>
          </table:table-cell>
          <table:table-cell table:style-name="ce355" table:formula="of:=VLOOKUP(ROW()-9;CLASSIFICA_GIRONE_B;10;0)" office:value-type="float" office:value="184" calcext:value-type="float">
            <text:p>184</text:p>
          </table:table-cell>
          <table:table-cell table:style-name="ce355" table:formula="of:=VLOOKUP(ROW()-9;CLASSIFICA_GIRONE_B;11;0)" office:value-type="float" office:value="216" calcext:value-type="float">
            <text:p>216</text:p>
          </table:table-cell>
          <table:table-cell table:style-name="ce364" table:formula="of:=VLOOKUP(ROW()-9;CLASSIFICA_GIRONE_B;12;0)" office:value-type="float" office:value="-32" calcext:value-type="float">
            <text:p>-32</text:p>
          </table:table-cell>
          <table:table-cell table:style-name="ce420"/>
          <table:table-cell table:style-name="ce424"/>
          <table:covered-table-cell table:style-name="ce448"/>
          <table:table-cell table:style-name="ce639" table:formula="of:=[.K21]" office:value-type="string" office:string-value="Aquile (15)" calcext:value-type="string">
            <text:p>Aquile (15)</text:p>
          </table:table-cell>
          <table:table-cell table:style-name="ce483"/>
          <table:table-cell table:style-name="ce658" office:value-type="string" calcext:value-type="string">
            <text:p>2D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6 Lug <text:s/>h. 21</text:p>
          </table:table-cell>
          <table:table-cell table:style-name="ce626" table:number-columns-repeated="7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Slovacchia</text:p>
          </table:table-cell>
          <table:table-cell table:style-name="ce739" office:value-type="float" office:value="3" calcext:value-type="float">
            <text:p>3</text:p>
          </table:table-cell>
          <table:table-cell table:number-columns-repeated="3" table:style-name="ce744" office:value-type="float" office:value="1" calcext:value-type="float">
            <text:p>1</text:p>
          </table:table-cell>
          <table:table-cell table:number-columns-repeated="2" table:style-name="ce744" office:value-type="float" office:value="3" calcext:value-type="float">
            <text:p>3</text:p>
          </table:table-cell>
          <table:table-cell table:style-name="ce744"/>
          <table:table-cell table:style-name="ce744" office:value-type="float" office:value="4" calcext:value-type="float">
            <text:p>4</text:p>
          </table:table-cell>
          <table:table-cell table:style-name="ce744"/>
          <table:table-cell table:style-name="ce715" office:value-type="float" office:value="40003" calcext:value-type="float">
            <text:p>40003</text:p>
          </table:table-cell>
          <table:table-cell table:style-name="ce626"/>
        </table:table-row>
        <table:table-row table:style-name="ro7">
          <table:table-cell table:style-name="ce179"/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21H00M00S" calcext:value-type="time">
            <text:p>21:00</text:p>
          </table:table-cell>
          <table:table-cell table:style-name="ce179" table:formula="of:=IF([.$A13]=&quot;&quot;;&quot;&quot;;VLOOKUP([.$A13];PARTITE_GIRONI;4;0))">
            <text:p/>
          </table:table-cell>
          <table:table-cell table:style-name="ce232"/>
          <table:table-cell table:style-name="ce235"/>
          <table:table-cell table:style-name="ce188" table:formula="of:=IF([.$A13]=&quot;&quot;;&quot;&quot;;VLOOKUP([.$A13];PARTITE_GIRONI;6;0))">
            <text:p/>
          </table:table-cell>
          <table:table-cell table:style-name="ce492" table:formula="of:=IF([.$A13]=&quot;&quot;;&quot;&quot;;VLOOKUP([.$A13];PARTITE_GIRONI;2;0))">
            <text:p/>
          </table:table-cell>
          <table:table-cell table:style-name="ce492" table:formula="of:=IF([.$A13]=&quot;&quot;;&quot;&quot;;VLOOKUP([.$A13];PARTITE_GIRONI;11;0))">
            <text:p/>
          </table:table-cell>
          <table:table-cell table:style-name="ce260"/>
          <table:table-cell table:style-name="ce271" table:formula="of:=VLOOKUP(ROW()-9;CLASSIFICA_GIRONE_B;4;0)" office:value-type="string" office:string-value="Giaguari (5)" calcext:value-type="string">
            <text:p>Giaguari (5)</text:p>
          </table:table-cell>
          <table:table-cell table:style-name="ce303" table:formula="of:=VLOOKUP(ROW()-9;CLASSIFICA_GIRONE_B;5;0)" office:value-type="float" office:value="3" calcext:value-type="float">
            <text:p>3</text:p>
          </table:table-cell>
          <table:table-cell table:style-name="ce334" table:formula="of:=VLOOKUP(ROW()-9;CLASSIFICA_GIRONE_B;6;0)" office:value-type="float" office:value="0" calcext:value-type="float">
            <text:p>0</text:p>
          </table:table-cell>
          <table:table-cell table:style-name="ce350" table:formula="of:=VLOOKUP(ROW()-9;CLASSIFICA_GIRONE_B;7;0)" office:value-type="float" office:value="3" calcext:value-type="float">
            <text:p>3</text:p>
          </table:table-cell>
          <table:table-cell table:style-name="ce355" table:formula="of:=VLOOKUP(ROW()-9;CLASSIFICA_GIRONE_B;8;0)" office:value-type="float" office:value="0" calcext:value-type="float">
            <text:p>0</text:p>
          </table:table-cell>
          <table:table-cell table:style-name="ce355" table:formula="of:=VLOOKUP(ROW()-9;CLASSIFICA_GIRONE_B;9;0)" office:value-type="float" office:value="3" calcext:value-type="float">
            <text:p>3</text:p>
          </table:table-cell>
          <table:table-cell table:style-name="ce355" table:formula="of:=VLOOKUP(ROW()-9;CLASSIFICA_GIRONE_B;10;0)" office:value-type="float" office:value="174" calcext:value-type="float">
            <text:p>174</text:p>
          </table:table-cell>
          <table:table-cell table:style-name="ce355" table:formula="of:=VLOOKUP(ROW()-9;CLASSIFICA_GIRONE_B;11;0)" office:value-type="float" office:value="217" calcext:value-type="float">
            <text:p>217</text:p>
          </table:table-cell>
          <table:table-cell table:style-name="ce364" table:formula="of:=VLOOKUP(ROW()-9;CLASSIFICA_GIRONE_B;12;0)" office:value-type="float" office:value="-43" calcext:value-type="float">
            <text:p>-43</text:p>
          </table:table-cell>
          <table:table-cell table:style-name="ce420"/>
          <table:table-cell table:style-name="ce424"/>
          <table:table-cell table:style-name="ce630"/>
          <table:table-cell table:style-name="ce605"/>
          <table:table-cell table:style-name="ce655"/>
          <table:table-cell table:style-name="ce626" table:number-columns-repeated="4"/>
          <table:table-cell table:style-name="ce655"/>
          <table:table-cell table:style-name="ce660"/>
          <table:table-cell table:style-name="ce663"/>
          <table:table-cell table:style-name="ce684" table:formula="of:=[.AA33]+1" office:value-type="float" office:value="61" calcext:value-type="float" table:number-columns-spanned="1" table:number-rows-spanned="2">
            <text:p>61</text:p>
          </table:table-cell>
          <table:table-cell table:style-name="ce479" table:formula="of:=IF([.AC9]&amp;[.AC10]=&quot;&quot;;&quot;Vincente &quot;&amp;[.AA9];IF([.AC9]&gt;[.AC10];[.AB9];[.AB10]))" office:value-type="string" office:string-value="Vincente 57" calcext:value-type="string">
            <text:p>Vincente 57</text:p>
          </table:table-cell>
          <table:table-cell table:style-name="ce723"/>
          <table:table-cell table:style-name="ce626"/>
          <table:table-cell table:style-name="ce693"/>
          <table:table-cell table:style-name="ce626" table:number-columns-repeated="3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Russ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number-columns-repeated="2" table:style-name="ce739" office:value-type="float" office:value="2" calcext:value-type="float">
            <text:p>2</text:p>
          </table:table-cell>
          <table:table-cell table:style-name="ce739" office:value-type="float" office:value="6" calcext:value-type="float">
            <text:p>6</text:p>
          </table:table-cell>
          <table:table-cell table:style-name="ce739"/>
          <table:table-cell table:style-name="ce739" office:value-type="float" office:value="0.9996" calcext:value-type="float">
            <text:p>0,9996</text:p>
          </table:table-cell>
          <table:table-cell table:style-name="ce739"/>
          <table:table-cell table:style-name="ce715" office:value-type="float" office:value="9598" calcext:value-type="float">
            <text:p>9598</text:p>
          </table:table-cell>
          <table:table-cell table:style-name="ce626"/>
        </table:table-row>
        <table:table-row table:style-name="ro7">
          <table:table-cell table:style-name="ce179" office:value-type="float" office:value="2" calcext:value-type="float">
            <text:p>2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4]=&quot;&quot;;&quot;&quot;;VLOOKUP([.$A14];PARTITE_GIRONI;4;0))" office:value-type="string" office:string-value="Leoni (1)" calcext:value-type="string">
            <text:p>Leoni (1)</text:p>
          </table:table-cell>
          <table:table-cell table:style-name="ce232"/>
          <table:table-cell table:style-name="ce235"/>
          <table:table-cell table:style-name="ce188" table:formula="of:=IF([.$A14]=&quot;&quot;;&quot;&quot;;VLOOKUP([.$A14];PARTITE_GIRONI;6;0))" office:value-type="string" office:string-value="Tigri (3)" calcext:value-type="string">
            <text:p>Tigri (3)</text:p>
          </table:table-cell>
          <table:table-cell table:style-name="ce492" table:formula="of:=IF([.$A14]=&quot;&quot;;&quot;&quot;;VLOOKUP([.$A14];PARTITE_GIRONI;2;0))" office:value-type="string" office:string-value="A" calcext:value-type="string">
            <text:p>A</text:p>
          </table:table-cell>
          <table:table-cell table:style-name="ce492" table:formula="of:=IF([.$A14]=&quot;&quot;;&quot;&quot;;VLOOKUP([.$A14];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72" office:value-type="string" calcext:value-type="string">
            <text:p>Gruppo C</text:p>
          </table:table-cell>
          <table:table-cell table:style-name="ce304" office:value-type="string" calcext:value-type="string">
            <text:p>G</text:p>
          </table:table-cell>
          <table:table-cell table:style-name="ce304" office:value-type="string" calcext:value-type="string">
            <text:p>V</text:p>
          </table:table-cell>
          <table:table-cell table:style-name="ce304" office:value-type="string" calcext:value-type="string">
            <text:p>P</text:p>
          </table:table-cell>
          <table:table-cell table:style-name="ce304" office:value-type="string" calcext:value-type="string">
            <text:p>F</text:p>
          </table:table-cell>
          <table:table-cell table:style-name="ce304" office:value-type="string" calcext:value-type="string">
            <text:p>PC</text:p>
          </table:table-cell>
          <table:table-cell table:style-name="ce304" office:value-type="string" calcext:value-type="string">
            <text:p>PGF</text:p>
          </table:table-cell>
          <table:table-cell table:style-name="ce304" office:value-type="string" calcext:value-type="string">
            <text:p>PGS</text:p>
          </table:table-cell>
          <table:table-cell table:style-name="ce304" office:value-type="string" calcext:value-type="string">
            <text:p>DPG</text:p>
          </table:table-cell>
          <table:table-cell table:style-name="ce420"/>
          <table:table-cell table:style-name="ce424"/>
          <table:table-cell table:style-name="ce631" office:value-type="string" calcext:value-type="string">
            <text:p>25 Giu <text:s/>h. 18</text:p>
          </table:table-cell>
          <table:table-cell table:style-name="ce605"/>
          <table:table-cell table:style-name="ce656"/>
          <table:table-cell table:style-name="ce626" table:number-columns-repeated="4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76" table:formula="of:=IF([.AC17]&amp;[.AC18]=&quot;&quot;;&quot;Vincente &quot;&amp;[.AA17];IF([.AC17]&gt;[.AC18];[.AB17];[.AB18]))" office:value-type="string" office:string-value="Vincente 58" calcext:value-type="string">
            <text:p>Vincente 58</text:p>
          </table:table-cell>
          <table:table-cell table:style-name="ce724"/>
          <table:table-cell table:style-name="ce681"/>
          <table:table-cell table:style-name="ce694"/>
          <table:table-cell table:style-name="ce626" table:number-columns-repeated="3"/>
          <table:table-cell table:style-name="ce260" table:number-columns-repeated="13"/>
          <table:table-cell table:style-name="ce626" table:number-columns-repeated="49"/>
          <table:table-cell table:style-name="ce734" office:value-type="string" calcext:value-type="string">
            <text:p>Gruppo C</text:p>
          </table:table-cell>
          <table:table-cell table:style-name="ce734" office:value-type="string" calcext:value-type="string">
            <text:p>G</text:p>
          </table:table-cell>
          <table:table-cell table:style-name="ce734" office:value-type="string" calcext:value-type="string">
            <text:p>V</text:p>
          </table:table-cell>
          <table:table-cell table:style-name="ce734" office:value-type="string" calcext:value-type="string">
            <text:p>N</text:p>
          </table:table-cell>
          <table:table-cell table:style-name="ce734" office:value-type="string" calcext:value-type="string">
            <text:p>P</text:p>
          </table:table-cell>
          <table:table-cell table:style-name="ce734" office:value-type="string" calcext:value-type="string">
            <text:p>GF</text:p>
          </table:table-cell>
          <table:table-cell table:style-name="ce734" office:value-type="string" calcext:value-type="string">
            <text:p>GS</text:p>
          </table:table-cell>
          <table:table-cell table:style-name="ce734"/>
          <table:table-cell table:style-name="ce734" office:value-type="string" calcext:value-type="string">
            <text:p>P.ti</text:p>
          </table:table-cell>
          <table:table-cell table:style-name="ce734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8" calcext:value-type="float">
            <text:p>8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5]=&quot;&quot;;&quot;&quot;;VLOOKUP([.$A15];PARTITE_GIRONI;4;0))" office:value-type="string" office:string-value="Giaguari (5)" calcext:value-type="string">
            <text:p>Giaguari (5)</text:p>
          </table:table-cell>
          <table:table-cell table:style-name="ce232"/>
          <table:table-cell table:style-name="ce235"/>
          <table:table-cell table:style-name="ce188" table:formula="of:=IF([.$A15]=&quot;&quot;;&quot;&quot;;VLOOKUP([.$A15];PARTITE_GIRONI;6;0))" office:value-type="string" office:string-value="Linci (7)" calcext:value-type="string">
            <text:p>Linci (7)</text:p>
          </table:table-cell>
          <table:table-cell table:style-name="ce492" table:formula="of:=IF([.$A15]=&quot;&quot;;&quot;&quot;;VLOOKUP([.$A15];PARTITE_GIRONI;2;0))" office:value-type="string" office:string-value="B" calcext:value-type="string">
            <text:p>B</text:p>
          </table:table-cell>
          <table:table-cell table:style-name="ce492" table:formula="of:=IF([.$A15]=&quot;&quot;;&quot;&quot;;VLOOKUP([.$A15];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73" table:formula="of:=VLOOKUP(ROW()-14;CLASSIFICA_GIRONE_C;4;0)" office:value-type="string" office:string-value="Giraffe (10)" calcext:value-type="string">
            <text:p>Giraffe (10)</text:p>
          </table:table-cell>
          <table:table-cell table:style-name="ce305" table:formula="of:=VLOOKUP(ROW()-14;CLASSIFICA_GIRONE_C;5;0)" office:value-type="float" office:value="3" calcext:value-type="float">
            <text:p>3</text:p>
          </table:table-cell>
          <table:table-cell table:style-name="ce305" table:formula="of:=VLOOKUP(ROW()-14;CLASSIFICA_GIRONE_C;6;0)" office:value-type="float" office:value="3" calcext:value-type="float">
            <text:p>3</text:p>
          </table:table-cell>
          <table:table-cell table:style-name="ce305" table:formula="of:=VLOOKUP(ROW()-14;CLASSIFICA_GIRONE_C;7;0)" office:value-type="float" office:value="0" calcext:value-type="float">
            <text:p>0</text:p>
          </table:table-cell>
          <table:table-cell table:style-name="ce305" table:formula="of:=VLOOKUP(ROW()-14;CLASSIFICA_GIRONE_C;8;0)" office:value-type="float" office:value="0" calcext:value-type="float">
            <text:p>0</text:p>
          </table:table-cell>
          <table:table-cell table:style-name="ce305" table:formula="of:=VLOOKUP(ROW()-14;CLASSIFICA_GIRONE_C;9;0)" office:value-type="float" office:value="6" calcext:value-type="float">
            <text:p>6</text:p>
          </table:table-cell>
          <table:table-cell table:style-name="ce305" table:formula="of:=VLOOKUP(ROW()-14;CLASSIFICA_GIRONE_C;10;0)" office:value-type="float" office:value="258" calcext:value-type="float">
            <text:p>258</text:p>
          </table:table-cell>
          <table:table-cell table:style-name="ce305" table:formula="of:=VLOOKUP(ROW()-14;CLASSIFICA_GIRONE_C;11;0)" office:value-type="float" office:value="154" calcext:value-type="float">
            <text:p>154</text:p>
          </table:table-cell>
          <table:table-cell table:style-name="ce365" table:formula="of:=VLOOKUP(ROW()-14;CLASSIFICA_GIRONE_C;12;0)" office:value-type="float" office:value="104" calcext:value-type="float">
            <text:p>+104</text:p>
          </table:table-cell>
          <table:table-cell table:style-name="ce420"/>
          <table:table-cell table:style-name="ce424"/>
          <table:table-cell table:style-name="ce632" table:formula="of:=[.V11]+1" office:value-type="float" office:value="51" calcext:value-type="float" table:number-columns-spanned="1" table:number-rows-spanned="2">
            <text:p>51</text:p>
          </table:table-cell>
          <table:table-cell table:style-name="ce638" table:formula="of:=[.K25]" office:value-type="string" office:string-value="Cinghiali (20)" calcext:value-type="string">
            <text:p>Cinghiali (20)</text:p>
          </table:table-cell>
          <table:table-cell table:style-name="ce482"/>
          <table:table-cell table:style-name="ce658" office:value-type="string" calcext:value-type="string">
            <text:p>1E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Irland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0" calcext:value-type="float">
            <text:p>0</text:p>
          </table:table-cell>
          <table:table-cell table:number-columns-repeated="3" table:style-name="ce739" office:value-type="float" office:value="2" calcext:value-type="float">
            <text:p>2</text:p>
          </table:table-cell>
          <table:table-cell table:style-name="ce739"/>
          <table:table-cell table:style-name="ce739" office:value-type="float" office:value="3" calcext:value-type="float">
            <text:p>3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14" calcext:value-type="float">
            <text:p>14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6]=&quot;&quot;;&quot;&quot;;VLOOKUP([.$A16];PARTITE_GIRONI;4;0))" office:value-type="string" office:string-value="Elefanti (9)" calcext:value-type="string">
            <text:p>Elefanti (9)</text:p>
          </table:table-cell>
          <table:table-cell table:style-name="ce232"/>
          <table:table-cell table:style-name="ce235"/>
          <table:table-cell table:style-name="ce188" table:formula="of:=IF([.$A16]=&quot;&quot;;&quot;&quot;;VLOOKUP([.$A16];PARTITE_GIRONI;6;0))" office:value-type="string" office:string-value="Ippopotami (11)" calcext:value-type="string">
            <text:p>Ippopotami (11)</text:p>
          </table:table-cell>
          <table:table-cell table:style-name="ce492" table:formula="of:=IF([.$A16]=&quot;&quot;;&quot;&quot;;VLOOKUP([.$A16];PARTITE_GIRONI;2;0))" office:value-type="string" office:string-value="C" calcext:value-type="string">
            <text:p>C</text:p>
          </table:table-cell>
          <table:table-cell table:style-name="ce492" table:formula="of:=IF([.$A16]=&quot;&quot;;&quot;&quot;;VLOOKUP([.$A16];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74" table:formula="of:=VLOOKUP(ROW()-14;CLASSIFICA_GIRONE_C;4;0)" office:value-type="string" office:string-value="Ippopotami (11)" calcext:value-type="string">
            <text:p>Ippopotami (11)</text:p>
          </table:table-cell>
          <table:table-cell table:style-name="ce306" table:formula="of:=VLOOKUP(ROW()-14;CLASSIFICA_GIRONE_C;5;0)" office:value-type="float" office:value="3" calcext:value-type="float">
            <text:p>3</text:p>
          </table:table-cell>
          <table:table-cell table:style-name="ce335" table:formula="of:=VLOOKUP(ROW()-14;CLASSIFICA_GIRONE_C;6;0)" office:value-type="float" office:value="2" calcext:value-type="float">
            <text:p>2</text:p>
          </table:table-cell>
          <table:table-cell table:style-name="ce335" table:formula="of:=VLOOKUP(ROW()-14;CLASSIFICA_GIRONE_C;7;0)" office:value-type="float" office:value="1" calcext:value-type="float">
            <text:p>1</text:p>
          </table:table-cell>
          <table:table-cell table:style-name="ce335" table:formula="of:=VLOOKUP(ROW()-14;CLASSIFICA_GIRONE_C;8;0)" office:value-type="float" office:value="0" calcext:value-type="float">
            <text:p>0</text:p>
          </table:table-cell>
          <table:table-cell table:style-name="ce335" table:formula="of:=VLOOKUP(ROW()-14;CLASSIFICA_GIRONE_C;9;0)" office:value-type="float" office:value="5" calcext:value-type="float">
            <text:p>5</text:p>
          </table:table-cell>
          <table:table-cell table:style-name="ce335" table:formula="of:=VLOOKUP(ROW()-14;CLASSIFICA_GIRONE_C;10;0)" office:value-type="float" office:value="280" calcext:value-type="float">
            <text:p>280</text:p>
          </table:table-cell>
          <table:table-cell table:style-name="ce335" table:formula="of:=VLOOKUP(ROW()-14;CLASSIFICA_GIRONE_C;11;0)" office:value-type="float" office:value="189" calcext:value-type="float">
            <text:p>189</text:p>
          </table:table-cell>
          <table:table-cell table:style-name="ce366" table:formula="of:=VLOOKUP(ROW()-14;CLASSIFICA_GIRONE_C;12;0)" office:value-type="float" office:value="91" calcext:value-type="float">
            <text:p>+91</text:p>
          </table:table-cell>
          <table:table-cell table:style-name="ce420"/>
          <table:table-cell table:style-name="ce424"/>
          <table:covered-table-cell table:style-name="ce448"/>
          <table:table-cell table:style-name="ce640" table:formula="of:=[.K36]" office:value-type="string" office:string-value="Orche (28)" calcext:value-type="string">
            <text:p>Orche (28)</text:p>
          </table:table-cell>
          <table:table-cell table:style-name="ce483"/>
          <table:table-cell table:style-name="ce659" office:value-type="string" calcext:value-type="string">
            <text:p>2G</text:p>
          </table:table-cell>
          <table:table-cell table:style-name="ce626"/>
          <table:table-cell table:style-name="ce631" office:value-type="string" calcext:value-type="string">
            <text:p>01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German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/>
          <table:table-cell table:style-name="ce739" office:value-type="float" office:value="7.0003" calcext:value-type="float">
            <text:p>7,0003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20" calcext:value-type="float">
            <text:p>20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7]=&quot;&quot;;&quot;&quot;;VLOOKUP([.$A17];PARTITE_GIRONI;4;0))" office:value-type="string" office:string-value="Coccodrilli (13)" calcext:value-type="string">
            <text:p>Coccodrilli (13)</text:p>
          </table:table-cell>
          <table:table-cell table:style-name="ce232"/>
          <table:table-cell table:style-name="ce235"/>
          <table:table-cell table:style-name="ce188" table:formula="of:=IF([.$A17]=&quot;&quot;;&quot;&quot;;VLOOKUP([.$A17];PARTITE_GIRONI;6;0))" office:value-type="string" office:string-value="Aquile (15)" calcext:value-type="string">
            <text:p>Aquile (15)</text:p>
          </table:table-cell>
          <table:table-cell table:style-name="ce492" table:formula="of:=IF([.$A17]=&quot;&quot;;&quot;&quot;;VLOOKUP([.$A17];PARTITE_GIRONI;2;0))" office:value-type="string" office:string-value="D" calcext:value-type="string">
            <text:p>D</text:p>
          </table:table-cell>
          <table:table-cell table:style-name="ce492" table:formula="of:=IF([.$A17]=&quot;&quot;;&quot;&quot;;VLOOKUP([.$A17];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75" table:formula="of:=VLOOKUP(ROW()-14;CLASSIFICA_GIRONE_C;4;0)" office:value-type="string" office:string-value="Elefanti (9)" calcext:value-type="string">
            <text:p>Elefanti (9)</text:p>
          </table:table-cell>
          <table:table-cell table:style-name="ce307" table:formula="of:=VLOOKUP(ROW()-14;CLASSIFICA_GIRONE_C;5;0)" office:value-type="float" office:value="3" calcext:value-type="float">
            <text:p>3</text:p>
          </table:table-cell>
          <table:table-cell table:style-name="ce336" table:formula="of:=VLOOKUP(ROW()-14;CLASSIFICA_GIRONE_C;6;0)" office:value-type="float" office:value="1" calcext:value-type="float">
            <text:p>1</text:p>
          </table:table-cell>
          <table:table-cell table:style-name="ce351" table:formula="of:=VLOOKUP(ROW()-14;CLASSIFICA_GIRONE_C;7;0)" office:value-type="float" office:value="2" calcext:value-type="float">
            <text:p>2</text:p>
          </table:table-cell>
          <table:table-cell table:style-name="ce356" table:formula="of:=VLOOKUP(ROW()-14;CLASSIFICA_GIRONE_C;8;0)" office:value-type="float" office:value="0" calcext:value-type="float">
            <text:p>0</text:p>
          </table:table-cell>
          <table:table-cell table:style-name="ce356" table:formula="of:=VLOOKUP(ROW()-14;CLASSIFICA_GIRONE_C;9;0)" office:value-type="float" office:value="4" calcext:value-type="float">
            <text:p>4</text:p>
          </table:table-cell>
          <table:table-cell table:style-name="ce356" table:formula="of:=VLOOKUP(ROW()-14;CLASSIFICA_GIRONE_C;10;0)" office:value-type="float" office:value="154" calcext:value-type="float">
            <text:p>154</text:p>
          </table:table-cell>
          <table:table-cell table:style-name="ce356" table:formula="of:=VLOOKUP(ROW()-14;CLASSIFICA_GIRONE_C;11;0)" office:value-type="float" office:value="237" calcext:value-type="float">
            <text:p>237</text:p>
          </table:table-cell>
          <table:table-cell table:style-name="ce367" table:formula="of:=VLOOKUP(ROW()-14;CLASSIFICA_GIRONE_C;12;0)" office:value-type="float" office:value="-83" calcext:value-type="float">
            <text:p>-83</text:p>
          </table:table-cell>
          <table:table-cell table:style-name="ce420"/>
          <table:table-cell table:style-name="ce424"/>
          <table:table-cell table:style-name="ce630"/>
          <table:table-cell table:style-name="ce605"/>
          <table:table-cell table:style-name="ce655"/>
          <table:table-cell table:style-name="ce662"/>
          <table:table-cell table:style-name="ce626"/>
          <table:table-cell table:style-name="ce665" table:formula="of:=[.AA9]+1" office:value-type="float" office:value="58" calcext:value-type="float" table:number-columns-spanned="1" table:number-rows-spanned="2">
            <text:p>58</text:p>
          </table:table-cell>
          <table:table-cell table:style-name="ce479" table:formula="of:=IF([.X15]&amp;[.X16]=&quot;&quot;;&quot;Vincente &quot;&amp;[.V15];IF([.X15]&gt;[.X16];[.W15];[.W16]))" office:value-type="string" office:string-value="Vincente 51" calcext:value-type="string">
            <text:p>Vincente 51</text:p>
          </table:table-cell>
          <table:table-cell table:style-name="ce686"/>
          <table:table-cell table:style-name="ce682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Polonia</text:p>
          </table:table-cell>
          <table:table-cell table:style-name="ce739" office:value-type="float" office:value="3" calcext:value-type="float">
            <text:p>3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/>
          <table:table-cell table:style-name="ce744" office:value-type="float" office:value="7.0002" calcext:value-type="float">
            <text:p>7</text:p>
          </table:table-cell>
          <table:table-cell table:style-name="ce744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5" calcext:value-type="float">
            <text:p>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18]=&quot;&quot;;&quot;&quot;;VLOOKUP([.$A18];PARTITE_GIRONI;4;0))" office:value-type="string" office:string-value="Pantere (2)" calcext:value-type="string">
            <text:p>Pantere (2)</text:p>
          </table:table-cell>
          <table:table-cell table:style-name="ce232"/>
          <table:table-cell table:style-name="ce235"/>
          <table:table-cell table:style-name="ce188" table:formula="of:=IF([.$A18]=&quot;&quot;;&quot;&quot;;VLOOKUP([.$A18];PARTITE_GIRONI;6;0))" office:value-type="string" office:string-value="Ghepardi (4)" calcext:value-type="string">
            <text:p>Ghepardi (4)</text:p>
          </table:table-cell>
          <table:table-cell table:style-name="ce492" table:formula="of:=IF([.$A18]=&quot;&quot;;&quot;&quot;;VLOOKUP([.$A18];PARTITE_GIRONI;2;0))" office:value-type="string" office:string-value="A" calcext:value-type="string">
            <text:p>A</text:p>
          </table:table-cell>
          <table:table-cell table:style-name="ce492" table:formula="of:=IF([.$A18]=&quot;&quot;;&quot;&quot;;VLOOKUP([.$A18];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75" table:formula="of:=VLOOKUP(ROW()-14;CLASSIFICA_GIRONE_C;4;0)" office:value-type="string" office:string-value="Iguane (12)" calcext:value-type="string">
            <text:p>Iguane (12)</text:p>
          </table:table-cell>
          <table:table-cell table:style-name="ce308" table:formula="of:=VLOOKUP(ROW()-14;CLASSIFICA_GIRONE_C;5;0)" office:value-type="float" office:value="3" calcext:value-type="float">
            <text:p>3</text:p>
          </table:table-cell>
          <table:table-cell table:style-name="ce337" table:formula="of:=VLOOKUP(ROW()-14;CLASSIFICA_GIRONE_C;6;0)" office:value-type="float" office:value="0" calcext:value-type="float">
            <text:p>0</text:p>
          </table:table-cell>
          <table:table-cell table:style-name="ce351" table:formula="of:=VLOOKUP(ROW()-14;CLASSIFICA_GIRONE_C;7;0)" office:value-type="float" office:value="3" calcext:value-type="float">
            <text:p>3</text:p>
          </table:table-cell>
          <table:table-cell table:style-name="ce356" table:formula="of:=VLOOKUP(ROW()-14;CLASSIFICA_GIRONE_C;8;0)" office:value-type="float" office:value="0" calcext:value-type="float">
            <text:p>0</text:p>
          </table:table-cell>
          <table:table-cell table:style-name="ce356" table:formula="of:=VLOOKUP(ROW()-14;CLASSIFICA_GIRONE_C;9;0)" office:value-type="float" office:value="3" calcext:value-type="float">
            <text:p>3</text:p>
          </table:table-cell>
          <table:table-cell table:style-name="ce356" table:formula="of:=VLOOKUP(ROW()-14;CLASSIFICA_GIRONE_C;10;0)" office:value-type="float" office:value="101" calcext:value-type="float">
            <text:p>101</text:p>
          </table:table-cell>
          <table:table-cell table:style-name="ce356" table:formula="of:=VLOOKUP(ROW()-14;CLASSIFICA_GIRONE_C;11;0)" office:value-type="float" office:value="213" calcext:value-type="float">
            <text:p>213</text:p>
          </table:table-cell>
          <table:table-cell table:style-name="ce367" table:formula="of:=VLOOKUP(ROW()-14;CLASSIFICA_GIRONE_C;12;0)" office:value-type="float" office:value="-112" calcext:value-type="float">
            <text:p>-112</text:p>
          </table:table-cell>
          <table:table-cell table:style-name="ce420"/>
          <table:table-cell table:style-name="ce424"/>
          <table:table-cell table:style-name="ce631" office:value-type="string" calcext:value-type="string">
            <text:p>26 Giu <text:s/>h. 21</text:p>
          </table:table-cell>
          <table:table-cell table:style-name="ce60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481" table:formula="of:=IF([.X19]&amp;[.X20]=&quot;&quot;;&quot;Vincente &quot;&amp;[.V19];IF([.X19]&gt;[.X20];[.W19];[.W20]))" office:value-type="string" office:string-value="Vincente 52" calcext:value-type="string">
            <text:p>Vincente 52</text:p>
          </table:table-cell>
          <table:table-cell table:style-name="ce689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Ucraina</text:p>
          </table:table-cell>
          <table:table-cell table:style-name="ce739" office:value-type="float" office:value="3" calcext:value-type="float">
            <text:p>3</text:p>
          </table:table-cell>
          <table:table-cell table:number-columns-repeated="2" table:style-name="ce739" office:value-type="float" office:value="0" calcext:value-type="float">
            <text:p>0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5" calcext:value-type="float">
            <text:p>5</text:p>
          </table:table-cell>
          <table:table-cell table:style-name="ce739"/>
          <table:table-cell table:style-name="ce739" office:value-type="float" office:value="-0.0005" calcext:value-type="float">
            <text:p>-0,0005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11" calcext:value-type="float">
            <text:p>1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19]=&quot;&quot;;&quot;&quot;;VLOOKUP([.$A19];PARTITE_GIRONI;4;0))" office:value-type="string" office:string-value="Puma (6)" calcext:value-type="string">
            <text:p>Puma (6)</text:p>
          </table:table-cell>
          <table:table-cell table:style-name="ce232"/>
          <table:table-cell table:style-name="ce235"/>
          <table:table-cell table:style-name="ce188" table:formula="of:=IF([.$A19]=&quot;&quot;;&quot;&quot;;VLOOKUP([.$A19];PARTITE_GIRONI;6;0))" office:value-type="string" office:string-value="Serval (8)" calcext:value-type="string">
            <text:p>Serval (8)</text:p>
          </table:table-cell>
          <table:table-cell table:style-name="ce492" table:formula="of:=IF([.$A19]=&quot;&quot;;&quot;&quot;;VLOOKUP([.$A19];PARTITE_GIRONI;2;0))" office:value-type="string" office:string-value="B" calcext:value-type="string">
            <text:p>B</text:p>
          </table:table-cell>
          <table:table-cell table:style-name="ce492" table:formula="of:=IF([.$A19]=&quot;&quot;;&quot;&quot;;VLOOKUP([.$A19];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76" office:value-type="string" calcext:value-type="string">
            <text:p>Gruppo D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V</text:p>
          </table:table-cell>
          <table:table-cell table:style-name="ce309" office:value-type="string" calcext:value-type="string">
            <text:p>P</text:p>
          </table:table-cell>
          <table:table-cell table:style-name="ce309" office:value-type="string" calcext:value-type="string">
            <text:p>F</text:p>
          </table:table-cell>
          <table:table-cell table:style-name="ce309" office:value-type="string" calcext:value-type="string">
            <text:p>PC</text:p>
          </table:table-cell>
          <table:table-cell table:style-name="ce309" office:value-type="string" calcext:value-type="string">
            <text:p>PGF</text:p>
          </table:table-cell>
          <table:table-cell table:style-name="ce309" office:value-type="string" calcext:value-type="string">
            <text:p>PGS</text:p>
          </table:table-cell>
          <table:table-cell table:style-name="ce309" office:value-type="string" calcext:value-type="string">
            <text:p>DPG</text:p>
          </table:table-cell>
          <table:table-cell table:style-name="ce420"/>
          <table:table-cell table:style-name="ce424"/>
          <table:table-cell table:style-name="ce632" table:formula="of:=[.V15]+1" office:value-type="float" office:value="52" calcext:value-type="float" table:number-columns-spanned="1" table:number-rows-spanned="2">
            <text:p>52</text:p>
          </table:table-cell>
          <table:table-cell table:style-name="ce638" table:formula="of:=[.K30]" office:value-type="string" office:string-value="Balene (21)" calcext:value-type="string">
            <text:p>Balene (21)</text:p>
          </table:table-cell>
          <table:table-cell table:style-name="ce482"/>
          <table:table-cell table:style-name="ce661" office:value-type="string" calcext:value-type="string">
            <text:p>1F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31" office:value-type="string" calcext:value-type="string">
            <text:p>10 Lug <text:s/>h. 21</text:p>
          </table:table-cell>
          <table:table-cell table:style-name="ce626" table:number-columns-repeated="2"/>
          <table:table-cell table:style-name="ce260" table:number-columns-repeated="13"/>
          <table:table-cell table:style-name="ce626" table:number-columns-repeated="49"/>
          <table:table-cell table:style-name="ce735" office:value-type="string" calcext:value-type="string">
            <text:p>Gruppo D</text:p>
          </table:table-cell>
          <table:table-cell table:style-name="ce742" office:value-type="string" calcext:value-type="string">
            <text:p>G</text:p>
          </table:table-cell>
          <table:table-cell table:style-name="ce735" office:value-type="string" calcext:value-type="string">
            <text:p>V</text:p>
          </table:table-cell>
          <table:table-cell table:style-name="ce735" office:value-type="string" calcext:value-type="string">
            <text:p>N</text:p>
          </table:table-cell>
          <table:table-cell table:style-name="ce735" office:value-type="string" calcext:value-type="string">
            <text:p>P</text:p>
          </table:table-cell>
          <table:table-cell table:style-name="ce735" office:value-type="string" calcext:value-type="string">
            <text:p>GF</text:p>
          </table:table-cell>
          <table:table-cell table:style-name="ce735" office:value-type="string" calcext:value-type="string">
            <text:p>GS</text:p>
          </table:table-cell>
          <table:table-cell table:style-name="ce735"/>
          <table:table-cell table:style-name="ce735" office:value-type="string" calcext:value-type="string">
            <text:p>P.ti</text:p>
          </table:table-cell>
          <table:table-cell table:style-name="ce735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17" calcext:value-type="float">
            <text:p>17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20]=&quot;&quot;;&quot;&quot;;VLOOKUP([.$A20];PARTITE_GIRONI;4;0))" office:value-type="string" office:string-value="Giraffe (10)" calcext:value-type="string">
            <text:p>Giraffe (10)</text:p>
          </table:table-cell>
          <table:table-cell table:style-name="ce232"/>
          <table:table-cell table:style-name="ce235"/>
          <table:table-cell table:style-name="ce188" table:formula="of:=IF([.$A20]=&quot;&quot;;&quot;&quot;;VLOOKUP([.$A20];PARTITE_GIRONI;6;0))" office:value-type="string" office:string-value="Iguane (12)" calcext:value-type="string">
            <text:p>Iguane (12)</text:p>
          </table:table-cell>
          <table:table-cell table:style-name="ce492" table:formula="of:=IF([.$A20]=&quot;&quot;;&quot;&quot;;VLOOKUP([.$A20];PARTITE_GIRONI;2;0))" office:value-type="string" office:string-value="C" calcext:value-type="string">
            <text:p>C</text:p>
          </table:table-cell>
          <table:table-cell table:style-name="ce492" table:formula="of:=IF([.$A20]=&quot;&quot;;&quot;&quot;;VLOOKUP([.$A20];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77" table:formula="of:=VLOOKUP(ROW()-19;CLASSIFICA_GIRONE_D;4;0)" office:value-type="string" office:string-value="Pitoni (14)" calcext:value-type="string">
            <text:p>Pitoni (14)</text:p>
          </table:table-cell>
          <table:table-cell table:style-name="ce310" table:formula="of:=VLOOKUP(ROW()-19;CLASSIFICA_GIRONE_D;5;0)" office:value-type="float" office:value="3" calcext:value-type="float">
            <text:p>3</text:p>
          </table:table-cell>
          <table:table-cell table:style-name="ce310" table:formula="of:=VLOOKUP(ROW()-19;CLASSIFICA_GIRONE_D;6;0)" office:value-type="float" office:value="2" calcext:value-type="float">
            <text:p>2</text:p>
          </table:table-cell>
          <table:table-cell table:style-name="ce310" table:formula="of:=VLOOKUP(ROW()-19;CLASSIFICA_GIRONE_D;7;0)" office:value-type="float" office:value="1" calcext:value-type="float">
            <text:p>1</text:p>
          </table:table-cell>
          <table:table-cell table:style-name="ce310" table:formula="of:=VLOOKUP(ROW()-19;CLASSIFICA_GIRONE_D;8;0)" office:value-type="float" office:value="0" calcext:value-type="float">
            <text:p>0</text:p>
          </table:table-cell>
          <table:table-cell table:style-name="ce310" table:formula="of:=VLOOKUP(ROW()-19;CLASSIFICA_GIRONE_D;9;0)" office:value-type="float" office:value="5" calcext:value-type="float">
            <text:p>5</text:p>
          </table:table-cell>
          <table:table-cell table:style-name="ce310" table:formula="of:=VLOOKUP(ROW()-19;CLASSIFICA_GIRONE_D;10;0)" office:value-type="float" office:value="218" calcext:value-type="float">
            <text:p>218</text:p>
          </table:table-cell>
          <table:table-cell table:style-name="ce310" table:formula="of:=VLOOKUP(ROW()-19;CLASSIFICA_GIRONE_D;11;0)" office:value-type="float" office:value="206" calcext:value-type="float">
            <text:p>206</text:p>
          </table:table-cell>
          <table:table-cell table:style-name="ce368" table:formula="of:=VLOOKUP(ROW()-19;CLASSIFICA_GIRONE_D;12;0)" office:value-type="float" office:value="12" calcext:value-type="float">
            <text:p>+12</text:p>
          </table:table-cell>
          <table:table-cell table:style-name="ce420"/>
          <table:table-cell table:style-name="ce424"/>
          <table:covered-table-cell table:style-name="ce448"/>
          <table:table-cell table:style-name="ce641" table:formula="of:=[.K41]" office:value-type="string" office:string-value="Piranha (29)" calcext:value-type="string">
            <text:p>Piranha (29)</text:p>
          </table:table-cell>
          <table:table-cell table:style-name="ce483"/>
          <table:table-cell table:style-name="ce658" office:value-type="string" calcext:value-type="string">
            <text:p>2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95" table:formula="of:=[.AF29]+1" office:value-type="float" office:value="63" calcext:value-type="float" table:number-columns-spanned="1" table:number-rows-spanned="2">
            <text:p>63</text:p>
          </table:table-cell>
          <table:table-cell table:style-name="ce479" table:formula="of:=IF([.AH13]&amp;[.AH14]=&quot;&quot;;&quot;Vincente &quot;&amp;[.AF13];IF([.AH13]&gt;[.AH14];[.AG13];[.AG14]))" office:value-type="string" office:string-value="Vincente 61" calcext:value-type="string">
            <text:p>Vincente 61</text:p>
          </table:table-cell>
          <table:table-cell table:style-name="ce732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Turch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0" calcext:value-type="float">
            <text:p>0</text:p>
          </table:table-cell>
          <table:table-cell table:number-columns-repeated="2" table:style-name="ce739" office:value-type="float" office:value="2" calcext:value-type="float">
            <text:p>2</text:p>
          </table:table-cell>
          <table:table-cell table:style-name="ce739" office:value-type="float" office:value="4" calcext:value-type="float">
            <text:p>4</text:p>
          </table:table-cell>
          <table:table-cell table:style-name="ce739"/>
          <table:table-cell table:style-name="ce739" office:value-type="float" office:value="2.9998" calcext:value-type="float">
            <text:p>2,9998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23" calcext:value-type="float">
            <text:p>2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21]=&quot;&quot;;&quot;&quot;;VLOOKUP([.$A21];PARTITE_GIRONI;4;0))" office:value-type="string" office:string-value="Pitoni (14)" calcext:value-type="string">
            <text:p>Pitoni (14)</text:p>
          </table:table-cell>
          <table:table-cell table:style-name="ce232"/>
          <table:table-cell table:style-name="ce235"/>
          <table:table-cell table:style-name="ce188" table:formula="of:=IF([.$A21]=&quot;&quot;;&quot;&quot;;VLOOKUP([.$A21];PARTITE_GIRONI;6;0))" office:value-type="string" office:string-value="Falchi (16)" calcext:value-type="string">
            <text:p>Falchi (16)</text:p>
          </table:table-cell>
          <table:table-cell table:style-name="ce492" table:formula="of:=IF([.$A21]=&quot;&quot;;&quot;&quot;;VLOOKUP([.$A21];PARTITE_GIRONI;2;0))" office:value-type="string" office:string-value="D" calcext:value-type="string">
            <text:p>D</text:p>
          </table:table-cell>
          <table:table-cell table:style-name="ce492" table:formula="of:=IF([.$A21]=&quot;&quot;;&quot;&quot;;VLOOKUP([.$A21];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78" table:formula="of:=VLOOKUP(ROW()-19;CLASSIFICA_GIRONE_D;4;0)" office:value-type="string" office:string-value="Aquile (15)" calcext:value-type="string">
            <text:p>Aquile (15)</text:p>
          </table:table-cell>
          <table:table-cell table:style-name="ce311" table:formula="of:=VLOOKUP(ROW()-19;CLASSIFICA_GIRONE_D;5;0)" office:value-type="float" office:value="3" calcext:value-type="float">
            <text:p>3</text:p>
          </table:table-cell>
          <table:table-cell table:style-name="ce338" table:formula="of:=VLOOKUP(ROW()-19;CLASSIFICA_GIRONE_D;6;0)" office:value-type="float" office:value="2" calcext:value-type="float">
            <text:p>2</text:p>
          </table:table-cell>
          <table:table-cell table:style-name="ce338" table:formula="of:=VLOOKUP(ROW()-19;CLASSIFICA_GIRONE_D;7;0)" office:value-type="float" office:value="1" calcext:value-type="float">
            <text:p>1</text:p>
          </table:table-cell>
          <table:table-cell table:style-name="ce338" table:formula="of:=VLOOKUP(ROW()-19;CLASSIFICA_GIRONE_D;8;0)" office:value-type="float" office:value="0" calcext:value-type="float">
            <text:p>0</text:p>
          </table:table-cell>
          <table:table-cell table:style-name="ce338" table:formula="of:=VLOOKUP(ROW()-19;CLASSIFICA_GIRONE_D;9;0)" office:value-type="float" office:value="5" calcext:value-type="float">
            <text:p>5</text:p>
          </table:table-cell>
          <table:table-cell table:style-name="ce338" table:formula="of:=VLOOKUP(ROW()-19;CLASSIFICA_GIRONE_D;10;0)" office:value-type="float" office:value="154" calcext:value-type="float">
            <text:p>154</text:p>
          </table:table-cell>
          <table:table-cell table:style-name="ce338" table:formula="of:=VLOOKUP(ROW()-19;CLASSIFICA_GIRONE_D;11;0)" office:value-type="float" office:value="140" calcext:value-type="float">
            <text:p>140</text:p>
          </table:table-cell>
          <table:table-cell table:style-name="ce369" table:formula="of:=VLOOKUP(ROW()-19;CLASSIFICA_GIRONE_D;12;0)" office:value-type="float" office:value="14" calcext:value-type="float">
            <text:p>+14</text:p>
          </table:table-cell>
          <table:table-cell table:style-name="ce420"/>
          <table:table-cell table:style-name="ce424"/>
          <table:table-cell table:style-name="ce630"/>
          <table:table-cell table:style-name="ce605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64"/>
          <table:covered-table-cell table:style-name="ce696"/>
          <table:table-cell table:style-name="ce722" table:formula="of:=IF([.AH29]&amp;[.AH30]=&quot;&quot;;&quot;Vincente &quot;&amp;[.AF29];IF([.AH29]&gt;[.AH30];[.AG29];[.AG30]))" office:value-type="string" office:string-value="Vincente 62" calcext:value-type="string">
            <text:p>Vincente 62</text:p>
          </table:table-cell>
          <table:table-cell table:style-name="ce741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Croaz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5" calcext:value-type="float">
            <text:p>5</text:p>
          </table:table-cell>
          <table:table-cell table:style-name="ce739" office:value-type="float" office:value="3" calcext:value-type="float">
            <text:p>3</text:p>
          </table:table-cell>
          <table:table-cell table:style-name="ce739"/>
          <table:table-cell table:style-name="ce739" office:value-type="float" office:value="7.0002" calcext:value-type="float">
            <text:p>7,0002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25" calcext:value-type="float">
            <text:p>2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2]=&quot;&quot;;&quot;&quot;;VLOOKUP([.$A22];PARTITE_GIRONI;4;0))" office:value-type="string" office:string-value="Bisonti (17)" calcext:value-type="string">
            <text:p>Bisonti (17)</text:p>
          </table:table-cell>
          <table:table-cell table:style-name="ce232"/>
          <table:table-cell table:style-name="ce235"/>
          <table:table-cell table:style-name="ce188" table:formula="of:=IF([.$A22]=&quot;&quot;;&quot;&quot;;VLOOKUP([.$A22];PARTITE_GIRONI;6;0))" office:value-type="string" office:string-value="Bufali (18)" calcext:value-type="string">
            <text:p>Bufali (18)</text:p>
          </table:table-cell>
          <table:table-cell table:style-name="ce492" table:formula="of:=IF([.$A22]=&quot;&quot;;&quot;&quot;;VLOOKUP([.$A22];PARTITE_GIRONI;2;0))" office:value-type="string" office:string-value="E" calcext:value-type="string">
            <text:p>E</text:p>
          </table:table-cell>
          <table:table-cell table:style-name="ce492" table:formula="of:=IF([.$A22]=&quot;&quot;;&quot;&quot;;VLOOKUP([.$A22];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79" table:formula="of:=VLOOKUP(ROW()-19;CLASSIFICA_GIRONE_D;4;0)" office:value-type="string" office:string-value="Coccodrilli (13)" calcext:value-type="string">
            <text:p>Coccodrilli (13)</text:p>
          </table:table-cell>
          <table:table-cell table:style-name="ce312" table:formula="of:=VLOOKUP(ROW()-19;CLASSIFICA_GIRONE_D;5;0)" office:value-type="float" office:value="3" calcext:value-type="float">
            <text:p>3</text:p>
          </table:table-cell>
          <table:table-cell table:style-name="ce339" table:formula="of:=VLOOKUP(ROW()-19;CLASSIFICA_GIRONE_D;6;0)" office:value-type="float" office:value="1" calcext:value-type="float">
            <text:p>1</text:p>
          </table:table-cell>
          <table:table-cell table:style-name="ce352" table:formula="of:=VLOOKUP(ROW()-19;CLASSIFICA_GIRONE_D;7;0)" office:value-type="float" office:value="2" calcext:value-type="float">
            <text:p>2</text:p>
          </table:table-cell>
          <table:table-cell table:style-name="ce357" table:formula="of:=VLOOKUP(ROW()-19;CLASSIFICA_GIRONE_D;8;0)" office:value-type="float" office:value="0" calcext:value-type="float">
            <text:p>0</text:p>
          </table:table-cell>
          <table:table-cell table:style-name="ce357" table:formula="of:=VLOOKUP(ROW()-19;CLASSIFICA_GIRONE_D;9;0)" office:value-type="float" office:value="4" calcext:value-type="float">
            <text:p>4</text:p>
          </table:table-cell>
          <table:table-cell table:style-name="ce357" table:formula="of:=VLOOKUP(ROW()-19;CLASSIFICA_GIRONE_D;10;0)" office:value-type="float" office:value="171" calcext:value-type="float">
            <text:p>171</text:p>
          </table:table-cell>
          <table:table-cell table:style-name="ce357" table:formula="of:=VLOOKUP(ROW()-19;CLASSIFICA_GIRONE_D;11;0)" office:value-type="float" office:value="161" calcext:value-type="float">
            <text:p>161</text:p>
          </table:table-cell>
          <table:table-cell table:style-name="ce370" table:formula="of:=VLOOKUP(ROW()-19;CLASSIFICA_GIRONE_D;12;0)" office:value-type="float" office:value="10" calcext:value-type="float">
            <text:p>+10</text:p>
          </table:table-cell>
          <table:table-cell table:style-name="ce420"/>
          <table:table-cell table:style-name="ce424"/>
          <table:table-cell table:style-name="ce631" office:value-type="string" calcext:value-type="string">
            <text:p>26 Giu <text:s/>h. 18</text:p>
          </table:table-cell>
          <table:table-cell table:style-name="ce605"/>
          <table:table-cell table:style-name="ce657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Spagna</text:p>
          </table:table-cell>
          <table:table-cell table:style-name="ce739" office:value-type="float" office:value="3" calcext:value-type="float">
            <text:p>3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5" calcext:value-type="float">
            <text:p>5</text:p>
          </table:table-cell>
          <table:table-cell table:style-name="ce744" office:value-type="float" office:value="2" calcext:value-type="float">
            <text:p>2</text:p>
          </table:table-cell>
          <table:table-cell table:style-name="ce744"/>
          <table:table-cell table:style-name="ce744" office:value-type="float" office:value="6.0003" calcext:value-type="float">
            <text:p>6</text:p>
          </table:table-cell>
          <table:table-cell table:style-name="ce744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31" calcext:value-type="float">
            <text:p>3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3]=&quot;&quot;;&quot;&quot;;VLOOKUP([.$A23];PARTITE_GIRONI;4;0))" office:value-type="string" office:string-value="Balene (21)" calcext:value-type="string">
            <text:p>Balene (21)</text:p>
          </table:table-cell>
          <table:table-cell table:style-name="ce232"/>
          <table:table-cell table:style-name="ce235"/>
          <table:table-cell table:style-name="ce188" table:formula="of:=IF([.$A23]=&quot;&quot;;&quot;&quot;;VLOOKUP([.$A23];PARTITE_GIRONI;6;0))" office:value-type="string" office:string-value="Gabbiani (22)" calcext:value-type="string">
            <text:p>Gabbiani (22)</text:p>
          </table:table-cell>
          <table:table-cell table:style-name="ce492" table:formula="of:=IF([.$A23]=&quot;&quot;;&quot;&quot;;VLOOKUP([.$A23];PARTITE_GIRONI;2;0))" office:value-type="string" office:string-value="F" calcext:value-type="string">
            <text:p>F</text:p>
          </table:table-cell>
          <table:table-cell table:style-name="ce492" table:formula="of:=IF([.$A23]=&quot;&quot;;&quot;&quot;;VLOOKUP([.$A23];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79" table:formula="of:=VLOOKUP(ROW()-19;CLASSIFICA_GIRONE_D;4;0)" office:value-type="string" office:string-value="Falchi (16)" calcext:value-type="string">
            <text:p>Falchi (16)</text:p>
          </table:table-cell>
          <table:table-cell table:style-name="ce313" table:formula="of:=VLOOKUP(ROW()-19;CLASSIFICA_GIRONE_D;5;0)" office:value-type="float" office:value="3" calcext:value-type="float">
            <text:p>3</text:p>
          </table:table-cell>
          <table:table-cell table:style-name="ce340" table:formula="of:=VLOOKUP(ROW()-19;CLASSIFICA_GIRONE_D;6;0)" office:value-type="float" office:value="1" calcext:value-type="float">
            <text:p>1</text:p>
          </table:table-cell>
          <table:table-cell table:style-name="ce352" table:formula="of:=VLOOKUP(ROW()-19;CLASSIFICA_GIRONE_D;7;0)" office:value-type="float" office:value="2" calcext:value-type="float">
            <text:p>2</text:p>
          </table:table-cell>
          <table:table-cell table:style-name="ce357" table:formula="of:=VLOOKUP(ROW()-19;CLASSIFICA_GIRONE_D;8;0)" office:value-type="float" office:value="0" calcext:value-type="float">
            <text:p>0</text:p>
          </table:table-cell>
          <table:table-cell table:style-name="ce357" table:formula="of:=VLOOKUP(ROW()-19;CLASSIFICA_GIRONE_D;9;0)" office:value-type="float" office:value="4" calcext:value-type="float">
            <text:p>4</text:p>
          </table:table-cell>
          <table:table-cell table:style-name="ce357" table:formula="of:=VLOOKUP(ROW()-19;CLASSIFICA_GIRONE_D;10;0)" office:value-type="float" office:value="173" calcext:value-type="float">
            <text:p>173</text:p>
          </table:table-cell>
          <table:table-cell table:style-name="ce357" table:formula="of:=VLOOKUP(ROW()-19;CLASSIFICA_GIRONE_D;11;0)" office:value-type="float" office:value="209" calcext:value-type="float">
            <text:p>209</text:p>
          </table:table-cell>
          <table:table-cell table:style-name="ce370" table:formula="of:=VLOOKUP(ROW()-19;CLASSIFICA_GIRONE_D;12;0)" office:value-type="float" office:value="-36" calcext:value-type="float">
            <text:p>-36</text:p>
          </table:table-cell>
          <table:table-cell table:style-name="ce420"/>
          <table:table-cell table:style-name="ce424"/>
          <table:table-cell table:style-name="ce632" table:formula="of:=[.V19]+1" office:value-type="float" office:value="53" calcext:value-type="float" table:number-columns-spanned="1" table:number-rows-spanned="2">
            <text:p>53</text:p>
          </table:table-cell>
          <table:table-cell table:style-name="ce638" table:formula="of:=[.K40]" office:value-type="string" office:string-value="Scorpioni (30)" calcext:value-type="string">
            <text:p>Scorpioni (30)</text:p>
          </table:table-cell>
          <table:table-cell table:style-name="ce482"/>
          <table:table-cell table:style-name="ce658" office:value-type="string" calcext:value-type="string">
            <text:p>1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Rep. Cec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number-columns-repeated="2" table:style-name="ce739" office:value-type="float" office:value="2" calcext:value-type="float">
            <text:p>2</text:p>
          </table:table-cell>
          <table:table-cell table:style-name="ce739" office:value-type="float" office:value="5" calcext:value-type="float">
            <text:p>5</text:p>
          </table:table-cell>
          <table:table-cell table:style-name="ce739"/>
          <table:table-cell table:style-name="ce739" office:value-type="float" office:value="0.9997" calcext:value-type="float">
            <text:p>0,9997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37" calcext:value-type="float">
            <text:p>37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4]=&quot;&quot;;&quot;&quot;;VLOOKUP([.$A24];PARTITE_GIRONI;4;0))" office:value-type="string" office:string-value="Istrici (25)" calcext:value-type="string">
            <text:p>Istrici (25)</text:p>
          </table:table-cell>
          <table:table-cell table:style-name="ce232"/>
          <table:table-cell table:style-name="ce235"/>
          <table:table-cell table:style-name="ce188" table:formula="of:=IF([.$A24]=&quot;&quot;;&quot;&quot;;VLOOKUP([.$A24];PARTITE_GIRONI;6;0))" office:value-type="string" office:string-value="Gorilla (26)" calcext:value-type="string">
            <text:p>Gorilla (26)</text:p>
          </table:table-cell>
          <table:table-cell table:style-name="ce492" table:formula="of:=IF([.$A24]=&quot;&quot;;&quot;&quot;;VLOOKUP([.$A24];PARTITE_GIRONI;2;0))" office:value-type="string" office:string-value="G" calcext:value-type="string">
            <text:p>G</text:p>
          </table:table-cell>
          <table:table-cell table:style-name="ce492" table:formula="of:=IF([.$A24]=&quot;&quot;;&quot;&quot;;VLOOKUP([.$A24];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80" office:value-type="string" calcext:value-type="string">
            <text:p>Gruppo E</text:p>
          </table:table-cell>
          <table:table-cell table:style-name="ce314" office:value-type="string" calcext:value-type="string">
            <text:p>G</text:p>
          </table:table-cell>
          <table:table-cell table:style-name="ce341" office:value-type="string" calcext:value-type="string">
            <text:p>V</text:p>
          </table:table-cell>
          <table:table-cell table:style-name="ce341" office:value-type="string" calcext:value-type="string">
            <text:p>P</text:p>
          </table:table-cell>
          <table:table-cell table:style-name="ce341" office:value-type="string" calcext:value-type="string">
            <text:p>F</text:p>
          </table:table-cell>
          <table:table-cell table:style-name="ce341" office:value-type="string" calcext:value-type="string">
            <text:p>PC</text:p>
          </table:table-cell>
          <table:table-cell table:style-name="ce341" office:value-type="string" calcext:value-type="string">
            <text:p>PGF</text:p>
          </table:table-cell>
          <table:table-cell table:style-name="ce341" office:value-type="string" calcext:value-type="string">
            <text:p>PGS</text:p>
          </table:table-cell>
          <table:table-cell table:style-name="ce371" office:value-type="string" calcext:value-type="string">
            <text:p>DPG</text:p>
          </table:table-cell>
          <table:table-cell table:style-name="ce420"/>
          <table:table-cell table:style-name="ce424"/>
          <table:covered-table-cell table:style-name="ce448"/>
          <table:table-cell table:style-name="ce642" table:formula="of:=[.K31]" office:value-type="string" office:string-value="Gabbiani (22)" calcext:value-type="string">
            <text:p>Gabbiani (22)</text:p>
          </table:table-cell>
          <table:table-cell table:style-name="ce483"/>
          <table:table-cell table:style-name="ce659" office:value-type="string" calcext:value-type="string">
            <text:p>2F</text:p>
          </table:table-cell>
          <table:table-cell table:style-name="ce626"/>
          <table:table-cell table:style-name="ce631" office:value-type="string" calcext:value-type="string">
            <text:p>02 Lug <text:s/>h. 21</text:p>
          </table:table-cell>
          <table:table-cell table:style-name="ce626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6" office:value-type="string" calcext:value-type="string">
            <text:p>Gruppo E</text:p>
          </table:table-cell>
          <table:table-cell table:style-name="ce743" office:value-type="string" calcext:value-type="string">
            <text:p>G</text:p>
          </table:table-cell>
          <table:table-cell table:style-name="ce736" office:value-type="string" calcext:value-type="string">
            <text:p>V</text:p>
          </table:table-cell>
          <table:table-cell table:style-name="ce736" office:value-type="string" calcext:value-type="string">
            <text:p>N</text:p>
          </table:table-cell>
          <table:table-cell table:style-name="ce736" office:value-type="string" calcext:value-type="string">
            <text:p>P</text:p>
          </table:table-cell>
          <table:table-cell table:style-name="ce736" office:value-type="string" calcext:value-type="string">
            <text:p>GF</text:p>
          </table:table-cell>
          <table:table-cell table:style-name="ce736" office:value-type="string" calcext:value-type="string">
            <text:p>GS</text:p>
          </table:table-cell>
          <table:table-cell table:style-name="ce736"/>
          <table:table-cell table:style-name="ce736" office:value-type="string" calcext:value-type="string">
            <text:p>P.ti</text:p>
          </table:table-cell>
          <table:table-cell table:style-name="ce736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43" calcext:value-type="float">
            <text:p>4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5]=&quot;&quot;;&quot;&quot;;VLOOKUP([.$A25];PARTITE_GIRONI;4;0))" office:value-type="string" office:string-value="Piranha (29)" calcext:value-type="string">
            <text:p>Piranha (29)</text:p>
          </table:table-cell>
          <table:table-cell table:style-name="ce232"/>
          <table:table-cell table:style-name="ce235"/>
          <table:table-cell table:style-name="ce188" table:formula="of:=IF([.$A25]=&quot;&quot;;&quot;&quot;;VLOOKUP([.$A25];PARTITE_GIRONI;6;0))" office:value-type="string" office:string-value="Scorpioni (30)" calcext:value-type="string">
            <text:p>Scorpioni (30)</text:p>
          </table:table-cell>
          <table:table-cell table:style-name="ce492" table:formula="of:=IF([.$A25]=&quot;&quot;;&quot;&quot;;VLOOKUP([.$A25];PARTITE_GIRONI;2;0))" office:value-type="string" office:string-value="H" calcext:value-type="string">
            <text:p>H</text:p>
          </table:table-cell>
          <table:table-cell table:style-name="ce492" table:formula="of:=IF([.$A25]=&quot;&quot;;&quot;&quot;;VLOOKUP([.$A25];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81" table:formula="of:=VLOOKUP(ROW()-24;CLASSIFICA_GIRONE_E;4;0)" office:value-type="string" office:string-value="Cinghiali (20)" calcext:value-type="string">
            <text:p>Cinghiali (20)</text:p>
          </table:table-cell>
          <table:table-cell table:style-name="ce315" table:formula="of:=VLOOKUP(ROW()-24;CLASSIFICA_GIRONE_E;5;0)" office:value-type="float" office:value="3" calcext:value-type="float">
            <text:p>3</text:p>
          </table:table-cell>
          <table:table-cell table:style-name="ce315" table:formula="of:=VLOOKUP(ROW()-24;CLASSIFICA_GIRONE_E;6;0)" office:value-type="float" office:value="3" calcext:value-type="float">
            <text:p>3</text:p>
          </table:table-cell>
          <table:table-cell table:style-name="ce315" table:formula="of:=VLOOKUP(ROW()-24;CLASSIFICA_GIRONE_E;7;0)" office:value-type="float" office:value="0" calcext:value-type="float">
            <text:p>0</text:p>
          </table:table-cell>
          <table:table-cell table:style-name="ce315" table:formula="of:=VLOOKUP(ROW()-24;CLASSIFICA_GIRONE_E;8;0)" office:value-type="float" office:value="0" calcext:value-type="float">
            <text:p>0</text:p>
          </table:table-cell>
          <table:table-cell table:style-name="ce315" table:formula="of:=VLOOKUP(ROW()-24;CLASSIFICA_GIRONE_E;9;0)" office:value-type="float" office:value="6" calcext:value-type="float">
            <text:p>6</text:p>
          </table:table-cell>
          <table:table-cell table:style-name="ce315" table:formula="of:=VLOOKUP(ROW()-24;CLASSIFICA_GIRONE_E;10;0)" office:value-type="float" office:value="122" calcext:value-type="float">
            <text:p>122</text:p>
          </table:table-cell>
          <table:table-cell table:style-name="ce315" table:formula="of:=VLOOKUP(ROW()-24;CLASSIFICA_GIRONE_E;11;0)" office:value-type="float" office:value="42" calcext:value-type="float">
            <text:p>42</text:p>
          </table:table-cell>
          <table:table-cell table:style-name="ce372" table:formula="of:=VLOOKUP(ROW()-24;CLASSIFICA_GIRONE_E;12;0)" office:value-type="float" office:value="80" calcext:value-type="float">
            <text:p>+80</text:p>
          </table:table-cell>
          <table:table-cell table:style-name="ce420"/>
          <table:table-cell table:style-name="ce424"/>
          <table:table-cell table:style-name="ce630"/>
          <table:table-cell table:style-name="ce605"/>
          <table:table-cell table:style-name="ce655"/>
          <table:table-cell table:style-name="ce662"/>
          <table:table-cell table:style-name="ce626"/>
          <table:table-cell table:style-name="ce665" table:formula="of:=[.AA17]+1" office:value-type="float" office:value="59" calcext:value-type="float" table:number-columns-spanned="1" table:number-rows-spanned="2">
            <text:p>59</text:p>
          </table:table-cell>
          <table:table-cell table:style-name="ce479" table:formula="of:=IF([.X23]&amp;[.X24]=&quot;&quot;;&quot;Vincente &quot;&amp;[.V23];IF([.X23]&gt;[.X24];[.W23];[.W24]))" office:value-type="string" office:string-value="Vincente 53" calcext:value-type="string">
            <text:p>Vincente 53</text:p>
          </table:table-cell>
          <table:table-cell table:style-name="ce690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Ital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1" calcext:value-type="float">
            <text:p>1</text:p>
          </table:table-cell>
          <table:table-cell table:style-name="ce739"/>
          <table:table-cell table:style-name="ce739" office:value-type="float" office:value="6.0002" calcext:value-type="float">
            <text:p>6,0002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30" calcext:value-type="float">
            <text:p>30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6]=&quot;&quot;;&quot;&quot;;VLOOKUP([.$A26];PARTITE_GIRONI;4;0))" office:value-type="string" office:string-value="Cervi (19)" calcext:value-type="string">
            <text:p>Cervi (19)</text:p>
          </table:table-cell>
          <table:table-cell table:style-name="ce232"/>
          <table:table-cell table:style-name="ce235"/>
          <table:table-cell table:style-name="ce188" table:formula="of:=IF([.$A26]=&quot;&quot;;&quot;&quot;;VLOOKUP([.$A26];PARTITE_GIRONI;6;0))" office:value-type="string" office:string-value="Cinghiali (20)" calcext:value-type="string">
            <text:p>Cinghiali (20)</text:p>
          </table:table-cell>
          <table:table-cell table:style-name="ce492" table:formula="of:=IF([.$A26]=&quot;&quot;;&quot;&quot;;VLOOKUP([.$A26];PARTITE_GIRONI;2;0))" office:value-type="string" office:string-value="E" calcext:value-type="string">
            <text:p>E</text:p>
          </table:table-cell>
          <table:table-cell table:style-name="ce492" table:formula="of:=IF([.$A26]=&quot;&quot;;&quot;&quot;;VLOOKUP([.$A26];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82" table:formula="of:=VLOOKUP(ROW()-24;CLASSIFICA_GIRONE_E;4;0)" office:value-type="string" office:string-value="Bufali (18)" calcext:value-type="string">
            <text:p>Bufali (18)</text:p>
          </table:table-cell>
          <table:table-cell table:style-name="ce316" table:formula="of:=VLOOKUP(ROW()-24;CLASSIFICA_GIRONE_E;5;0)" office:value-type="float" office:value="3" calcext:value-type="float">
            <text:p>3</text:p>
          </table:table-cell>
          <table:table-cell table:style-name="ce342" table:formula="of:=VLOOKUP(ROW()-24;CLASSIFICA_GIRONE_E;6;0)" office:value-type="float" office:value="2" calcext:value-type="float">
            <text:p>2</text:p>
          </table:table-cell>
          <table:table-cell table:style-name="ce342" table:formula="of:=VLOOKUP(ROW()-24;CLASSIFICA_GIRONE_E;7;0)" office:value-type="float" office:value="0" calcext:value-type="float">
            <text:p>0</text:p>
          </table:table-cell>
          <table:table-cell table:style-name="ce342" table:formula="of:=VLOOKUP(ROW()-24;CLASSIFICA_GIRONE_E;8;0)" office:value-type="float" office:value="1" calcext:value-type="float">
            <text:p>1</text:p>
          </table:table-cell>
          <table:table-cell table:style-name="ce342" table:formula="of:=VLOOKUP(ROW()-24;CLASSIFICA_GIRONE_E;9;0)" office:value-type="float" office:value="4" calcext:value-type="float">
            <text:p>4</text:p>
          </table:table-cell>
          <table:table-cell table:style-name="ce342" table:formula="of:=VLOOKUP(ROW()-24;CLASSIFICA_GIRONE_E;10;0)" office:value-type="float" office:value="163" calcext:value-type="float">
            <text:p>163</text:p>
          </table:table-cell>
          <table:table-cell table:style-name="ce342" table:formula="of:=VLOOKUP(ROW()-24;CLASSIFICA_GIRONE_E;11;0)" office:value-type="float" office:value="155" calcext:value-type="float">
            <text:p>155</text:p>
          </table:table-cell>
          <table:table-cell table:style-name="ce373" table:formula="of:=VLOOKUP(ROW()-24;CLASSIFICA_GIRONE_E;12;0)" office:value-type="float" office:value="8" calcext:value-type="float">
            <text:p>+8</text:p>
          </table:table-cell>
          <table:table-cell table:style-name="ce420"/>
          <table:table-cell table:style-name="ce424"/>
          <table:table-cell table:style-name="ce631" office:value-type="string" calcext:value-type="string">
            <text:p>27 Giu <text:s/>h. 18</text:p>
          </table:table-cell>
          <table:table-cell table:style-name="ce60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484" table:formula="of:=IF([.X27]&amp;[.X28]=&quot;&quot;;&quot;Vincente &quot;&amp;[.V27];IF([.X27]&gt;[.X28];[.W27];[.W28]))" office:value-type="string" office:string-value="Vincente 54" calcext:value-type="string">
            <text:p>Vincente 54</text:p>
          </table:table-cell>
          <table:table-cell table:style-name="ce691"/>
          <table:table-cell table:style-name="ce681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729" table:number-columns-repeated="13"/>
          <table:table-cell table:style-name="ce626" table:number-columns-repeated="49"/>
          <table:table-cell table:style-name="ce731" office:value-type="string" calcext:value-type="string">
            <text:p>Belgio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4" calcext:value-type="float">
            <text:p>4</text:p>
          </table:table-cell>
          <table:table-cell table:style-name="ce739" office:value-type="float" office:value="2" calcext:value-type="float">
            <text:p>2</text:p>
          </table:table-cell>
          <table:table-cell table:style-name="ce739"/>
          <table:table-cell table:style-name="ce739" office:value-type="float" office:value="6.0002" calcext:value-type="float">
            <text:p>6,0002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36" calcext:value-type="float">
            <text:p>36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7]=&quot;&quot;;&quot;&quot;;VLOOKUP([.$A27];PARTITE_GIRONI;4;0))" office:value-type="string" office:string-value="Delfini (23)" calcext:value-type="string">
            <text:p>Delfini (23)</text:p>
          </table:table-cell>
          <table:table-cell table:style-name="ce232"/>
          <table:table-cell table:style-name="ce235"/>
          <table:table-cell table:style-name="ce188" table:formula="of:=IF([.$A27]=&quot;&quot;;&quot;&quot;;VLOOKUP([.$A27];PARTITE_GIRONI;6;0))" office:value-type="string" office:string-value="Fenicotteri (24)" calcext:value-type="string">
            <text:p>Fenicotteri (24)</text:p>
          </table:table-cell>
          <table:table-cell table:style-name="ce492" table:formula="of:=IF([.$A27]=&quot;&quot;;&quot;&quot;;VLOOKUP([.$A27];PARTITE_GIRONI;2;0))" office:value-type="string" office:string-value="F" calcext:value-type="string">
            <text:p>F</text:p>
          </table:table-cell>
          <table:table-cell table:style-name="ce492" table:formula="of:=IF([.$A27]=&quot;&quot;;&quot;&quot;;VLOOKUP([.$A27];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83" table:formula="of:=VLOOKUP(ROW()-24;CLASSIFICA_GIRONE_E;4;0)" office:value-type="string" office:string-value="Bisonti (17)" calcext:value-type="string">
            <text:p>Bisonti (17)</text:p>
          </table:table-cell>
          <table:table-cell table:style-name="ce317" table:formula="of:=VLOOKUP(ROW()-24;CLASSIFICA_GIRONE_E;5;0)" office:value-type="float" office:value="3" calcext:value-type="float">
            <text:p>3</text:p>
          </table:table-cell>
          <table:table-cell table:style-name="ce343" table:formula="of:=VLOOKUP(ROW()-24;CLASSIFICA_GIRONE_E;6;0)" office:value-type="float" office:value="1" calcext:value-type="float">
            <text:p>1</text:p>
          </table:table-cell>
          <table:table-cell table:style-name="ce353" table:formula="of:=VLOOKUP(ROW()-24;CLASSIFICA_GIRONE_E;7;0)" office:value-type="float" office:value="2" calcext:value-type="float">
            <text:p>2</text:p>
          </table:table-cell>
          <table:table-cell table:style-name="ce358" table:formula="of:=VLOOKUP(ROW()-24;CLASSIFICA_GIRONE_E;8;0)" office:value-type="float" office:value="0" calcext:value-type="float">
            <text:p>0</text:p>
          </table:table-cell>
          <table:table-cell table:style-name="ce358" table:formula="of:=VLOOKUP(ROW()-24;CLASSIFICA_GIRONE_E;9;0)" office:value-type="float" office:value="4" calcext:value-type="float">
            <text:p>4</text:p>
          </table:table-cell>
          <table:table-cell table:style-name="ce358" table:formula="of:=VLOOKUP(ROW()-24;CLASSIFICA_GIRONE_E;10;0)" office:value-type="float" office:value="148" calcext:value-type="float">
            <text:p>148</text:p>
          </table:table-cell>
          <table:table-cell table:style-name="ce358" table:formula="of:=VLOOKUP(ROW()-24;CLASSIFICA_GIRONE_E;11;0)" office:value-type="float" office:value="179" calcext:value-type="float">
            <text:p>179</text:p>
          </table:table-cell>
          <table:table-cell table:style-name="ce374" table:formula="of:=VLOOKUP(ROW()-24;CLASSIFICA_GIRONE_E;12;0)" office:value-type="float" office:value="-31" calcext:value-type="float">
            <text:p>-31</text:p>
          </table:table-cell>
          <table:table-cell table:style-name="ce420"/>
          <table:table-cell table:style-name="ce424"/>
          <table:table-cell table:style-name="ce632" table:formula="of:=[.V23]+1" office:value-type="float" office:value="54" calcext:value-type="float" table:number-columns-spanned="1" table:number-rows-spanned="2">
            <text:p>54</text:p>
          </table:table-cell>
          <table:table-cell table:style-name="ce643" table:formula="of:=[.K35]" office:value-type="string" office:string-value="Istrici (25)" calcext:value-type="string">
            <text:p>Istrici (25)</text:p>
          </table:table-cell>
          <table:table-cell table:style-name="ce482"/>
          <table:table-cell table:style-name="ce661" office:value-type="string" calcext:value-type="string">
            <text:p>1G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Svezia</text:p>
          </table:table-cell>
          <table:table-cell table:style-name="ce739" office:value-type="float" office:value="3" calcext:value-type="float">
            <text:p>3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3" calcext:value-type="float">
            <text:p>3</text:p>
          </table:table-cell>
          <table:table-cell table:style-name="ce744"/>
          <table:table-cell table:style-name="ce744" office:value-type="float" office:value="0.9998" calcext:value-type="float">
            <text:p>1</text:p>
          </table:table-cell>
          <table:table-cell table:style-name="ce744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42" calcext:value-type="float">
            <text:p>42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8]=&quot;&quot;;&quot;&quot;;VLOOKUP([.$A28];PARTITE_GIRONI;4;0))" office:value-type="string" office:string-value="Muli (27)" calcext:value-type="string">
            <text:p>Muli (27)</text:p>
          </table:table-cell>
          <table:table-cell table:style-name="ce232"/>
          <table:table-cell table:style-name="ce235"/>
          <table:table-cell table:style-name="ce188" table:formula="of:=IF([.$A28]=&quot;&quot;;&quot;&quot;;VLOOKUP([.$A28];PARTITE_GIRONI;6;0))" office:value-type="string" office:string-value="Orche (28)" calcext:value-type="string">
            <text:p>Orche (28)</text:p>
          </table:table-cell>
          <table:table-cell table:style-name="ce492" table:formula="of:=IF([.$A28]=&quot;&quot;;&quot;&quot;;VLOOKUP([.$A28];PARTITE_GIRONI;2;0))" office:value-type="string" office:string-value="G" calcext:value-type="string">
            <text:p>G</text:p>
          </table:table-cell>
          <table:table-cell table:style-name="ce492" table:formula="of:=IF([.$A28]=&quot;&quot;;&quot;&quot;;VLOOKUP([.$A28];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83" table:formula="of:=VLOOKUP(ROW()-24;CLASSIFICA_GIRONE_E;4;0)" office:value-type="string" office:string-value="Cervi (19)" calcext:value-type="string">
            <text:p>Cervi (19)</text:p>
          </table:table-cell>
          <table:table-cell table:style-name="ce318" table:formula="of:=VLOOKUP(ROW()-24;CLASSIFICA_GIRONE_E;5;0)" office:value-type="float" office:value="3" calcext:value-type="float">
            <text:p>3</text:p>
          </table:table-cell>
          <table:table-cell table:style-name="ce344" table:formula="of:=VLOOKUP(ROW()-24;CLASSIFICA_GIRONE_E;6;0)" office:value-type="float" office:value="0" calcext:value-type="float">
            <text:p>0</text:p>
          </table:table-cell>
          <table:table-cell table:style-name="ce353" table:formula="of:=VLOOKUP(ROW()-24;CLASSIFICA_GIRONE_E;7;0)" office:value-type="float" office:value="1" calcext:value-type="float">
            <text:p>1</text:p>
          </table:table-cell>
          <table:table-cell table:style-name="ce358" table:formula="of:=VLOOKUP(ROW()-24;CLASSIFICA_GIRONE_E;8;0)" office:value-type="float" office:value="2" calcext:value-type="float">
            <text:p>2</text:p>
          </table:table-cell>
          <table:table-cell table:style-name="ce358" table:formula="of:=VLOOKUP(ROW()-24;CLASSIFICA_GIRONE_E;9;0)" office:value-type="float" office:value="1" calcext:value-type="float">
            <text:p>1</text:p>
          </table:table-cell>
          <table:table-cell table:style-name="ce358" table:formula="of:=VLOOKUP(ROW()-24;CLASSIFICA_GIRONE_E;10;0)" office:value-type="float" office:value="49" calcext:value-type="float">
            <text:p>49</text:p>
          </table:table-cell>
          <table:table-cell table:style-name="ce358" table:formula="of:=VLOOKUP(ROW()-24;CLASSIFICA_GIRONE_E;11;0)" office:value-type="float" office:value="106" calcext:value-type="float">
            <text:p>106</text:p>
          </table:table-cell>
          <table:table-cell table:style-name="ce374" table:formula="of:=VLOOKUP(ROW()-24;CLASSIFICA_GIRONE_E;12;0)" office:value-type="float" office:value="-57" calcext:value-type="float">
            <text:p>-57</text:p>
          </table:table-cell>
          <table:table-cell table:style-name="ce420"/>
          <table:table-cell table:style-name="ce424"/>
          <table:covered-table-cell table:style-name="ce448"/>
          <table:table-cell table:style-name="ce644" table:formula="of:=[.K26]" office:value-type="string" office:string-value="Bufali (18)" calcext:value-type="string">
            <text:p>Bufali (18)</text:p>
          </table:table-cell>
          <table:table-cell table:style-name="ce483"/>
          <table:table-cell table:style-name="ce658" office:value-type="string" calcext:value-type="string">
            <text:p>2E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7 Lug <text:s/>h. 21</text:p>
          </table:table-cell>
          <table:table-cell table:style-name="ce626"/>
          <table:table-cell table:style-name="ce655"/>
          <table:table-cell table:style-name="ce660"/>
          <table:table-cell table:style-name="ce693"/>
          <table:table-cell table:style-name="ce626" table:number-columns-repeated="3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Rep. d'Irlanda</text:p>
          </table:table-cell>
          <table:table-cell table:style-name="ce739" office:value-type="float" office:value="3" calcext:value-type="float">
            <text:p>3</text:p>
          </table:table-cell>
          <table:table-cell table:number-columns-repeated="3" table:style-name="ce739" office:value-type="float" office:value="1" calcext:value-type="float">
            <text:p>1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4" calcext:value-type="float">
            <text:p>4</text:p>
          </table:table-cell>
          <table:table-cell table:style-name="ce739"/>
          <table:table-cell table:style-name="ce739" office:value-type="float" office:value="3.9998" calcext:value-type="float">
            <text:p>3,9998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48" calcext:value-type="float">
            <text:p>48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9]=&quot;&quot;;&quot;&quot;;VLOOKUP([.$A29];PARTITE_GIRONI;4;0))" office:value-type="string" office:string-value="Tonni (31)" calcext:value-type="string">
            <text:p>Tonni (31)</text:p>
          </table:table-cell>
          <table:table-cell table:style-name="ce232"/>
          <table:table-cell table:style-name="ce235"/>
          <table:table-cell table:style-name="ce188" table:formula="of:=IF([.$A29]=&quot;&quot;;&quot;&quot;;VLOOKUP([.$A29];PARTITE_GIRONI;6;0))" office:value-type="string" office:string-value="Zebre (32)" calcext:value-type="string">
            <text:p>Zebre (32)</text:p>
          </table:table-cell>
          <table:table-cell table:style-name="ce492" table:formula="of:=IF([.$A29]=&quot;&quot;;&quot;&quot;;VLOOKUP([.$A29];PARTITE_GIRONI;2;0))" office:value-type="string" office:string-value="H" calcext:value-type="string">
            <text:p>H</text:p>
          </table:table-cell>
          <table:table-cell table:style-name="ce492" table:formula="of:=IF([.$A29]=&quot;&quot;;&quot;&quot;;VLOOKUP([.$A29];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84" office:value-type="string" calcext:value-type="string">
            <text:p>Gruppo F</text:p>
          </table:table-cell>
          <table:table-cell table:style-name="ce319" office:value-type="string" calcext:value-type="string">
            <text:p>G</text:p>
          </table:table-cell>
          <table:table-cell table:style-name="ce319" office:value-type="string" calcext:value-type="string">
            <text:p>V</text:p>
          </table:table-cell>
          <table:table-cell table:style-name="ce319" office:value-type="string" calcext:value-type="string">
            <text:p>P</text:p>
          </table:table-cell>
          <table:table-cell table:style-name="ce319" office:value-type="string" calcext:value-type="string">
            <text:p>F</text:p>
          </table:table-cell>
          <table:table-cell table:style-name="ce319" office:value-type="string" calcext:value-type="string">
            <text:p>PC</text:p>
          </table:table-cell>
          <table:table-cell table:style-name="ce319" office:value-type="string" calcext:value-type="string">
            <text:p>PGF</text:p>
          </table:table-cell>
          <table:table-cell table:style-name="ce319" office:value-type="string" calcext:value-type="string">
            <text:p>PGS</text:p>
          </table:table-cell>
          <table:table-cell table:style-name="ce375" office:value-type="string" calcext:value-type="string">
            <text:p>DPG</text:p>
          </table:table-cell>
          <table:table-cell table:style-name="ce420"/>
          <table:table-cell table:style-name="ce424"/>
          <table:table-cell table:style-name="ce630"/>
          <table:table-cell table:style-name="ce605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84" table:formula="of:=[.AF13]+1" office:value-type="float" office:value="62" calcext:value-type="float" table:number-columns-spanned="1" table:number-rows-spanned="2">
            <text:p>62</text:p>
          </table:table-cell>
          <table:table-cell table:style-name="ce479" table:formula="of:=IF([.AC25]&amp;[.AC26]=&quot;&quot;;&quot;Vincente &quot;&amp;[.AA25];IF([.AC25]&gt;[.AC26];[.AB25];[.AB26]))" office:value-type="string" office:string-value="Vincente 59" calcext:value-type="string">
            <text:p>Vincente 59</text:p>
          </table:table-cell>
          <table:table-cell table:style-name="ce725"/>
          <table:table-cell table:style-name="ce682"/>
          <table:table-cell table:style-name="ce693"/>
          <table:table-cell table:style-name="ce626" table:number-columns-repeated="3"/>
          <table:table-cell table:style-name="ce260" table:number-columns-repeated="13"/>
          <table:table-cell table:style-name="ce626" table:number-columns-repeated="49"/>
          <table:table-cell table:style-name="ce737" office:value-type="string" calcext:value-type="string">
            <text:p>Gruppo F</text:p>
          </table:table-cell>
          <table:table-cell table:style-name="ce737" office:value-type="string" calcext:value-type="string">
            <text:p>G</text:p>
          </table:table-cell>
          <table:table-cell table:style-name="ce737" office:value-type="string" calcext:value-type="string">
            <text:p>V</text:p>
          </table:table-cell>
          <table:table-cell table:style-name="ce737" office:value-type="string" calcext:value-type="string">
            <text:p>N</text:p>
          </table:table-cell>
          <table:table-cell table:style-name="ce737" office:value-type="string" calcext:value-type="string">
            <text:p>P</text:p>
          </table:table-cell>
          <table:table-cell table:style-name="ce737" office:value-type="string" calcext:value-type="string">
            <text:p>GF</text:p>
          </table:table-cell>
          <table:table-cell table:style-name="ce737" office:value-type="string" calcext:value-type="string">
            <text:p>GS</text:p>
          </table:table-cell>
          <table:table-cell table:style-name="ce737"/>
          <table:table-cell table:style-name="ce737" office:value-type="string" calcext:value-type="string">
            <text:p>P.ti</text:p>
          </table:table-cell>
          <table:table-cell table:style-name="ce737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3" calcext:value-type="float">
            <text:p>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0]=&quot;&quot;;&quot;&quot;;VLOOKUP([.$A30];PARTITE_GIRONI;4;0))" office:value-type="string" office:string-value="Leoni (1)" calcext:value-type="string">
            <text:p>Leoni (1)</text:p>
          </table:table-cell>
          <table:table-cell table:style-name="ce232"/>
          <table:table-cell table:style-name="ce235"/>
          <table:table-cell table:style-name="ce188" table:formula="of:=IF([.$A30]=&quot;&quot;;&quot;&quot;;VLOOKUP([.$A30];PARTITE_GIRONI;6;0))" office:value-type="string" office:string-value="Ghepardi (4)" calcext:value-type="string">
            <text:p>Ghepardi (4)</text:p>
          </table:table-cell>
          <table:table-cell table:style-name="ce492" table:formula="of:=IF([.$A30]=&quot;&quot;;&quot;&quot;;VLOOKUP([.$A30];PARTITE_GIRONI;2;0))" office:value-type="string" office:string-value="A" calcext:value-type="string">
            <text:p>A</text:p>
          </table:table-cell>
          <table:table-cell table:style-name="ce492" table:formula="of:=IF([.$A30]=&quot;&quot;;&quot;&quot;;VLOOKUP([.$A30];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85" table:formula="of:=VLOOKUP(ROW()-29;CLASSIFICA_GIRONE_F;4;0)" office:value-type="string" office:string-value="Balene (21)" calcext:value-type="string">
            <text:p>Balene (21)</text:p>
          </table:table-cell>
          <table:table-cell table:style-name="ce320" table:formula="of:=VLOOKUP(ROW()-29;CLASSIFICA_GIRONE_F;5;0)" office:value-type="float" office:value="3" calcext:value-type="float">
            <text:p>3</text:p>
          </table:table-cell>
          <table:table-cell table:style-name="ce320" table:formula="of:=VLOOKUP(ROW()-29;CLASSIFICA_GIRONE_F;6;0)" office:value-type="float" office:value="3" calcext:value-type="float">
            <text:p>3</text:p>
          </table:table-cell>
          <table:table-cell table:style-name="ce320" table:formula="of:=VLOOKUP(ROW()-29;CLASSIFICA_GIRONE_F;7;0)" office:value-type="float" office:value="0" calcext:value-type="float">
            <text:p>0</text:p>
          </table:table-cell>
          <table:table-cell table:style-name="ce320" table:formula="of:=VLOOKUP(ROW()-29;CLASSIFICA_GIRONE_F;8;0)" office:value-type="float" office:value="0" calcext:value-type="float">
            <text:p>0</text:p>
          </table:table-cell>
          <table:table-cell table:style-name="ce320" table:formula="of:=VLOOKUP(ROW()-29;CLASSIFICA_GIRONE_F;9;0)" office:value-type="float" office:value="6" calcext:value-type="float">
            <text:p>6</text:p>
          </table:table-cell>
          <table:table-cell table:style-name="ce320" table:formula="of:=VLOOKUP(ROW()-29;CLASSIFICA_GIRONE_F;10;0)" office:value-type="float" office:value="149" calcext:value-type="float">
            <text:p>149</text:p>
          </table:table-cell>
          <table:table-cell table:style-name="ce320" table:formula="of:=VLOOKUP(ROW()-29;CLASSIFICA_GIRONE_F;11;0)" office:value-type="float" office:value="88" calcext:value-type="float">
            <text:p>88</text:p>
          </table:table-cell>
          <table:table-cell table:style-name="ce376" table:formula="of:=VLOOKUP(ROW()-29;CLASSIFICA_GIRONE_F;12;0)" office:value-type="float" office:value="61" calcext:value-type="float">
            <text:p>+61</text:p>
          </table:table-cell>
          <table:table-cell table:style-name="ce420"/>
          <table:table-cell table:style-name="ce424"/>
          <table:table-cell table:style-name="ce631" office:value-type="string" calcext:value-type="string">
            <text:p>26 Giu <text:s/>h. 15</text:p>
          </table:table-cell>
          <table:table-cell table:style-name="ce605"/>
          <table:table-cell table:style-name="ce656"/>
          <table:table-cell table:style-name="ce658"/>
          <table:table-cell table:style-name="ce626" table:number-columns-repeated="3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77" table:formula="of:=IF([.AC33]&amp;[.AC34]=&quot;&quot;;&quot;Vincente &quot;&amp;[.AA33];IF([.AC33]&gt;[.AC34];[.AB33];[.AB34]))" office:value-type="string" office:string-value="Vincente 60" calcext:value-type="string">
            <text:p>Vincente 60</text:p>
          </table:table-cell>
          <table:table-cell table:style-name="ce726"/>
          <table:table-cell table:style-name="ce693" table:number-columns-repeated="2"/>
          <table:table-cell table:style-name="ce626" table:number-columns-repeated="3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Portogallo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number-columns-repeated="2" table:style-name="ce739" office:value-type="float" office:value="4" calcext:value-type="float">
            <text:p>4</text:p>
          </table:table-cell>
          <table:table-cell table:style-name="ce739"/>
          <table:table-cell table:style-name="ce739" office:value-type="float" office:value="3" calcext:value-type="float">
            <text:p>3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9" calcext:value-type="float">
            <text:p>9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1]=&quot;&quot;;&quot;&quot;;VLOOKUP([.$A31];PARTITE_GIRONI;4;0))" office:value-type="string" office:string-value="Giaguari (5)" calcext:value-type="string">
            <text:p>Giaguari (5)</text:p>
          </table:table-cell>
          <table:table-cell table:style-name="ce232"/>
          <table:table-cell table:style-name="ce235"/>
          <table:table-cell table:style-name="ce188" table:formula="of:=IF([.$A31]=&quot;&quot;;&quot;&quot;;VLOOKUP([.$A31];PARTITE_GIRONI;6;0))" office:value-type="string" office:string-value="Serval (8)" calcext:value-type="string">
            <text:p>Serval (8)</text:p>
          </table:table-cell>
          <table:table-cell table:style-name="ce492" table:formula="of:=IF([.$A31]=&quot;&quot;;&quot;&quot;;VLOOKUP([.$A31];PARTITE_GIRONI;2;0))" office:value-type="string" office:string-value="B" calcext:value-type="string">
            <text:p>B</text:p>
          </table:table-cell>
          <table:table-cell table:style-name="ce492" table:formula="of:=IF([.$A31]=&quot;&quot;;&quot;&quot;;VLOOKUP([.$A31];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86" table:formula="of:=VLOOKUP(ROW()-29;CLASSIFICA_GIRONE_F;4;0)" office:value-type="string" office:string-value="Gabbiani (22)" calcext:value-type="string">
            <text:p>Gabbiani (22)</text:p>
          </table:table-cell>
          <table:table-cell table:style-name="ce321" table:formula="of:=VLOOKUP(ROW()-29;CLASSIFICA_GIRONE_F;5;0)" office:value-type="float" office:value="3" calcext:value-type="float">
            <text:p>3</text:p>
          </table:table-cell>
          <table:table-cell table:style-name="ce321" table:formula="of:=VLOOKUP(ROW()-29;CLASSIFICA_GIRONE_F;6;0)" office:value-type="float" office:value="2" calcext:value-type="float">
            <text:p>2</text:p>
          </table:table-cell>
          <table:table-cell table:style-name="ce321" table:formula="of:=VLOOKUP(ROW()-29;CLASSIFICA_GIRONE_F;7;0)" office:value-type="float" office:value="1" calcext:value-type="float">
            <text:p>1</text:p>
          </table:table-cell>
          <table:table-cell table:style-name="ce321" table:formula="of:=VLOOKUP(ROW()-29;CLASSIFICA_GIRONE_F;8;0)" office:value-type="float" office:value="0" calcext:value-type="float">
            <text:p>0</text:p>
          </table:table-cell>
          <table:table-cell table:style-name="ce321" table:formula="of:=VLOOKUP(ROW()-29;CLASSIFICA_GIRONE_F;9;0)" office:value-type="float" office:value="5" calcext:value-type="float">
            <text:p>5</text:p>
          </table:table-cell>
          <table:table-cell table:style-name="ce321" table:formula="of:=VLOOKUP(ROW()-29;CLASSIFICA_GIRONE_F;10;0)" office:value-type="float" office:value="176" calcext:value-type="float">
            <text:p>176</text:p>
          </table:table-cell>
          <table:table-cell table:style-name="ce321" table:formula="of:=VLOOKUP(ROW()-29;CLASSIFICA_GIRONE_F;11;0)" office:value-type="float" office:value="134" calcext:value-type="float">
            <text:p>134</text:p>
          </table:table-cell>
          <table:table-cell table:style-name="ce377" table:formula="of:=VLOOKUP(ROW()-29;CLASSIFICA_GIRONE_F;12;0)" office:value-type="float" office:value="42" calcext:value-type="float">
            <text:p>+42</text:p>
          </table:table-cell>
          <table:table-cell table:style-name="ce420"/>
          <table:table-cell table:style-name="ce424"/>
          <table:table-cell table:style-name="ce632" table:formula="of:=[.V27]+1" office:value-type="float" office:value="55" calcext:value-type="float" table:number-columns-spanned="1" table:number-rows-spanned="2">
            <text:p>55</text:p>
          </table:table-cell>
          <table:table-cell table:style-name="ce638" table:formula="of:=[.K20]" office:value-type="string" office:string-value="Pitoni (14)" calcext:value-type="string">
            <text:p>Pitoni (14)</text:p>
          </table:table-cell>
          <table:table-cell table:style-name="ce482"/>
          <table:table-cell table:style-name="ce658" office:value-type="string" calcext:value-type="string">
            <text:p>1D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Austri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4" calcext:value-type="float">
            <text:p>4</text:p>
          </table:table-cell>
          <table:table-cell table:style-name="ce739"/>
          <table:table-cell table:style-name="ce739" office:value-type="float" office:value="0.9997" calcext:value-type="float">
            <text:p>0,9997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15" calcext:value-type="float">
            <text:p>1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2]=&quot;&quot;;&quot;&quot;;VLOOKUP([.$A32];PARTITE_GIRONI;4;0))" office:value-type="string" office:string-value="Elefanti (9)" calcext:value-type="string">
            <text:p>Elefanti (9)</text:p>
          </table:table-cell>
          <table:table-cell table:style-name="ce232"/>
          <table:table-cell table:style-name="ce235"/>
          <table:table-cell table:style-name="ce188" table:formula="of:=IF([.$A32]=&quot;&quot;;&quot;&quot;;VLOOKUP([.$A32];PARTITE_GIRONI;6;0))" office:value-type="string" office:string-value="Iguane (12)" calcext:value-type="string">
            <text:p>Iguane (12)</text:p>
          </table:table-cell>
          <table:table-cell table:style-name="ce492" table:formula="of:=IF([.$A32]=&quot;&quot;;&quot;&quot;;VLOOKUP([.$A32];PARTITE_GIRONI;2;0))" office:value-type="string" office:string-value="C" calcext:value-type="string">
            <text:p>C</text:p>
          </table:table-cell>
          <table:table-cell table:style-name="ce492" table:formula="of:=IF([.$A32]=&quot;&quot;;&quot;&quot;;VLOOKUP([.$A32];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87" table:formula="of:=VLOOKUP(ROW()-29;CLASSIFICA_GIRONE_F;4;0)" office:value-type="string" office:string-value="Delfini (23)" calcext:value-type="string">
            <text:p>Delfini (23)</text:p>
          </table:table-cell>
          <table:table-cell table:style-name="ce322" table:formula="of:=VLOOKUP(ROW()-29;CLASSIFICA_GIRONE_F;5;0)" office:value-type="float" office:value="3" calcext:value-type="float">
            <text:p>3</text:p>
          </table:table-cell>
          <table:table-cell table:style-name="ce345" table:formula="of:=VLOOKUP(ROW()-29;CLASSIFICA_GIRONE_F;6;0)" office:value-type="float" office:value="1" calcext:value-type="float">
            <text:p>1</text:p>
          </table:table-cell>
          <table:table-cell table:style-name="ce345" table:formula="of:=VLOOKUP(ROW()-29;CLASSIFICA_GIRONE_F;7;0)" office:value-type="float" office:value="2" calcext:value-type="float">
            <text:p>2</text:p>
          </table:table-cell>
          <table:table-cell table:style-name="ce345" table:formula="of:=VLOOKUP(ROW()-29;CLASSIFICA_GIRONE_F;8;0)" office:value-type="float" office:value="0" calcext:value-type="float">
            <text:p>0</text:p>
          </table:table-cell>
          <table:table-cell table:style-name="ce345" table:formula="of:=VLOOKUP(ROW()-29;CLASSIFICA_GIRONE_F;9;0)" office:value-type="float" office:value="4" calcext:value-type="float">
            <text:p>4</text:p>
          </table:table-cell>
          <table:table-cell table:style-name="ce345" table:formula="of:=VLOOKUP(ROW()-29;CLASSIFICA_GIRONE_F;10;0)" office:value-type="float" office:value="134" calcext:value-type="float">
            <text:p>134</text:p>
          </table:table-cell>
          <table:table-cell table:style-name="ce345" table:formula="of:=VLOOKUP(ROW()-29;CLASSIFICA_GIRONE_F;11;0)" office:value-type="float" office:value="204" calcext:value-type="float">
            <text:p>204</text:p>
          </table:table-cell>
          <table:table-cell table:style-name="ce378" table:formula="of:=VLOOKUP(ROW()-29;CLASSIFICA_GIRONE_F;12;0)" office:value-type="float" office:value="-70" calcext:value-type="float">
            <text:p>-70</text:p>
          </table:table-cell>
          <table:table-cell table:style-name="ce420"/>
          <table:table-cell table:style-name="ce424"/>
          <table:covered-table-cell table:style-name="ce448"/>
          <table:table-cell table:style-name="ce645" table:formula="of:=[.K11]" office:value-type="string" office:string-value="Serval (8)" calcext:value-type="string">
            <text:p>Serval (8)</text:p>
          </table:table-cell>
          <table:table-cell table:style-name="ce483"/>
          <table:table-cell table:style-name="ce659" office:value-type="string" calcext:value-type="string">
            <text:p>2B</text:p>
          </table:table-cell>
          <table:table-cell table:style-name="ce626"/>
          <table:table-cell table:style-name="ce631" office:value-type="string" calcext:value-type="string">
            <text:p>03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Ungheria</text:p>
          </table:table-cell>
          <table:table-cell table:style-name="ce739" office:value-type="float" office:value="3" calcext:value-type="float">
            <text:p>3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6" calcext:value-type="float">
            <text:p>6</text:p>
          </table:table-cell>
          <table:table-cell table:style-name="ce744" office:value-type="float" office:value="4" calcext:value-type="float">
            <text:p>4</text:p>
          </table:table-cell>
          <table:table-cell table:style-name="ce744"/>
          <table:table-cell table:style-name="ce744" office:value-type="float" office:value="5.0002" calcext:value-type="float">
            <text:p>5</text:p>
          </table:table-cell>
          <table:table-cell table:style-name="ce744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21" calcext:value-type="float">
            <text:p>2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3]=&quot;&quot;;&quot;&quot;;VLOOKUP([.$A33];PARTITE_GIRONI;4;0))" office:value-type="string" office:string-value="Coccodrilli (13)" calcext:value-type="string">
            <text:p>Coccodrilli (13)</text:p>
          </table:table-cell>
          <table:table-cell table:style-name="ce232"/>
          <table:table-cell table:style-name="ce235"/>
          <table:table-cell table:style-name="ce188" table:formula="of:=IF([.$A33]=&quot;&quot;;&quot;&quot;;VLOOKUP([.$A33];PARTITE_GIRONI;6;0))" office:value-type="string" office:string-value="Falchi (16)" calcext:value-type="string">
            <text:p>Falchi (16)</text:p>
          </table:table-cell>
          <table:table-cell table:style-name="ce492" table:formula="of:=IF([.$A33]=&quot;&quot;;&quot;&quot;;VLOOKUP([.$A33];PARTITE_GIRONI;2;0))" office:value-type="string" office:string-value="D" calcext:value-type="string">
            <text:p>D</text:p>
          </table:table-cell>
          <table:table-cell table:style-name="ce492" table:formula="of:=IF([.$A33]=&quot;&quot;;&quot;&quot;;VLOOKUP([.$A33];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87" table:formula="of:=VLOOKUP(ROW()-29;CLASSIFICA_GIRONE_F;4;0)" office:value-type="string" office:string-value="Fenicotteri (24)" calcext:value-type="string">
            <text:p>Fenicotteri (24)</text:p>
          </table:table-cell>
          <table:table-cell table:style-name="ce323" table:formula="of:=VLOOKUP(ROW()-29;CLASSIFICA_GIRONE_F;5;0)" office:value-type="float" office:value="3" calcext:value-type="float">
            <text:p>3</text:p>
          </table:table-cell>
          <table:table-cell table:style-name="ce345" table:formula="of:=VLOOKUP(ROW()-29;CLASSIFICA_GIRONE_F;6;0)" office:value-type="float" office:value="0" calcext:value-type="float">
            <text:p>0</text:p>
          </table:table-cell>
          <table:table-cell table:style-name="ce345" table:formula="of:=VLOOKUP(ROW()-29;CLASSIFICA_GIRONE_F;7;0)" office:value-type="float" office:value="3" calcext:value-type="float">
            <text:p>3</text:p>
          </table:table-cell>
          <table:table-cell table:style-name="ce345" table:formula="of:=VLOOKUP(ROW()-29;CLASSIFICA_GIRONE_F;8;0)" office:value-type="float" office:value="0" calcext:value-type="float">
            <text:p>0</text:p>
          </table:table-cell>
          <table:table-cell table:style-name="ce345" table:formula="of:=VLOOKUP(ROW()-29;CLASSIFICA_GIRONE_F;9;0)" office:value-type="float" office:value="3" calcext:value-type="float">
            <text:p>3</text:p>
          </table:table-cell>
          <table:table-cell table:style-name="ce345" table:formula="of:=VLOOKUP(ROW()-29;CLASSIFICA_GIRONE_F;10;0)" office:value-type="float" office:value="104" calcext:value-type="float">
            <text:p>104</text:p>
          </table:table-cell>
          <table:table-cell table:style-name="ce345" table:formula="of:=VLOOKUP(ROW()-29;CLASSIFICA_GIRONE_F;11;0)" office:value-type="float" office:value="137" calcext:value-type="float">
            <text:p>137</text:p>
          </table:table-cell>
          <table:table-cell table:style-name="ce378" table:formula="of:=VLOOKUP(ROW()-29;CLASSIFICA_GIRONE_F;12;0)" office:value-type="float" office:value="-33" calcext:value-type="float">
            <text:p>-33</text:p>
          </table:table-cell>
          <table:table-cell table:style-name="ce420"/>
          <table:table-cell table:style-name="ce424"/>
          <table:table-cell table:style-name="ce630"/>
          <table:table-cell table:style-name="ce605"/>
          <table:table-cell table:style-name="ce655"/>
          <table:table-cell table:style-name="ce662"/>
          <table:table-cell table:style-name="ce626"/>
          <table:table-cell table:style-name="ce665" table:formula="of:=[.AA25]+1" office:value-type="float" office:value="60" calcext:value-type="float" table:number-columns-spanned="1" table:number-rows-spanned="2">
            <text:p>60</text:p>
          </table:table-cell>
          <table:table-cell table:style-name="ce479" table:formula="of:=IF([.X31]&amp;[.X32]=&quot;&quot;;&quot;Vincente &quot;&amp;[.V31];IF([.X31]&gt;[.X32];[.W31];[.W32]))" office:value-type="string" office:string-value="Vincente 55" calcext:value-type="string">
            <text:p>Vincente 55</text:p>
          </table:table-cell>
          <table:table-cell table:style-name="ce692"/>
          <table:table-cell table:style-name="ce682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Islanda</text:p>
          </table:table-cell>
          <table:table-cell table:style-name="ce739" office:value-type="float" office:value="3" calcext:value-type="float">
            <text:p>3</text:p>
          </table:table-cell>
          <table:table-cell table:style-name="ce739" office:value-type="float" office:value="1" calcext:value-type="float">
            <text:p>1</text:p>
          </table:table-cell>
          <table:table-cell table:style-name="ce739" office:value-type="float" office:value="2" calcext:value-type="float">
            <text:p>2</text:p>
          </table:table-cell>
          <table:table-cell table:style-name="ce739" office:value-type="float" office:value="0" calcext:value-type="float">
            <text:p>0</text:p>
          </table:table-cell>
          <table:table-cell table:style-name="ce739" office:value-type="float" office:value="4" calcext:value-type="float">
            <text:p>4</text:p>
          </table:table-cell>
          <table:table-cell table:style-name="ce739" office:value-type="float" office:value="3" calcext:value-type="float">
            <text:p>3</text:p>
          </table:table-cell>
          <table:table-cell table:style-name="ce739"/>
          <table:table-cell table:style-name="ce739" office:value-type="float" office:value="5.0001" calcext:value-type="float">
            <text:p>5,0001</text:p>
          </table:table-cell>
          <table:table-cell table:style-name="ce739"/>
          <table:table-cell table:style-name="ce715"/>
          <table:table-cell table:style-name="ce626"/>
        </table:table-row>
        <table:table-row table:style-name="ro7">
          <table:table-cell table:style-name="ce179" office:value-type="float" office:value="26" calcext:value-type="float">
            <text:p>26</text:p>
          </table:table-cell>
          <table:table-cell table:style-name="ce211" table:formula="of:=[.B14]+1" office:value-type="date" office:date-value="2021-06-09" calcext:value-type="date">
            <text:p>mer 9 giu</text:p>
          </table:table-cell>
          <table:table-cell table:style-name="ce215" table:formula="of:=[.C14]" office:value-type="time" office:time-value="PT09H00M00S" calcext:value-type="time">
            <text:p>09:00</text:p>
          </table:table-cell>
          <table:table-cell table:style-name="ce179" table:formula="of:=IF([.$A34]=&quot;&quot;;&quot;&quot;;VLOOKUP([.$A34];PARTITE_GIRONI;4;0))" office:value-type="string" office:string-value="Bisonti (17)" calcext:value-type="string">
            <text:p>Bisonti (17)</text:p>
          </table:table-cell>
          <table:table-cell table:style-name="ce232"/>
          <table:table-cell table:style-name="ce235"/>
          <table:table-cell table:style-name="ce188" table:formula="of:=IF([.$A34]=&quot;&quot;;&quot;&quot;;VLOOKUP([.$A34];PARTITE_GIRONI;6;0))" office:value-type="string" office:string-value="Cervi (19)" calcext:value-type="string">
            <text:p>Cervi (19)</text:p>
          </table:table-cell>
          <table:table-cell table:style-name="ce492" table:formula="of:=IF([.$A34]=&quot;&quot;;&quot;&quot;;VLOOKUP([.$A34];PARTITE_GIRONI;2;0))" office:value-type="string" office:string-value="E" calcext:value-type="string">
            <text:p>E</text:p>
          </table:table-cell>
          <table:table-cell table:style-name="ce492" table:formula="of:=IF([.$A34]=&quot;&quot;;&quot;&quot;;VLOOKUP([.$A34];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88" office:value-type="string" calcext:value-type="string">
            <text:p>Gruppo G</text:p>
          </table:table-cell>
          <table:table-cell table:style-name="ce324" office:value-type="string" calcext:value-type="string">
            <text:p>G</text:p>
          </table:table-cell>
          <table:table-cell table:style-name="ce346" office:value-type="string" calcext:value-type="string">
            <text:p>V</text:p>
          </table:table-cell>
          <table:table-cell table:style-name="ce346" office:value-type="string" calcext:value-type="string">
            <text:p>P</text:p>
          </table:table-cell>
          <table:table-cell table:style-name="ce346" office:value-type="string" calcext:value-type="string">
            <text:p>F</text:p>
          </table:table-cell>
          <table:table-cell table:style-name="ce346" office:value-type="string" calcext:value-type="string">
            <text:p>PC</text:p>
          </table:table-cell>
          <table:table-cell table:style-name="ce346" office:value-type="string" calcext:value-type="string">
            <text:p>PGF</text:p>
          </table:table-cell>
          <table:table-cell table:style-name="ce346" office:value-type="string" calcext:value-type="string">
            <text:p>PGS</text:p>
          </table:table-cell>
          <table:table-cell table:style-name="ce346" office:value-type="string" calcext:value-type="string">
            <text:p>DPG</text:p>
          </table:table-cell>
          <table:table-cell table:style-name="ce420"/>
          <table:table-cell table:style-name="ce424"/>
          <table:table-cell table:style-name="ce631" office:value-type="string" calcext:value-type="string">
            <text:p>27 Giu <text:s/>h. 21</text:p>
          </table:table-cell>
          <table:table-cell table:style-name="ce60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485" table:formula="of:=IF([.X35]&amp;[.X36]=&quot;&quot;;&quot;Vincente &quot;&amp;[.V35];IF([.X35]&gt;[.X36];[.W35];[.W36]))" office:value-type="string" office:string-value="Vincente 56" calcext:value-type="string">
            <text:p>Vincente 56</text:p>
          </table:table-cell>
          <table:table-cell table:style-name="ce698"/>
          <table:table-cell table:style-name="ce626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8" office:value-type="string" calcext:value-type="string">
            <text:p>Gruppo Terze</text:p>
          </table:table-cell>
          <table:table-cell table:style-name="ce738" office:value-type="string" calcext:value-type="string">
            <text:p>G</text:p>
          </table:table-cell>
          <table:table-cell table:style-name="ce738" office:value-type="string" calcext:value-type="string">
            <text:p>V</text:p>
          </table:table-cell>
          <table:table-cell table:style-name="ce738" office:value-type="string" calcext:value-type="string">
            <text:p>N</text:p>
          </table:table-cell>
          <table:table-cell table:style-name="ce738" office:value-type="string" calcext:value-type="string">
            <text:p>P</text:p>
          </table:table-cell>
          <table:table-cell table:style-name="ce738" office:value-type="string" calcext:value-type="string">
            <text:p>GF</text:p>
          </table:table-cell>
          <table:table-cell table:style-name="ce738" office:value-type="string" calcext:value-type="string">
            <text:p>GS</text:p>
          </table:table-cell>
          <table:table-cell table:style-name="ce738"/>
          <table:table-cell table:style-name="ce738" office:value-type="string" calcext:value-type="string">
            <text:p>P.ti</text:p>
          </table:table-cell>
          <table:table-cell table:style-name="ce738"/>
          <table:table-cell table:style-name="ce626" table:number-columns-repeated="2"/>
        </table:table-row>
        <table:table-row table:style-name="ro7">
          <table:table-cell table:style-name="ce179" office:value-type="float" office:value="32" calcext:value-type="float">
            <text:p>32</text:p>
          </table:table-cell>
          <table:table-cell table:style-name="ce211" table:formula="of:=[.B15]+1" office:value-type="date" office:date-value="2021-06-09" calcext:value-type="date">
            <text:p>mer 9 giu</text:p>
          </table:table-cell>
          <table:table-cell table:style-name="ce215" table:formula="of:=[.C15]" office:value-type="time" office:time-value="PT09H00M00S" calcext:value-type="time">
            <text:p>09:00</text:p>
          </table:table-cell>
          <table:table-cell table:style-name="ce179" table:formula="of:=IF([.$A35]=&quot;&quot;;&quot;&quot;;VLOOKUP([.$A35];PARTITE_GIRONI;4;0))" office:value-type="string" office:string-value="Balene (21)" calcext:value-type="string">
            <text:p>Balene (21)</text:p>
          </table:table-cell>
          <table:table-cell table:style-name="ce232"/>
          <table:table-cell table:style-name="ce235"/>
          <table:table-cell table:style-name="ce188" table:formula="of:=IF([.$A35]=&quot;&quot;;&quot;&quot;;VLOOKUP([.$A35];PARTITE_GIRONI;6;0))" office:value-type="string" office:string-value="Delfini (23)" calcext:value-type="string">
            <text:p>Delfini (23)</text:p>
          </table:table-cell>
          <table:table-cell table:style-name="ce492" table:formula="of:=IF([.$A35]=&quot;&quot;;&quot;&quot;;VLOOKUP([.$A35];PARTITE_GIRONI;2;0))" office:value-type="string" office:string-value="F" calcext:value-type="string">
            <text:p>F</text:p>
          </table:table-cell>
          <table:table-cell table:style-name="ce492" table:formula="of:=IF([.$A35]=&quot;&quot;;&quot;&quot;;VLOOKUP([.$A35];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85" table:formula="of:=VLOOKUP(ROW()-34;CLASSIFICA_GIRONE_G;4;0)" office:value-type="string" office:string-value="Istrici (25)" calcext:value-type="string">
            <text:p>Istrici (25)</text:p>
          </table:table-cell>
          <table:table-cell table:style-name="ce320" table:formula="of:=VLOOKUP(ROW()-34;CLASSIFICA_GIRONE_G;5;0)" office:value-type="float" office:value="3" calcext:value-type="float">
            <text:p>3</text:p>
          </table:table-cell>
          <table:table-cell table:style-name="ce320" table:formula="of:=VLOOKUP(ROW()-34;CLASSIFICA_GIRONE_G;6;0)" office:value-type="float" office:value="3" calcext:value-type="float">
            <text:p>3</text:p>
          </table:table-cell>
          <table:table-cell table:style-name="ce320" table:formula="of:=VLOOKUP(ROW()-34;CLASSIFICA_GIRONE_G;7;0)" office:value-type="float" office:value="0" calcext:value-type="float">
            <text:p>0</text:p>
          </table:table-cell>
          <table:table-cell table:style-name="ce320" table:formula="of:=VLOOKUP(ROW()-34;CLASSIFICA_GIRONE_G;8;0)" office:value-type="float" office:value="0" calcext:value-type="float">
            <text:p>0</text:p>
          </table:table-cell>
          <table:table-cell table:style-name="ce320" table:formula="of:=VLOOKUP(ROW()-34;CLASSIFICA_GIRONE_G;9;0)" office:value-type="float" office:value="6" calcext:value-type="float">
            <text:p>6</text:p>
          </table:table-cell>
          <table:table-cell table:style-name="ce320" table:formula="of:=VLOOKUP(ROW()-34;CLASSIFICA_GIRONE_G;10;0)" office:value-type="float" office:value="137" calcext:value-type="float">
            <text:p>137</text:p>
          </table:table-cell>
          <table:table-cell table:style-name="ce320" table:formula="of:=VLOOKUP(ROW()-34;CLASSIFICA_GIRONE_G;11;0)" office:value-type="float" office:value="122" calcext:value-type="float">
            <text:p>122</text:p>
          </table:table-cell>
          <table:table-cell table:style-name="ce320" table:formula="of:=VLOOKUP(ROW()-34;CLASSIFICA_GIRONE_G;12;0)" office:value-type="float" office:value="15" calcext:value-type="float">
            <text:p>15</text:p>
          </table:table-cell>
          <table:table-cell table:style-name="ce420" office:value-type="float" office:value="1" calcext:value-type="float">
            <text:p>1</text:p>
          </table:table-cell>
          <table:table-cell table:style-name="ce424"/>
          <table:table-cell table:style-name="ce632" table:formula="of:=[.V31]+1" office:value-type="float" office:value="56" calcext:value-type="float" table:number-columns-spanned="1" table:number-rows-spanned="2">
            <text:p>56</text:p>
          </table:table-cell>
          <table:table-cell table:style-name="ce646" table:formula="of:=[.K15]" office:value-type="string" office:string-value="Giraffe (10)" calcext:value-type="string">
            <text:p>Giraffe (10)</text:p>
          </table:table-cell>
          <table:table-cell table:style-name="ce482"/>
          <table:table-cell table:style-name="ce661" office:value-type="string" calcext:value-type="string">
            <text:p>1C</text:p>
          </table:table-cell>
          <table:table-cell table:style-name="ce626" table:number-columns-repeated="3"/>
          <table:table-cell table:style-name="ce260"/>
          <table:table-cell table:style-name="ce626"/>
          <table:table-cell table:style-name="ce663"/>
          <table:table-cell table:style-name="ce626" table:number-columns-repeated="8"/>
          <table:table-cell table:style-name="ce260" table:number-columns-repeated="13"/>
          <table:table-cell table:style-name="ce626" table:number-columns-repeated="49"/>
          <table:table-cell table:style-name="ce739" office:value-type="string" calcext:value-type="string">
            <text:p>Gruppo D</text:p>
          </table:table-cell>
          <table:table-cell table:style-name="ce739" office:value-type="float" office:value="0" calcext:value-type="float">
            <text:p>0</text:p>
          </table:table-cell>
          <table:table-cell table:number-columns-repeated="5" table:style-name="ce744" office:value-type="float" office:value="0" calcext:value-type="float">
            <text:p>0</text:p>
          </table:table-cell>
          <table:table-cell table:style-name="ce744"/>
          <table:table-cell table:style-name="ce744" office:value-type="float" office:value="0" calcext:value-type="float">
            <text:p>0</text:p>
          </table:table-cell>
          <table:table-cell table:style-name="ce744"/>
          <table:table-cell table:style-name="ce626" table:number-columns-repeated="2"/>
        </table:table-row>
        <table:table-row table:style-name="ro7">
          <table:table-cell table:style-name="ce179" office:value-type="float" office:value="38" calcext:value-type="float">
            <text:p>38</text:p>
          </table:table-cell>
          <table:table-cell table:style-name="ce211" table:formula="of:=[.B16]+1" office:value-type="date" office:date-value="2021-06-09" calcext:value-type="date">
            <text:p>mer 9 giu</text:p>
          </table:table-cell>
          <table:table-cell table:style-name="ce215" table:formula="of:=[.C16]" office:value-type="time" office:time-value="PT09H00M00S" calcext:value-type="time">
            <text:p>09:00</text:p>
          </table:table-cell>
          <table:table-cell table:style-name="ce179" table:formula="of:=IF([.$A36]=&quot;&quot;;&quot;&quot;;VLOOKUP([.$A36];PARTITE_GIRONI;4;0))" office:value-type="string" office:string-value="Istrici (25)" calcext:value-type="string">
            <text:p>Istrici (25)</text:p>
          </table:table-cell>
          <table:table-cell table:style-name="ce232"/>
          <table:table-cell table:style-name="ce235"/>
          <table:table-cell table:style-name="ce188" table:formula="of:=IF([.$A36]=&quot;&quot;;&quot;&quot;;VLOOKUP([.$A36];PARTITE_GIRONI;6;0))" office:value-type="string" office:string-value="Muli (27)" calcext:value-type="string">
            <text:p>Muli (27)</text:p>
          </table:table-cell>
          <table:table-cell table:style-name="ce492" table:formula="of:=IF([.$A36]=&quot;&quot;;&quot;&quot;;VLOOKUP([.$A36];PARTITE_GIRONI;2;0))" office:value-type="string" office:string-value="G" calcext:value-type="string">
            <text:p>G</text:p>
          </table:table-cell>
          <table:table-cell table:style-name="ce492" table:formula="of:=IF([.$A36]=&quot;&quot;;&quot;&quot;;VLOOKUP([.$A36];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86" table:formula="of:=VLOOKUP(ROW()-34;CLASSIFICA_GIRONE_G;4;0)" office:value-type="string" office:string-value="Orche (28)" calcext:value-type="string">
            <text:p>Orche (28)</text:p>
          </table:table-cell>
          <table:table-cell table:style-name="ce321" table:formula="of:=VLOOKUP(ROW()-34;CLASSIFICA_GIRONE_G;5;0)" office:value-type="float" office:value="3" calcext:value-type="float">
            <text:p>3</text:p>
          </table:table-cell>
          <table:table-cell table:style-name="ce321" table:formula="of:=VLOOKUP(ROW()-34;CLASSIFICA_GIRONE_G;6;0)" office:value-type="float" office:value="2" calcext:value-type="float">
            <text:p>2</text:p>
          </table:table-cell>
          <table:table-cell table:style-name="ce321" table:formula="of:=VLOOKUP(ROW()-34;CLASSIFICA_GIRONE_G;7;0)" office:value-type="float" office:value="1" calcext:value-type="float">
            <text:p>1</text:p>
          </table:table-cell>
          <table:table-cell table:style-name="ce321" table:formula="of:=VLOOKUP(ROW()-34;CLASSIFICA_GIRONE_G;8;0)" office:value-type="float" office:value="0" calcext:value-type="float">
            <text:p>0</text:p>
          </table:table-cell>
          <table:table-cell table:style-name="ce321" table:formula="of:=VLOOKUP(ROW()-34;CLASSIFICA_GIRONE_G;9;0)" office:value-type="float" office:value="5" calcext:value-type="float">
            <text:p>5</text:p>
          </table:table-cell>
          <table:table-cell table:style-name="ce321" table:formula="of:=VLOOKUP(ROW()-34;CLASSIFICA_GIRONE_G;10;0)" office:value-type="float" office:value="183" calcext:value-type="float">
            <text:p>183</text:p>
          </table:table-cell>
          <table:table-cell table:style-name="ce321" table:formula="of:=VLOOKUP(ROW()-34;CLASSIFICA_GIRONE_G;11;0)" office:value-type="float" office:value="131" calcext:value-type="float">
            <text:p>131</text:p>
          </table:table-cell>
          <table:table-cell table:style-name="ce321" table:formula="of:=VLOOKUP(ROW()-34;CLASSIFICA_GIRONE_G;12;0)" office:value-type="float" office:value="52" calcext:value-type="float">
            <text:p>52</text:p>
          </table:table-cell>
          <table:table-cell table:style-name="ce420" office:value-type="float" office:value="2" calcext:value-type="float">
            <text:p>2</text:p>
          </table:table-cell>
          <table:table-cell table:style-name="ce424"/>
          <table:covered-table-cell table:style-name="ce448"/>
          <table:table-cell table:style-name="ce647" table:formula="of:=[.K6]" office:value-type="string" office:string-value="Pantere (2)" calcext:value-type="string">
            <text:p>Pantere (2)</text:p>
          </table:table-cell>
          <table:table-cell table:style-name="ce483"/>
          <table:table-cell table:style-name="ce658" office:value-type="string" calcext:value-type="string">
            <text:p>2A</text:p>
          </table:table-cell>
          <table:table-cell table:style-name="ce626" table:number-columns-repeated="3"/>
          <table:table-cell table:style-name="ce260"/>
          <table:table-cell table:style-name="ce626"/>
          <table:table-cell table:style-name="ce663" table:number-columns-repeated="9"/>
          <table:table-cell table:style-name="ce260" table:number-columns-repeated="13"/>
          <table:table-cell table:style-name="ce626" table:number-columns-repeated="49"/>
          <table:table-cell table:style-name="ce731" office:value-type="string" calcext:value-type="string">
            <text:p>Svizzera</text:p>
          </table:table-cell>
          <table:table-cell table:style-name="ce744" office:value-type="float" office:value="3" calcext:value-type="float">
            <text:p>3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44"/>
          <table:table-cell table:style-name="ce744" office:value-type="float" office:value="5.0001" calcext:value-type="float">
            <text:p>5</text:p>
          </table:table-cell>
          <table:table-cell table:style-name="ce744"/>
          <table:table-cell table:style-name="ce626" table:number-columns-repeated="2"/>
        </table:table-row>
        <table:table-row table:style-name="ro7">
          <table:table-cell table:style-name="ce179" office:value-type="float" office:value="44" calcext:value-type="float">
            <text:p>44</text:p>
          </table:table-cell>
          <table:table-cell table:style-name="ce211" table:formula="of:=[.B17]+1" office:value-type="date" office:date-value="2021-06-09" calcext:value-type="date">
            <text:p>mer 9 giu</text:p>
          </table:table-cell>
          <table:table-cell table:style-name="ce215" table:formula="of:=[.C17]" office:value-type="time" office:time-value="PT09H00M00S" calcext:value-type="time">
            <text:p>09:00</text:p>
          </table:table-cell>
          <table:table-cell table:style-name="ce179" table:formula="of:=IF([.$A37]=&quot;&quot;;&quot;&quot;;VLOOKUP([.$A37];PARTITE_GIRONI;4;0))" office:value-type="string" office:string-value="Piranha (29)" calcext:value-type="string">
            <text:p>Piranha (29)</text:p>
          </table:table-cell>
          <table:table-cell table:style-name="ce232"/>
          <table:table-cell table:style-name="ce235"/>
          <table:table-cell table:style-name="ce188" table:formula="of:=IF([.$A37]=&quot;&quot;;&quot;&quot;;VLOOKUP([.$A37];PARTITE_GIRONI;6;0))" office:value-type="string" office:string-value="Tonni (31)" calcext:value-type="string">
            <text:p>Tonni (31)</text:p>
          </table:table-cell>
          <table:table-cell table:style-name="ce492" table:formula="of:=IF([.$A37]=&quot;&quot;;&quot;&quot;;VLOOKUP([.$A37];PARTITE_GIRONI;2;0))" office:value-type="string" office:string-value="H" calcext:value-type="string">
            <text:p>H</text:p>
          </table:table-cell>
          <table:table-cell table:style-name="ce492" table:formula="of:=IF([.$A37]=&quot;&quot;;&quot;&quot;;VLOOKUP([.$A37];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87" table:formula="of:=VLOOKUP(ROW()-34;CLASSIFICA_GIRONE_G;4;0)" office:value-type="string" office:string-value="Muli (27)" calcext:value-type="string">
            <text:p>Muli (27)</text:p>
          </table:table-cell>
          <table:table-cell table:style-name="ce322" table:formula="of:=VLOOKUP(ROW()-34;CLASSIFICA_GIRONE_G;5;0)" office:value-type="float" office:value="3" calcext:value-type="float">
            <text:p>3</text:p>
          </table:table-cell>
          <table:table-cell table:style-name="ce345" table:formula="of:=VLOOKUP(ROW()-34;CLASSIFICA_GIRONE_G;6;0)" office:value-type="float" office:value="1" calcext:value-type="float">
            <text:p>1</text:p>
          </table:table-cell>
          <table:table-cell table:style-name="ce345" table:formula="of:=VLOOKUP(ROW()-34;CLASSIFICA_GIRONE_G;7;0)" office:value-type="float" office:value="2" calcext:value-type="float">
            <text:p>2</text:p>
          </table:table-cell>
          <table:table-cell table:style-name="ce345" table:formula="of:=VLOOKUP(ROW()-34;CLASSIFICA_GIRONE_G;8;0)" office:value-type="float" office:value="0" calcext:value-type="float">
            <text:p>0</text:p>
          </table:table-cell>
          <table:table-cell table:style-name="ce345" table:formula="of:=VLOOKUP(ROW()-34;CLASSIFICA_GIRONE_G;9;0)" office:value-type="float" office:value="4" calcext:value-type="float">
            <text:p>4</text:p>
          </table:table-cell>
          <table:table-cell table:style-name="ce345" table:formula="of:=VLOOKUP(ROW()-34;CLASSIFICA_GIRONE_G;10;0)" office:value-type="float" office:value="143" calcext:value-type="float">
            <text:p>143</text:p>
          </table:table-cell>
          <table:table-cell table:style-name="ce345" table:formula="of:=VLOOKUP(ROW()-34;CLASSIFICA_GIRONE_G;11;0)" office:value-type="float" office:value="192" calcext:value-type="float">
            <text:p>192</text:p>
          </table:table-cell>
          <table:table-cell table:style-name="ce345" table:formula="of:=VLOOKUP(ROW()-34;CLASSIFICA_GIRONE_G;12;0)" office:value-type="float" office:value="-49" calcext:value-type="float">
            <text:p>-49</text:p>
          </table:table-cell>
          <table:table-cell table:style-name="ce420" office:value-type="float" office:value="3" calcext:value-type="float">
            <text:p>3</text:p>
          </table:table-cell>
          <table:table-cell table:style-name="ce424"/>
          <table:table-cell table:style-name="ce260"/>
          <table:table-cell table:style-name="ce457"/>
          <table:table-cell table:style-name="ce260" table:number-columns-repeated="3"/>
          <table:table-cell table:style-name="ce626" table:number-columns-repeated="2"/>
          <table:table-cell table:style-name="ce260" table:number-columns-repeated="24"/>
          <table:table-cell table:style-name="ce626" table:number-columns-repeated="49"/>
          <table:table-cell table:style-name="ce731" office:value-type="string" calcext:value-type="string">
            <text:p>Polonia</text:p>
          </table:table-cell>
          <table:table-cell table:style-name="ce744" office:value-type="float" office:value="3" calcext:value-type="float">
            <text:p>3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/>
          <table:table-cell table:style-name="ce744" office:value-type="float" office:value="7.0002" calcext:value-type="float">
            <text:p>7</text:p>
          </table:table-cell>
          <table:table-cell table:style-name="ce744"/>
          <table:table-cell table:style-name="ce626" table:number-columns-repeated="2"/>
        </table:table-row>
        <table:table-row table:style-name="ro7">
          <table:table-cell table:style-name="ce179" office:value-type="float" office:value="29" calcext:value-type="float">
            <text:p>29</text:p>
          </table:table-cell>
          <table:table-cell table:style-name="ce211" table:formula="of:=[.B18]+1" office:value-type="date" office:date-value="2021-06-09" calcext:value-type="date">
            <text:p>mer 9 giu</text:p>
          </table:table-cell>
          <table:table-cell table:style-name="ce215" table:formula="of:=[.C18]" office:value-type="time" office:time-value="PT11H00M00S" calcext:value-type="time">
            <text:p>11:00</text:p>
          </table:table-cell>
          <table:table-cell table:style-name="ce179" table:formula="of:=IF([.$A38]=&quot;&quot;;&quot;&quot;;VLOOKUP([.$A38];PARTITE_GIRONI;4;0))" office:value-type="string" office:string-value="Bufali (18)" calcext:value-type="string">
            <text:p>Bufali (18)</text:p>
          </table:table-cell>
          <table:table-cell table:style-name="ce232"/>
          <table:table-cell table:style-name="ce235"/>
          <table:table-cell table:style-name="ce188" table:formula="of:=IF([.$A38]=&quot;&quot;;&quot;&quot;;VLOOKUP([.$A38];PARTITE_GIRONI;6;0))" office:value-type="string" office:string-value="Cinghiali (20)" calcext:value-type="string">
            <text:p>Cinghiali (20)</text:p>
          </table:table-cell>
          <table:table-cell table:style-name="ce492" table:formula="of:=IF([.$A38]=&quot;&quot;;&quot;&quot;;VLOOKUP([.$A38];PARTITE_GIRONI;2;0))" office:value-type="string" office:string-value="E" calcext:value-type="string">
            <text:p>E</text:p>
          </table:table-cell>
          <table:table-cell table:style-name="ce492" table:formula="of:=IF([.$A38]=&quot;&quot;;&quot;&quot;;VLOOKUP([.$A38];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87" table:formula="of:=VLOOKUP(ROW()-34;CLASSIFICA_GIRONE_G;4;0)" office:value-type="string" office:string-value="Gorilla (26)" calcext:value-type="string">
            <text:p>Gorilla (26)</text:p>
          </table:table-cell>
          <table:table-cell table:style-name="ce323" table:formula="of:=VLOOKUP(ROW()-34;CLASSIFICA_GIRONE_G;5;0)" office:value-type="float" office:value="3" calcext:value-type="float">
            <text:p>3</text:p>
          </table:table-cell>
          <table:table-cell table:style-name="ce345" table:formula="of:=VLOOKUP(ROW()-34;CLASSIFICA_GIRONE_G;6;0)" office:value-type="float" office:value="0" calcext:value-type="float">
            <text:p>0</text:p>
          </table:table-cell>
          <table:table-cell table:style-name="ce345" table:formula="of:=VLOOKUP(ROW()-34;CLASSIFICA_GIRONE_G;7;0)" office:value-type="float" office:value="3" calcext:value-type="float">
            <text:p>3</text:p>
          </table:table-cell>
          <table:table-cell table:style-name="ce345" table:formula="of:=VLOOKUP(ROW()-34;CLASSIFICA_GIRONE_G;8;0)" office:value-type="float" office:value="0" calcext:value-type="float">
            <text:p>0</text:p>
          </table:table-cell>
          <table:table-cell table:style-name="ce345" table:formula="of:=VLOOKUP(ROW()-34;CLASSIFICA_GIRONE_G;9;0)" office:value-type="float" office:value="3" calcext:value-type="float">
            <text:p>3</text:p>
          </table:table-cell>
          <table:table-cell table:style-name="ce345" table:formula="of:=VLOOKUP(ROW()-34;CLASSIFICA_GIRONE_G;10;0)" office:value-type="float" office:value="161" calcext:value-type="float">
            <text:p>161</text:p>
          </table:table-cell>
          <table:table-cell table:style-name="ce345" table:formula="of:=VLOOKUP(ROW()-34;CLASSIFICA_GIRONE_G;11;0)" office:value-type="float" office:value="179" calcext:value-type="float">
            <text:p>179</text:p>
          </table:table-cell>
          <table:table-cell table:style-name="ce345" table:formula="of:=VLOOKUP(ROW()-34;CLASSIFICA_GIRONE_G;12;0)" office:value-type="float" office:value="-18" calcext:value-type="float">
            <text:p>-18</text:p>
          </table:table-cell>
          <table:table-cell table:style-name="ce420" office:value-type="float" office:value="4" calcext:value-type="float">
            <text:p>4</text:p>
          </table:table-cell>
          <table:table-cell table:style-name="ce424"/>
          <table:table-cell table:style-name="ce260"/>
          <table:table-cell table:style-name="ce457"/>
          <table:table-cell table:style-name="ce260" table:number-columns-repeated="3"/>
          <table:table-cell table:style-name="ce626" table:number-columns-repeated="2"/>
          <table:table-cell table:style-name="ce260" table:number-columns-repeated="24"/>
          <table:table-cell table:style-name="ce626" table:number-columns-repeated="49"/>
          <table:table-cell table:style-name="ce731" office:value-type="string" calcext:value-type="string">
            <text:p>Belgio</text:p>
          </table:table-cell>
          <table:table-cell table:style-name="ce744" office:value-type="float" office:value="3" calcext:value-type="float">
            <text:p>3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4" calcext:value-type="float">
            <text:p>4</text:p>
          </table:table-cell>
          <table:table-cell table:style-name="ce744" office:value-type="float" office:value="2" calcext:value-type="float">
            <text:p>2</text:p>
          </table:table-cell>
          <table:table-cell table:style-name="ce744"/>
          <table:table-cell table:style-name="ce744" office:value-type="float" office:value="6.0002" calcext:value-type="float">
            <text:p>6</text:p>
          </table:table-cell>
          <table:table-cell table:style-name="ce744"/>
          <table:table-cell table:style-name="ce626" table:number-columns-repeated="2"/>
        </table:table-row>
        <table:table-row table:style-name="ro7">
          <table:table-cell table:style-name="ce179" office:value-type="float" office:value="35" calcext:value-type="float">
            <text:p>35</text:p>
          </table:table-cell>
          <table:table-cell table:style-name="ce211" table:formula="of:=[.B19]+1" office:value-type="date" office:date-value="2021-06-09" calcext:value-type="date">
            <text:p>mer 9 giu</text:p>
          </table:table-cell>
          <table:table-cell table:style-name="ce215" table:formula="of:=[.C19]" office:value-type="time" office:time-value="PT11H00M00S" calcext:value-type="time">
            <text:p>11:00</text:p>
          </table:table-cell>
          <table:table-cell table:style-name="ce179" table:formula="of:=IF([.$A39]=&quot;&quot;;&quot;&quot;;VLOOKUP([.$A39];PARTITE_GIRONI;4;0))" office:value-type="string" office:string-value="Gabbiani (22)" calcext:value-type="string">
            <text:p>Gabbiani (22)</text:p>
          </table:table-cell>
          <table:table-cell table:style-name="ce232"/>
          <table:table-cell table:style-name="ce235"/>
          <table:table-cell table:style-name="ce188" table:formula="of:=IF([.$A39]=&quot;&quot;;&quot;&quot;;VLOOKUP([.$A39];PARTITE_GIRONI;6;0))" office:value-type="string" office:string-value="Fenicotteri (24)" calcext:value-type="string">
            <text:p>Fenicotteri (24)</text:p>
          </table:table-cell>
          <table:table-cell table:style-name="ce492" table:formula="of:=IF([.$A39]=&quot;&quot;;&quot;&quot;;VLOOKUP([.$A39];PARTITE_GIRONI;2;0))" office:value-type="string" office:string-value="F" calcext:value-type="string">
            <text:p>F</text:p>
          </table:table-cell>
          <table:table-cell table:style-name="ce492" table:formula="of:=IF([.$A39]=&quot;&quot;;&quot;&quot;;VLOOKUP([.$A39];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89" office:value-type="string" calcext:value-type="string">
            <text:p>Gruppo H</text:p>
          </table:table-cell>
          <table:table-cell table:style-name="ce325" office:value-type="string" calcext:value-type="string">
            <text:p>G</text:p>
          </table:table-cell>
          <table:table-cell table:style-name="ce325" office:value-type="string" calcext:value-type="string">
            <text:p>V</text:p>
          </table:table-cell>
          <table:table-cell table:style-name="ce325" office:value-type="string" calcext:value-type="string">
            <text:p>P</text:p>
          </table:table-cell>
          <table:table-cell table:style-name="ce325" office:value-type="string" calcext:value-type="string">
            <text:p>F</text:p>
          </table:table-cell>
          <table:table-cell table:style-name="ce325" office:value-type="string" calcext:value-type="string">
            <text:p>PC</text:p>
          </table:table-cell>
          <table:table-cell table:style-name="ce325" office:value-type="string" calcext:value-type="string">
            <text:p>PGF</text:p>
          </table:table-cell>
          <table:table-cell table:style-name="ce325" office:value-type="string" calcext:value-type="string">
            <text:p>PGS</text:p>
          </table:table-cell>
          <table:table-cell table:style-name="ce379" office:value-type="string" calcext:value-type="string">
            <text:p>DPG</text:p>
          </table:table-cell>
          <table:table-cell table:style-name="ce420"/>
          <table:table-cell table:style-name="ce424"/>
          <table:table-cell table:style-name="ce260"/>
          <table:table-cell table:style-name="ce457"/>
          <table:table-cell table:style-name="ce260" table:number-columns-repeated="29"/>
          <table:table-cell table:style-name="ce626" table:number-columns-repeated="49"/>
          <table:table-cell table:style-name="ce731" office:value-type="string" calcext:value-type="string">
            <text:p>Austria</text:p>
          </table:table-cell>
          <table:table-cell table:style-name="ce744" office:value-type="float" office:value="3" calcext:value-type="float">
            <text:p>3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4" calcext:value-type="float">
            <text:p>4</text:p>
          </table:table-cell>
          <table:table-cell table:style-name="ce744"/>
          <table:table-cell table:style-name="ce744" office:value-type="float" office:value="0.9997" calcext:value-type="float">
            <text:p>1</text:p>
          </table:table-cell>
          <table:table-cell table:style-name="ce744"/>
          <table:table-cell table:style-name="ce626" table:number-columns-repeated="2"/>
        </table:table-row>
        <table:table-row table:style-name="ro7">
          <table:table-cell table:style-name="ce179" office:value-type="float" office:value="41" calcext:value-type="float">
            <text:p>41</text:p>
          </table:table-cell>
          <table:table-cell table:style-name="ce211" table:formula="of:=[.B20]+1" office:value-type="date" office:date-value="2021-06-09" calcext:value-type="date">
            <text:p>mer 9 giu</text:p>
          </table:table-cell>
          <table:table-cell table:style-name="ce215" table:formula="of:=[.C20]" office:value-type="time" office:time-value="PT11H00M00S" calcext:value-type="time">
            <text:p>11:00</text:p>
          </table:table-cell>
          <table:table-cell table:style-name="ce179" table:formula="of:=IF([.$A40]=&quot;&quot;;&quot;&quot;;VLOOKUP([.$A40];PARTITE_GIRONI;4;0))" office:value-type="string" office:string-value="Gorilla (26)" calcext:value-type="string">
            <text:p>Gorilla (26)</text:p>
          </table:table-cell>
          <table:table-cell table:style-name="ce232"/>
          <table:table-cell table:style-name="ce235"/>
          <table:table-cell table:style-name="ce188" table:formula="of:=IF([.$A40]=&quot;&quot;;&quot;&quot;;VLOOKUP([.$A40];PARTITE_GIRONI;6;0))" office:value-type="string" office:string-value="Orche (28)" calcext:value-type="string">
            <text:p>Orche (28)</text:p>
          </table:table-cell>
          <table:table-cell table:style-name="ce492" table:formula="of:=IF([.$A40]=&quot;&quot;;&quot;&quot;;VLOOKUP([.$A40];PARTITE_GIRONI;2;0))" office:value-type="string" office:string-value="G" calcext:value-type="string">
            <text:p>G</text:p>
          </table:table-cell>
          <table:table-cell table:style-name="ce492" table:formula="of:=IF([.$A40]=&quot;&quot;;&quot;&quot;;VLOOKUP([.$A40];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285" table:formula="of:=VLOOKUP(ROW()-39;CLASSIFICA_GIRONE_H;4;0)" office:value-type="string" office:string-value="Scorpioni (30)" calcext:value-type="string">
            <text:p>Scorpioni (30)</text:p>
          </table:table-cell>
          <table:table-cell table:style-name="ce320" table:formula="of:=VLOOKUP(ROW()-39;CLASSIFICA_GIRONE_H;5;0)" office:value-type="float" office:value="3" calcext:value-type="float">
            <text:p>3</text:p>
          </table:table-cell>
          <table:table-cell table:style-name="ce320" table:formula="of:=VLOOKUP(ROW()-39;CLASSIFICA_GIRONE_H;6;0)" office:value-type="float" office:value="2" calcext:value-type="float">
            <text:p>2</text:p>
          </table:table-cell>
          <table:table-cell table:style-name="ce320" table:formula="of:=VLOOKUP(ROW()-39;CLASSIFICA_GIRONE_H;7;0)" office:value-type="float" office:value="1" calcext:value-type="float">
            <text:p>1</text:p>
          </table:table-cell>
          <table:table-cell table:style-name="ce320" table:formula="of:=VLOOKUP(ROW()-39;CLASSIFICA_GIRONE_H;8;0)" office:value-type="float" office:value="0" calcext:value-type="float">
            <text:p>0</text:p>
          </table:table-cell>
          <table:table-cell table:style-name="ce320" table:formula="of:=VLOOKUP(ROW()-39;CLASSIFICA_GIRONE_H;9;0)" office:value-type="float" office:value="5" calcext:value-type="float">
            <text:p>5</text:p>
          </table:table-cell>
          <table:table-cell table:style-name="ce320" table:formula="of:=VLOOKUP(ROW()-39;CLASSIFICA_GIRONE_H;10;0)" office:value-type="float" office:value="214" calcext:value-type="float">
            <text:p>214</text:p>
          </table:table-cell>
          <table:table-cell table:style-name="ce320" table:formula="of:=VLOOKUP(ROW()-39;CLASSIFICA_GIRONE_H;11;0)" office:value-type="float" office:value="183" calcext:value-type="float">
            <text:p>183</text:p>
          </table:table-cell>
          <table:table-cell table:style-name="ce376" table:formula="of:=VLOOKUP(ROW()-39;CLASSIFICA_GIRONE_H;12;0)" office:value-type="float" office:value="31" calcext:value-type="float">
            <text:p>+31</text:p>
          </table:table-cell>
          <table:table-cell table:style-name="ce420"/>
          <table:table-cell table:style-name="ce424"/>
          <table:table-cell table:style-name="ce260"/>
          <table:table-cell table:style-name="ce457"/>
          <table:table-cell table:style-name="ce260" table:number-columns-repeated="29"/>
          <table:table-cell table:style-name="ce626" table:number-columns-repeated="49"/>
          <table:table-cell table:style-name="ce731" office:value-type="string" calcext:value-type="string">
            <text:p>Germania</text:p>
          </table:table-cell>
          <table:table-cell table:style-name="ce744" office:value-type="float" office:value="3" calcext:value-type="float">
            <text:p>3</text:p>
          </table:table-cell>
          <table:table-cell table:style-name="ce744" office:value-type="float" office:value="2" calcext:value-type="float">
            <text:p>2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3" calcext:value-type="float">
            <text:p>3</text:p>
          </table:table-cell>
          <table:table-cell table:style-name="ce744" office:value-type="float" office:value="0" calcext:value-type="float">
            <text:p>0</text:p>
          </table:table-cell>
          <table:table-cell table:style-name="ce744"/>
          <table:table-cell table:style-name="ce744" office:value-type="float" office:value="7.0003" calcext:value-type="float">
            <text:p>7</text:p>
          </table:table-cell>
          <table:table-cell table:style-name="ce744"/>
          <table:table-cell table:style-name="ce626" table:number-columns-repeated="2"/>
        </table:table-row>
        <table:table-row table:style-name="ro7">
          <table:table-cell table:style-name="ce179" office:value-type="float" office:value="47" calcext:value-type="float">
            <text:p>47</text:p>
          </table:table-cell>
          <table:table-cell table:style-name="ce211" table:formula="of:=[.B21]+1" office:value-type="date" office:date-value="2021-06-09" calcext:value-type="date">
            <text:p>mer 9 giu</text:p>
          </table:table-cell>
          <table:table-cell table:style-name="ce215" table:formula="of:=[.C21]" office:value-type="time" office:time-value="PT11H00M00S" calcext:value-type="time">
            <text:p>11:00</text:p>
          </table:table-cell>
          <table:table-cell table:style-name="ce179" table:formula="of:=IF([.$A41]=&quot;&quot;;&quot;&quot;;VLOOKUP([.$A41];PARTITE_GIRONI;4;0))" office:value-type="string" office:string-value="Scorpioni (30)" calcext:value-type="string">
            <text:p>Scorpioni (30)</text:p>
          </table:table-cell>
          <table:table-cell table:style-name="ce232"/>
          <table:table-cell table:style-name="ce235"/>
          <table:table-cell table:style-name="ce188" table:formula="of:=IF([.$A41]=&quot;&quot;;&quot;&quot;;VLOOKUP([.$A41];PARTITE_GIRONI;6;0))" office:value-type="string" office:string-value="Zebre (32)" calcext:value-type="string">
            <text:p>Zebre (32)</text:p>
          </table:table-cell>
          <table:table-cell table:style-name="ce492" table:formula="of:=IF([.$A41]=&quot;&quot;;&quot;&quot;;VLOOKUP([.$A41];PARTITE_GIRONI;2;0))" office:value-type="string" office:string-value="H" calcext:value-type="string">
            <text:p>H</text:p>
          </table:table-cell>
          <table:table-cell table:style-name="ce492" table:formula="of:=IF([.$A41]=&quot;&quot;;&quot;&quot;;VLOOKUP([.$A41];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286" table:formula="of:=VLOOKUP(ROW()-39;CLASSIFICA_GIRONE_H;4;0)" office:value-type="string" office:string-value="Piranha (29)" calcext:value-type="string">
            <text:p>Piranha (29)</text:p>
          </table:table-cell>
          <table:table-cell table:style-name="ce321" table:formula="of:=VLOOKUP(ROW()-39;CLASSIFICA_GIRONE_H;5;0)" office:value-type="float" office:value="3" calcext:value-type="float">
            <text:p>3</text:p>
          </table:table-cell>
          <table:table-cell table:style-name="ce321" table:formula="of:=VLOOKUP(ROW()-39;CLASSIFICA_GIRONE_H;6;0)" office:value-type="float" office:value="2" calcext:value-type="float">
            <text:p>2</text:p>
          </table:table-cell>
          <table:table-cell table:style-name="ce321" table:formula="of:=VLOOKUP(ROW()-39;CLASSIFICA_GIRONE_H;7;0)" office:value-type="float" office:value="1" calcext:value-type="float">
            <text:p>1</text:p>
          </table:table-cell>
          <table:table-cell table:style-name="ce321" table:formula="of:=VLOOKUP(ROW()-39;CLASSIFICA_GIRONE_H;8;0)" office:value-type="float" office:value="0" calcext:value-type="float">
            <text:p>0</text:p>
          </table:table-cell>
          <table:table-cell table:style-name="ce321" table:formula="of:=VLOOKUP(ROW()-39;CLASSIFICA_GIRONE_H;9;0)" office:value-type="float" office:value="5" calcext:value-type="float">
            <text:p>5</text:p>
          </table:table-cell>
          <table:table-cell table:style-name="ce321" table:formula="of:=VLOOKUP(ROW()-39;CLASSIFICA_GIRONE_H;10;0)" office:value-type="float" office:value="189" calcext:value-type="float">
            <text:p>189</text:p>
          </table:table-cell>
          <table:table-cell table:style-name="ce321" table:formula="of:=VLOOKUP(ROW()-39;CLASSIFICA_GIRONE_H;11;0)" office:value-type="float" office:value="215" calcext:value-type="float">
            <text:p>215</text:p>
          </table:table-cell>
          <table:table-cell table:style-name="ce377" table:formula="of:=VLOOKUP(ROW()-39;CLASSIFICA_GIRONE_H;12;0)" office:value-type="float" office:value="-26" calcext:value-type="float">
            <text:p>-26</text:p>
          </table:table-cell>
          <table:table-cell table:style-name="ce420"/>
          <table:table-cell table:style-name="ce626"/>
          <table:table-cell table:style-name="ce260"/>
          <table:table-cell table:style-name="ce457"/>
          <table:table-cell table:style-name="ce260" table:number-columns-repeated="29"/>
          <table:table-cell table:style-name="ce626" table:number-columns-repeated="49"/>
          <table:table-cell table:style-name="ce710" table:number-columns-repeated="2"/>
          <table:table-cell table:style-name="ce714" table:number-columns-repeated="8"/>
          <table:table-cell table:style-name="ce626" table:number-columns-repeated="2"/>
        </table:table-row>
        <table:table-row table:style-name="ro7">
          <table:table-cell table:style-name="ce179" office:value-type="float" office:value="4" calcext:value-type="float">
            <text:p>4</text:p>
          </table:table-cell>
          <table:table-cell table:style-name="ce211" table:formula="of:=[.B22]+1" office:value-type="date" office:date-value="2021-06-09" calcext:value-type="date">
            <text:p>mer 9 giu</text:p>
          </table:table-cell>
          <table:table-cell table:style-name="ce215" table:formula="of:=[.C22]" office:value-type="time" office:time-value="PT15H30M00S" calcext:value-type="time">
            <text:p>15:30</text:p>
          </table:table-cell>
          <table:table-cell table:style-name="ce179" table:formula="of:=IF([.$A42]=&quot;&quot;;&quot;&quot;;VLOOKUP([.$A42];PARTITE_GIRONI;4;0))" office:value-type="string" office:string-value="Pantere (2)" calcext:value-type="string">
            <text:p>Pantere (2)</text:p>
          </table:table-cell>
          <table:table-cell table:style-name="ce232"/>
          <table:table-cell table:style-name="ce235"/>
          <table:table-cell table:style-name="ce188" table:formula="of:=IF([.$A42]=&quot;&quot;;&quot;&quot;;VLOOKUP([.$A42];PARTITE_GIRONI;6;0))" office:value-type="string" office:string-value="Tigri (3)" calcext:value-type="string">
            <text:p>Tigri (3)</text:p>
          </table:table-cell>
          <table:table-cell table:style-name="ce492" table:formula="of:=IF([.$A42]=&quot;&quot;;&quot;&quot;;VLOOKUP([.$A42];PARTITE_GIRONI;2;0))" office:value-type="string" office:string-value="A" calcext:value-type="string">
            <text:p>A</text:p>
          </table:table-cell>
          <table:table-cell table:style-name="ce492" table:formula="of:=IF([.$A42]=&quot;&quot;;&quot;&quot;;VLOOKUP([.$A42];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290" table:formula="of:=VLOOKUP(ROW()-39;CLASSIFICA_GIRONE_H;4;0)" office:value-type="string" office:string-value="Zebre (32)" calcext:value-type="string">
            <text:p>Zebre (32)</text:p>
          </table:table-cell>
          <table:table-cell table:style-name="ce326" table:formula="of:=VLOOKUP(ROW()-39;CLASSIFICA_GIRONE_H;5;0)" office:value-type="float" office:value="3" calcext:value-type="float">
            <text:p>3</text:p>
          </table:table-cell>
          <table:table-cell table:style-name="ce347" table:formula="of:=VLOOKUP(ROW()-39;CLASSIFICA_GIRONE_H;6;0)" office:value-type="float" office:value="1" calcext:value-type="float">
            <text:p>1</text:p>
          </table:table-cell>
          <table:table-cell table:style-name="ce347" table:formula="of:=VLOOKUP(ROW()-39;CLASSIFICA_GIRONE_H;7;0)" office:value-type="float" office:value="2" calcext:value-type="float">
            <text:p>2</text:p>
          </table:table-cell>
          <table:table-cell table:style-name="ce347" table:formula="of:=VLOOKUP(ROW()-39;CLASSIFICA_GIRONE_H;8;0)" office:value-type="float" office:value="0" calcext:value-type="float">
            <text:p>0</text:p>
          </table:table-cell>
          <table:table-cell table:style-name="ce347" table:formula="of:=VLOOKUP(ROW()-39;CLASSIFICA_GIRONE_H;9;0)" office:value-type="float" office:value="4" calcext:value-type="float">
            <text:p>4</text:p>
          </table:table-cell>
          <table:table-cell table:style-name="ce347" table:formula="of:=VLOOKUP(ROW()-39;CLASSIFICA_GIRONE_H;10;0)" office:value-type="float" office:value="216" calcext:value-type="float">
            <text:p>216</text:p>
          </table:table-cell>
          <table:table-cell table:style-name="ce347" table:formula="of:=VLOOKUP(ROW()-39;CLASSIFICA_GIRONE_H;11;0)" office:value-type="float" office:value="223" calcext:value-type="float">
            <text:p>223</text:p>
          </table:table-cell>
          <table:table-cell table:style-name="ce380" table:formula="of:=VLOOKUP(ROW()-39;CLASSIFICA_GIRONE_H;12;0)" office:value-type="float" office:value="-7" calcext:value-type="float">
            <text:p>-7</text:p>
          </table:table-cell>
          <table:table-cell table:style-name="ce420"/>
          <table:table-cell/>
          <table:table-cell table:style-name="ce260"/>
          <table:table-cell table:style-name="ce457"/>
          <table:table-cell table:style-name="ce260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7">
          <table:table-cell table:style-name="ce179" office:value-type="float" office:value="10" calcext:value-type="float">
            <text:p>10</text:p>
          </table:table-cell>
          <table:table-cell table:style-name="ce211" table:formula="of:=[.B23]+1" office:value-type="date" office:date-value="2021-06-09" calcext:value-type="date">
            <text:p>mer 9 giu</text:p>
          </table:table-cell>
          <table:table-cell table:style-name="ce215" table:formula="of:=[.C23]" office:value-type="time" office:time-value="PT15H30M00S" calcext:value-type="time">
            <text:p>15:30</text:p>
          </table:table-cell>
          <table:table-cell table:style-name="ce179" table:formula="of:=IF([.$A43]=&quot;&quot;;&quot;&quot;;VLOOKUP([.$A43];PARTITE_GIRONI;4;0))" office:value-type="string" office:string-value="Puma (6)" calcext:value-type="string">
            <text:p>Puma (6)</text:p>
          </table:table-cell>
          <table:table-cell table:style-name="ce232"/>
          <table:table-cell table:style-name="ce235"/>
          <table:table-cell table:style-name="ce188" table:formula="of:=IF([.$A43]=&quot;&quot;;&quot;&quot;;VLOOKUP([.$A43];PARTITE_GIRONI;6;0))" office:value-type="string" office:string-value="Linci (7)" calcext:value-type="string">
            <text:p>Linci (7)</text:p>
          </table:table-cell>
          <table:table-cell table:style-name="ce492" table:formula="of:=IF([.$A43]=&quot;&quot;;&quot;&quot;;VLOOKUP([.$A43];PARTITE_GIRONI;2;0))" office:value-type="string" office:string-value="B" calcext:value-type="string">
            <text:p>B</text:p>
          </table:table-cell>
          <table:table-cell table:style-name="ce492" table:formula="of:=IF([.$A43]=&quot;&quot;;&quot;&quot;;VLOOKUP([.$A43];PARTITE_GIRONI;11;0))" office:value-type="string" office:string-value="Cristo Re 2" calcext:value-type="string">
            <text:p>Cristo Re 2</text:p>
          </table:table-cell>
          <table:table-cell table:style-name="ce260"/>
          <table:table-cell table:style-name="ce291" table:formula="of:=VLOOKUP(ROW()-39;CLASSIFICA_GIRONE_H;4;0)" office:value-type="string" office:string-value="Tonni (31)" calcext:value-type="string">
            <text:p>Tonni (31)</text:p>
          </table:table-cell>
          <table:table-cell table:style-name="ce327" table:formula="of:=VLOOKUP(ROW()-39;CLASSIFICA_GIRONE_H;5;0)" office:value-type="float" office:value="3" calcext:value-type="float">
            <text:p>3</text:p>
          </table:table-cell>
          <table:table-cell table:style-name="ce348" table:formula="of:=VLOOKUP(ROW()-39;CLASSIFICA_GIRONE_H;6;0)" office:value-type="float" office:value="1" calcext:value-type="float">
            <text:p>1</text:p>
          </table:table-cell>
          <table:table-cell table:style-name="ce348" table:formula="of:=VLOOKUP(ROW()-39;CLASSIFICA_GIRONE_H;7;0)" office:value-type="float" office:value="2" calcext:value-type="float">
            <text:p>2</text:p>
          </table:table-cell>
          <table:table-cell table:style-name="ce348" table:formula="of:=VLOOKUP(ROW()-39;CLASSIFICA_GIRONE_H;8;0)" office:value-type="float" office:value="0" calcext:value-type="float">
            <text:p>0</text:p>
          </table:table-cell>
          <table:table-cell table:style-name="ce348" table:formula="of:=VLOOKUP(ROW()-39;CLASSIFICA_GIRONE_H;9;0)" office:value-type="float" office:value="4" calcext:value-type="float">
            <text:p>4</text:p>
          </table:table-cell>
          <table:table-cell table:style-name="ce348" table:formula="of:=VLOOKUP(ROW()-39;CLASSIFICA_GIRONE_H;10;0)" office:value-type="float" office:value="185" calcext:value-type="float">
            <text:p>185</text:p>
          </table:table-cell>
          <table:table-cell table:style-name="ce348" table:formula="of:=VLOOKUP(ROW()-39;CLASSIFICA_GIRONE_H;11;0)" office:value-type="float" office:value="183" calcext:value-type="float">
            <text:p>183</text:p>
          </table:table-cell>
          <table:table-cell table:style-name="ce381" table:formula="of:=VLOOKUP(ROW()-39;CLASSIFICA_GIRONE_H;12;0)" office:value-type="float" office:value="2" calcext:value-type="float">
            <text:p>+2</text:p>
          </table:table-cell>
          <table:table-cell table:style-name="ce421"/>
          <table:table-cell/>
          <table:table-cell table:style-name="ce260"/>
          <table:table-cell table:style-name="ce457"/>
          <table:table-cell table:style-name="ce260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7">
          <table:table-cell table:style-name="ce179" office:value-type="float" office:value="16" calcext:value-type="float">
            <text:p>16</text:p>
          </table:table-cell>
          <table:table-cell table:style-name="ce211" table:formula="of:=[.B24]+1" office:value-type="date" office:date-value="2021-06-09" calcext:value-type="date">
            <text:p>mer 9 giu</text:p>
          </table:table-cell>
          <table:table-cell table:style-name="ce215" table:formula="of:=[.C24]" office:value-type="time" office:time-value="PT15H30M00S" calcext:value-type="time">
            <text:p>15:30</text:p>
          </table:table-cell>
          <table:table-cell table:style-name="ce179" table:formula="of:=IF([.$A44]=&quot;&quot;;&quot;&quot;;VLOOKUP([.$A44];PARTITE_GIRONI;4;0))" office:value-type="string" office:string-value="Giraffe (10)" calcext:value-type="string">
            <text:p>Giraffe (10)</text:p>
          </table:table-cell>
          <table:table-cell table:style-name="ce232"/>
          <table:table-cell table:style-name="ce235"/>
          <table:table-cell table:style-name="ce188" table:formula="of:=IF([.$A44]=&quot;&quot;;&quot;&quot;;VLOOKUP([.$A44];PARTITE_GIRONI;6;0))" office:value-type="string" office:string-value="Ippopotami (11)" calcext:value-type="string">
            <text:p>Ippopotami (11)</text:p>
          </table:table-cell>
          <table:table-cell table:style-name="ce492" table:formula="of:=IF([.$A44]=&quot;&quot;;&quot;&quot;;VLOOKUP([.$A44];PARTITE_GIRONI;2;0))" office:value-type="string" office:string-value="C" calcext:value-type="string">
            <text:p>C</text:p>
          </table:table-cell>
          <table:table-cell table:style-name="ce492" table:formula="of:=IF([.$A44]=&quot;&quot;;&quot;&quot;;VLOOKUP([.$A44];PARTITE_GIRONI;11;0))" office:value-type="string" office:string-value="Basket Giovane" calcext:value-type="string">
            <text:p>Basket Giovane</text:p>
          </table:table-cell>
          <table:table-cell table:style-name="ce260"/>
          <table:table-cell table:style-name="ce528"/>
          <table:table-cell table:number-columns-repeated="10"/>
          <table:table-cell table:style-name="ce260"/>
          <table:table-cell table:style-name="ce457"/>
          <table:table-cell table:style-name="ce260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7">
          <table:table-cell table:style-name="ce179" office:value-type="float" office:value="22" calcext:value-type="float">
            <text:p>22</text:p>
          </table:table-cell>
          <table:table-cell table:style-name="ce211" table:formula="of:=[.B25]+1" office:value-type="date" office:date-value="2021-06-09" calcext:value-type="date">
            <text:p>mer 9 giu</text:p>
          </table:table-cell>
          <table:table-cell table:style-name="ce215" table:formula="of:=[.C25]" office:value-type="time" office:time-value="PT15H30M00S" calcext:value-type="time">
            <text:p>15:30</text:p>
          </table:table-cell>
          <table:table-cell table:style-name="ce179" table:formula="of:=IF([.$A45]=&quot;&quot;;&quot;&quot;;VLOOKUP([.$A45];PARTITE_GIRONI;4;0))" office:value-type="string" office:string-value="Pitoni (14)" calcext:value-type="string">
            <text:p>Pitoni (14)</text:p>
          </table:table-cell>
          <table:table-cell table:style-name="ce232"/>
          <table:table-cell table:style-name="ce235"/>
          <table:table-cell table:style-name="ce188" table:formula="of:=IF([.$A45]=&quot;&quot;;&quot;&quot;;VLOOKUP([.$A45];PARTITE_GIRONI;6;0))" office:value-type="string" office:string-value="Aquile (15)" calcext:value-type="string">
            <text:p>Aquile (15)</text:p>
          </table:table-cell>
          <table:table-cell table:style-name="ce492" table:formula="of:=IF([.$A45]=&quot;&quot;;&quot;&quot;;VLOOKUP([.$A45];PARTITE_GIRONI;2;0))" office:value-type="string" office:string-value="D" calcext:value-type="string">
            <text:p>D</text:p>
          </table:table-cell>
          <table:table-cell table:style-name="ce492" table:formula="of:=IF([.$A45]=&quot;&quot;;&quot;&quot;;VLOOKUP([.$A45];PARTITE_GIRONI;11;0))" office:value-type="string" office:string-value="Nuova Scuola" calcext:value-type="string">
            <text:p>Nuova Scuola</text:p>
          </table:table-cell>
          <table:table-cell table:style-name="ce260"/>
          <table:table-cell table:style-name="ce528"/>
          <table:table-cell table:number-columns-repeated="10"/>
          <table:table-cell table:style-name="ce260"/>
          <table:table-cell table:style-name="ce457"/>
          <table:table-cell table:style-name="ce260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7">
          <table:table-cell table:style-name="ce179" office:value-type="float" office:value="27" calcext:value-type="float">
            <text:p>27</text:p>
          </table:table-cell>
          <table:table-cell table:style-name="ce211" table:formula="of:=[.B26]+1" office:value-type="date" office:date-value="2021-06-09" calcext:value-type="date">
            <text:p>mer 9 giu</text:p>
          </table:table-cell>
          <table:table-cell table:style-name="ce215" table:formula="of:=[.C26]" office:value-type="time" office:time-value="PT17H00M00S" calcext:value-type="time">
            <text:p>17:00</text:p>
          </table:table-cell>
          <table:table-cell table:style-name="ce179" table:formula="of:=IF([.$A46]=&quot;&quot;;&quot;&quot;;VLOOKUP([.$A46];PARTITE_GIRONI;4;0))" office:value-type="string" office:string-value="Bisonti (17)" calcext:value-type="string">
            <text:p>Bisonti (17)</text:p>
          </table:table-cell>
          <table:table-cell table:style-name="ce232"/>
          <table:table-cell table:style-name="ce235"/>
          <table:table-cell table:style-name="ce188" table:formula="of:=IF([.$A46]=&quot;&quot;;&quot;&quot;;VLOOKUP([.$A46];PARTITE_GIRONI;6;0))" office:value-type="string" office:string-value="Cinghiali (20)" calcext:value-type="string">
            <text:p>Cinghiali (20)</text:p>
          </table:table-cell>
          <table:table-cell table:style-name="ce492" table:formula="of:=IF([.$A46]=&quot;&quot;;&quot;&quot;;VLOOKUP([.$A46];PARTITE_GIRONI;2;0))" office:value-type="string" office:string-value="E" calcext:value-type="string">
            <text:p>E</text:p>
          </table:table-cell>
          <table:table-cell table:style-name="ce492" table:formula="of:=IF([.$A46]=&quot;&quot;;&quot;&quot;;VLOOKUP([.$A46];PARTITE_GIRONI;11;0))" office:value-type="string" office:string-value="Cristo Re 1" calcext:value-type="string">
            <text:p>Cristo Re 1</text:p>
          </table:table-cell>
          <table:table-cell table:style-name="ce260"/>
          <table:table-cell table:style-name="ce528"/>
          <table:table-cell table:number-columns-repeated="10"/>
          <table:table-cell table:style-name="ce497"/>
          <table:table-cell table:style-name="ce457"/>
          <table:table-cell table:style-name="ce497" table:number-columns-repeated="29"/>
          <table:table-cell table:number-columns-repeated="49"/>
          <table:table-cell table:style-name="ce528"/>
          <table:table-cell table:number-columns-repeated="11"/>
        </table:table-row>
        <table:table-row table:style-name="ro7">
          <table:table-cell table:style-name="ce179" office:value-type="float" office:value="33" calcext:value-type="float">
            <text:p>33</text:p>
          </table:table-cell>
          <table:table-cell table:style-name="ce211" table:formula="of:=[.B27]+1" office:value-type="date" office:date-value="2021-06-09" calcext:value-type="date">
            <text:p>mer 9 giu</text:p>
          </table:table-cell>
          <table:table-cell table:style-name="ce215" table:formula="of:=[.C27]" office:value-type="time" office:time-value="PT17H00M00S" calcext:value-type="time">
            <text:p>17:00</text:p>
          </table:table-cell>
          <table:table-cell table:style-name="ce179" table:formula="of:=IF([.$A47]=&quot;&quot;;&quot;&quot;;VLOOKUP([.$A47];PARTITE_GIRONI;4;0))" office:value-type="string" office:string-value="Balene (21)" calcext:value-type="string">
            <text:p>Balene (21)</text:p>
          </table:table-cell>
          <table:table-cell table:style-name="ce232"/>
          <table:table-cell table:style-name="ce235"/>
          <table:table-cell table:style-name="ce188" table:formula="of:=IF([.$A47]=&quot;&quot;;&quot;&quot;;VLOOKUP([.$A47];PARTITE_GIRONI;6;0))" office:value-type="string" office:string-value="Fenicotteri (24)" calcext:value-type="string">
            <text:p>Fenicotteri (24)</text:p>
          </table:table-cell>
          <table:table-cell table:style-name="ce492" table:formula="of:=IF([.$A47]=&quot;&quot;;&quot;&quot;;VLOOKUP([.$A47];PARTITE_GIRONI;2;0))" office:value-type="string" office:string-value="F" calcext:value-type="string">
            <text:p>F</text:p>
          </table:table-cell>
          <table:table-cell table:style-name="ce492" table:formula="of:=IF([.$A47]=&quot;&quot;;&quot;&quot;;VLOOKUP([.$A47];PARTITE_GIRONI;11;0))" office:value-type="string" office:string-value="Cristo Re 2" calcext:value-type="string">
            <text:p>Cristo Re 2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>
          <table:table-cell table:style-name="ce179" office:value-type="float" office:value="39" calcext:value-type="float">
            <text:p>39</text:p>
          </table:table-cell>
          <table:table-cell table:style-name="ce211" table:formula="of:=[.B28]+1" office:value-type="date" office:date-value="2021-06-09" calcext:value-type="date">
            <text:p>mer 9 giu</text:p>
          </table:table-cell>
          <table:table-cell table:style-name="ce215" table:formula="of:=[.C28]" office:value-type="time" office:time-value="PT17H00M00S" calcext:value-type="time">
            <text:p>17:00</text:p>
          </table:table-cell>
          <table:table-cell table:style-name="ce179" table:formula="of:=IF([.$A48]=&quot;&quot;;&quot;&quot;;VLOOKUP([.$A48];PARTITE_GIRONI;4;0))" office:value-type="string" office:string-value="Istrici (25)" calcext:value-type="string">
            <text:p>Istrici (25)</text:p>
          </table:table-cell>
          <table:table-cell table:style-name="ce232"/>
          <table:table-cell table:style-name="ce236"/>
          <table:table-cell table:style-name="ce188" table:formula="of:=IF([.$A48]=&quot;&quot;;&quot;&quot;;VLOOKUP([.$A48];PARTITE_GIRONI;6;0))" office:value-type="string" office:string-value="Orche (28)" calcext:value-type="string">
            <text:p>Orche (28)</text:p>
          </table:table-cell>
          <table:table-cell table:style-name="ce492" table:formula="of:=IF([.$A48]=&quot;&quot;;&quot;&quot;;VLOOKUP([.$A48];PARTITE_GIRONI;2;0))" office:value-type="string" office:string-value="G" calcext:value-type="string">
            <text:p>G</text:p>
          </table:table-cell>
          <table:table-cell table:style-name="ce492" table:formula="of:=IF([.$A48]=&quot;&quot;;&quot;&quot;;VLOOKUP([.$A48];PARTITE_GIRONI;11;0))" office:value-type="string" office:string-value="Basket Giovane" calcext:value-type="string">
            <text:p>Basket Giovane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>
          <table:table-cell table:style-name="ce179" office:value-type="float" office:value="45" calcext:value-type="float">
            <text:p>45</text:p>
          </table:table-cell>
          <table:table-cell table:style-name="ce211" table:formula="of:=[.B29]+1" office:value-type="date" office:date-value="2021-06-09" calcext:value-type="date">
            <text:p>mer 9 giu</text:p>
          </table:table-cell>
          <table:table-cell table:style-name="ce215" table:formula="of:=[.C29]" office:value-type="time" office:time-value="PT17H00M00S" calcext:value-type="time">
            <text:p>17:00</text:p>
          </table:table-cell>
          <table:table-cell table:style-name="ce179" table:formula="of:=IF([.$A49]=&quot;&quot;;&quot;&quot;;VLOOKUP([.$A49];PARTITE_GIRONI;4;0))" office:value-type="string" office:string-value="Piranha (29)" calcext:value-type="string">
            <text:p>Piranha (29)</text:p>
          </table:table-cell>
          <table:table-cell table:style-name="ce232" table:number-columns-repeated="2"/>
          <table:table-cell table:style-name="ce188" table:formula="of:=IF([.$A49]=&quot;&quot;;&quot;&quot;;VLOOKUP([.$A49];PARTITE_GIRONI;6;0))" office:value-type="string" office:string-value="Zebre (32)" calcext:value-type="string">
            <text:p>Zebre (32)</text:p>
          </table:table-cell>
          <table:table-cell table:style-name="ce492" table:formula="of:=IF([.$A49]=&quot;&quot;;&quot;&quot;;VLOOKUP([.$A49];PARTITE_GIRONI;2;0))" office:value-type="string" office:string-value="H" calcext:value-type="string">
            <text:p>H</text:p>
          </table:table-cell>
          <table:table-cell table:style-name="ce492" table:formula="of:=IF([.$A49]=&quot;&quot;;&quot;&quot;;VLOOKUP([.$A49];PARTITE_GIRONI;11;0))" office:value-type="string" office:string-value="Nuova Scuola" calcext:value-type="string">
            <text:p>Nuova Scuola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>
          <table:table-cell table:style-name="ce179" office:value-type="float" office:value="28" calcext:value-type="float">
            <text:p>28</text:p>
          </table:table-cell>
          <table:table-cell table:style-name="ce211" table:formula="of:=[.B30]+1" office:value-type="date" office:date-value="2021-06-09" calcext:value-type="date">
            <text:p>mer 9 giu</text:p>
          </table:table-cell>
          <table:table-cell table:style-name="ce215" table:formula="of:=[.C30]" office:value-type="time" office:time-value="PT18H30M00S" calcext:value-type="time">
            <text:p>18:30</text:p>
          </table:table-cell>
          <table:table-cell table:style-name="ce179" table:formula="of:=IF([.$A50]=&quot;&quot;;&quot;&quot;;VLOOKUP([.$A50];PARTITE_GIRONI;4;0))" office:value-type="string" office:string-value="Bufali (18)" calcext:value-type="string">
            <text:p>Bufali (18)</text:p>
          </table:table-cell>
          <table:table-cell table:style-name="ce232" table:number-columns-repeated="2"/>
          <table:table-cell table:style-name="ce188" table:formula="of:=IF([.$A50]=&quot;&quot;;&quot;&quot;;VLOOKUP([.$A50];PARTITE_GIRONI;6;0))" office:value-type="string" office:string-value="Cervi (19)" calcext:value-type="string">
            <text:p>Cervi (19)</text:p>
          </table:table-cell>
          <table:table-cell table:style-name="ce492" table:formula="of:=IF([.$A50]=&quot;&quot;;&quot;&quot;;VLOOKUP([.$A50];PARTITE_GIRONI;2;0))" office:value-type="string" office:string-value="E" calcext:value-type="string">
            <text:p>E</text:p>
          </table:table-cell>
          <table:table-cell table:style-name="ce492" table:formula="of:=IF([.$A50]=&quot;&quot;;&quot;&quot;;VLOOKUP([.$A50];PARTITE_GIRONI;11;0))" office:value-type="string" office:string-value="Cristo Re 1" calcext:value-type="string">
            <text:p>Cristo Re 1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>
          <table:table-cell table:style-name="ce179" office:value-type="float" office:value="34" calcext:value-type="float">
            <text:p>34</text:p>
          </table:table-cell>
          <table:table-cell table:style-name="ce211" table:formula="of:=[.B31]+1" office:value-type="date" office:date-value="2021-06-09" calcext:value-type="date">
            <text:p>mer 9 giu</text:p>
          </table:table-cell>
          <table:table-cell table:style-name="ce215" table:formula="of:=[.C31]" office:value-type="time" office:time-value="PT18H30M00S" calcext:value-type="time">
            <text:p>18:30</text:p>
          </table:table-cell>
          <table:table-cell table:style-name="ce179" table:formula="of:=IF([.$A51]=&quot;&quot;;&quot;&quot;;VLOOKUP([.$A51];PARTITE_GIRONI;4;0))" office:value-type="string" office:string-value="Gabbiani (22)" calcext:value-type="string">
            <text:p>Gabbiani (22)</text:p>
          </table:table-cell>
          <table:table-cell table:style-name="ce232" table:number-columns-repeated="2"/>
          <table:table-cell table:style-name="ce188" table:formula="of:=IF([.$A51]=&quot;&quot;;&quot;&quot;;VLOOKUP([.$A51];PARTITE_GIRONI;6;0))" office:value-type="string" office:string-value="Delfini (23)" calcext:value-type="string">
            <text:p>Delfini (23)</text:p>
          </table:table-cell>
          <table:table-cell table:style-name="ce492" table:formula="of:=IF([.$A51]=&quot;&quot;;&quot;&quot;;VLOOKUP([.$A51];PARTITE_GIRONI;2;0))" office:value-type="string" office:string-value="F" calcext:value-type="string">
            <text:p>F</text:p>
          </table:table-cell>
          <table:table-cell table:style-name="ce492" table:formula="of:=IF([.$A51]=&quot;&quot;;&quot;&quot;;VLOOKUP([.$A51];PARTITE_GIRONI;11;0))" office:value-type="string" office:string-value="Cristo Re 2" calcext:value-type="string">
            <text:p>Cristo Re 2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>
          <table:table-cell table:style-name="ce179" office:value-type="float" office:value="40" calcext:value-type="float">
            <text:p>40</text:p>
          </table:table-cell>
          <table:table-cell table:style-name="ce211" table:formula="of:=[.B32]+1" office:value-type="date" office:date-value="2021-06-09" calcext:value-type="date">
            <text:p>mer 9 giu</text:p>
          </table:table-cell>
          <table:table-cell table:style-name="ce215" table:formula="of:=[.C32]" office:value-type="time" office:time-value="PT18H30M00S" calcext:value-type="time">
            <text:p>18:30</text:p>
          </table:table-cell>
          <table:table-cell table:style-name="ce179" table:formula="of:=IF([.$A52]=&quot;&quot;;&quot;&quot;;VLOOKUP([.$A52];PARTITE_GIRONI;4;0))" office:value-type="string" office:string-value="Gorilla (26)" calcext:value-type="string">
            <text:p>Gorilla (26)</text:p>
          </table:table-cell>
          <table:table-cell table:style-name="ce232" table:number-columns-repeated="2"/>
          <table:table-cell table:style-name="ce188" table:formula="of:=IF([.$A52]=&quot;&quot;;&quot;&quot;;VLOOKUP([.$A52];PARTITE_GIRONI;6;0))" office:value-type="string" office:string-value="Muli (27)" calcext:value-type="string">
            <text:p>Muli (27)</text:p>
          </table:table-cell>
          <table:table-cell table:style-name="ce492" table:formula="of:=IF([.$A52]=&quot;&quot;;&quot;&quot;;VLOOKUP([.$A52];PARTITE_GIRONI;2;0))" office:value-type="string" office:string-value="G" calcext:value-type="string">
            <text:p>G</text:p>
          </table:table-cell>
          <table:table-cell table:style-name="ce492" table:formula="of:=IF([.$A52]=&quot;&quot;;&quot;&quot;;VLOOKUP([.$A52];PARTITE_GIRONI;11;0))" office:value-type="string" office:string-value="Basket Giovane" calcext:value-type="string">
            <text:p>Basket Giovane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>
          <table:table-cell table:style-name="ce179" office:value-type="float" office:value="46" calcext:value-type="float">
            <text:p>46</text:p>
          </table:table-cell>
          <table:table-cell table:style-name="ce211" table:formula="of:=[.B33]+1" office:value-type="date" office:date-value="2021-06-09" calcext:value-type="date">
            <text:p>mer 9 giu</text:p>
          </table:table-cell>
          <table:table-cell table:style-name="ce215" table:formula="of:=[.C33]" office:value-type="time" office:time-value="PT18H30M00S" calcext:value-type="time">
            <text:p>18:30</text:p>
          </table:table-cell>
          <table:table-cell table:style-name="ce179" table:formula="of:=IF([.$A53]=&quot;&quot;;&quot;&quot;;VLOOKUP([.$A53];PARTITE_GIRONI;4;0))" office:value-type="string" office:string-value="Scorpioni (30)" calcext:value-type="string">
            <text:p>Scorpioni (30)</text:p>
          </table:table-cell>
          <table:table-cell table:style-name="ce232" table:number-columns-repeated="2"/>
          <table:table-cell table:style-name="ce188" table:formula="of:=IF([.$A53]=&quot;&quot;;&quot;&quot;;VLOOKUP([.$A53];PARTITE_GIRONI;6;0))" office:value-type="string" office:string-value="Tonni (31)" calcext:value-type="string">
            <text:p>Tonni (31)</text:p>
          </table:table-cell>
          <table:table-cell table:style-name="ce492" table:formula="of:=IF([.$A53]=&quot;&quot;;&quot;&quot;;VLOOKUP([.$A53];PARTITE_GIRONI;2;0))" office:value-type="string" office:string-value="H" calcext:value-type="string">
            <text:p>H</text:p>
          </table:table-cell>
          <table:table-cell table:style-name="ce492" table:formula="of:=IF([.$A53]=&quot;&quot;;&quot;&quot;;VLOOKUP([.$A53];PARTITE_GIRONI;11;0))" office:value-type="string" office:string-value="Nuova Scuola" calcext:value-type="string">
            <text:p>Nuova Scuola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1" table:number-rows-repeated="853">
          <table:table-cell table:number-columns-repeated="9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1" table:number-rows-repeated="1047669">
          <table:table-cell table:number-columns-repeated="113"/>
        </table:table-row>
        <table:table-row table:style-name="ro1">
          <table:table-cell table:number-columns-repeated="113"/>
        </table:table-row>
        <calcext:conditional-formats>
          <calcext:conditional-format calcext:target-range-address="'Calendario e Tabellone'.AN26:'Calendario e Tabellone'.AZ26">
            <calcext:condition calcext:apply-style-name="ConditionalStyle_228" calcext:value="formula-is(IF(#REF!=#REF!;1;IF(#REF!=#REF!;1;0)))" calcext:base-cell-address="'Calendario e Tabellone'.AN26"/>
          </calcext:conditional-format>
          <calcext:conditional-format calcext:target-range-address="'Calendario e Tabellone'.A6:'Calendario e Tabellone'.D53">
            <calcext:condition calcext:apply-style-name="ConditionalStyle_227" calcext:value="formula-is(IF(#REF!=CONCATENATE([.$D5];&quot;_win&quot;);1;0))" calcext:base-cell-address="'Calendario e Tabellone'.A6"/>
          </calcext:conditional-format>
          <calcext:conditional-format calcext:target-range-address="'Calendario e Tabellone'.G5:'Calendario e Tabellone'.G53 'Calendario e Tabellone'.H5:'Calendario e Tabellone'.H5 'Calendario e Tabellone'.A5:'Calendario e Tabellone'.D53">
            <calcext:condition calcext:apply-style-name="ConditionalStyle_226" calcext:value="formula-is(IF(#REF!=CONCATENATE([.$G5];&quot;_win&quot;);1;0))" calcext:base-cell-address="'Calendario e Tabellone'.A5"/>
          </calcext:conditional-format>
          <calcext:conditional-format calcext:target-range-address="'Calendario e Tabellone'.K24:'Calendario e Tabellone'.K24 'Calendario e Tabellone'.M24:'Calendario e Tabellone'.S24">
            <calcext:condition calcext:apply-style-name="ConditionalStyle_223" calcext:value="formula-is(IF(#REF!=#REF!;1;IF(#REF!=#REF!;1;0)))" calcext:base-cell-address="'Calendario e Tabellone'.K24"/>
          </calcext:conditional-format>
          <calcext:conditional-format calcext:target-range-address="'Calendario e Tabellone'.CX41:'Calendario e Tabellone'.DG41">
            <calcext:condition calcext:apply-style-name="ConditionalStyle_222" calcext:value="formula-is(IF(#REF!=#REF!;1;IF(#REF!=#REF!;1;0)))" calcext:base-cell-address="'Calendario e Tabellone'.CX41"/>
          </calcext:conditional-format>
          <calcext:conditional-format calcext:target-range-address="'Calendario e Tabellone'.CX19:'Calendario e Tabellone'.CX19 'Calendario e Tabellone'.CZ19:'Calendario e Tabellone'.DG19">
            <calcext:condition calcext:apply-style-name="ConditionalStyle_221" calcext:value="formula-is(IF(#REF!=#REF!;1;IF(#REF!=#REF!;1;0)))" calcext:base-cell-address="'Calendario e Tabellone'.CX19"/>
          </calcext:conditional-format>
          <calcext:conditional-format calcext:target-range-address="'Calendario e Tabellone'.CX24:'Calendario e Tabellone'.CX24 'Calendario e Tabellone'.CZ24:'Calendario e Tabellone'.DG24">
            <calcext:condition calcext:apply-style-name="ConditionalStyle_220" calcext:value="formula-is(IF(#REF!=#REF!;1;IF(#REF!=#REF!;1;0)))" calcext:base-cell-address="'Calendario e Tabellone'.CX24"/>
          </calcext:conditional-format>
          <calcext:conditional-format calcext:target-range-address="'Calendario e Tabellone'.W12:'Calendario e Tabellone'.W12">
            <calcext:condition calcext:apply-style-name="ConditionalStyle_219" calcext:value="formula-is(IF([.$AW12]=#REF!;1;0))" calcext:base-cell-address="'Calendario e Tabellone'.W12"/>
            <calcext:condition calcext:apply-style-name="ConditionalStyle_218" calcext:value="formula-is(IF([.$AW11]=#REF!;1;0))" calcext:base-cell-address="'Calendario e Tabellone'.W12"/>
          </calcext:conditional-format>
          <calcext:conditional-format calcext:target-range-address="'Calendario e Tabellone'.W32:'Calendario e Tabellone'.W32">
            <calcext:condition calcext:apply-style-name="ConditionalStyle_217" calcext:value="formula-is(IF([.$AW32]=#REF!;1;0))" calcext:base-cell-address="'Calendario e Tabellone'.W32"/>
            <calcext:condition calcext:apply-style-name="ConditionalStyle_216" calcext:value="formula-is(IF([.$AW31]=#REF!;1;0))" calcext:base-cell-address="'Calendario e Tabellone'.W32"/>
          </calcext:conditional-format>
          <calcext:conditional-format calcext:target-range-address="'Calendario e Tabellone'.W24:'Calendario e Tabellone'.W24">
            <calcext:condition calcext:apply-style-name="ConditionalStyle_215" calcext:value="formula-is(IF([.$AW24]=#REF!;1;0))" calcext:base-cell-address="'Calendario e Tabellone'.W24"/>
            <calcext:condition calcext:apply-style-name="ConditionalStyle_214" calcext:value="formula-is(IF([.$AW23]=#REF!;1;0))" calcext:base-cell-address="'Calendario e Tabellone'.W24"/>
          </calcext:conditional-format>
          <calcext:conditional-format calcext:target-range-address="'Calendario e Tabellone'.W15:'Calendario e Tabellone'.W15 'Calendario e Tabellone'.W11:'Calendario e Tabellone'.W11 'Calendario e Tabellone'.W23:'Calendario e Tabellone'.W23 'Calendario e Tabellone'.W31:'Calendario e Tabellone'.W31 'Calendario e Tabellone'.W27:'Calendario e Tabellone'.W28 'Calendario e Tabellone'.W19:'Calendario e Tabellone'.W19">
            <calcext:condition calcext:apply-style-name="ConditionalStyle_213" calcext:value="formula-is(IF([.$AW11]=#REF!;1;0))" calcext:base-cell-address="'Calendario e Tabellone'.W11"/>
            <calcext:condition calcext:apply-style-name="ConditionalStyle_212" calcext:value="formula-is(IF([.$AW12]=#REF!;1;0))" calcext:base-cell-address="'Calendario e Tabellone'.W11"/>
          </calcext:conditional-format>
          <calcext:conditional-format calcext:target-range-address="'Calendario e Tabellone'.W16:'Calendario e Tabellone'.W16">
            <calcext:condition calcext:apply-style-name="ConditionalStyle_211" calcext:value="formula-is(IF([.$AW16]=#REF!;1;0))" calcext:base-cell-address="'Calendario e Tabellone'.W16"/>
            <calcext:condition calcext:apply-style-name="ConditionalStyle_210" calcext:value="formula-is(IF([.$AW15]=#REF!;1;0))" calcext:base-cell-address="'Calendario e Tabellone'.W16"/>
          </calcext:conditional-format>
          <calcext:conditional-format calcext:target-range-address="'Calendario e Tabellone'.G4:'Calendario e Tabellone'.I4 'Calendario e Tabellone'.A4:'Calendario e Tabellone'.E4">
            <calcext:condition calcext:apply-style-name="ConditionalStyle_209" calcext:value="formula-is([.$P$5]=&quot;Black and White&quot;)" calcext:base-cell-address="'Calendario e Tabellone'.A4"/>
          </calcext:conditional-format>
          <calcext:conditional-format calcext:target-range-address="'Calendario e Tabellone'.K9:'Calendario e Tabellone'.S9 'Calendario e Tabellone'.K19:'Calendario e Tabellone'.S19 'Calendario e Tabellone'.K14:'Calendario e Tabellone'.S14">
            <calcext:condition calcext:apply-style-name="ConditionalStyle_208" calcext:value="formula-is([.$P$5]=&quot;Black and White&quot;)" calcext:base-cell-address="'Calendario e Tabellone'.K9"/>
          </calcext:conditional-format>
          <calcext:conditional-format calcext:target-range-address="'Calendario e Tabellone'.K4:'Calendario e Tabellone'.S4">
            <calcext:condition calcext:apply-style-name="ConditionalStyle_206" calcext:value="formula-is([.$P$5]=&quot;Black and White&quot;)" calcext:base-cell-address="'Calendario e Tabellone'.K4"/>
          </calcext:conditional-format>
          <calcext:conditional-format calcext:target-range-address="'Calendario e Tabellone'.X11:'Calendario e Tabellone'.X11 'Calendario e Tabellone'.X31:'Calendario e Tabellone'.X31 'Calendario e Tabellone'.X35:'Calendario e Tabellone'.X35 'Calendario e Tabellone'.X23:'Calendario e Tabellone'.X23 'Calendario e Tabellone'.X27:'Calendario e Tabellone'.X27 'Calendario e Tabellone'.X15:'Calendario e Tabellone'.X15 'Calendario e Tabellone'.X19:'Calendario e Tabellone'.X19 'Calendario e Tabellone'.X7:'Calendario e Tabellone'.X7">
            <calcext:condition calcext:apply-style-name="ConditionalStyle_202" calcext:value="formula-is(IF(AND(#REF!&gt;#REF!;ISNUMBER(#REF!);ISNUMBER(#REF!));1;0))" calcext:base-cell-address="'Calendario e Tabellone'.X7"/>
          </calcext:conditional-format>
          <calcext:conditional-format calcext:target-range-address="'Calendario e Tabellone'.X12:'Calendario e Tabellone'.X12 'Calendario e Tabellone'.X32:'Calendario e Tabellone'.X32 'Calendario e Tabellone'.X36:'Calendario e Tabellone'.X36 'Calendario e Tabellone'.X24:'Calendario e Tabellone'.X24 'Calendario e Tabellone'.X28:'Calendario e Tabellone'.X28 'Calendario e Tabellone'.X16:'Calendario e Tabellone'.X16 'Calendario e Tabellone'.X20:'Calendario e Tabellone'.X20 'Calendario e Tabellone'.X8:'Calendario e Tabellone'.X8">
            <calcext:condition calcext:apply-style-name="ConditionalStyle_201" calcext:value="formula-is(IF(AND(#REF!&lt;#REF!;ISNUMBER(#REF!);ISNUMBER(#REF!));1;0))" calcext:base-cell-address="'Calendario e Tabellone'.X8"/>
          </calcext:conditional-format>
          <calcext:conditional-format calcext:target-range-address="'Calendario e Tabellone'.W7:'Calendario e Tabellone'.W7">
            <calcext:condition calcext:apply-style-name="ConditionalStyle_200" calcext:value="formula-is([.$P$5]=&quot;Black and White&quot;)" calcext:base-cell-address="'Calendario e Tabellone'.W7"/>
          </calcext:conditional-format>
          <calcext:conditional-format calcext:target-range-address="'Calendario e Tabellone'.W8:'Calendario e Tabellone'.W8">
            <calcext:condition calcext:apply-style-name="ConditionalStyle_199" calcext:value="formula-is([.$P$5]=&quot;Black and White&quot;)" calcext:base-cell-address="'Calendario e Tabellone'.W8"/>
          </calcext:conditional-format>
          <calcext:conditional-format calcext:target-range-address="'Calendario e Tabellone'.W20:'Calendario e Tabellone'.W20">
            <calcext:condition calcext:apply-style-name="ConditionalStyle_198" calcext:value="formula-is(IF([.$AW20]=#REF!;1;0))" calcext:base-cell-address="'Calendario e Tabellone'.W20"/>
            <calcext:condition calcext:apply-style-name="ConditionalStyle_197" calcext:value="formula-is(IF([.$AW19]=#REF!;1;0))" calcext:base-cell-address="'Calendario e Tabellone'.W20"/>
          </calcext:conditional-format>
          <calcext:conditional-format calcext:target-range-address="'Calendario e Tabellone'.W35:'Calendario e Tabellone'.W35">
            <calcext:condition calcext:apply-style-name="ConditionalStyle_196" calcext:value="formula-is(IF([.$AW35]=#REF!;1;0))" calcext:base-cell-address="'Calendario e Tabellone'.W35"/>
            <calcext:condition calcext:apply-style-name="ConditionalStyle_195" calcext:value="formula-is(IF([.$AW36]=#REF!;1;0))" calcext:base-cell-address="'Calendario e Tabellone'.W35"/>
          </calcext:conditional-format>
          <calcext:conditional-format calcext:target-range-address="'Calendario e Tabellone'.W36:'Calendario e Tabellone'.W36">
            <calcext:condition calcext:apply-style-name="ConditionalStyle_194" calcext:value="formula-is(IF([.$AW36]=#REF!;1;0))" calcext:base-cell-address="'Calendario e Tabellone'.W36"/>
            <calcext:condition calcext:apply-style-name="ConditionalStyle_193" calcext:value="formula-is(IF([.$AW35]=#REF!;1;0))" calcext:base-cell-address="'Calendario e Tabellone'.W36"/>
          </calcext:conditional-format>
          <calcext:conditional-format calcext:target-range-address="'Calendario e Tabellone'.K25:'Calendario e Tabellone'.S25">
            <calcext:condition calcext:apply-style-name="ConditionalStyle_192" calcext:value="formula-is([.$P$5]=&quot;Black and White&quot;)" calcext:base-cell-address="'Calendario e Tabellone'.K25"/>
          </calcext:conditional-format>
          <calcext:conditional-format calcext:target-range-address="'Calendario e Tabellone'.K34:'Calendario e Tabellone'.K34">
            <calcext:condition calcext:apply-style-name="ConditionalStyle_191" calcext:value="formula-is([.$P$5]=&quot;Black and White&quot;)" calcext:base-cell-address="'Calendario e Tabellone'.K34"/>
          </calcext:conditional-format>
          <calcext:conditional-format calcext:target-range-address="'Calendario e Tabellone'.L34:'Calendario e Tabellone'.L34">
            <calcext:condition calcext:apply-style-name="ConditionalStyle_190" calcext:value="formula-is([.$P$5]=&quot;Black and White&quot;)" calcext:base-cell-address="'Calendario e Tabellone'.L34"/>
          </calcext:conditional-format>
          <calcext:conditional-format calcext:target-range-address="'Calendario e Tabellone'.M34:'Calendario e Tabellone'.S34">
            <calcext:condition calcext:apply-style-name="ConditionalStyle_189" calcext:value="formula-is([.$P$5]=&quot;Black and White&quot;)" calcext:base-cell-address="'Calendario e Tabellone'.M34"/>
          </calcext:conditional-format>
          <calcext:conditional-format calcext:target-range-address="'Calendario e Tabellone'.K27:'Calendario e Tabellone'.K28">
            <calcext:condition calcext:apply-style-name="ConditionalStyle_135" calcext:value="formula-is([.$P$5]=&quot;Black and White&quot;)" calcext:base-cell-address="'Calendario e Tabellone'.K27"/>
          </calcext:conditional-format>
          <calcext:conditional-format calcext:target-range-address="'Calendario e Tabellone'.K26:'Calendario e Tabellone'.K26">
            <calcext:condition calcext:apply-style-name="ConditionalStyle_134" calcext:value="formula-is([.$P$5]=&quot;Black and White&quot;)" calcext:base-cell-address="'Calendario e Tabellone'.K26"/>
          </calcext:conditional-format>
          <calcext:conditional-format calcext:target-range-address="'Calendario e Tabellone'.M27:'Calendario e Tabellone'.M27">
            <calcext:condition calcext:apply-style-name="ConditionalStyle_133" calcext:value="formula-is([.$P$5]=&quot;Black and White&quot;)" calcext:base-cell-address="'Calendario e Tabellone'.M27"/>
          </calcext:conditional-format>
          <calcext:conditional-format calcext:target-range-address="'Calendario e Tabellone'.M28:'Calendario e Tabellone'.M28">
            <calcext:condition calcext:apply-style-name="ConditionalStyle_132" calcext:value="formula-is([.$P$5]=&quot;Black and White&quot;)" calcext:base-cell-address="'Calendario e Tabellone'.M28"/>
          </calcext:conditional-format>
          <calcext:conditional-format calcext:target-range-address="'Calendario e Tabellone'.N27:'Calendario e Tabellone'.N28">
            <calcext:condition calcext:apply-style-name="ConditionalStyle_131" calcext:value="formula-is([.$P$5]=&quot;Black and White&quot;)" calcext:base-cell-address="'Calendario e Tabellone'.N27"/>
          </calcext:conditional-format>
          <calcext:conditional-format calcext:target-range-address="'Calendario e Tabellone'.O27:'Calendario e Tabellone'.S28">
            <calcext:condition calcext:apply-style-name="ConditionalStyle_130" calcext:value="formula-is([.$P$5]=&quot;Black and White&quot;)" calcext:base-cell-address="'Calendario e Tabellone'.O27"/>
          </calcext:conditional-format>
          <calcext:conditional-format calcext:target-range-address="'Calendario e Tabellone'.M26:'Calendario e Tabellone'.S26">
            <calcext:condition calcext:apply-style-name="ConditionalStyle_129" calcext:value="formula-is([.$P$5]=&quot;Black and White&quot;)" calcext:base-cell-address="'Calendario e Tabellone'.M26"/>
          </calcext:conditional-format>
          <calcext:conditional-format calcext:target-range-address="'Calendario e Tabellone'.AC9:'Calendario e Tabellone'.AC9">
            <calcext:condition calcext:apply-style-name="ConditionalStyle_128" calcext:value="formula-is(IF(AND(#REF!&gt;#REF!;ISNUMBER(#REF!);ISNUMBER(#REF!));1;0))" calcext:base-cell-address="'Calendario e Tabellone'.AC9"/>
          </calcext:conditional-format>
          <calcext:conditional-format calcext:target-range-address="'Calendario e Tabellone'.AC10:'Calendario e Tabellone'.AC10">
            <calcext:condition calcext:apply-style-name="ConditionalStyle_127" calcext:value="formula-is(IF(AND(#REF!&lt;#REF!;ISNUMBER(#REF!);ISNUMBER(#REF!));1;0))" calcext:base-cell-address="'Calendario e Tabellone'.AC10"/>
          </calcext:conditional-format>
          <calcext:conditional-format calcext:target-range-address="'Calendario e Tabellone'.AC17:'Calendario e Tabellone'.AC17">
            <calcext:condition calcext:apply-style-name="ConditionalStyle_126" calcext:value="formula-is(IF(AND(#REF!&gt;#REF!;ISNUMBER(#REF!);ISNUMBER(#REF!));1;0))" calcext:base-cell-address="'Calendario e Tabellone'.AC17"/>
          </calcext:conditional-format>
          <calcext:conditional-format calcext:target-range-address="'Calendario e Tabellone'.AC18:'Calendario e Tabellone'.AC18">
            <calcext:condition calcext:apply-style-name="ConditionalStyle_125" calcext:value="formula-is(IF(AND(#REF!&lt;#REF!;ISNUMBER(#REF!);ISNUMBER(#REF!));1;0))" calcext:base-cell-address="'Calendario e Tabellone'.AC18"/>
          </calcext:conditional-format>
          <calcext:conditional-format calcext:target-range-address="'Calendario e Tabellone'.AC25:'Calendario e Tabellone'.AC25">
            <calcext:condition calcext:apply-style-name="ConditionalStyle_124" calcext:value="formula-is(IF(AND(#REF!&gt;#REF!;ISNUMBER(#REF!);ISNUMBER(#REF!));1;0))" calcext:base-cell-address="'Calendario e Tabellone'.AC25"/>
          </calcext:conditional-format>
          <calcext:conditional-format calcext:target-range-address="'Calendario e Tabellone'.AC26:'Calendario e Tabellone'.AC26">
            <calcext:condition calcext:apply-style-name="ConditionalStyle_123" calcext:value="formula-is(IF(AND(#REF!&lt;#REF!;ISNUMBER(#REF!);ISNUMBER(#REF!));1;0))" calcext:base-cell-address="'Calendario e Tabellone'.AC26"/>
          </calcext:conditional-format>
          <calcext:conditional-format calcext:target-range-address="'Calendario e Tabellone'.AC33:'Calendario e Tabellone'.AC33">
            <calcext:condition calcext:apply-style-name="ConditionalStyle_122" calcext:value="formula-is(IF(AND(#REF!&gt;#REF!;ISNUMBER(#REF!);ISNUMBER(#REF!));1;0))" calcext:base-cell-address="'Calendario e Tabellone'.AC33"/>
          </calcext:conditional-format>
          <calcext:conditional-format calcext:target-range-address="'Calendario e Tabellone'.AC34:'Calendario e Tabellone'.AC34">
            <calcext:condition calcext:apply-style-name="ConditionalStyle_121" calcext:value="formula-is(IF(AND(#REF!&lt;#REF!;ISNUMBER(#REF!);ISNUMBER(#REF!));1;0))" calcext:base-cell-address="'Calendario e Tabellone'.AC34"/>
          </calcext:conditional-format>
          <calcext:conditional-format calcext:target-range-address="'Calendario e Tabellone'.AH13:'Calendario e Tabellone'.AH13">
            <calcext:condition calcext:apply-style-name="ConditionalStyle_120" calcext:value="formula-is(IF(AND(#REF!&gt;#REF!;ISNUMBER(#REF!);ISNUMBER(#REF!));1;0))" calcext:base-cell-address="'Calendario e Tabellone'.AH13"/>
          </calcext:conditional-format>
          <calcext:conditional-format calcext:target-range-address="'Calendario e Tabellone'.AH14:'Calendario e Tabellone'.AH14">
            <calcext:condition calcext:apply-style-name="ConditionalStyle_119" calcext:value="formula-is(IF(AND(#REF!&lt;#REF!;ISNUMBER(#REF!);ISNUMBER(#REF!));1;0))" calcext:base-cell-address="'Calendario e Tabellone'.AH14"/>
          </calcext:conditional-format>
          <calcext:conditional-format calcext:target-range-address="'Calendario e Tabellone'.AH29:'Calendario e Tabellone'.AH29">
            <calcext:condition calcext:apply-style-name="ConditionalStyle_118" calcext:value="formula-is(IF(AND(#REF!&gt;#REF!;ISNUMBER(#REF!);ISNUMBER(#REF!));1;0))" calcext:base-cell-address="'Calendario e Tabellone'.AH29"/>
          </calcext:conditional-format>
          <calcext:conditional-format calcext:target-range-address="'Calendario e Tabellone'.AH30:'Calendario e Tabellone'.AH30">
            <calcext:condition calcext:apply-style-name="ConditionalStyle_117" calcext:value="formula-is(IF(AND(#REF!&lt;#REF!;ISNUMBER(#REF!);ISNUMBER(#REF!));1;0))" calcext:base-cell-address="'Calendario e Tabellone'.AH30"/>
          </calcext:conditional-format>
          <calcext:conditional-format calcext:target-range-address="'Calendario e Tabellone'.AM20:'Calendario e Tabellone'.AM20">
            <calcext:condition calcext:apply-style-name="ConditionalStyle_116" calcext:value="formula-is(IF(AND(#REF!&gt;#REF!;ISNUMBER(#REF!);ISNUMBER(#REF!));1;0))" calcext:base-cell-address="'Calendario e Tabellone'.AM20"/>
          </calcext:conditional-format>
          <calcext:conditional-format calcext:target-range-address="'Calendario e Tabellone'.AM21:'Calendario e Tabellone'.AM21">
            <calcext:condition calcext:apply-style-name="ConditionalStyle_115" calcext:value="formula-is(IF(AND(#REF!&lt;#REF!;ISNUMBER(#REF!);ISNUMBER(#REF!));1;0))" calcext:base-cell-address="'Calendario e Tabellone'.AM21"/>
          </calcext:conditional-format>
          <calcext:conditional-format calcext:target-range-address="'Calendario e Tabellone'.AB10:'Calendario e Tabellone'.AB10">
            <calcext:condition calcext:apply-style-name="ConditionalStyle_113" calcext:value="formula-is([.$P$5]=&quot;Black and White&quot;)" calcext:base-cell-address="'Calendario e Tabellone'.AB10"/>
          </calcext:conditional-format>
          <calcext:conditional-format calcext:target-range-address="'Calendario e Tabellone'.AB18:'Calendario e Tabellone'.AB18">
            <calcext:condition calcext:apply-style-name="ConditionalStyle_111" calcext:value="formula-is([.$P$5]=&quot;Black and White&quot;)" calcext:base-cell-address="'Calendario e Tabellone'.AB18"/>
          </calcext:conditional-format>
          <calcext:conditional-format calcext:target-range-address="'Calendario e Tabellone'.AB26:'Calendario e Tabellone'.AB26">
            <calcext:condition calcext:apply-style-name="ConditionalStyle_109" calcext:value="formula-is([.$P$5]=&quot;Black and White&quot;)" calcext:base-cell-address="'Calendario e Tabellone'.AB26"/>
          </calcext:conditional-format>
          <calcext:conditional-format calcext:target-range-address="'Calendario e Tabellone'.AB34:'Calendario e Tabellone'.AB34">
            <calcext:condition calcext:apply-style-name="ConditionalStyle_107" calcext:value="formula-is([.$P$5]=&quot;Black and White&quot;)" calcext:base-cell-address="'Calendario e Tabellone'.AB34"/>
          </calcext:conditional-format>
          <calcext:conditional-format calcext:target-range-address="'Calendario e Tabellone'.AG14:'Calendario e Tabellone'.AG14">
            <calcext:condition calcext:apply-style-name="ConditionalStyle_105" calcext:value="formula-is([.$P$5]=&quot;Black and White&quot;)" calcext:base-cell-address="'Calendario e Tabellone'.AG14"/>
          </calcext:conditional-format>
          <calcext:conditional-format calcext:target-range-address="'Calendario e Tabellone'.AG30:'Calendario e Tabellone'.AG30">
            <calcext:condition calcext:apply-style-name="ConditionalStyle_103" calcext:value="formula-is([.$P$5]=&quot;Black and White&quot;)" calcext:base-cell-address="'Calendario e Tabellone'.AG30"/>
          </calcext:conditional-format>
          <calcext:conditional-format calcext:target-range-address="'Calendario e Tabellone'.AL21:'Calendario e Tabellone'.AL21">
            <calcext:condition calcext:apply-style-name="ConditionalStyle_101" calcext:value="formula-is([.$P$5]=&quot;Black and White&quot;)" calcext:base-cell-address="'Calendario e Tabellone'.AL21"/>
          </calcext:conditional-format>
          <calcext:conditional-format calcext:target-range-address="'Calendario e Tabellone'.L28:'Calendario e Tabellone'.L28">
            <calcext:condition calcext:apply-style-name="ConditionalStyle_85" calcext:value="formula-is([.$P$5]=&quot;Black and White&quot;)" calcext:base-cell-address="'Calendario e Tabellone'.L28"/>
          </calcext:conditional-format>
          <calcext:conditional-format calcext:target-range-address="'Calendario e Tabellone'.L27:'Calendario e Tabellone'.L27">
            <calcext:condition calcext:apply-style-name="ConditionalStyle_84" calcext:value="formula-is([.$P$5]=&quot;Black and White&quot;)" calcext:base-cell-address="'Calendario e Tabellone'.L27"/>
          </calcext:conditional-format>
          <calcext:conditional-format calcext:target-range-address="'Calendario e Tabellone'.L30:'Calendario e Tabellone'.S30 'Calendario e Tabellone'.L35:'Calendario e Tabellone'.S35 'Calendario e Tabellone'.L40:'Calendario e Tabellone'.S40">
            <calcext:condition calcext:apply-style-name="ConditionalStyle_83" calcext:value="formula-is([.$P$5]=&quot;Black and White&quot;)" calcext:base-cell-address="'Calendario e Tabellone'.L30"/>
          </calcext:conditional-format>
          <calcext:conditional-format calcext:target-range-address="'Calendario e Tabellone'.L33:'Calendario e Tabellone'.L33 'Calendario e Tabellone'.L38:'Calendario e Tabellone'.L38">
            <calcext:condition calcext:apply-style-name="ConditionalStyle_82" calcext:value="formula-is([.$P$5]=&quot;Black and White&quot;)" calcext:base-cell-address="'Calendario e Tabellone'.L33"/>
          </calcext:conditional-format>
          <calcext:conditional-format calcext:target-range-address="'Calendario e Tabellone'.L32:'Calendario e Tabellone'.L32 'Calendario e Tabellone'.L37:'Calendario e Tabellone'.L37">
            <calcext:condition calcext:apply-style-name="ConditionalStyle_81" calcext:value="formula-is([.$P$5]=&quot;Black and White&quot;)" calcext:base-cell-address="'Calendario e Tabellone'.L32"/>
          </calcext:conditional-format>
          <calcext:conditional-format calcext:target-range-address="'Calendario e Tabellone'.K35:'Calendario e Tabellone'.K35 'Calendario e Tabellone'.K40:'Calendario e Tabellone'.K40 'Calendario e Tabellone'.K30:'Calendario e Tabellone'.K30">
            <calcext:condition calcext:apply-style-name="ConditionalStyle_80" calcext:value="formula-is([.$P$5]=&quot;Black and White&quot;)" calcext:base-cell-address="'Calendario e Tabellone'.K30"/>
          </calcext:conditional-format>
          <calcext:conditional-format calcext:target-range-address="'Calendario e Tabellone'.K31:'Calendario e Tabellone'.K31 'Calendario e Tabellone'.K36:'Calendario e Tabellone'.K36 'Calendario e Tabellone'.K41:'Calendario e Tabellone'.K41">
            <calcext:condition calcext:apply-style-name="ConditionalStyle_79" calcext:value="formula-is([.$P$5]=&quot;Black and White&quot;)" calcext:base-cell-address="'Calendario e Tabellone'.K31"/>
          </calcext:conditional-format>
          <calcext:conditional-format calcext:target-range-address="'Calendario e Tabellone'.K32:'Calendario e Tabellone'.K33 'Calendario e Tabellone'.K37:'Calendario e Tabellone'.K38">
            <calcext:condition calcext:apply-style-name="ConditionalStyle_78" calcext:value="formula-is([.$P$5]=&quot;Black and White&quot;)" calcext:base-cell-address="'Calendario e Tabellone'.K32"/>
          </calcext:conditional-format>
          <calcext:conditional-format calcext:target-range-address="'Calendario e Tabellone'.K20:'Calendario e Tabellone'.K20">
            <calcext:condition calcext:apply-style-name="ConditionalStyle_77" calcext:value="formula-is([.$P$5]=&quot;Black and White&quot;)" calcext:base-cell-address="'Calendario e Tabellone'.K20"/>
          </calcext:conditional-format>
          <calcext:conditional-format calcext:target-range-address="'Calendario e Tabellone'.K22:'Calendario e Tabellone'.K23">
            <calcext:condition calcext:apply-style-name="ConditionalStyle_76" calcext:value="formula-is([.$P$5]=&quot;Black and White&quot;)" calcext:base-cell-address="'Calendario e Tabellone'.K22"/>
          </calcext:conditional-format>
          <calcext:conditional-format calcext:target-range-address="'Calendario e Tabellone'.K21:'Calendario e Tabellone'.K21">
            <calcext:condition calcext:apply-style-name="ConditionalStyle_75" calcext:value="formula-is([.$P$5]=&quot;Black and White&quot;)" calcext:base-cell-address="'Calendario e Tabellone'.K21"/>
          </calcext:conditional-format>
          <calcext:conditional-format calcext:target-range-address="'Calendario e Tabellone'.K15:'Calendario e Tabellone'.K15">
            <calcext:condition calcext:apply-style-name="ConditionalStyle_74" calcext:value="formula-is([.$P$5]=&quot;Black and White&quot;)" calcext:base-cell-address="'Calendario e Tabellone'.K15"/>
          </calcext:conditional-format>
          <calcext:conditional-format calcext:target-range-address="'Calendario e Tabellone'.K17:'Calendario e Tabellone'.K18">
            <calcext:condition calcext:apply-style-name="ConditionalStyle_73" calcext:value="formula-is([.$P$5]=&quot;Black and White&quot;)" calcext:base-cell-address="'Calendario e Tabellone'.K17"/>
          </calcext:conditional-format>
          <calcext:conditional-format calcext:target-range-address="'Calendario e Tabellone'.K16:'Calendario e Tabellone'.K16">
            <calcext:condition calcext:apply-style-name="ConditionalStyle_72" calcext:value="formula-is([.$P$5]=&quot;Black and White&quot;)" calcext:base-cell-address="'Calendario e Tabellone'.K16"/>
          </calcext:conditional-format>
          <calcext:conditional-format calcext:target-range-address="'Calendario e Tabellone'.K10:'Calendario e Tabellone'.K10">
            <calcext:condition calcext:apply-style-name="ConditionalStyle_71" calcext:value="formula-is([.$P$5]=&quot;Black and White&quot;)" calcext:base-cell-address="'Calendario e Tabellone'.K10"/>
          </calcext:conditional-format>
          <calcext:conditional-format calcext:target-range-address="'Calendario e Tabellone'.K12:'Calendario e Tabellone'.K13">
            <calcext:condition calcext:apply-style-name="ConditionalStyle_70" calcext:value="formula-is([.$P$5]=&quot;Black and White&quot;)" calcext:base-cell-address="'Calendario e Tabellone'.K12"/>
          </calcext:conditional-format>
          <calcext:conditional-format calcext:target-range-address="'Calendario e Tabellone'.K11:'Calendario e Tabellone'.K11">
            <calcext:condition calcext:apply-style-name="ConditionalStyle_69" calcext:value="formula-is([.$P$5]=&quot;Black and White&quot;)" calcext:base-cell-address="'Calendario e Tabellone'.K11"/>
          </calcext:conditional-format>
          <calcext:conditional-format calcext:target-range-address="'Calendario e Tabellone'.K5:'Calendario e Tabellone'.K5">
            <calcext:condition calcext:apply-style-name="ConditionalStyle_68" calcext:value="formula-is([.$P$5]=&quot;Black and White&quot;)" calcext:base-cell-address="'Calendario e Tabellone'.K5"/>
          </calcext:conditional-format>
          <calcext:conditional-format calcext:target-range-address="'Calendario e Tabellone'.K7:'Calendario e Tabellone'.K8">
            <calcext:condition calcext:apply-style-name="ConditionalStyle_67" calcext:value="formula-is([.$P$5]=&quot;Black and White&quot;)" calcext:base-cell-address="'Calendario e Tabellone'.K7"/>
          </calcext:conditional-format>
          <calcext:conditional-format calcext:target-range-address="'Calendario e Tabellone'.K6:'Calendario e Tabellone'.K6">
            <calcext:condition calcext:apply-style-name="ConditionalStyle_66" calcext:value="formula-is([.$P$5]=&quot;Black and White&quot;)" calcext:base-cell-address="'Calendario e Tabellone'.K6"/>
          </calcext:conditional-format>
          <calcext:conditional-format calcext:target-range-address="'Calendario e Tabellone'.L26:'Calendario e Tabellone'.L26">
            <calcext:condition calcext:apply-style-name="ConditionalStyle_65" calcext:value="formula-is([.$P$5]=&quot;Black and White&quot;)" calcext:base-cell-address="'Calendario e Tabellone'.L26"/>
          </calcext:conditional-format>
          <calcext:conditional-format calcext:target-range-address="'Calendario e Tabellone'.L31:'Calendario e Tabellone'.S31 'Calendario e Tabellone'.L36:'Calendario e Tabellone'.S36 'Calendario e Tabellone'.L41:'Calendario e Tabellone'.S41">
            <calcext:condition calcext:apply-style-name="ConditionalStyle_64" calcext:value="formula-is([.$P$5]=&quot;Black and White&quot;)" calcext:base-cell-address="'Calendario e Tabellone'.L31"/>
          </calcext:conditional-format>
          <calcext:conditional-format calcext:target-range-address="'Calendario e Tabellone'.M32:'Calendario e Tabellone'.S33 'Calendario e Tabellone'.M37:'Calendario e Tabellone'.S38">
            <calcext:condition calcext:apply-style-name="ConditionalStyle_63" calcext:value="formula-is([.$P$5]=&quot;Black and White&quot;)" calcext:base-cell-address="'Calendario e Tabellone'.M32"/>
          </calcext:conditional-format>
          <calcext:conditional-format calcext:target-range-address="'Calendario e Tabellone'.L20:'Calendario e Tabellone'.S20">
            <calcext:condition calcext:apply-style-name="ConditionalStyle_62" calcext:value="formula-is([.$P$5]=&quot;Black and White&quot;)" calcext:base-cell-address="'Calendario e Tabellone'.L20"/>
          </calcext:conditional-format>
          <calcext:conditional-format calcext:target-range-address="'Calendario e Tabellone'.M22:'Calendario e Tabellone'.M22">
            <calcext:condition calcext:apply-style-name="ConditionalStyle_61" calcext:value="formula-is([.$P$5]=&quot;Black and White&quot;)" calcext:base-cell-address="'Calendario e Tabellone'.M22"/>
          </calcext:conditional-format>
          <calcext:conditional-format calcext:target-range-address="'Calendario e Tabellone'.M23:'Calendario e Tabellone'.M23">
            <calcext:condition calcext:apply-style-name="ConditionalStyle_60" calcext:value="formula-is([.$P$5]=&quot;Black and White&quot;)" calcext:base-cell-address="'Calendario e Tabellone'.M23"/>
          </calcext:conditional-format>
          <calcext:conditional-format calcext:target-range-address="'Calendario e Tabellone'.N22:'Calendario e Tabellone'.N23">
            <calcext:condition calcext:apply-style-name="ConditionalStyle_59" calcext:value="formula-is([.$P$5]=&quot;Black and White&quot;)" calcext:base-cell-address="'Calendario e Tabellone'.N22"/>
          </calcext:conditional-format>
          <calcext:conditional-format calcext:target-range-address="'Calendario e Tabellone'.O22:'Calendario e Tabellone'.S23">
            <calcext:condition calcext:apply-style-name="ConditionalStyle_58" calcext:value="formula-is([.$P$5]=&quot;Black and White&quot;)" calcext:base-cell-address="'Calendario e Tabellone'.O22"/>
          </calcext:conditional-format>
          <calcext:conditional-format calcext:target-range-address="'Calendario e Tabellone'.M21:'Calendario e Tabellone'.S21">
            <calcext:condition calcext:apply-style-name="ConditionalStyle_57" calcext:value="formula-is([.$P$5]=&quot;Black and White&quot;)" calcext:base-cell-address="'Calendario e Tabellone'.M21"/>
          </calcext:conditional-format>
          <calcext:conditional-format calcext:target-range-address="'Calendario e Tabellone'.L23:'Calendario e Tabellone'.L23">
            <calcext:condition calcext:apply-style-name="ConditionalStyle_56" calcext:value="formula-is([.$P$5]=&quot;Black and White&quot;)" calcext:base-cell-address="'Calendario e Tabellone'.L23"/>
          </calcext:conditional-format>
          <calcext:conditional-format calcext:target-range-address="'Calendario e Tabellone'.L22:'Calendario e Tabellone'.L22">
            <calcext:condition calcext:apply-style-name="ConditionalStyle_55" calcext:value="formula-is([.$P$5]=&quot;Black and White&quot;)" calcext:base-cell-address="'Calendario e Tabellone'.L22"/>
          </calcext:conditional-format>
          <calcext:conditional-format calcext:target-range-address="'Calendario e Tabellone'.L21:'Calendario e Tabellone'.L21">
            <calcext:condition calcext:apply-style-name="ConditionalStyle_54" calcext:value="formula-is([.$P$5]=&quot;Black and White&quot;)" calcext:base-cell-address="'Calendario e Tabellone'.L21"/>
          </calcext:conditional-format>
          <calcext:conditional-format calcext:target-range-address="'Calendario e Tabellone'.L15:'Calendario e Tabellone'.S15">
            <calcext:condition calcext:apply-style-name="ConditionalStyle_53" calcext:value="formula-is([.$P$5]=&quot;Black and White&quot;)" calcext:base-cell-address="'Calendario e Tabellone'.L15"/>
          </calcext:conditional-format>
          <calcext:conditional-format calcext:target-range-address="'Calendario e Tabellone'.M17:'Calendario e Tabellone'.M17">
            <calcext:condition calcext:apply-style-name="ConditionalStyle_52" calcext:value="formula-is([.$P$5]=&quot;Black and White&quot;)" calcext:base-cell-address="'Calendario e Tabellone'.M17"/>
          </calcext:conditional-format>
          <calcext:conditional-format calcext:target-range-address="'Calendario e Tabellone'.M18:'Calendario e Tabellone'.M18">
            <calcext:condition calcext:apply-style-name="ConditionalStyle_51" calcext:value="formula-is([.$P$5]=&quot;Black and White&quot;)" calcext:base-cell-address="'Calendario e Tabellone'.M18"/>
          </calcext:conditional-format>
          <calcext:conditional-format calcext:target-range-address="'Calendario e Tabellone'.N17:'Calendario e Tabellone'.N18">
            <calcext:condition calcext:apply-style-name="ConditionalStyle_50" calcext:value="formula-is([.$P$5]=&quot;Black and White&quot;)" calcext:base-cell-address="'Calendario e Tabellone'.N17"/>
          </calcext:conditional-format>
          <calcext:conditional-format calcext:target-range-address="'Calendario e Tabellone'.O17:'Calendario e Tabellone'.S18">
            <calcext:condition calcext:apply-style-name="ConditionalStyle_49" calcext:value="formula-is([.$P$5]=&quot;Black and White&quot;)" calcext:base-cell-address="'Calendario e Tabellone'.O17"/>
          </calcext:conditional-format>
          <calcext:conditional-format calcext:target-range-address="'Calendario e Tabellone'.M16:'Calendario e Tabellone'.S16">
            <calcext:condition calcext:apply-style-name="ConditionalStyle_48" calcext:value="formula-is([.$P$5]=&quot;Black and White&quot;)" calcext:base-cell-address="'Calendario e Tabellone'.M16"/>
          </calcext:conditional-format>
          <calcext:conditional-format calcext:target-range-address="'Calendario e Tabellone'.L18:'Calendario e Tabellone'.L18">
            <calcext:condition calcext:apply-style-name="ConditionalStyle_47" calcext:value="formula-is([.$P$5]=&quot;Black and White&quot;)" calcext:base-cell-address="'Calendario e Tabellone'.L18"/>
          </calcext:conditional-format>
          <calcext:conditional-format calcext:target-range-address="'Calendario e Tabellone'.L17:'Calendario e Tabellone'.L17">
            <calcext:condition calcext:apply-style-name="ConditionalStyle_46" calcext:value="formula-is([.$P$5]=&quot;Black and White&quot;)" calcext:base-cell-address="'Calendario e Tabellone'.L17"/>
          </calcext:conditional-format>
          <calcext:conditional-format calcext:target-range-address="'Calendario e Tabellone'.L16:'Calendario e Tabellone'.L16">
            <calcext:condition calcext:apply-style-name="ConditionalStyle_45" calcext:value="formula-is([.$P$5]=&quot;Black and White&quot;)" calcext:base-cell-address="'Calendario e Tabellone'.L16"/>
          </calcext:conditional-format>
          <calcext:conditional-format calcext:target-range-address="'Calendario e Tabellone'.L10:'Calendario e Tabellone'.S10">
            <calcext:condition calcext:apply-style-name="ConditionalStyle_44" calcext:value="formula-is([.$P$5]=&quot;Black and White&quot;)" calcext:base-cell-address="'Calendario e Tabellone'.L10"/>
          </calcext:conditional-format>
          <calcext:conditional-format calcext:target-range-address="'Calendario e Tabellone'.M12:'Calendario e Tabellone'.M12">
            <calcext:condition calcext:apply-style-name="ConditionalStyle_43" calcext:value="formula-is([.$P$5]=&quot;Black and White&quot;)" calcext:base-cell-address="'Calendario e Tabellone'.M12"/>
          </calcext:conditional-format>
          <calcext:conditional-format calcext:target-range-address="'Calendario e Tabellone'.M13:'Calendario e Tabellone'.M13">
            <calcext:condition calcext:apply-style-name="ConditionalStyle_42" calcext:value="formula-is([.$P$5]=&quot;Black and White&quot;)" calcext:base-cell-address="'Calendario e Tabellone'.M13"/>
          </calcext:conditional-format>
          <calcext:conditional-format calcext:target-range-address="'Calendario e Tabellone'.N12:'Calendario e Tabellone'.N13">
            <calcext:condition calcext:apply-style-name="ConditionalStyle_41" calcext:value="formula-is([.$P$5]=&quot;Black and White&quot;)" calcext:base-cell-address="'Calendario e Tabellone'.N12"/>
          </calcext:conditional-format>
          <calcext:conditional-format calcext:target-range-address="'Calendario e Tabellone'.O12:'Calendario e Tabellone'.S13">
            <calcext:condition calcext:apply-style-name="ConditionalStyle_40" calcext:value="formula-is([.$P$5]=&quot;Black and White&quot;)" calcext:base-cell-address="'Calendario e Tabellone'.O12"/>
          </calcext:conditional-format>
          <calcext:conditional-format calcext:target-range-address="'Calendario e Tabellone'.M11:'Calendario e Tabellone'.S11">
            <calcext:condition calcext:apply-style-name="ConditionalStyle_39" calcext:value="formula-is([.$P$5]=&quot;Black and White&quot;)" calcext:base-cell-address="'Calendario e Tabellone'.M11"/>
          </calcext:conditional-format>
          <calcext:conditional-format calcext:target-range-address="'Calendario e Tabellone'.L13:'Calendario e Tabellone'.L13">
            <calcext:condition calcext:apply-style-name="ConditionalStyle_38" calcext:value="formula-is([.$P$5]=&quot;Black and White&quot;)" calcext:base-cell-address="'Calendario e Tabellone'.L13"/>
          </calcext:conditional-format>
          <calcext:conditional-format calcext:target-range-address="'Calendario e Tabellone'.L12:'Calendario e Tabellone'.L12">
            <calcext:condition calcext:apply-style-name="ConditionalStyle_37" calcext:value="formula-is([.$P$5]=&quot;Black and White&quot;)" calcext:base-cell-address="'Calendario e Tabellone'.L12"/>
          </calcext:conditional-format>
          <calcext:conditional-format calcext:target-range-address="'Calendario e Tabellone'.L11:'Calendario e Tabellone'.L11">
            <calcext:condition calcext:apply-style-name="ConditionalStyle_36" calcext:value="formula-is([.$P$5]=&quot;Black and White&quot;)" calcext:base-cell-address="'Calendario e Tabellone'.L11"/>
          </calcext:conditional-format>
          <calcext:conditional-format calcext:target-range-address="'Calendario e Tabellone'.L5:'Calendario e Tabellone'.S5">
            <calcext:condition calcext:apply-style-name="ConditionalStyle_35" calcext:value="formula-is([.$P$5]=&quot;Black and White&quot;)" calcext:base-cell-address="'Calendario e Tabellone'.L5"/>
          </calcext:conditional-format>
          <calcext:conditional-format calcext:target-range-address="'Calendario e Tabellone'.M7:'Calendario e Tabellone'.M7">
            <calcext:condition calcext:apply-style-name="ConditionalStyle_34" calcext:value="formula-is([.$P$5]=&quot;Black and White&quot;)" calcext:base-cell-address="'Calendario e Tabellone'.M7"/>
          </calcext:conditional-format>
          <calcext:conditional-format calcext:target-range-address="'Calendario e Tabellone'.M8:'Calendario e Tabellone'.M8">
            <calcext:condition calcext:apply-style-name="ConditionalStyle_33" calcext:value="formula-is([.$P$5]=&quot;Black and White&quot;)" calcext:base-cell-address="'Calendario e Tabellone'.M8"/>
          </calcext:conditional-format>
          <calcext:conditional-format calcext:target-range-address="'Calendario e Tabellone'.N7:'Calendario e Tabellone'.N8">
            <calcext:condition calcext:apply-style-name="ConditionalStyle_32" calcext:value="formula-is([.$P$5]=&quot;Black and White&quot;)" calcext:base-cell-address="'Calendario e Tabellone'.N7"/>
          </calcext:conditional-format>
          <calcext:conditional-format calcext:target-range-address="'Calendario e Tabellone'.O7:'Calendario e Tabellone'.S8">
            <calcext:condition calcext:apply-style-name="ConditionalStyle_31" calcext:value="formula-is([.$P$5]=&quot;Black and White&quot;)" calcext:base-cell-address="'Calendario e Tabellone'.O7"/>
          </calcext:conditional-format>
          <calcext:conditional-format calcext:target-range-address="'Calendario e Tabellone'.M6:'Calendario e Tabellone'.S6">
            <calcext:condition calcext:apply-style-name="ConditionalStyle_30" calcext:value="formula-is([.$P$5]=&quot;Black and White&quot;)" calcext:base-cell-address="'Calendario e Tabellone'.M6"/>
          </calcext:conditional-format>
          <calcext:conditional-format calcext:target-range-address="'Calendario e Tabellone'.L8:'Calendario e Tabellone'.L8">
            <calcext:condition calcext:apply-style-name="ConditionalStyle_29" calcext:value="formula-is([.$P$5]=&quot;Black and White&quot;)" calcext:base-cell-address="'Calendario e Tabellone'.L8"/>
          </calcext:conditional-format>
          <calcext:conditional-format calcext:target-range-address="'Calendario e Tabellone'.L7:'Calendario e Tabellone'.L7">
            <calcext:condition calcext:apply-style-name="ConditionalStyle_28" calcext:value="formula-is([.$P$5]=&quot;Black and White&quot;)" calcext:base-cell-address="'Calendario e Tabellone'.L7"/>
          </calcext:conditional-format>
          <calcext:conditional-format calcext:target-range-address="'Calendario e Tabellone'.L6:'Calendario e Tabellone'.L6">
            <calcext:condition calcext:apply-style-name="ConditionalStyle_27" calcext:value="formula-is([.$P$5]=&quot;Black and White&quot;)" calcext:base-cell-address="'Calendario e Tabellone'.L6"/>
          </calcext:conditional-format>
          <calcext:conditional-format calcext:target-range-address="'Calendario e Tabellone'.K42:'Calendario e Tabellone'.K42">
            <calcext:condition calcext:apply-style-name="ConditionalStyle_14" calcext:value="formula-is([.$P$5]=&quot;Black and White&quot;)" calcext:base-cell-address="'Calendario e Tabellone'.K42"/>
          </calcext:conditional-format>
          <calcext:conditional-format calcext:target-range-address="'Calendario e Tabellone'.K43:'Calendario e Tabellone'.K43">
            <calcext:condition calcext:apply-style-name="ConditionalStyle_13" calcext:value="formula-is([.$P$5]=&quot;Black and White&quot;)" calcext:base-cell-address="'Calendario e Tabellone'.K43"/>
          </calcext:conditional-format>
          <calcext:conditional-format calcext:target-range-address="'Calendario e Tabellone'.L42:'Calendario e Tabellone'.L42">
            <calcext:condition calcext:apply-style-name="ConditionalStyle_4" calcext:value="formula-is([.$P$5]=&quot;Black and White&quot;)" calcext:base-cell-address="'Calendario e Tabellone'.L42"/>
          </calcext:conditional-format>
          <calcext:conditional-format calcext:target-range-address="'Calendario e Tabellone'.L43:'Calendario e Tabellone'.L43">
            <calcext:condition calcext:apply-style-name="ConditionalStyle_3" calcext:value="formula-is([.$P$5]=&quot;Black and White&quot;)" calcext:base-cell-address="'Calendario e Tabellone'.L43"/>
          </calcext:conditional-format>
          <calcext:conditional-format calcext:target-range-address="'Calendario e Tabellone'.M43:'Calendario e Tabellone'.S43">
            <calcext:condition calcext:apply-style-name="ConditionalStyle_2" calcext:value="formula-is([.$P$5]=&quot;Black and White&quot;)" calcext:base-cell-address="'Calendario e Tabellone'.M43"/>
          </calcext:conditional-format>
          <calcext:conditional-format calcext:target-range-address="'Calendario e Tabellone'.M42:'Calendario e Tabellone'.S42">
            <calcext:condition calcext:apply-style-name="ConditionalStyle_1" calcext:value="formula-is([.$P$5]=&quot;Black and White&quot;)" calcext:base-cell-address="'Calendario e Tabellone'.M42"/>
          </calcext:conditional-format>
          <calcext:conditional-format calcext:target-range-address="'Calendario e Tabellone'.AB9:'Calendario e Tabellone'.AB9 'Calendario e Tabellone'.AB17:'Calendario e Tabellone'.AB17 'Calendario e Tabellone'.AB25:'Calendario e Tabellone'.AB25 'Calendario e Tabellone'.AB33:'Calendario e Tabellone'.AB33 'Calendario e Tabellone'.AG13:'Calendario e Tabellone'.AG13 'Calendario e Tabellone'.AG29:'Calendario e Tabellone'.AG29 'Calendario e Tabellone'.AL20:'Calendario e Tabellone'.AL20">
            <calcext:condition calcext:apply-style-name="ConditionalStyle_114" calcext:value="formula-is([.$P$5]=&quot;Black and White&quot;)" calcext:base-cell-address="'Calendario e Tabellone'.AB9"/>
          </calcext:conditional-format>
          <calcext:conditional-format calcext:target-range-address="'Calendario e Tabellone'.B1:'Calendario e Tabellone'.B1">
            <calcext:condition calcext:apply-style-name="ConditionalStyle_204" calcext:value="formula-is([.$P$5]=&quot;Black and White&quot;)" calcext:base-cell-address="'Calendario e Tabellone'.B1"/>
          </calcext:conditional-format>
        </calcext:conditional-formats>
      </table:table>
      <table:named-expressions>
        <table:named-range table:name="A_001_DATI_TORNEO" table:base-cell-address="$A_INSERIMENTI.$A$2" table:cell-range-address="$A_INSERIMENTI.$A$2:.$B$3"/>
        <table:named-range table:name="A_002_INSERIMENTO_SQUADRE" table:base-cell-address="$A_INSERIMENTI.$I$2" table:cell-range-address="$A_INSERIMENTI.$D$2:.$H$33"/>
        <table:named-range table:name="A_003_INSERIMENTO_CAMPI" table:base-cell-address="$A_INSERIMENTI.$I$2" table:cell-range-address="$A_INSERIMENTI.$J$2:.$K$33"/>
        <table:named-range table:name="CLASSIFICA_GIRONE_A" table:base-cell-address="$'Classifiche Gironi'.$A$2" table:cell-range-address="$'Classifiche Gironi'.$A$2:.$S$5"/>
        <table:named-range table:name="CLASSIFICA_GIRONE_B" table:base-cell-address="$'Classifiche Gironi'.$A$8" table:cell-range-address="$'Classifiche Gironi'.$A$8:.$S$11"/>
        <table:named-range table:name="CLASSIFICA_GIRONE_C" table:base-cell-address="$'Classifiche Gironi'.$A$14" table:cell-range-address="$'Classifiche Gironi'.$A$14:.$S$17"/>
        <table:named-range table:name="CLASSIFICA_GIRONE_D" table:base-cell-address="$'Classifiche Gironi'.$A$20" table:cell-range-address="$'Classifiche Gironi'.$A$20:.$S$23"/>
        <table:named-range table:name="CLASSIFICA_GIRONE_E" table:base-cell-address="$'Classifiche Gironi'.$A$26" table:cell-range-address="$'Classifiche Gironi'.$A$26:.$S$29"/>
        <table:named-range table:name="CLASSIFICA_GIRONE_F" table:base-cell-address="$'Classifiche Gironi'.$A$32" table:cell-range-address="$'Classifiche Gironi'.$A$32:.$S$35"/>
        <table:named-range table:name="CLASSIFICA_GIRONE_G" table:base-cell-address="$'Classifiche Gironi'.$S$41" table:cell-range-address="$'Classifiche Gironi'.$A$38:.$S$41"/>
        <table:named-range table:name="CLASSIFICA_GIRONE_H" table:base-cell-address="$'Classifiche Gironi'.$S$47" table:cell-range-address="$'Classifiche Gironi'.$A$44:.$S$47"/>
        <table:named-range table:name="PARTITE_GIRONI" table:base-cell-address="$Partite.$A$2" table:cell-range-address="$Partite.$A$2:.$W$4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2:39:31.5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3T14:55:56.337000000</dc:date>
    <meta:editing-duration>PT4H42M34S</meta:editing-duration>
    <meta:editing-cycles>65</meta:editing-cycles>
    <meta:document-statistic meta:table-count="4" meta:cell-count="3252" meta:object-count="0"/>
  </office:meta>
</office:document-meta>
</file>